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4/(440*600)*[.A1]" office:value-type="float" office:value="0" calcext:value-type="float">
            <text:p>0</text:p>
          </table:table-cell>
          <table:table-cell table:formula="of:=SIN(2*PI()*440*[.B1])" office:value-type="float" office:value="0" calcext:value-type="float">
            <text:p>0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formula="of:=4/(440*600)*[.A2]" office:value-type="float" office:value="0.0000151515151515152" calcext:value-type="float">
            <text:p>1.51515151515152E-05</text:p>
          </table:table-cell>
          <table:table-cell table:formula="of:=SIN(2*PI()*440*[.B2])" office:value-type="float" office:value="0.0418756537291996" calcext:value-type="float">
            <text:p>0.0418756537292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4/(440*600)*[.A3]" office:value-type="float" office:value="0.0000303030303030303" calcext:value-type="float">
            <text:p>3.03030303030303E-05</text:p>
          </table:table-cell>
          <table:table-cell table:formula="of:=SIN(2*PI()*440*[.B3])" office:value-type="float" office:value="0.0836778433323155" calcext:value-type="float">
            <text:p>0.083677843332316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4/(440*600)*[.A4]" office:value-type="float" office:value="0.0000454545454545455" calcext:value-type="float">
            <text:p>4.54545454545455E-05</text:p>
          </table:table-cell>
          <table:table-cell table:formula="of:=SIN(2*PI()*440*[.B4])" office:value-type="float" office:value="0.125333233564304" calcext:value-type="float">
            <text:p>0.125333233564304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4/(440*600)*[.A5]" office:value-type="float" office:value="0.0000606060606060606" calcext:value-type="float">
            <text:p>6.06060606060606E-05</text:p>
          </table:table-cell>
          <table:table-cell table:formula="of:=SIN(2*PI()*440*[.B5])" office:value-type="float" office:value="0.166768746716102" calcext:value-type="float">
            <text:p>0.166768746716102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4/(440*600)*[.A6]" office:value-type="float" office:value="0.0000757575757575758" calcext:value-type="float">
            <text:p>7.57575757575758E-05</text:p>
          </table:table-cell>
          <table:table-cell table:formula="of:=SIN(2*PI()*440*[.B6])" office:value-type="float" office:value="0.207911690817759" calcext:value-type="float">
            <text:p>0.207911690817759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4/(440*600)*[.A7]" office:value-type="float" office:value="0.0000909090909090909" calcext:value-type="float">
            <text:p>9.09090909090909E-05</text:p>
          </table:table-cell>
          <table:table-cell table:formula="of:=SIN(2*PI()*440*[.B7])" office:value-type="float" office:value="0.248689887164855" calcext:value-type="float">
            <text:p>0.248689887164855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4/(440*600)*[.A8]" office:value-type="float" office:value="0.000106060606060606" calcext:value-type="float">
            <text:p>0.000106060606061</text:p>
          </table:table-cell>
          <table:table-cell table:formula="of:=SIN(2*PI()*440*[.B8])" office:value-type="float" office:value="0.289031796944472" calcext:value-type="float">
            <text:p>0.289031796944472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4/(440*600)*[.A9]" office:value-type="float" office:value="0.000121212121212121" calcext:value-type="float">
            <text:p>0.000121212121212</text:p>
          </table:table-cell>
          <table:table-cell table:formula="of:=SIN(2*PI()*440*[.B9])" office:value-type="float" office:value="0.328866646738583" calcext:value-type="float">
            <text:p>0.328866646738583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4/(440*600)*[.A10]" office:value-type="float" office:value="0.000136363636363636" calcext:value-type="float">
            <text:p>0.000136363636364</text:p>
          </table:table-cell>
          <table:table-cell table:formula="of:=SIN(2*PI()*440*[.B10])" office:value-type="float" office:value="0.368124552684678" calcext:value-type="float">
            <text:p>0.368124552684678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4/(440*600)*[.A11]" office:value-type="float" office:value="0.000151515151515152" calcext:value-type="float">
            <text:p>0.000151515151515</text:p>
          </table:table-cell>
          <table:table-cell table:formula="of:=SIN(2*PI()*440*[.B11])" office:value-type="float" office:value="0.4067366430758" calcext:value-type="float">
            <text:p>0.4067366430758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4/(440*600)*[.A12]" office:value-type="float" office:value="0.000166666666666667" calcext:value-type="float">
            <text:p>0.000166666666667</text:p>
          </table:table-cell>
          <table:table-cell table:formula="of:=SIN(2*PI()*440*[.B12])" office:value-type="float" office:value="0.444635179184928" calcext:value-type="float">
            <text:p>0.444635179184928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4/(440*600)*[.A13]" office:value-type="float" office:value="0.000181818181818182" calcext:value-type="float">
            <text:p>0.000181818181818</text:p>
          </table:table-cell>
          <table:table-cell table:formula="of:=SIN(2*PI()*440*[.B13])" office:value-type="float" office:value="0.481753674101715" calcext:value-type="float">
            <text:p>0.481753674101715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4/(440*600)*[.A14]" office:value-type="float" office:value="0.000196969696969697" calcext:value-type="float">
            <text:p>0.00019696969697</text:p>
          </table:table-cell>
          <table:table-cell table:formula="of:=SIN(2*PI()*440*[.B14])" office:value-type="float" office:value="0.51802700937313" calcext:value-type="float">
            <text:p>0.51802700937313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4/(440*600)*[.A15]" office:value-type="float" office:value="0.000212121212121212" calcext:value-type="float">
            <text:p>0.000212121212121</text:p>
          </table:table-cell>
          <table:table-cell table:formula="of:=SIN(2*PI()*440*[.B15])" office:value-type="float" office:value="0.553391549243344" calcext:value-type="float">
            <text:p>0.553391549243344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4/(440*600)*[.A16]" office:value-type="float" office:value="0.000227272727272727" calcext:value-type="float">
            <text:p>0.000227272727273</text:p>
          </table:table-cell>
          <table:table-cell table:formula="of:=SIN(2*PI()*440*[.B16])" office:value-type="float" office:value="0.587785252292473" calcext:value-type="float">
            <text:p>0.587785252292473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4/(440*600)*[.A17]" office:value-type="float" office:value="0.000242424242424242" calcext:value-type="float">
            <text:p>0.000242424242424</text:p>
          </table:table-cell>
          <table:table-cell table:formula="of:=SIN(2*PI()*440*[.B17])" office:value-type="float" office:value="0.62114778027831" calcext:value-type="float">
            <text:p>0.62114778027831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4/(440*600)*[.A18]" office:value-type="float" office:value="0.000257575757575758" calcext:value-type="float">
            <text:p>0.000257575757576</text:p>
          </table:table-cell>
          <table:table-cell table:formula="of:=SIN(2*PI()*440*[.B18])" office:value-type="float" office:value="0.653420603990105" calcext:value-type="float">
            <text:p>0.653420603990105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4/(440*600)*[.A19]" office:value-type="float" office:value="0.000272727272727273" calcext:value-type="float">
            <text:p>0.000272727272727</text:p>
          </table:table-cell>
          <table:table-cell table:formula="of:=SIN(2*PI()*440*[.B19])" office:value-type="float" office:value="0.684547105928689" calcext:value-type="float">
            <text:p>0.684547105928689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4/(440*600)*[.A20]" office:value-type="float" office:value="0.000287878787878788" calcext:value-type="float">
            <text:p>0.000287878787879</text:p>
          </table:table-cell>
          <table:table-cell table:formula="of:=SIN(2*PI()*440*[.B20])" office:value-type="float" office:value="0.714472679632803" calcext:value-type="float">
            <text:p>0.714472679632803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4/(440*600)*[.A21]" office:value-type="float" office:value="0.000303030303030303" calcext:value-type="float">
            <text:p>0.00030303030303</text:p>
          </table:table-cell>
          <table:table-cell table:formula="of:=SIN(2*PI()*440*[.B21])" office:value-type="float" office:value="0.743144825477394" calcext:value-type="float">
            <text:p>0.743144825477394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4/(440*600)*[.A22]" office:value-type="float" office:value="0.000318181818181818" calcext:value-type="float">
            <text:p>0.000318181818182</text:p>
          </table:table-cell>
          <table:table-cell table:formula="of:=SIN(2*PI()*440*[.B22])" office:value-type="float" office:value="0.770513242775789" calcext:value-type="float">
            <text:p>0.770513242775789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4/(440*600)*[.A23]" office:value-type="float" office:value="0.000333333333333333" calcext:value-type="float">
            <text:p>0.000333333333333</text:p>
          </table:table-cell>
          <table:table-cell table:formula="of:=SIN(2*PI()*440*[.B23])" office:value-type="float" office:value="0.796529918024196" calcext:value-type="float">
            <text:p>0.796529918024196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4/(440*600)*[.A24]" office:value-type="float" office:value="0.000348484848484848" calcext:value-type="float">
            <text:p>0.000348484848485</text:p>
          </table:table-cell>
          <table:table-cell table:formula="of:=SIN(2*PI()*440*[.B24])" office:value-type="float" office:value="0.821149209133704" calcext:value-type="float">
            <text:p>0.821149209133704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4/(440*600)*[.A25]" office:value-type="float" office:value="0.000363636363636364" calcext:value-type="float">
            <text:p>0.000363636363636</text:p>
          </table:table-cell>
          <table:table-cell table:formula="of:=SIN(2*PI()*440*[.B25])" office:value-type="float" office:value="0.844327925502015" calcext:value-type="float">
            <text:p>0.844327925502015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4/(440*600)*[.A26]" office:value-type="float" office:value="0.000378787878787879" calcext:value-type="float">
            <text:p>0.000378787878788</text:p>
          </table:table-cell>
          <table:table-cell table:formula="of:=SIN(2*PI()*440*[.B26])" office:value-type="float" office:value="0.866025403784439" calcext:value-type="float">
            <text:p>0.866025403784439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4/(440*600)*[.A27]" office:value-type="float" office:value="0.000393939393939394" calcext:value-type="float">
            <text:p>0.000393939393939</text:p>
          </table:table-cell>
          <table:table-cell table:formula="of:=SIN(2*PI()*440*[.B27])" office:value-type="float" office:value="0.886203579231215" calcext:value-type="float">
            <text:p>0.886203579231215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4/(440*600)*[.A28]" office:value-type="float" office:value="0.000409090909090909" calcext:value-type="float">
            <text:p>0.000409090909091</text:p>
          </table:table-cell>
          <table:table-cell table:formula="of:=SIN(2*PI()*440*[.B28])" office:value-type="float" office:value="0.90482705246602" calcext:value-type="float">
            <text:p>0.90482705246602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4/(440*600)*[.A29]" office:value-type="float" office:value="0.000424242424242424" calcext:value-type="float">
            <text:p>0.000424242424242</text:p>
          </table:table-cell>
          <table:table-cell table:formula="of:=SIN(2*PI()*440*[.B29])" office:value-type="float" office:value="0.9218631515885" calcext:value-type="float">
            <text:p>0.9218631515885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4/(440*600)*[.A30]" office:value-type="float" office:value="0.000439393939393939" calcext:value-type="float">
            <text:p>0.000439393939394</text:p>
          </table:table-cell>
          <table:table-cell table:formula="of:=SIN(2*PI()*440*[.B30])" office:value-type="float" office:value="0.937281989491891" calcext:value-type="float">
            <text:p>0.937281989491891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4/(440*600)*[.A31]" office:value-type="float" office:value="0.000454545454545455" calcext:value-type="float">
            <text:p>0.000454545454545</text:p>
          </table:table-cell>
          <table:table-cell table:formula="of:=SIN(2*PI()*440*[.B31])" office:value-type="float" office:value="0.951056516295153" calcext:value-type="float">
            <text:p>0.951056516295153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4/(440*600)*[.A32]" office:value-type="float" office:value="0.00046969696969697" calcext:value-type="float">
            <text:p>0.000469696969697</text:p>
          </table:table-cell>
          <table:table-cell table:formula="of:=SIN(2*PI()*440*[.B32])" office:value-type="float" office:value="0.963162566797658" calcext:value-type="float">
            <text:p>0.963162566797658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4/(440*600)*[.A33]" office:value-type="float" office:value="0.000484848484848485" calcext:value-type="float">
            <text:p>0.000484848484848</text:p>
          </table:table-cell>
          <table:table-cell table:formula="of:=SIN(2*PI()*440*[.B33])" office:value-type="float" office:value="0.97357890287316" calcext:value-type="float">
            <text:p>0.97357890287316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4/(440*600)*[.A34]" office:value-type="float" office:value="0.0005" calcext:value-type="float">
            <text:p>0.0005</text:p>
          </table:table-cell>
          <table:table-cell table:formula="of:=SIN(2*PI()*440*[.B34])" office:value-type="float" office:value="0.982287250728689" calcext:value-type="float">
            <text:p>0.982287250728689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4/(440*600)*[.A35]" office:value-type="float" office:value="0.000515151515151515" calcext:value-type="float">
            <text:p>0.000515151515152</text:p>
          </table:table-cell>
          <table:table-cell table:formula="of:=SIN(2*PI()*440*[.B35])" office:value-type="float" office:value="0.989272332962988" calcext:value-type="float">
            <text:p>0.989272332962988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4/(440*600)*[.A36]" office:value-type="float" office:value="0.00053030303030303" calcext:value-type="float">
            <text:p>0.000530303030303</text:p>
          </table:table-cell>
          <table:table-cell table:formula="of:=SIN(2*PI()*440*[.B36])" office:value-type="float" office:value="0.994521895368273" calcext:value-type="float">
            <text:p>0.994521895368273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4/(440*600)*[.A37]" office:value-type="float" office:value="0.000545454545454545" calcext:value-type="float">
            <text:p>0.000545454545455</text:p>
          </table:table-cell>
          <table:table-cell table:formula="of:=SIN(2*PI()*440*[.B37])" office:value-type="float" office:value="0.998026728428271" calcext:value-type="float">
            <text:p>0.998026728428271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4/(440*600)*[.A38]" office:value-type="float" office:value="0.000560606060606061" calcext:value-type="float">
            <text:p>0.000560606060606</text:p>
          </table:table-cell>
          <table:table-cell table:formula="of:=SIN(2*PI()*440*[.B38])" office:value-type="float" office:value="0.999780683474845" calcext:value-type="float">
            <text:p>0.999780683474845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4/(440*600)*[.A39]" office:value-type="float" office:value="0.000575757575757576" calcext:value-type="float">
            <text:p>0.000575757575758</text:p>
          </table:table-cell>
          <table:table-cell table:formula="of:=SIN(2*PI()*440*[.B39])" office:value-type="float" office:value="0.999780683474845" calcext:value-type="float">
            <text:p>0.999780683474845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4/(440*600)*[.A40]" office:value-type="float" office:value="0.000590909090909091" calcext:value-type="float">
            <text:p>0.000590909090909</text:p>
          </table:table-cell>
          <table:table-cell table:formula="of:=SIN(2*PI()*440*[.B40])" office:value-type="float" office:value="0.998026728428271" calcext:value-type="float">
            <text:p>0.998026728428271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4/(440*600)*[.A41]" office:value-type="float" office:value="0.000606060606060606" calcext:value-type="float">
            <text:p>0.000606060606061</text:p>
          </table:table-cell>
          <table:table-cell table:formula="of:=SIN(2*PI()*440*[.B41])" office:value-type="float" office:value="0.994521895368273" calcext:value-type="float">
            <text:p>0.994521895368273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4/(440*600)*[.A42]" office:value-type="float" office:value="0.000621212121212121" calcext:value-type="float">
            <text:p>0.000621212121212</text:p>
          </table:table-cell>
          <table:table-cell table:formula="of:=SIN(2*PI()*440*[.B42])" office:value-type="float" office:value="0.989272332962988" calcext:value-type="float">
            <text:p>0.989272332962988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4/(440*600)*[.A43]" office:value-type="float" office:value="0.000636363636363636" calcext:value-type="float">
            <text:p>0.000636363636364</text:p>
          </table:table-cell>
          <table:table-cell table:formula="of:=SIN(2*PI()*440*[.B43])" office:value-type="float" office:value="0.982287250728689" calcext:value-type="float">
            <text:p>0.982287250728689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4/(440*600)*[.A44]" office:value-type="float" office:value="0.000651515151515152" calcext:value-type="float">
            <text:p>0.000651515151515</text:p>
          </table:table-cell>
          <table:table-cell table:formula="of:=SIN(2*PI()*440*[.B44])" office:value-type="float" office:value="0.97357890287316" calcext:value-type="float">
            <text:p>0.97357890287316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4/(440*600)*[.A45]" office:value-type="float" office:value="0.000666666666666667" calcext:value-type="float">
            <text:p>0.000666666666667</text:p>
          </table:table-cell>
          <table:table-cell table:formula="of:=SIN(2*PI()*440*[.B45])" office:value-type="float" office:value="0.963162566797658" calcext:value-type="float">
            <text:p>0.963162566797658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4/(440*600)*[.A46]" office:value-type="float" office:value="0.000681818181818182" calcext:value-type="float">
            <text:p>0.000681818181818</text:p>
          </table:table-cell>
          <table:table-cell table:formula="of:=SIN(2*PI()*440*[.B46])" office:value-type="float" office:value="0.951056516295154" calcext:value-type="float">
            <text:p>0.951056516295154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4/(440*600)*[.A47]" office:value-type="float" office:value="0.000696969696969697" calcext:value-type="float">
            <text:p>0.00069696969697</text:p>
          </table:table-cell>
          <table:table-cell table:formula="of:=SIN(2*PI()*440*[.B47])" office:value-type="float" office:value="0.937281989491891" calcext:value-type="float">
            <text:p>0.937281989491891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4/(440*600)*[.A48]" office:value-type="float" office:value="0.000712121212121212" calcext:value-type="float">
            <text:p>0.000712121212121</text:p>
          </table:table-cell>
          <table:table-cell table:formula="of:=SIN(2*PI()*440*[.B48])" office:value-type="float" office:value="0.9218631515885" calcext:value-type="float">
            <text:p>0.9218631515885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4/(440*600)*[.A49]" office:value-type="float" office:value="0.000727272727272727" calcext:value-type="float">
            <text:p>0.000727272727273</text:p>
          </table:table-cell>
          <table:table-cell table:formula="of:=SIN(2*PI()*440*[.B49])" office:value-type="float" office:value="0.90482705246602" calcext:value-type="float">
            <text:p>0.90482705246602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4/(440*600)*[.A50]" office:value-type="float" office:value="0.000742424242424242" calcext:value-type="float">
            <text:p>0.000742424242424</text:p>
          </table:table-cell>
          <table:table-cell table:formula="of:=SIN(2*PI()*440*[.B50])" office:value-type="float" office:value="0.886203579231215" calcext:value-type="float">
            <text:p>0.886203579231215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4/(440*600)*[.A51]" office:value-type="float" office:value="0.000757575757575758" calcext:value-type="float">
            <text:p>0.000757575757576</text:p>
          </table:table-cell>
          <table:table-cell table:formula="of:=SIN(2*PI()*440*[.B51])" office:value-type="float" office:value="0.866025403784438" calcext:value-type="float">
            <text:p>0.866025403784438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4/(440*600)*[.A52]" office:value-type="float" office:value="0.000772727272727273" calcext:value-type="float">
            <text:p>0.000772727272727</text:p>
          </table:table-cell>
          <table:table-cell table:formula="of:=SIN(2*PI()*440*[.B52])" office:value-type="float" office:value="0.844327925502015" calcext:value-type="float">
            <text:p>0.844327925502015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4/(440*600)*[.A53]" office:value-type="float" office:value="0.000787878787878788" calcext:value-type="float">
            <text:p>0.000787878787879</text:p>
          </table:table-cell>
          <table:table-cell table:formula="of:=SIN(2*PI()*440*[.B53])" office:value-type="float" office:value="0.821149209133704" calcext:value-type="float">
            <text:p>0.821149209133704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4/(440*600)*[.A54]" office:value-type="float" office:value="0.000803030303030303" calcext:value-type="float">
            <text:p>0.00080303030303</text:p>
          </table:table-cell>
          <table:table-cell table:formula="of:=SIN(2*PI()*440*[.B54])" office:value-type="float" office:value="0.796529918024196" calcext:value-type="float">
            <text:p>0.796529918024196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4/(440*600)*[.A55]" office:value-type="float" office:value="0.000818181818181818" calcext:value-type="float">
            <text:p>0.000818181818182</text:p>
          </table:table-cell>
          <table:table-cell table:formula="of:=SIN(2*PI()*440*[.B55])" office:value-type="float" office:value="0.770513242775789" calcext:value-type="float">
            <text:p>0.770513242775789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4/(440*600)*[.A56]" office:value-type="float" office:value="0.000833333333333333" calcext:value-type="float">
            <text:p>0.000833333333333</text:p>
          </table:table-cell>
          <table:table-cell table:formula="of:=SIN(2*PI()*440*[.B56])" office:value-type="float" office:value="0.743144825477394" calcext:value-type="float">
            <text:p>0.743144825477394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4/(440*600)*[.A57]" office:value-type="float" office:value="0.000848484848484848" calcext:value-type="float">
            <text:p>0.000848484848485</text:p>
          </table:table-cell>
          <table:table-cell table:formula="of:=SIN(2*PI()*440*[.B57])" office:value-type="float" office:value="0.714472679632803" calcext:value-type="float">
            <text:p>0.714472679632803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4/(440*600)*[.A58]" office:value-type="float" office:value="0.000863636363636364" calcext:value-type="float">
            <text:p>0.000863636363636</text:p>
          </table:table-cell>
          <table:table-cell table:formula="of:=SIN(2*PI()*440*[.B58])" office:value-type="float" office:value="0.684547105928688" calcext:value-type="float">
            <text:p>0.684547105928688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4/(440*600)*[.A59]" office:value-type="float" office:value="0.000878787878787879" calcext:value-type="float">
            <text:p>0.000878787878788</text:p>
          </table:table-cell>
          <table:table-cell table:formula="of:=SIN(2*PI()*440*[.B59])" office:value-type="float" office:value="0.653420603990106" calcext:value-type="float">
            <text:p>0.653420603990106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4/(440*600)*[.A60]" office:value-type="float" office:value="0.000893939393939394" calcext:value-type="float">
            <text:p>0.000893939393939</text:p>
          </table:table-cell>
          <table:table-cell table:formula="of:=SIN(2*PI()*440*[.B60])" office:value-type="float" office:value="0.62114778027831" calcext:value-type="float">
            <text:p>0.62114778027831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4/(440*600)*[.A61]" office:value-type="float" office:value="0.000909090909090909" calcext:value-type="float">
            <text:p>0.000909090909091</text:p>
          </table:table-cell>
          <table:table-cell table:formula="of:=SIN(2*PI()*440*[.B61])" office:value-type="float" office:value="0.587785252292473" calcext:value-type="float">
            <text:p>0.587785252292473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4/(440*600)*[.A62]" office:value-type="float" office:value="0.000924242424242424" calcext:value-type="float">
            <text:p>0.000924242424242</text:p>
          </table:table-cell>
          <table:table-cell table:formula="of:=SIN(2*PI()*440*[.B62])" office:value-type="float" office:value="0.553391549243344" calcext:value-type="float">
            <text:p>0.553391549243344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4/(440*600)*[.A63]" office:value-type="float" office:value="0.000939393939393939" calcext:value-type="float">
            <text:p>0.000939393939394</text:p>
          </table:table-cell>
          <table:table-cell table:formula="of:=SIN(2*PI()*440*[.B63])" office:value-type="float" office:value="0.51802700937313" calcext:value-type="float">
            <text:p>0.51802700937313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4/(440*600)*[.A64]" office:value-type="float" office:value="0.000954545454545455" calcext:value-type="float">
            <text:p>0.000954545454545</text:p>
          </table:table-cell>
          <table:table-cell table:formula="of:=SIN(2*PI()*440*[.B64])" office:value-type="float" office:value="0.481753674101715" calcext:value-type="float">
            <text:p>0.481753674101715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4/(440*600)*[.A65]" office:value-type="float" office:value="0.00096969696969697" calcext:value-type="float">
            <text:p>0.000969696969697</text:p>
          </table:table-cell>
          <table:table-cell table:formula="of:=SIN(2*PI()*440*[.B65])" office:value-type="float" office:value="0.444635179184927" calcext:value-type="float">
            <text:p>0.444635179184927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formula="of:=4/(440*600)*[.A66]" office:value-type="float" office:value="0.000984848484848485" calcext:value-type="float">
            <text:p>0.000984848484848</text:p>
          </table:table-cell>
          <table:table-cell table:formula="of:=SIN(2*PI()*440*[.B66])" office:value-type="float" office:value="0.4067366430758" calcext:value-type="float">
            <text:p>0.4067366430758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formula="of:=4/(440*600)*[.A67]" office:value-type="float" office:value="0.001" calcext:value-type="float">
            <text:p>0.001</text:p>
          </table:table-cell>
          <table:table-cell table:formula="of:=SIN(2*PI()*440*[.B67])" office:value-type="float" office:value="0.368124552684678" calcext:value-type="float">
            <text:p>0.368124552684678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formula="of:=4/(440*600)*[.A68]" office:value-type="float" office:value="0.00101515151515152" calcext:value-type="float">
            <text:p>0.001015151515152</text:p>
          </table:table-cell>
          <table:table-cell table:formula="of:=SIN(2*PI()*440*[.B68])" office:value-type="float" office:value="0.328866646738583" calcext:value-type="float">
            <text:p>0.328866646738583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formula="of:=4/(440*600)*[.A69]" office:value-type="float" office:value="0.00103030303030303" calcext:value-type="float">
            <text:p>0.001030303030303</text:p>
          </table:table-cell>
          <table:table-cell table:formula="of:=SIN(2*PI()*440*[.B69])" office:value-type="float" office:value="0.289031796944472" calcext:value-type="float">
            <text:p>0.289031796944472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formula="of:=4/(440*600)*[.A70]" office:value-type="float" office:value="0.00104545454545455" calcext:value-type="float">
            <text:p>0.001045454545455</text:p>
          </table:table-cell>
          <table:table-cell table:formula="of:=SIN(2*PI()*440*[.B70])" office:value-type="float" office:value="0.248689887164855" calcext:value-type="float">
            <text:p>0.248689887164855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formula="of:=4/(440*600)*[.A71]" office:value-type="float" office:value="0.00106060606060606" calcext:value-type="float">
            <text:p>0.001060606060606</text:p>
          </table:table-cell>
          <table:table-cell table:formula="of:=SIN(2*PI()*440*[.B71])" office:value-type="float" office:value="0.20791169081776" calcext:value-type="float">
            <text:p>0.20791169081776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formula="of:=4/(440*600)*[.A72]" office:value-type="float" office:value="0.00107575757575758" calcext:value-type="float">
            <text:p>0.001075757575758</text:p>
          </table:table-cell>
          <table:table-cell table:formula="of:=SIN(2*PI()*440*[.B72])" office:value-type="float" office:value="0.166768746716102" calcext:value-type="float">
            <text:p>0.166768746716102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formula="of:=4/(440*600)*[.A73]" office:value-type="float" office:value="0.00109090909090909" calcext:value-type="float">
            <text:p>0.001090909090909</text:p>
          </table:table-cell>
          <table:table-cell table:formula="of:=SIN(2*PI()*440*[.B73])" office:value-type="float" office:value="0.125333233564304" calcext:value-type="float">
            <text:p>0.125333233564304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formula="of:=4/(440*600)*[.A74]" office:value-type="float" office:value="0.00110606060606061" calcext:value-type="float">
            <text:p>0.001106060606061</text:p>
          </table:table-cell>
          <table:table-cell table:formula="of:=SIN(2*PI()*440*[.B74])" office:value-type="float" office:value="0.0836778433323153" calcext:value-type="float">
            <text:p>0.083677843332315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formula="of:=4/(440*600)*[.A75]" office:value-type="float" office:value="0.00112121212121212" calcext:value-type="float">
            <text:p>0.001121212121212</text:p>
          </table:table-cell>
          <table:table-cell table:formula="of:=SIN(2*PI()*440*[.B75])" office:value-type="float" office:value="0.0418756537291998" calcext:value-type="float">
            <text:p>0.0418756537292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formula="of:=4/(440*600)*[.A76]" office:value-type="float" office:value="0.00113636363636364" calcext:value-type="float">
            <text:p>0.001136363636364</text:p>
          </table:table-cell>
          <table:table-cell table:formula="of:=SIN(2*PI()*440*[.B76])" office:value-type="float" office:value="1.22464679914735E-016" calcext:value-type="float">
            <text:p>1.22464679914735E-16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formula="of:=4/(440*600)*[.A77]" office:value-type="float" office:value="0.00115151515151515" calcext:value-type="float">
            <text:p>0.001151515151515</text:p>
          </table:table-cell>
          <table:table-cell table:formula="of:=SIN(2*PI()*440*[.B77])" office:value-type="float" office:value="-0.0418756537291996" calcext:value-type="float">
            <text:p>-0.0418756537292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formula="of:=4/(440*600)*[.A78]" office:value-type="float" office:value="0.00116666666666667" calcext:value-type="float">
            <text:p>0.001166666666667</text:p>
          </table:table-cell>
          <table:table-cell table:formula="of:=SIN(2*PI()*440*[.B78])" office:value-type="float" office:value="-0.083677843332315" calcext:value-type="float">
            <text:p>-0.083677843332315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formula="of:=4/(440*600)*[.A79]" office:value-type="float" office:value="0.00118181818181818" calcext:value-type="float">
            <text:p>0.001181818181818</text:p>
          </table:table-cell>
          <table:table-cell table:formula="of:=SIN(2*PI()*440*[.B79])" office:value-type="float" office:value="-0.125333233564304" calcext:value-type="float">
            <text:p>-0.125333233564304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formula="of:=4/(440*600)*[.A80]" office:value-type="float" office:value="0.0011969696969697" calcext:value-type="float">
            <text:p>0.00119696969697</text:p>
          </table:table-cell>
          <table:table-cell table:formula="of:=SIN(2*PI()*440*[.B80])" office:value-type="float" office:value="-0.166768746716102" calcext:value-type="float">
            <text:p>-0.166768746716102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formula="of:=4/(440*600)*[.A81]" office:value-type="float" office:value="0.00121212121212121" calcext:value-type="float">
            <text:p>0.001212121212121</text:p>
          </table:table-cell>
          <table:table-cell table:formula="of:=SIN(2*PI()*440*[.B81])" office:value-type="float" office:value="-0.207911690817759" calcext:value-type="float">
            <text:p>-0.207911690817759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formula="of:=4/(440*600)*[.A82]" office:value-type="float" office:value="0.00122727272727273" calcext:value-type="float">
            <text:p>0.001227272727273</text:p>
          </table:table-cell>
          <table:table-cell table:formula="of:=SIN(2*PI()*440*[.B82])" office:value-type="float" office:value="-0.248689887164855" calcext:value-type="float">
            <text:p>-0.248689887164855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formula="of:=4/(440*600)*[.A83]" office:value-type="float" office:value="0.00124242424242424" calcext:value-type="float">
            <text:p>0.001242424242424</text:p>
          </table:table-cell>
          <table:table-cell table:formula="of:=SIN(2*PI()*440*[.B83])" office:value-type="float" office:value="-0.289031796944471" calcext:value-type="float">
            <text:p>-0.289031796944471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formula="of:=4/(440*600)*[.A84]" office:value-type="float" office:value="0.00125757575757576" calcext:value-type="float">
            <text:p>0.001257575757576</text:p>
          </table:table-cell>
          <table:table-cell table:formula="of:=SIN(2*PI()*440*[.B84])" office:value-type="float" office:value="-0.328866646738583" calcext:value-type="float">
            <text:p>-0.328866646738583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formula="of:=4/(440*600)*[.A85]" office:value-type="float" office:value="0.00127272727272727" calcext:value-type="float">
            <text:p>0.001272727272727</text:p>
          </table:table-cell>
          <table:table-cell table:formula="of:=SIN(2*PI()*440*[.B85])" office:value-type="float" office:value="-0.368124552684677" calcext:value-type="float">
            <text:p>-0.368124552684677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formula="of:=4/(440*600)*[.A86]" office:value-type="float" office:value="0.00128787878787879" calcext:value-type="float">
            <text:p>0.001287878787879</text:p>
          </table:table-cell>
          <table:table-cell table:formula="of:=SIN(2*PI()*440*[.B86])" office:value-type="float" office:value="-0.4067366430758" calcext:value-type="float">
            <text:p>-0.4067366430758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formula="of:=4/(440*600)*[.A87]" office:value-type="float" office:value="0.0013030303030303" calcext:value-type="float">
            <text:p>0.00130303030303</text:p>
          </table:table-cell>
          <table:table-cell table:formula="of:=SIN(2*PI()*440*[.B87])" office:value-type="float" office:value="-0.444635179184928" calcext:value-type="float">
            <text:p>-0.444635179184928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formula="of:=4/(440*600)*[.A88]" office:value-type="float" office:value="0.00131818181818182" calcext:value-type="float">
            <text:p>0.001318181818182</text:p>
          </table:table-cell>
          <table:table-cell table:formula="of:=SIN(2*PI()*440*[.B88])" office:value-type="float" office:value="-0.481753674101715" calcext:value-type="float">
            <text:p>-0.481753674101715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formula="of:=4/(440*600)*[.A89]" office:value-type="float" office:value="0.00133333333333333" calcext:value-type="float">
            <text:p>0.001333333333333</text:p>
          </table:table-cell>
          <table:table-cell table:formula="of:=SIN(2*PI()*440*[.B89])" office:value-type="float" office:value="-0.51802700937313" calcext:value-type="float">
            <text:p>-0.51802700937313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formula="of:=4/(440*600)*[.A90]" office:value-type="float" office:value="0.00134848484848485" calcext:value-type="float">
            <text:p>0.001348484848485</text:p>
          </table:table-cell>
          <table:table-cell table:formula="of:=SIN(2*PI()*440*[.B90])" office:value-type="float" office:value="-0.553391549243344" calcext:value-type="float">
            <text:p>-0.553391549243344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formula="of:=4/(440*600)*[.A91]" office:value-type="float" office:value="0.00136363636363636" calcext:value-type="float">
            <text:p>0.001363636363636</text:p>
          </table:table-cell>
          <table:table-cell table:formula="of:=SIN(2*PI()*440*[.B91])" office:value-type="float" office:value="-0.587785252292473" calcext:value-type="float">
            <text:p>-0.587785252292473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formula="of:=4/(440*600)*[.A92]" office:value-type="float" office:value="0.00137878787878788" calcext:value-type="float">
            <text:p>0.001378787878788</text:p>
          </table:table-cell>
          <table:table-cell table:formula="of:=SIN(2*PI()*440*[.B92])" office:value-type="float" office:value="-0.621147780278311" calcext:value-type="float">
            <text:p>-0.621147780278311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formula="of:=4/(440*600)*[.A93]" office:value-type="float" office:value="0.00139393939393939" calcext:value-type="float">
            <text:p>0.001393939393939</text:p>
          </table:table-cell>
          <table:table-cell table:formula="of:=SIN(2*PI()*440*[.B93])" office:value-type="float" office:value="-0.653420603990106" calcext:value-type="float">
            <text:p>-0.653420603990106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formula="of:=4/(440*600)*[.A94]" office:value-type="float" office:value="0.00140909090909091" calcext:value-type="float">
            <text:p>0.001409090909091</text:p>
          </table:table-cell>
          <table:table-cell table:formula="of:=SIN(2*PI()*440*[.B94])" office:value-type="float" office:value="-0.684547105928689" calcext:value-type="float">
            <text:p>-0.684547105928689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formula="of:=4/(440*600)*[.A95]" office:value-type="float" office:value="0.00142424242424242" calcext:value-type="float">
            <text:p>0.001424242424242</text:p>
          </table:table-cell>
          <table:table-cell table:formula="of:=SIN(2*PI()*440*[.B95])" office:value-type="float" office:value="-0.714472679632803" calcext:value-type="float">
            <text:p>-0.714472679632803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formula="of:=4/(440*600)*[.A96]" office:value-type="float" office:value="0.00143939393939394" calcext:value-type="float">
            <text:p>0.001439393939394</text:p>
          </table:table-cell>
          <table:table-cell table:formula="of:=SIN(2*PI()*440*[.B96])" office:value-type="float" office:value="-0.743144825477394" calcext:value-type="float">
            <text:p>-0.743144825477394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formula="of:=4/(440*600)*[.A97]" office:value-type="float" office:value="0.00145454545454545" calcext:value-type="float">
            <text:p>0.001454545454545</text:p>
          </table:table-cell>
          <table:table-cell table:formula="of:=SIN(2*PI()*440*[.B97])" office:value-type="float" office:value="-0.770513242775789" calcext:value-type="float">
            <text:p>-0.770513242775789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formula="of:=4/(440*600)*[.A98]" office:value-type="float" office:value="0.00146969696969697" calcext:value-type="float">
            <text:p>0.001469696969697</text:p>
          </table:table-cell>
          <table:table-cell table:formula="of:=SIN(2*PI()*440*[.B98])" office:value-type="float" office:value="-0.796529918024196" calcext:value-type="float">
            <text:p>-0.796529918024196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formula="of:=4/(440*600)*[.A99]" office:value-type="float" office:value="0.00148484848484848" calcext:value-type="float">
            <text:p>0.001484848484848</text:p>
          </table:table-cell>
          <table:table-cell table:formula="of:=SIN(2*PI()*440*[.B99])" office:value-type="float" office:value="-0.821149209133704" calcext:value-type="float">
            <text:p>-0.821149209133704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formula="of:=4/(440*600)*[.A100]" office:value-type="float" office:value="0.0015" calcext:value-type="float">
            <text:p>0.0015</text:p>
          </table:table-cell>
          <table:table-cell table:formula="of:=SIN(2*PI()*440*[.B100])" office:value-type="float" office:value="-0.844327925502015" calcext:value-type="float">
            <text:p>-0.844327925502015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formula="of:=4/(440*600)*[.A101]" office:value-type="float" office:value="0.00151515151515152" calcext:value-type="float">
            <text:p>0.001515151515152</text:p>
          </table:table-cell>
          <table:table-cell table:formula="of:=SIN(2*PI()*440*[.B101])" office:value-type="float" office:value="-0.866025403784439" calcext:value-type="float">
            <text:p>-0.866025403784439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table:formula="of:=4/(440*600)*[.A102]" office:value-type="float" office:value="0.00153030303030303" calcext:value-type="float">
            <text:p>0.001530303030303</text:p>
          </table:table-cell>
          <table:table-cell table:formula="of:=SIN(2*PI()*440*[.B102])" office:value-type="float" office:value="-0.886203579231215" calcext:value-type="float">
            <text:p>-0.886203579231215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table:formula="of:=4/(440*600)*[.A103]" office:value-type="float" office:value="0.00154545454545455" calcext:value-type="float">
            <text:p>0.001545454545455</text:p>
          </table:table-cell>
          <table:table-cell table:formula="of:=SIN(2*PI()*440*[.B103])" office:value-type="float" office:value="-0.904827052466019" calcext:value-type="float">
            <text:p>-0.904827052466019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table:formula="of:=4/(440*600)*[.A104]" office:value-type="float" office:value="0.00156060606060606" calcext:value-type="float">
            <text:p>0.001560606060606</text:p>
          </table:table-cell>
          <table:table-cell table:formula="of:=SIN(2*PI()*440*[.B104])" office:value-type="float" office:value="-0.9218631515885" calcext:value-type="float">
            <text:p>-0.9218631515885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table:formula="of:=4/(440*600)*[.A105]" office:value-type="float" office:value="0.00157575757575758" calcext:value-type="float">
            <text:p>0.001575757575758</text:p>
          </table:table-cell>
          <table:table-cell table:formula="of:=SIN(2*PI()*440*[.B105])" office:value-type="float" office:value="-0.937281989491891" calcext:value-type="float">
            <text:p>-0.937281989491891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table:formula="of:=4/(440*600)*[.A106]" office:value-type="float" office:value="0.00159090909090909" calcext:value-type="float">
            <text:p>0.001590909090909</text:p>
          </table:table-cell>
          <table:table-cell table:formula="of:=SIN(2*PI()*440*[.B106])" office:value-type="float" office:value="-0.951056516295153" calcext:value-type="float">
            <text:p>-0.951056516295153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table:formula="of:=4/(440*600)*[.A107]" office:value-type="float" office:value="0.00160606060606061" calcext:value-type="float">
            <text:p>0.001606060606061</text:p>
          </table:table-cell>
          <table:table-cell table:formula="of:=SIN(2*PI()*440*[.B107])" office:value-type="float" office:value="-0.963162566797658" calcext:value-type="float">
            <text:p>-0.963162566797658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table:formula="of:=4/(440*600)*[.A108]" office:value-type="float" office:value="0.00162121212121212" calcext:value-type="float">
            <text:p>0.001621212121212</text:p>
          </table:table-cell>
          <table:table-cell table:formula="of:=SIN(2*PI()*440*[.B108])" office:value-type="float" office:value="-0.97357890287316" calcext:value-type="float">
            <text:p>-0.97357890287316</text:p>
          </table:table-cell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table:formula="of:=4/(440*600)*[.A109]" office:value-type="float" office:value="0.00163636363636364" calcext:value-type="float">
            <text:p>0.001636363636364</text:p>
          </table:table-cell>
          <table:table-cell table:formula="of:=SIN(2*PI()*440*[.B109])" office:value-type="float" office:value="-0.982287250728689" calcext:value-type="float">
            <text:p>-0.982287250728689</text:p>
          </table:table-cell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table:formula="of:=4/(440*600)*[.A110]" office:value-type="float" office:value="0.00165151515151515" calcext:value-type="float">
            <text:p>0.001651515151515</text:p>
          </table:table-cell>
          <table:table-cell table:formula="of:=SIN(2*PI()*440*[.B110])" office:value-type="float" office:value="-0.989272332962988" calcext:value-type="float">
            <text:p>-0.989272332962988</text:p>
          </table:table-cell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table:formula="of:=4/(440*600)*[.A111]" office:value-type="float" office:value="0.00166666666666667" calcext:value-type="float">
            <text:p>0.001666666666667</text:p>
          </table:table-cell>
          <table:table-cell table:formula="of:=SIN(2*PI()*440*[.B111])" office:value-type="float" office:value="-0.994521895368273" calcext:value-type="float">
            <text:p>-0.994521895368273</text:p>
          </table:table-cell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table:formula="of:=4/(440*600)*[.A112]" office:value-type="float" office:value="0.00168181818181818" calcext:value-type="float">
            <text:p>0.001681818181818</text:p>
          </table:table-cell>
          <table:table-cell table:formula="of:=SIN(2*PI()*440*[.B112])" office:value-type="float" office:value="-0.998026728428271" calcext:value-type="float">
            <text:p>-0.998026728428271</text:p>
          </table:table-cell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table:formula="of:=4/(440*600)*[.A113]" office:value-type="float" office:value="0.0016969696969697" calcext:value-type="float">
            <text:p>0.00169696969697</text:p>
          </table:table-cell>
          <table:table-cell table:formula="of:=SIN(2*PI()*440*[.B113])" office:value-type="float" office:value="-0.999780683474845" calcext:value-type="float">
            <text:p>-0.999780683474845</text:p>
          </table:table-cell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table:formula="of:=4/(440*600)*[.A114]" office:value-type="float" office:value="0.00171212121212121" calcext:value-type="float">
            <text:p>0.001712121212121</text:p>
          </table:table-cell>
          <table:table-cell table:formula="of:=SIN(2*PI()*440*[.B114])" office:value-type="float" office:value="-0.999780683474845" calcext:value-type="float">
            <text:p>-0.999780683474845</text:p>
          </table:table-cell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table:formula="of:=4/(440*600)*[.A115]" office:value-type="float" office:value="0.00172727272727273" calcext:value-type="float">
            <text:p>0.001727272727273</text:p>
          </table:table-cell>
          <table:table-cell table:formula="of:=SIN(2*PI()*440*[.B115])" office:value-type="float" office:value="-0.998026728428271" calcext:value-type="float">
            <text:p>-0.998026728428271</text:p>
          </table:table-cell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table:formula="of:=4/(440*600)*[.A116]" office:value-type="float" office:value="0.00174242424242424" calcext:value-type="float">
            <text:p>0.001742424242424</text:p>
          </table:table-cell>
          <table:table-cell table:formula="of:=SIN(2*PI()*440*[.B116])" office:value-type="float" office:value="-0.994521895368273" calcext:value-type="float">
            <text:p>-0.994521895368273</text:p>
          </table:table-cell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table:formula="of:=4/(440*600)*[.A117]" office:value-type="float" office:value="0.00175757575757576" calcext:value-type="float">
            <text:p>0.001757575757576</text:p>
          </table:table-cell>
          <table:table-cell table:formula="of:=SIN(2*PI()*440*[.B117])" office:value-type="float" office:value="-0.989272332962988" calcext:value-type="float">
            <text:p>-0.989272332962988</text:p>
          </table:table-cell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table:formula="of:=4/(440*600)*[.A118]" office:value-type="float" office:value="0.00177272727272727" calcext:value-type="float">
            <text:p>0.001772727272727</text:p>
          </table:table-cell>
          <table:table-cell table:formula="of:=SIN(2*PI()*440*[.B118])" office:value-type="float" office:value="-0.982287250728689" calcext:value-type="float">
            <text:p>-0.982287250728689</text:p>
          </table:table-cell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table:formula="of:=4/(440*600)*[.A119]" office:value-type="float" office:value="0.00178787878787879" calcext:value-type="float">
            <text:p>0.001787878787879</text:p>
          </table:table-cell>
          <table:table-cell table:formula="of:=SIN(2*PI()*440*[.B119])" office:value-type="float" office:value="-0.97357890287316" calcext:value-type="float">
            <text:p>-0.97357890287316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table:formula="of:=4/(440*600)*[.A120]" office:value-type="float" office:value="0.0018030303030303" calcext:value-type="float">
            <text:p>0.00180303030303</text:p>
          </table:table-cell>
          <table:table-cell table:formula="of:=SIN(2*PI()*440*[.B120])" office:value-type="float" office:value="-0.963162566797658" calcext:value-type="float">
            <text:p>-0.963162566797658</text:p>
          </table:table-cell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table:formula="of:=4/(440*600)*[.A121]" office:value-type="float" office:value="0.00181818181818182" calcext:value-type="float">
            <text:p>0.001818181818182</text:p>
          </table:table-cell>
          <table:table-cell table:formula="of:=SIN(2*PI()*440*[.B121])" office:value-type="float" office:value="-0.951056516295154" calcext:value-type="float">
            <text:p>-0.951056516295154</text:p>
          </table:table-cell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table:formula="of:=4/(440*600)*[.A122]" office:value-type="float" office:value="0.00183333333333333" calcext:value-type="float">
            <text:p>0.001833333333333</text:p>
          </table:table-cell>
          <table:table-cell table:formula="of:=SIN(2*PI()*440*[.B122])" office:value-type="float" office:value="-0.937281989491892" calcext:value-type="float">
            <text:p>-0.937281989491892</text:p>
          </table:table-cell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table:formula="of:=4/(440*600)*[.A123]" office:value-type="float" office:value="0.00184848484848485" calcext:value-type="float">
            <text:p>0.001848484848485</text:p>
          </table:table-cell>
          <table:table-cell table:formula="of:=SIN(2*PI()*440*[.B123])" office:value-type="float" office:value="-0.9218631515885" calcext:value-type="float">
            <text:p>-0.9218631515885</text:p>
          </table:table-cell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table:formula="of:=4/(440*600)*[.A124]" office:value-type="float" office:value="0.00186363636363636" calcext:value-type="float">
            <text:p>0.001863636363636</text:p>
          </table:table-cell>
          <table:table-cell table:formula="of:=SIN(2*PI()*440*[.B124])" office:value-type="float" office:value="-0.90482705246602" calcext:value-type="float">
            <text:p>-0.90482705246602</text:p>
          </table:table-cell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table:formula="of:=4/(440*600)*[.A125]" office:value-type="float" office:value="0.00187878787878788" calcext:value-type="float">
            <text:p>0.001878787878788</text:p>
          </table:table-cell>
          <table:table-cell table:formula="of:=SIN(2*PI()*440*[.B125])" office:value-type="float" office:value="-0.886203579231215" calcext:value-type="float">
            <text:p>-0.886203579231215</text:p>
          </table:table-cell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table:formula="of:=4/(440*600)*[.A126]" office:value-type="float" office:value="0.00189393939393939" calcext:value-type="float">
            <text:p>0.001893939393939</text:p>
          </table:table-cell>
          <table:table-cell table:formula="of:=SIN(2*PI()*440*[.B126])" office:value-type="float" office:value="-0.866025403784439" calcext:value-type="float">
            <text:p>-0.866025403784439</text:p>
          </table:table-cell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table:formula="of:=4/(440*600)*[.A127]" office:value-type="float" office:value="0.00190909090909091" calcext:value-type="float">
            <text:p>0.001909090909091</text:p>
          </table:table-cell>
          <table:table-cell table:formula="of:=SIN(2*PI()*440*[.B127])" office:value-type="float" office:value="-0.844327925502015" calcext:value-type="float">
            <text:p>-0.844327925502015</text:p>
          </table:table-cell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table:formula="of:=4/(440*600)*[.A128]" office:value-type="float" office:value="0.00192424242424242" calcext:value-type="float">
            <text:p>0.001924242424242</text:p>
          </table:table-cell>
          <table:table-cell table:formula="of:=SIN(2*PI()*440*[.B128])" office:value-type="float" office:value="-0.821149209133704" calcext:value-type="float">
            <text:p>-0.821149209133704</text:p>
          </table:table-cell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table:formula="of:=4/(440*600)*[.A129]" office:value-type="float" office:value="0.00193939393939394" calcext:value-type="float">
            <text:p>0.001939393939394</text:p>
          </table:table-cell>
          <table:table-cell table:formula="of:=SIN(2*PI()*440*[.B129])" office:value-type="float" office:value="-0.796529918024196" calcext:value-type="float">
            <text:p>-0.796529918024196</text:p>
          </table:table-cell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table:formula="of:=4/(440*600)*[.A130]" office:value-type="float" office:value="0.00195454545454545" calcext:value-type="float">
            <text:p>0.001954545454545</text:p>
          </table:table-cell>
          <table:table-cell table:formula="of:=SIN(2*PI()*440*[.B130])" office:value-type="float" office:value="-0.770513242775789" calcext:value-type="float">
            <text:p>-0.770513242775789</text:p>
          </table:table-cell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table:formula="of:=4/(440*600)*[.A131]" office:value-type="float" office:value="0.00196969696969697" calcext:value-type="float">
            <text:p>0.001969696969697</text:p>
          </table:table-cell>
          <table:table-cell table:formula="of:=SIN(2*PI()*440*[.B131])" office:value-type="float" office:value="-0.743144825477394" calcext:value-type="float">
            <text:p>-0.743144825477394</text:p>
          </table:table-cell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table:formula="of:=4/(440*600)*[.A132]" office:value-type="float" office:value="0.00198484848484848" calcext:value-type="float">
            <text:p>0.001984848484848</text:p>
          </table:table-cell>
          <table:table-cell table:formula="of:=SIN(2*PI()*440*[.B132])" office:value-type="float" office:value="-0.714472679632804" calcext:value-type="float">
            <text:p>-0.714472679632804</text:p>
          </table:table-cell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table:formula="of:=4/(440*600)*[.A133]" office:value-type="float" office:value="0.002" calcext:value-type="float">
            <text:p>0.002</text:p>
          </table:table-cell>
          <table:table-cell table:formula="of:=SIN(2*PI()*440*[.B133])" office:value-type="float" office:value="-0.684547105928688" calcext:value-type="float">
            <text:p>-0.684547105928688</text:p>
          </table:table-cell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table:formula="of:=4/(440*600)*[.A134]" office:value-type="float" office:value="0.00201515151515151" calcext:value-type="float">
            <text:p>0.002015151515152</text:p>
          </table:table-cell>
          <table:table-cell table:formula="of:=SIN(2*PI()*440*[.B134])" office:value-type="float" office:value="-0.653420603990106" calcext:value-type="float">
            <text:p>-0.653420603990106</text:p>
          </table:table-cell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table:formula="of:=4/(440*600)*[.A135]" office:value-type="float" office:value="0.00203030303030303" calcext:value-type="float">
            <text:p>0.002030303030303</text:p>
          </table:table-cell>
          <table:table-cell table:formula="of:=SIN(2*PI()*440*[.B135])" office:value-type="float" office:value="-0.621147780278311" calcext:value-type="float">
            <text:p>-0.621147780278311</text:p>
          </table:table-cell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table:formula="of:=4/(440*600)*[.A136]" office:value-type="float" office:value="0.00204545454545455" calcext:value-type="float">
            <text:p>0.002045454545455</text:p>
          </table:table-cell>
          <table:table-cell table:formula="of:=SIN(2*PI()*440*[.B136])" office:value-type="float" office:value="-0.587785252292473" calcext:value-type="float">
            <text:p>-0.587785252292473</text:p>
          </table:table-cell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table:formula="of:=4/(440*600)*[.A137]" office:value-type="float" office:value="0.00206060606060606" calcext:value-type="float">
            <text:p>0.002060606060606</text:p>
          </table:table-cell>
          <table:table-cell table:formula="of:=SIN(2*PI()*440*[.B137])" office:value-type="float" office:value="-0.553391549243344" calcext:value-type="float">
            <text:p>-0.553391549243344</text:p>
          </table:table-cell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table:formula="of:=4/(440*600)*[.A138]" office:value-type="float" office:value="0.00207575757575758" calcext:value-type="float">
            <text:p>0.002075757575758</text:p>
          </table:table-cell>
          <table:table-cell table:formula="of:=SIN(2*PI()*440*[.B138])" office:value-type="float" office:value="-0.51802700937313" calcext:value-type="float">
            <text:p>-0.51802700937313</text:p>
          </table:table-cell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table:formula="of:=4/(440*600)*[.A139]" office:value-type="float" office:value="0.00209090909090909" calcext:value-type="float">
            <text:p>0.002090909090909</text:p>
          </table:table-cell>
          <table:table-cell table:formula="of:=SIN(2*PI()*440*[.B139])" office:value-type="float" office:value="-0.481753674101715" calcext:value-type="float">
            <text:p>-0.481753674101715</text:p>
          </table:table-cell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table:formula="of:=4/(440*600)*[.A140]" office:value-type="float" office:value="0.00210606060606061" calcext:value-type="float">
            <text:p>0.002106060606061</text:p>
          </table:table-cell>
          <table:table-cell table:formula="of:=SIN(2*PI()*440*[.B140])" office:value-type="float" office:value="-0.444635179184927" calcext:value-type="float">
            <text:p>-0.444635179184927</text:p>
          </table:table-cell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table:formula="of:=4/(440*600)*[.A141]" office:value-type="float" office:value="0.00212121212121212" calcext:value-type="float">
            <text:p>0.002121212121212</text:p>
          </table:table-cell>
          <table:table-cell table:formula="of:=SIN(2*PI()*440*[.B141])" office:value-type="float" office:value="-0.406736643075801" calcext:value-type="float">
            <text:p>-0.406736643075801</text:p>
          </table:table-cell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table:formula="of:=4/(440*600)*[.A142]" office:value-type="float" office:value="0.00213636363636364" calcext:value-type="float">
            <text:p>0.002136363636364</text:p>
          </table:table-cell>
          <table:table-cell table:formula="of:=SIN(2*PI()*440*[.B142])" office:value-type="float" office:value="-0.368124552684678" calcext:value-type="float">
            <text:p>-0.368124552684678</text:p>
          </table:table-cell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table:formula="of:=4/(440*600)*[.A143]" office:value-type="float" office:value="0.00215151515151515" calcext:value-type="float">
            <text:p>0.002151515151515</text:p>
          </table:table-cell>
          <table:table-cell table:formula="of:=SIN(2*PI()*440*[.B143])" office:value-type="float" office:value="-0.328866646738583" calcext:value-type="float">
            <text:p>-0.328866646738583</text:p>
          </table:table-cell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table:formula="of:=4/(440*600)*[.A144]" office:value-type="float" office:value="0.00216666666666667" calcext:value-type="float">
            <text:p>0.002166666666667</text:p>
          </table:table-cell>
          <table:table-cell table:formula="of:=SIN(2*PI()*440*[.B144])" office:value-type="float" office:value="-0.289031796944471" calcext:value-type="float">
            <text:p>-0.289031796944471</text:p>
          </table:table-cell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table:formula="of:=4/(440*600)*[.A145]" office:value-type="float" office:value="0.00218181818181818" calcext:value-type="float">
            <text:p>0.002181818181818</text:p>
          </table:table-cell>
          <table:table-cell table:formula="of:=SIN(2*PI()*440*[.B145])" office:value-type="float" office:value="-0.248689887164854" calcext:value-type="float">
            <text:p>-0.248689887164854</text:p>
          </table:table-cell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table:formula="of:=4/(440*600)*[.A146]" office:value-type="float" office:value="0.0021969696969697" calcext:value-type="float">
            <text:p>0.00219696969697</text:p>
          </table:table-cell>
          <table:table-cell table:formula="of:=SIN(2*PI()*440*[.B146])" office:value-type="float" office:value="-0.20791169081776" calcext:value-type="float">
            <text:p>-0.20791169081776</text:p>
          </table:table-cell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table:formula="of:=4/(440*600)*[.A147]" office:value-type="float" office:value="0.00221212121212121" calcext:value-type="float">
            <text:p>0.002212121212121</text:p>
          </table:table-cell>
          <table:table-cell table:formula="of:=SIN(2*PI()*440*[.B147])" office:value-type="float" office:value="-0.166768746716102" calcext:value-type="float">
            <text:p>-0.166768746716102</text:p>
          </table:table-cell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table:formula="of:=4/(440*600)*[.A148]" office:value-type="float" office:value="0.00222727272727273" calcext:value-type="float">
            <text:p>0.002227272727273</text:p>
          </table:table-cell>
          <table:table-cell table:formula="of:=SIN(2*PI()*440*[.B148])" office:value-type="float" office:value="-0.125333233564305" calcext:value-type="float">
            <text:p>-0.125333233564305</text:p>
          </table:table-cell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table:formula="of:=4/(440*600)*[.A149]" office:value-type="float" office:value="0.00224242424242424" calcext:value-type="float">
            <text:p>0.002242424242424</text:p>
          </table:table-cell>
          <table:table-cell table:formula="of:=SIN(2*PI()*440*[.B149])" office:value-type="float" office:value="-0.0836778433323159" calcext:value-type="float">
            <text:p>-0.083677843332316</text:p>
          </table:table-cell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table:formula="of:=4/(440*600)*[.A150]" office:value-type="float" office:value="0.00225757575757576" calcext:value-type="float">
            <text:p>0.002257575757576</text:p>
          </table:table-cell>
          <table:table-cell table:formula="of:=SIN(2*PI()*440*[.B150])" office:value-type="float" office:value="-0.0418756537291991" calcext:value-type="float">
            <text:p>-0.041875653729199</text:p>
          </table:table-cell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table:formula="of:=4/(440*600)*[.A151]" office:value-type="float" office:value="0.00227272727272727" calcext:value-type="float">
            <text:p>0.002272727272727</text:p>
          </table:table-cell>
          <table:table-cell table:formula="of:=SIN(2*PI()*440*[.B151])" office:value-type="float" office:value="-2.44929359829471E-016" calcext:value-type="float">
            <text:p>-2.44929359829471E-16</text:p>
          </table:table-cell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table:formula="of:=4/(440*600)*[.A152]" office:value-type="float" office:value="0.00228787878787879" calcext:value-type="float">
            <text:p>0.002287878787879</text:p>
          </table:table-cell>
          <table:table-cell table:formula="of:=SIN(2*PI()*440*[.B152])" office:value-type="float" office:value="0.0418756537292003" calcext:value-type="float">
            <text:p>0.0418756537292</text:p>
          </table:table-cell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table:formula="of:=4/(440*600)*[.A153]" office:value-type="float" office:value="0.0023030303030303" calcext:value-type="float">
            <text:p>0.00230303030303</text:p>
          </table:table-cell>
          <table:table-cell table:formula="of:=SIN(2*PI()*440*[.B153])" office:value-type="float" office:value="0.0836778433323154" calcext:value-type="float">
            <text:p>0.083677843332315</text:p>
          </table:table-cell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table:formula="of:=4/(440*600)*[.A154]" office:value-type="float" office:value="0.00231818181818182" calcext:value-type="float">
            <text:p>0.002318181818182</text:p>
          </table:table-cell>
          <table:table-cell table:formula="of:=SIN(2*PI()*440*[.B154])" office:value-type="float" office:value="0.125333233564304" calcext:value-type="float">
            <text:p>0.125333233564304</text:p>
          </table:table-cell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table:formula="of:=4/(440*600)*[.A155]" office:value-type="float" office:value="0.00233333333333333" calcext:value-type="float">
            <text:p>0.002333333333333</text:p>
          </table:table-cell>
          <table:table-cell table:formula="of:=SIN(2*PI()*440*[.B155])" office:value-type="float" office:value="0.166768746716101" calcext:value-type="float">
            <text:p>0.166768746716101</text:p>
          </table:table-cell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table:formula="of:=4/(440*600)*[.A156]" office:value-type="float" office:value="0.00234848484848485" calcext:value-type="float">
            <text:p>0.002348484848485</text:p>
          </table:table-cell>
          <table:table-cell table:formula="of:=SIN(2*PI()*440*[.B156])" office:value-type="float" office:value="0.207911690817759" calcext:value-type="float">
            <text:p>0.207911690817759</text:p>
          </table:table-cell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table:formula="of:=4/(440*600)*[.A157]" office:value-type="float" office:value="0.00236363636363636" calcext:value-type="float">
            <text:p>0.002363636363636</text:p>
          </table:table-cell>
          <table:table-cell table:formula="of:=SIN(2*PI()*440*[.B157])" office:value-type="float" office:value="0.248689887164855" calcext:value-type="float">
            <text:p>0.248689887164855</text:p>
          </table:table-cell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table:formula="of:=4/(440*600)*[.A158]" office:value-type="float" office:value="0.00237878787878788" calcext:value-type="float">
            <text:p>0.002378787878788</text:p>
          </table:table-cell>
          <table:table-cell table:formula="of:=SIN(2*PI()*440*[.B158])" office:value-type="float" office:value="0.289031796944472" calcext:value-type="float">
            <text:p>0.289031796944472</text:p>
          </table:table-cell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table:formula="of:=4/(440*600)*[.A159]" office:value-type="float" office:value="0.00239393939393939" calcext:value-type="float">
            <text:p>0.002393939393939</text:p>
          </table:table-cell>
          <table:table-cell table:formula="of:=SIN(2*PI()*440*[.B159])" office:value-type="float" office:value="0.328866646738583" calcext:value-type="float">
            <text:p>0.328866646738583</text:p>
          </table:table-cell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table:formula="of:=4/(440*600)*[.A160]" office:value-type="float" office:value="0.00240909090909091" calcext:value-type="float">
            <text:p>0.002409090909091</text:p>
          </table:table-cell>
          <table:table-cell table:formula="of:=SIN(2*PI()*440*[.B160])" office:value-type="float" office:value="0.368124552684677" calcext:value-type="float">
            <text:p>0.368124552684677</text:p>
          </table:table-cell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table:formula="of:=4/(440*600)*[.A161]" office:value-type="float" office:value="0.00242424242424242" calcext:value-type="float">
            <text:p>0.002424242424242</text:p>
          </table:table-cell>
          <table:table-cell table:formula="of:=SIN(2*PI()*440*[.B161])" office:value-type="float" office:value="0.4067366430758" calcext:value-type="float">
            <text:p>0.4067366430758</text:p>
          </table:table-cell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table:formula="of:=4/(440*600)*[.A162]" office:value-type="float" office:value="0.00243939393939394" calcext:value-type="float">
            <text:p>0.002439393939394</text:p>
          </table:table-cell>
          <table:table-cell table:formula="of:=SIN(2*PI()*440*[.B162])" office:value-type="float" office:value="0.444635179184927" calcext:value-type="float">
            <text:p>0.444635179184927</text:p>
          </table:table-cell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table:formula="of:=4/(440*600)*[.A163]" office:value-type="float" office:value="0.00245454545454545" calcext:value-type="float">
            <text:p>0.002454545454545</text:p>
          </table:table-cell>
          <table:table-cell table:formula="of:=SIN(2*PI()*440*[.B163])" office:value-type="float" office:value="0.481753674101715" calcext:value-type="float">
            <text:p>0.481753674101715</text:p>
          </table:table-cell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table:formula="of:=4/(440*600)*[.A164]" office:value-type="float" office:value="0.00246969696969697" calcext:value-type="float">
            <text:p>0.002469696969697</text:p>
          </table:table-cell>
          <table:table-cell table:formula="of:=SIN(2*PI()*440*[.B164])" office:value-type="float" office:value="0.518027009373131" calcext:value-type="float">
            <text:p>0.518027009373131</text:p>
          </table:table-cell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table:formula="of:=4/(440*600)*[.A165]" office:value-type="float" office:value="0.00248484848484848" calcext:value-type="float">
            <text:p>0.002484848484848</text:p>
          </table:table-cell>
          <table:table-cell table:formula="of:=SIN(2*PI()*440*[.B165])" office:value-type="float" office:value="0.553391549243344" calcext:value-type="float">
            <text:p>0.553391549243344</text:p>
          </table:table-cell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table:formula="of:=4/(440*600)*[.A166]" office:value-type="float" office:value="0.0025" calcext:value-type="float">
            <text:p>0.0025</text:p>
          </table:table-cell>
          <table:table-cell table:formula="of:=SIN(2*PI()*440*[.B166])" office:value-type="float" office:value="0.587785252292474" calcext:value-type="float">
            <text:p>0.587785252292474</text:p>
          </table:table-cell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table:formula="of:=4/(440*600)*[.A167]" office:value-type="float" office:value="0.00251515151515151" calcext:value-type="float">
            <text:p>0.002515151515152</text:p>
          </table:table-cell>
          <table:table-cell table:formula="of:=SIN(2*PI()*440*[.B167])" office:value-type="float" office:value="0.62114778027831" calcext:value-type="float">
            <text:p>0.62114778027831</text:p>
          </table:table-cell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table:formula="of:=4/(440*600)*[.A168]" office:value-type="float" office:value="0.00253030303030303" calcext:value-type="float">
            <text:p>0.002530303030303</text:p>
          </table:table-cell>
          <table:table-cell table:formula="of:=SIN(2*PI()*440*[.B168])" office:value-type="float" office:value="0.653420603990105" calcext:value-type="float">
            <text:p>0.653420603990105</text:p>
          </table:table-cell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table:formula="of:=4/(440*600)*[.A169]" office:value-type="float" office:value="0.00254545454545454" calcext:value-type="float">
            <text:p>0.002545454545455</text:p>
          </table:table-cell>
          <table:table-cell table:formula="of:=SIN(2*PI()*440*[.B169])" office:value-type="float" office:value="0.684547105928688" calcext:value-type="float">
            <text:p>0.684547105928688</text:p>
          </table:table-cell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table:formula="of:=4/(440*600)*[.A170]" office:value-type="float" office:value="0.00256060606060606" calcext:value-type="float">
            <text:p>0.002560606060606</text:p>
          </table:table-cell>
          <table:table-cell table:formula="of:=SIN(2*PI()*440*[.B170])" office:value-type="float" office:value="0.714472679632803" calcext:value-type="float">
            <text:p>0.714472679632803</text:p>
          </table:table-cell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table:formula="of:=4/(440*600)*[.A171]" office:value-type="float" office:value="0.00257575757575758" calcext:value-type="float">
            <text:p>0.002575757575758</text:p>
          </table:table-cell>
          <table:table-cell table:formula="of:=SIN(2*PI()*440*[.B171])" office:value-type="float" office:value="0.743144825477394" calcext:value-type="float">
            <text:p>0.743144825477394</text:p>
          </table:table-cell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table:formula="of:=4/(440*600)*[.A172]" office:value-type="float" office:value="0.00259090909090909" calcext:value-type="float">
            <text:p>0.002590909090909</text:p>
          </table:table-cell>
          <table:table-cell table:formula="of:=SIN(2*PI()*440*[.B172])" office:value-type="float" office:value="0.770513242775789" calcext:value-type="float">
            <text:p>0.770513242775789</text:p>
          </table:table-cell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table:formula="of:=4/(440*600)*[.A173]" office:value-type="float" office:value="0.00260606060606061" calcext:value-type="float">
            <text:p>0.002606060606061</text:p>
          </table:table-cell>
          <table:table-cell table:formula="of:=SIN(2*PI()*440*[.B173])" office:value-type="float" office:value="0.796529918024196" calcext:value-type="float">
            <text:p>0.796529918024196</text:p>
          </table:table-cell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table:formula="of:=4/(440*600)*[.A174]" office:value-type="float" office:value="0.00262121212121212" calcext:value-type="float">
            <text:p>0.002621212121212</text:p>
          </table:table-cell>
          <table:table-cell table:formula="of:=SIN(2*PI()*440*[.B174])" office:value-type="float" office:value="0.821149209133704" calcext:value-type="float">
            <text:p>0.821149209133704</text:p>
          </table:table-cell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table:formula="of:=4/(440*600)*[.A175]" office:value-type="float" office:value="0.00263636363636364" calcext:value-type="float">
            <text:p>0.002636363636364</text:p>
          </table:table-cell>
          <table:table-cell table:formula="of:=SIN(2*PI()*440*[.B175])" office:value-type="float" office:value="0.844327925502015" calcext:value-type="float">
            <text:p>0.844327925502015</text:p>
          </table:table-cell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table:formula="of:=4/(440*600)*[.A176]" office:value-type="float" office:value="0.00265151515151515" calcext:value-type="float">
            <text:p>0.002651515151515</text:p>
          </table:table-cell>
          <table:table-cell table:formula="of:=SIN(2*PI()*440*[.B176])" office:value-type="float" office:value="0.866025403784438" calcext:value-type="float">
            <text:p>0.866025403784438</text:p>
          </table:table-cell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table:formula="of:=4/(440*600)*[.A177]" office:value-type="float" office:value="0.00266666666666667" calcext:value-type="float">
            <text:p>0.002666666666667</text:p>
          </table:table-cell>
          <table:table-cell table:formula="of:=SIN(2*PI()*440*[.B177])" office:value-type="float" office:value="0.886203579231215" calcext:value-type="float">
            <text:p>0.886203579231215</text:p>
          </table:table-cell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table:formula="of:=4/(440*600)*[.A178]" office:value-type="float" office:value="0.00268181818181818" calcext:value-type="float">
            <text:p>0.002681818181818</text:p>
          </table:table-cell>
          <table:table-cell table:formula="of:=SIN(2*PI()*440*[.B178])" office:value-type="float" office:value="0.90482705246602" calcext:value-type="float">
            <text:p>0.90482705246602</text:p>
          </table:table-cell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table:formula="of:=4/(440*600)*[.A179]" office:value-type="float" office:value="0.0026969696969697" calcext:value-type="float">
            <text:p>0.00269696969697</text:p>
          </table:table-cell>
          <table:table-cell table:formula="of:=SIN(2*PI()*440*[.B179])" office:value-type="float" office:value="0.9218631515885" calcext:value-type="float">
            <text:p>0.9218631515885</text:p>
          </table:table-cell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table:formula="of:=4/(440*600)*[.A180]" office:value-type="float" office:value="0.00271212121212121" calcext:value-type="float">
            <text:p>0.002712121212121</text:p>
          </table:table-cell>
          <table:table-cell table:formula="of:=SIN(2*PI()*440*[.B180])" office:value-type="float" office:value="0.937281989491892" calcext:value-type="float">
            <text:p>0.937281989491892</text:p>
          </table:table-cell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table:formula="of:=4/(440*600)*[.A181]" office:value-type="float" office:value="0.00272727272727273" calcext:value-type="float">
            <text:p>0.002727272727273</text:p>
          </table:table-cell>
          <table:table-cell table:formula="of:=SIN(2*PI()*440*[.B181])" office:value-type="float" office:value="0.951056516295153" calcext:value-type="float">
            <text:p>0.951056516295153</text:p>
          </table:table-cell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table:formula="of:=4/(440*600)*[.A182]" office:value-type="float" office:value="0.00274242424242424" calcext:value-type="float">
            <text:p>0.002742424242424</text:p>
          </table:table-cell>
          <table:table-cell table:formula="of:=SIN(2*PI()*440*[.B182])" office:value-type="float" office:value="0.963162566797658" calcext:value-type="float">
            <text:p>0.963162566797658</text:p>
          </table:table-cell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table:formula="of:=4/(440*600)*[.A183]" office:value-type="float" office:value="0.00275757575757576" calcext:value-type="float">
            <text:p>0.002757575757576</text:p>
          </table:table-cell>
          <table:table-cell table:formula="of:=SIN(2*PI()*440*[.B183])" office:value-type="float" office:value="0.97357890287316" calcext:value-type="float">
            <text:p>0.97357890287316</text:p>
          </table:table-cell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table:formula="of:=4/(440*600)*[.A184]" office:value-type="float" office:value="0.00277272727272727" calcext:value-type="float">
            <text:p>0.002772727272727</text:p>
          </table:table-cell>
          <table:table-cell table:formula="of:=SIN(2*PI()*440*[.B184])" office:value-type="float" office:value="0.982287250728689" calcext:value-type="float">
            <text:p>0.982287250728689</text:p>
          </table:table-cell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table:formula="of:=4/(440*600)*[.A185]" office:value-type="float" office:value="0.00278787878787879" calcext:value-type="float">
            <text:p>0.002787878787879</text:p>
          </table:table-cell>
          <table:table-cell table:formula="of:=SIN(2*PI()*440*[.B185])" office:value-type="float" office:value="0.989272332962988" calcext:value-type="float">
            <text:p>0.989272332962988</text:p>
          </table:table-cell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table:formula="of:=4/(440*600)*[.A186]" office:value-type="float" office:value="0.0028030303030303" calcext:value-type="float">
            <text:p>0.00280303030303</text:p>
          </table:table-cell>
          <table:table-cell table:formula="of:=SIN(2*PI()*440*[.B186])" office:value-type="float" office:value="0.994521895368273" calcext:value-type="float">
            <text:p>0.994521895368273</text:p>
          </table:table-cell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table:formula="of:=4/(440*600)*[.A187]" office:value-type="float" office:value="0.00281818181818182" calcext:value-type="float">
            <text:p>0.002818181818182</text:p>
          </table:table-cell>
          <table:table-cell table:formula="of:=SIN(2*PI()*440*[.B187])" office:value-type="float" office:value="0.998026728428271" calcext:value-type="float">
            <text:p>0.998026728428271</text:p>
          </table:table-cell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table:formula="of:=4/(440*600)*[.A188]" office:value-type="float" office:value="0.00283333333333333" calcext:value-type="float">
            <text:p>0.002833333333333</text:p>
          </table:table-cell>
          <table:table-cell table:formula="of:=SIN(2*PI()*440*[.B188])" office:value-type="float" office:value="0.999780683474845" calcext:value-type="float">
            <text:p>0.999780683474845</text:p>
          </table:table-cell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table:formula="of:=4/(440*600)*[.A189]" office:value-type="float" office:value="0.00284848484848485" calcext:value-type="float">
            <text:p>0.002848484848485</text:p>
          </table:table-cell>
          <table:table-cell table:formula="of:=SIN(2*PI()*440*[.B189])" office:value-type="float" office:value="0.999780683474845" calcext:value-type="float">
            <text:p>0.999780683474845</text:p>
          </table:table-cell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table:formula="of:=4/(440*600)*[.A190]" office:value-type="float" office:value="0.00286363636363636" calcext:value-type="float">
            <text:p>0.002863636363636</text:p>
          </table:table-cell>
          <table:table-cell table:formula="of:=SIN(2*PI()*440*[.B190])" office:value-type="float" office:value="0.998026728428271" calcext:value-type="float">
            <text:p>0.998026728428271</text:p>
          </table:table-cell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table:formula="of:=4/(440*600)*[.A191]" office:value-type="float" office:value="0.00287878787878788" calcext:value-type="float">
            <text:p>0.002878787878788</text:p>
          </table:table-cell>
          <table:table-cell table:formula="of:=SIN(2*PI()*440*[.B191])" office:value-type="float" office:value="0.994521895368273" calcext:value-type="float">
            <text:p>0.994521895368273</text:p>
          </table:table-cell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table:formula="of:=4/(440*600)*[.A192]" office:value-type="float" office:value="0.00289393939393939" calcext:value-type="float">
            <text:p>0.002893939393939</text:p>
          </table:table-cell>
          <table:table-cell table:formula="of:=SIN(2*PI()*440*[.B192])" office:value-type="float" office:value="0.989272332962988" calcext:value-type="float">
            <text:p>0.989272332962988</text:p>
          </table:table-cell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table:formula="of:=4/(440*600)*[.A193]" office:value-type="float" office:value="0.00290909090909091" calcext:value-type="float">
            <text:p>0.002909090909091</text:p>
          </table:table-cell>
          <table:table-cell table:formula="of:=SIN(2*PI()*440*[.B193])" office:value-type="float" office:value="0.982287250728689" calcext:value-type="float">
            <text:p>0.982287250728689</text:p>
          </table:table-cell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table:formula="of:=4/(440*600)*[.A194]" office:value-type="float" office:value="0.00292424242424242" calcext:value-type="float">
            <text:p>0.002924242424242</text:p>
          </table:table-cell>
          <table:table-cell table:formula="of:=SIN(2*PI()*440*[.B194])" office:value-type="float" office:value="0.97357890287316" calcext:value-type="float">
            <text:p>0.97357890287316</text:p>
          </table:table-cell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table:formula="of:=4/(440*600)*[.A195]" office:value-type="float" office:value="0.00293939393939394" calcext:value-type="float">
            <text:p>0.002939393939394</text:p>
          </table:table-cell>
          <table:table-cell table:formula="of:=SIN(2*PI()*440*[.B195])" office:value-type="float" office:value="0.963162566797659" calcext:value-type="float">
            <text:p>0.963162566797659</text:p>
          </table:table-cell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table:formula="of:=4/(440*600)*[.A196]" office:value-type="float" office:value="0.00295454545454545" calcext:value-type="float">
            <text:p>0.002954545454545</text:p>
          </table:table-cell>
          <table:table-cell table:formula="of:=SIN(2*PI()*440*[.B196])" office:value-type="float" office:value="0.951056516295154" calcext:value-type="float">
            <text:p>0.951056516295154</text:p>
          </table:table-cell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table:formula="of:=4/(440*600)*[.A197]" office:value-type="float" office:value="0.00296969696969697" calcext:value-type="float">
            <text:p>0.002969696969697</text:p>
          </table:table-cell>
          <table:table-cell table:formula="of:=SIN(2*PI()*440*[.B197])" office:value-type="float" office:value="0.937281989491891" calcext:value-type="float">
            <text:p>0.937281989491891</text:p>
          </table:table-cell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table:formula="of:=4/(440*600)*[.A198]" office:value-type="float" office:value="0.00298484848484848" calcext:value-type="float">
            <text:p>0.002984848484848</text:p>
          </table:table-cell>
          <table:table-cell table:formula="of:=SIN(2*PI()*440*[.B198])" office:value-type="float" office:value="0.921863151588501" calcext:value-type="float">
            <text:p>0.921863151588501</text:p>
          </table:table-cell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table:formula="of:=4/(440*600)*[.A199]" office:value-type="float" office:value="0.003" calcext:value-type="float">
            <text:p>0.003</text:p>
          </table:table-cell>
          <table:table-cell table:formula="of:=SIN(2*PI()*440*[.B199])" office:value-type="float" office:value="0.904827052466019" calcext:value-type="float">
            <text:p>0.904827052466019</text:p>
          </table:table-cell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table:formula="of:=4/(440*600)*[.A200]" office:value-type="float" office:value="0.00301515151515151" calcext:value-type="float">
            <text:p>0.003015151515152</text:p>
          </table:table-cell>
          <table:table-cell table:formula="of:=SIN(2*PI()*440*[.B200])" office:value-type="float" office:value="0.886203579231215" calcext:value-type="float">
            <text:p>0.886203579231215</text:p>
          </table:table-cell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table:formula="of:=4/(440*600)*[.A201]" office:value-type="float" office:value="0.00303030303030303" calcext:value-type="float">
            <text:p>0.003030303030303</text:p>
          </table:table-cell>
          <table:table-cell table:formula="of:=SIN(2*PI()*440*[.B201])" office:value-type="float" office:value="0.866025403784438" calcext:value-type="float">
            <text:p>0.866025403784438</text:p>
          </table:table-cell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table:formula="of:=4/(440*600)*[.A202]" office:value-type="float" office:value="0.00304545454545454" calcext:value-type="float">
            <text:p>0.003045454545455</text:p>
          </table:table-cell>
          <table:table-cell table:formula="of:=SIN(2*PI()*440*[.B202])" office:value-type="float" office:value="0.844327925502015" calcext:value-type="float">
            <text:p>0.844327925502015</text:p>
          </table:table-cell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table:formula="of:=4/(440*600)*[.A203]" office:value-type="float" office:value="0.00306060606060606" calcext:value-type="float">
            <text:p>0.003060606060606</text:p>
          </table:table-cell>
          <table:table-cell table:formula="of:=SIN(2*PI()*440*[.B203])" office:value-type="float" office:value="0.821149209133704" calcext:value-type="float">
            <text:p>0.821149209133704</text:p>
          </table:table-cell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table:formula="of:=4/(440*600)*[.A204]" office:value-type="float" office:value="0.00307575757575758" calcext:value-type="float">
            <text:p>0.003075757575758</text:p>
          </table:table-cell>
          <table:table-cell table:formula="of:=SIN(2*PI()*440*[.B204])" office:value-type="float" office:value="0.796529918024196" calcext:value-type="float">
            <text:p>0.796529918024196</text:p>
          </table:table-cell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table:formula="of:=4/(440*600)*[.A205]" office:value-type="float" office:value="0.00309090909090909" calcext:value-type="float">
            <text:p>0.003090909090909</text:p>
          </table:table-cell>
          <table:table-cell table:formula="of:=SIN(2*PI()*440*[.B205])" office:value-type="float" office:value="0.77051324277579" calcext:value-type="float">
            <text:p>0.77051324277579</text:p>
          </table:table-cell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table:formula="of:=4/(440*600)*[.A206]" office:value-type="float" office:value="0.00310606060606061" calcext:value-type="float">
            <text:p>0.003106060606061</text:p>
          </table:table-cell>
          <table:table-cell table:formula="of:=SIN(2*PI()*440*[.B206])" office:value-type="float" office:value="0.743144825477394" calcext:value-type="float">
            <text:p>0.743144825477394</text:p>
          </table:table-cell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table:formula="of:=4/(440*600)*[.A207]" office:value-type="float" office:value="0.00312121212121212" calcext:value-type="float">
            <text:p>0.003121212121212</text:p>
          </table:table-cell>
          <table:table-cell table:formula="of:=SIN(2*PI()*440*[.B207])" office:value-type="float" office:value="0.714472679632804" calcext:value-type="float">
            <text:p>0.714472679632804</text:p>
          </table:table-cell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table:formula="of:=4/(440*600)*[.A208]" office:value-type="float" office:value="0.00313636363636364" calcext:value-type="float">
            <text:p>0.003136363636364</text:p>
          </table:table-cell>
          <table:table-cell table:formula="of:=SIN(2*PI()*440*[.B208])" office:value-type="float" office:value="0.684547105928688" calcext:value-type="float">
            <text:p>0.684547105928688</text:p>
          </table:table-cell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table:formula="of:=4/(440*600)*[.A209]" office:value-type="float" office:value="0.00315151515151515" calcext:value-type="float">
            <text:p>0.003151515151515</text:p>
          </table:table-cell>
          <table:table-cell table:formula="of:=SIN(2*PI()*440*[.B209])" office:value-type="float" office:value="0.653420603990106" calcext:value-type="float">
            <text:p>0.653420603990106</text:p>
          </table:table-cell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table:formula="of:=4/(440*600)*[.A210]" office:value-type="float" office:value="0.00316666666666667" calcext:value-type="float">
            <text:p>0.003166666666667</text:p>
          </table:table-cell>
          <table:table-cell table:formula="of:=SIN(2*PI()*440*[.B210])" office:value-type="float" office:value="0.62114778027831" calcext:value-type="float">
            <text:p>0.62114778027831</text:p>
          </table:table-cell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table:formula="of:=4/(440*600)*[.A211]" office:value-type="float" office:value="0.00318181818181818" calcext:value-type="float">
            <text:p>0.003181818181818</text:p>
          </table:table-cell>
          <table:table-cell table:formula="of:=SIN(2*PI()*440*[.B211])" office:value-type="float" office:value="0.587785252292473" calcext:value-type="float">
            <text:p>0.587785252292473</text:p>
          </table:table-cell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table:formula="of:=4/(440*600)*[.A212]" office:value-type="float" office:value="0.0031969696969697" calcext:value-type="float">
            <text:p>0.00319696969697</text:p>
          </table:table-cell>
          <table:table-cell table:formula="of:=SIN(2*PI()*440*[.B212])" office:value-type="float" office:value="0.553391549243344" calcext:value-type="float">
            <text:p>0.553391549243344</text:p>
          </table:table-cell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table:formula="of:=4/(440*600)*[.A213]" office:value-type="float" office:value="0.00321212121212121" calcext:value-type="float">
            <text:p>0.003212121212121</text:p>
          </table:table-cell>
          <table:table-cell table:formula="of:=SIN(2*PI()*440*[.B213])" office:value-type="float" office:value="0.51802700937313" calcext:value-type="float">
            <text:p>0.51802700937313</text:p>
          </table:table-cell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table:formula="of:=4/(440*600)*[.A214]" office:value-type="float" office:value="0.00322727272727273" calcext:value-type="float">
            <text:p>0.003227272727273</text:p>
          </table:table-cell>
          <table:table-cell table:formula="of:=SIN(2*PI()*440*[.B214])" office:value-type="float" office:value="0.481753674101716" calcext:value-type="float">
            <text:p>0.481753674101716</text:p>
          </table:table-cell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table:formula="of:=4/(440*600)*[.A215]" office:value-type="float" office:value="0.00324242424242424" calcext:value-type="float">
            <text:p>0.003242424242424</text:p>
          </table:table-cell>
          <table:table-cell table:formula="of:=SIN(2*PI()*440*[.B215])" office:value-type="float" office:value="0.444635179184928" calcext:value-type="float">
            <text:p>0.444635179184928</text:p>
          </table:table-cell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table:formula="of:=4/(440*600)*[.A216]" office:value-type="float" office:value="0.00325757575757576" calcext:value-type="float">
            <text:p>0.003257575757576</text:p>
          </table:table-cell>
          <table:table-cell table:formula="of:=SIN(2*PI()*440*[.B216])" office:value-type="float" office:value="0.406736643075801" calcext:value-type="float">
            <text:p>0.406736643075801</text:p>
          </table:table-cell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table:formula="of:=4/(440*600)*[.A217]" office:value-type="float" office:value="0.00327272727272727" calcext:value-type="float">
            <text:p>0.003272727272727</text:p>
          </table:table-cell>
          <table:table-cell table:formula="of:=SIN(2*PI()*440*[.B217])" office:value-type="float" office:value="0.368124552684678" calcext:value-type="float">
            <text:p>0.368124552684678</text:p>
          </table:table-cell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table:formula="of:=4/(440*600)*[.A218]" office:value-type="float" office:value="0.00328787878787879" calcext:value-type="float">
            <text:p>0.003287878787879</text:p>
          </table:table-cell>
          <table:table-cell table:formula="of:=SIN(2*PI()*440*[.B218])" office:value-type="float" office:value="0.328866646738582" calcext:value-type="float">
            <text:p>0.328866646738582</text:p>
          </table:table-cell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table:formula="of:=4/(440*600)*[.A219]" office:value-type="float" office:value="0.0033030303030303" calcext:value-type="float">
            <text:p>0.00330303030303</text:p>
          </table:table-cell>
          <table:table-cell table:formula="of:=SIN(2*PI()*440*[.B219])" office:value-type="float" office:value="0.289031796944471" calcext:value-type="float">
            <text:p>0.289031796944471</text:p>
          </table:table-cell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table:formula="of:=4/(440*600)*[.A220]" office:value-type="float" office:value="0.00331818181818182" calcext:value-type="float">
            <text:p>0.003318181818182</text:p>
          </table:table-cell>
          <table:table-cell table:formula="of:=SIN(2*PI()*440*[.B220])" office:value-type="float" office:value="0.248689887164854" calcext:value-type="float">
            <text:p>0.248689887164854</text:p>
          </table:table-cell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table:formula="of:=4/(440*600)*[.A221]" office:value-type="float" office:value="0.00333333333333333" calcext:value-type="float">
            <text:p>0.003333333333333</text:p>
          </table:table-cell>
          <table:table-cell table:formula="of:=SIN(2*PI()*440*[.B221])" office:value-type="float" office:value="0.207911690817759" calcext:value-type="float">
            <text:p>0.207911690817759</text:p>
          </table:table-cell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table:formula="of:=4/(440*600)*[.A222]" office:value-type="float" office:value="0.00334848484848485" calcext:value-type="float">
            <text:p>0.003348484848485</text:p>
          </table:table-cell>
          <table:table-cell table:formula="of:=SIN(2*PI()*440*[.B222])" office:value-type="float" office:value="0.166768746716103" calcext:value-type="float">
            <text:p>0.166768746716103</text:p>
          </table:table-cell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table:formula="of:=4/(440*600)*[.A223]" office:value-type="float" office:value="0.00336363636363636" calcext:value-type="float">
            <text:p>0.003363636363636</text:p>
          </table:table-cell>
          <table:table-cell table:formula="of:=SIN(2*PI()*440*[.B223])" office:value-type="float" office:value="0.125333233564306" calcext:value-type="float">
            <text:p>0.125333233564306</text:p>
          </table:table-cell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table:formula="of:=4/(440*600)*[.A224]" office:value-type="float" office:value="0.00337878787878788" calcext:value-type="float">
            <text:p>0.003378787878788</text:p>
          </table:table-cell>
          <table:table-cell table:formula="of:=SIN(2*PI()*440*[.B224])" office:value-type="float" office:value="0.083677843332316" calcext:value-type="float">
            <text:p>0.083677843332316</text:p>
          </table:table-cell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table:formula="of:=4/(440*600)*[.A225]" office:value-type="float" office:value="0.00339393939393939" calcext:value-type="float">
            <text:p>0.003393939393939</text:p>
          </table:table-cell>
          <table:table-cell table:formula="of:=SIN(2*PI()*440*[.B225])" office:value-type="float" office:value="0.0418756537291992" calcext:value-type="float">
            <text:p>0.041875653729199</text:p>
          </table:table-cell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table:formula="of:=4/(440*600)*[.A226]" office:value-type="float" office:value="0.00340909090909091" calcext:value-type="float">
            <text:p>0.003409090909091</text:p>
          </table:table-cell>
          <table:table-cell table:formula="of:=SIN(2*PI()*440*[.B226])" office:value-type="float" office:value="3.67394039744206E-016" calcext:value-type="float">
            <text:p>3.67394039744206E-16</text:p>
          </table:table-cell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table:formula="of:=4/(440*600)*[.A227]" office:value-type="float" office:value="0.00342424242424242" calcext:value-type="float">
            <text:p>0.003424242424242</text:p>
          </table:table-cell>
          <table:table-cell table:formula="of:=SIN(2*PI()*440*[.B227])" office:value-type="float" office:value="-0.0418756537292002" calcext:value-type="float">
            <text:p>-0.0418756537292</text:p>
          </table:table-cell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table:formula="of:=4/(440*600)*[.A228]" office:value-type="float" office:value="0.00343939393939394" calcext:value-type="float">
            <text:p>0.003439393939394</text:p>
          </table:table-cell>
          <table:table-cell table:formula="of:=SIN(2*PI()*440*[.B228])" office:value-type="float" office:value="-0.0836778433323152" calcext:value-type="float">
            <text:p>-0.083677843332315</text:p>
          </table:table-cell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table:formula="of:=4/(440*600)*[.A229]" office:value-type="float" office:value="0.00345454545454545" calcext:value-type="float">
            <text:p>0.003454545454545</text:p>
          </table:table-cell>
          <table:table-cell table:formula="of:=SIN(2*PI()*440*[.B229])" office:value-type="float" office:value="-0.125333233564305" calcext:value-type="float">
            <text:p>-0.125333233564305</text:p>
          </table:table-cell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table:formula="of:=4/(440*600)*[.A230]" office:value-type="float" office:value="0.00346969696969697" calcext:value-type="float">
            <text:p>0.003469696969697</text:p>
          </table:table-cell>
          <table:table-cell table:formula="of:=SIN(2*PI()*440*[.B230])" office:value-type="float" office:value="-0.166768746716102" calcext:value-type="float">
            <text:p>-0.166768746716102</text:p>
          </table:table-cell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table:formula="of:=4/(440*600)*[.A231]" office:value-type="float" office:value="0.00348484848484848" calcext:value-type="float">
            <text:p>0.003484848484848</text:p>
          </table:table-cell>
          <table:table-cell table:formula="of:=SIN(2*PI()*440*[.B231])" office:value-type="float" office:value="-0.207911690817758" calcext:value-type="float">
            <text:p>-0.207911690817758</text:p>
          </table:table-cell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table:formula="of:=4/(440*600)*[.A232]" office:value-type="float" office:value="0.0035" calcext:value-type="float">
            <text:p>0.0035</text:p>
          </table:table-cell>
          <table:table-cell table:formula="of:=SIN(2*PI()*440*[.B232])" office:value-type="float" office:value="-0.248689887164855" calcext:value-type="float">
            <text:p>-0.248689887164855</text:p>
          </table:table-cell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table:formula="of:=4/(440*600)*[.A233]" office:value-type="float" office:value="0.00351515151515151" calcext:value-type="float">
            <text:p>0.003515151515152</text:p>
          </table:table-cell>
          <table:table-cell table:formula="of:=SIN(2*PI()*440*[.B233])" office:value-type="float" office:value="-0.289031796944471" calcext:value-type="float">
            <text:p>-0.289031796944471</text:p>
          </table:table-cell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table:formula="of:=4/(440*600)*[.A234]" office:value-type="float" office:value="0.00353030303030303" calcext:value-type="float">
            <text:p>0.003530303030303</text:p>
          </table:table-cell>
          <table:table-cell table:formula="of:=SIN(2*PI()*440*[.B234])" office:value-type="float" office:value="-0.328866646738583" calcext:value-type="float">
            <text:p>-0.328866646738583</text:p>
          </table:table-cell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table:formula="of:=4/(440*600)*[.A235]" office:value-type="float" office:value="0.00354545454545454" calcext:value-type="float">
            <text:p>0.003545454545455</text:p>
          </table:table-cell>
          <table:table-cell table:formula="of:=SIN(2*PI()*440*[.B235])" office:value-type="float" office:value="-0.368124552684677" calcext:value-type="float">
            <text:p>-0.368124552684677</text:p>
          </table:table-cell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table:formula="of:=4/(440*600)*[.A236]" office:value-type="float" office:value="0.00356060606060606" calcext:value-type="float">
            <text:p>0.003560606060606</text:p>
          </table:table-cell>
          <table:table-cell table:formula="of:=SIN(2*PI()*440*[.B236])" office:value-type="float" office:value="-0.4067366430758" calcext:value-type="float">
            <text:p>-0.4067366430758</text:p>
          </table:table-cell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table:formula="of:=4/(440*600)*[.A237]" office:value-type="float" office:value="0.00357575757575758" calcext:value-type="float">
            <text:p>0.003575757575758</text:p>
          </table:table-cell>
          <table:table-cell table:formula="of:=SIN(2*PI()*440*[.B237])" office:value-type="float" office:value="-0.444635179184929" calcext:value-type="float">
            <text:p>-0.444635179184929</text:p>
          </table:table-cell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table:formula="of:=4/(440*600)*[.A238]" office:value-type="float" office:value="0.00359090909090909" calcext:value-type="float">
            <text:p>0.003590909090909</text:p>
          </table:table-cell>
          <table:table-cell table:formula="of:=SIN(2*PI()*440*[.B238])" office:value-type="float" office:value="-0.481753674101716" calcext:value-type="float">
            <text:p>-0.481753674101716</text:p>
          </table:table-cell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table:formula="of:=4/(440*600)*[.A239]" office:value-type="float" office:value="0.00360606060606061" calcext:value-type="float">
            <text:p>0.003606060606061</text:p>
          </table:table-cell>
          <table:table-cell table:formula="of:=SIN(2*PI()*440*[.B239])" office:value-type="float" office:value="-0.518027009373131" calcext:value-type="float">
            <text:p>-0.518027009373131</text:p>
          </table:table-cell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table:formula="of:=4/(440*600)*[.A240]" office:value-type="float" office:value="0.00362121212121212" calcext:value-type="float">
            <text:p>0.003621212121212</text:p>
          </table:table-cell>
          <table:table-cell table:formula="of:=SIN(2*PI()*440*[.B240])" office:value-type="float" office:value="-0.553391549243344" calcext:value-type="float">
            <text:p>-0.553391549243344</text:p>
          </table:table-cell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table:formula="of:=4/(440*600)*[.A241]" office:value-type="float" office:value="0.00363636363636364" calcext:value-type="float">
            <text:p>0.003636363636364</text:p>
          </table:table-cell>
          <table:table-cell table:formula="of:=SIN(2*PI()*440*[.B241])" office:value-type="float" office:value="-0.587785252292473" calcext:value-type="float">
            <text:p>-0.587785252292473</text:p>
          </table:table-cell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table:formula="of:=4/(440*600)*[.A242]" office:value-type="float" office:value="0.00365151515151515" calcext:value-type="float">
            <text:p>0.003651515151515</text:p>
          </table:table-cell>
          <table:table-cell table:formula="of:=SIN(2*PI()*440*[.B242])" office:value-type="float" office:value="-0.621147780278309" calcext:value-type="float">
            <text:p>-0.621147780278309</text:p>
          </table:table-cell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table:formula="of:=4/(440*600)*[.A243]" office:value-type="float" office:value="0.00366666666666667" calcext:value-type="float">
            <text:p>0.003666666666667</text:p>
          </table:table-cell>
          <table:table-cell table:formula="of:=SIN(2*PI()*440*[.B243])" office:value-type="float" office:value="-0.653420603990105" calcext:value-type="float">
            <text:p>-0.653420603990105</text:p>
          </table:table-cell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table:formula="of:=4/(440*600)*[.A244]" office:value-type="float" office:value="0.00368181818181818" calcext:value-type="float">
            <text:p>0.003681818181818</text:p>
          </table:table-cell>
          <table:table-cell table:formula="of:=SIN(2*PI()*440*[.B244])" office:value-type="float" office:value="-0.684547105928689" calcext:value-type="float">
            <text:p>-0.684547105928689</text:p>
          </table:table-cell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table:formula="of:=4/(440*600)*[.A245]" office:value-type="float" office:value="0.0036969696969697" calcext:value-type="float">
            <text:p>0.00369696969697</text:p>
          </table:table-cell>
          <table:table-cell table:formula="of:=SIN(2*PI()*440*[.B245])" office:value-type="float" office:value="-0.714472679632803" calcext:value-type="float">
            <text:p>-0.714472679632803</text:p>
          </table:table-cell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table:formula="of:=4/(440*600)*[.A246]" office:value-type="float" office:value="0.00371212121212121" calcext:value-type="float">
            <text:p>0.003712121212121</text:p>
          </table:table-cell>
          <table:table-cell table:formula="of:=SIN(2*PI()*440*[.B246])" office:value-type="float" office:value="-0.743144825477395" calcext:value-type="float">
            <text:p>-0.743144825477395</text:p>
          </table:table-cell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table:formula="of:=4/(440*600)*[.A247]" office:value-type="float" office:value="0.00372727272727273" calcext:value-type="float">
            <text:p>0.003727272727273</text:p>
          </table:table-cell>
          <table:table-cell table:formula="of:=SIN(2*PI()*440*[.B247])" office:value-type="float" office:value="-0.770513242775789" calcext:value-type="float">
            <text:p>-0.770513242775789</text:p>
          </table:table-cell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table:formula="of:=4/(440*600)*[.A248]" office:value-type="float" office:value="0.00374242424242424" calcext:value-type="float">
            <text:p>0.003742424242424</text:p>
          </table:table-cell>
          <table:table-cell table:formula="of:=SIN(2*PI()*440*[.B248])" office:value-type="float" office:value="-0.796529918024197" calcext:value-type="float">
            <text:p>-0.796529918024197</text:p>
          </table:table-cell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table:formula="of:=4/(440*600)*[.A249]" office:value-type="float" office:value="0.00375757575757576" calcext:value-type="float">
            <text:p>0.003757575757576</text:p>
          </table:table-cell>
          <table:table-cell table:formula="of:=SIN(2*PI()*440*[.B249])" office:value-type="float" office:value="-0.821149209133704" calcext:value-type="float">
            <text:p>-0.821149209133704</text:p>
          </table:table-cell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table:formula="of:=4/(440*600)*[.A250]" office:value-type="float" office:value="0.00377272727272727" calcext:value-type="float">
            <text:p>0.003772727272727</text:p>
          </table:table-cell>
          <table:table-cell table:formula="of:=SIN(2*PI()*440*[.B250])" office:value-type="float" office:value="-0.844327925502015" calcext:value-type="float">
            <text:p>-0.844327925502015</text:p>
          </table:table-cell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table:formula="of:=4/(440*600)*[.A251]" office:value-type="float" office:value="0.00378787878787879" calcext:value-type="float">
            <text:p>0.003787878787879</text:p>
          </table:table-cell>
          <table:table-cell table:formula="of:=SIN(2*PI()*440*[.B251])" office:value-type="float" office:value="-0.866025403784439" calcext:value-type="float">
            <text:p>-0.866025403784439</text:p>
          </table:table-cell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table:formula="of:=4/(440*600)*[.A252]" office:value-type="float" office:value="0.0038030303030303" calcext:value-type="float">
            <text:p>0.00380303030303</text:p>
          </table:table-cell>
          <table:table-cell table:formula="of:=SIN(2*PI()*440*[.B252])" office:value-type="float" office:value="-0.886203579231214" calcext:value-type="float">
            <text:p>-0.886203579231214</text:p>
          </table:table-cell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table:formula="of:=4/(440*600)*[.A253]" office:value-type="float" office:value="0.00381818181818182" calcext:value-type="float">
            <text:p>0.003818181818182</text:p>
          </table:table-cell>
          <table:table-cell table:formula="of:=SIN(2*PI()*440*[.B253])" office:value-type="float" office:value="-0.90482705246602" calcext:value-type="float">
            <text:p>-0.90482705246602</text:p>
          </table:table-cell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table:formula="of:=4/(440*600)*[.A254]" office:value-type="float" office:value="0.00383333333333333" calcext:value-type="float">
            <text:p>0.003833333333333</text:p>
          </table:table-cell>
          <table:table-cell table:formula="of:=SIN(2*PI()*440*[.B254])" office:value-type="float" office:value="-0.9218631515885" calcext:value-type="float">
            <text:p>-0.9218631515885</text:p>
          </table:table-cell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table:formula="of:=4/(440*600)*[.A255]" office:value-type="float" office:value="0.00384848484848485" calcext:value-type="float">
            <text:p>0.003848484848485</text:p>
          </table:table-cell>
          <table:table-cell table:formula="of:=SIN(2*PI()*440*[.B255])" office:value-type="float" office:value="-0.937281989491892" calcext:value-type="float">
            <text:p>-0.937281989491892</text:p>
          </table:table-cell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table:formula="of:=4/(440*600)*[.A256]" office:value-type="float" office:value="0.00386363636363636" calcext:value-type="float">
            <text:p>0.003863636363636</text:p>
          </table:table-cell>
          <table:table-cell table:formula="of:=SIN(2*PI()*440*[.B256])" office:value-type="float" office:value="-0.951056516295153" calcext:value-type="float">
            <text:p>-0.951056516295153</text:p>
          </table:table-cell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table:formula="of:=4/(440*600)*[.A257]" office:value-type="float" office:value="0.00387878787878788" calcext:value-type="float">
            <text:p>0.003878787878788</text:p>
          </table:table-cell>
          <table:table-cell table:formula="of:=SIN(2*PI()*440*[.B257])" office:value-type="float" office:value="-0.963162566797658" calcext:value-type="float">
            <text:p>-0.963162566797658</text:p>
          </table:table-cell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table:formula="of:=4/(440*600)*[.A258]" office:value-type="float" office:value="0.00389393939393939" calcext:value-type="float">
            <text:p>0.003893939393939</text:p>
          </table:table-cell>
          <table:table-cell table:formula="of:=SIN(2*PI()*440*[.B258])" office:value-type="float" office:value="-0.97357890287316" calcext:value-type="float">
            <text:p>-0.97357890287316</text:p>
          </table:table-cell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 table:formula="of:=4/(440*600)*[.A259]" office:value-type="float" office:value="0.00390909090909091" calcext:value-type="float">
            <text:p>0.003909090909091</text:p>
          </table:table-cell>
          <table:table-cell table:formula="of:=SIN(2*PI()*440*[.B259])" office:value-type="float" office:value="-0.982287250728689" calcext:value-type="float">
            <text:p>-0.982287250728689</text:p>
          </table:table-cell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 table:formula="of:=4/(440*600)*[.A260]" office:value-type="float" office:value="0.00392424242424242" calcext:value-type="float">
            <text:p>0.003924242424242</text:p>
          </table:table-cell>
          <table:table-cell table:formula="of:=SIN(2*PI()*440*[.B260])" office:value-type="float" office:value="-0.989272332962988" calcext:value-type="float">
            <text:p>-0.989272332962988</text:p>
          </table:table-cell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 table:formula="of:=4/(440*600)*[.A261]" office:value-type="float" office:value="0.00393939393939394" calcext:value-type="float">
            <text:p>0.003939393939394</text:p>
          </table:table-cell>
          <table:table-cell table:formula="of:=SIN(2*PI()*440*[.B261])" office:value-type="float" office:value="-0.994521895368273" calcext:value-type="float">
            <text:p>-0.994521895368273</text:p>
          </table:table-cell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 table:formula="of:=4/(440*600)*[.A262]" office:value-type="float" office:value="0.00395454545454545" calcext:value-type="float">
            <text:p>0.003954545454545</text:p>
          </table:table-cell>
          <table:table-cell table:formula="of:=SIN(2*PI()*440*[.B262])" office:value-type="float" office:value="-0.998026728428271" calcext:value-type="float">
            <text:p>-0.998026728428271</text:p>
          </table:table-cell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 table:formula="of:=4/(440*600)*[.A263]" office:value-type="float" office:value="0.00396969696969697" calcext:value-type="float">
            <text:p>0.003969696969697</text:p>
          </table:table-cell>
          <table:table-cell table:formula="of:=SIN(2*PI()*440*[.B263])" office:value-type="float" office:value="-0.999780683474845" calcext:value-type="float">
            <text:p>-0.999780683474845</text:p>
          </table:table-cell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 table:formula="of:=4/(440*600)*[.A264]" office:value-type="float" office:value="0.00398484848484849" calcext:value-type="float">
            <text:p>0.003984848484848</text:p>
          </table:table-cell>
          <table:table-cell table:formula="of:=SIN(2*PI()*440*[.B264])" office:value-type="float" office:value="-0.999780683474845" calcext:value-type="float">
            <text:p>-0.999780683474845</text:p>
          </table:table-cell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 table:formula="of:=4/(440*600)*[.A265]" office:value-type="float" office:value="0.004" calcext:value-type="float">
            <text:p>0.004</text:p>
          </table:table-cell>
          <table:table-cell table:formula="of:=SIN(2*PI()*440*[.B265])" office:value-type="float" office:value="-0.998026728428271" calcext:value-type="float">
            <text:p>-0.998026728428271</text:p>
          </table:table-cell>
        </table:table-row>
        <table:table-row table:style-name="ro1">
          <table:table-cell table:formula="of:=[.A265]+1" office:value-type="float" office:value="265" calcext:value-type="float">
            <text:p>265</text:p>
          </table:table-cell>
          <table:table-cell table:formula="of:=4/(440*600)*[.A266]" office:value-type="float" office:value="0.00401515151515152" calcext:value-type="float">
            <text:p>0.004015151515152</text:p>
          </table:table-cell>
          <table:table-cell table:formula="of:=SIN(2*PI()*440*[.B266])" office:value-type="float" office:value="-0.994521895368273" calcext:value-type="float">
            <text:p>-0.994521895368273</text:p>
          </table:table-cell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 table:formula="of:=4/(440*600)*[.A267]" office:value-type="float" office:value="0.00403030303030303" calcext:value-type="float">
            <text:p>0.004030303030303</text:p>
          </table:table-cell>
          <table:table-cell table:formula="of:=SIN(2*PI()*440*[.B267])" office:value-type="float" office:value="-0.989272332962988" calcext:value-type="float">
            <text:p>-0.989272332962988</text:p>
          </table:table-cell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 table:formula="of:=4/(440*600)*[.A268]" office:value-type="float" office:value="0.00404545454545455" calcext:value-type="float">
            <text:p>0.004045454545455</text:p>
          </table:table-cell>
          <table:table-cell table:formula="of:=SIN(2*PI()*440*[.B268])" office:value-type="float" office:value="-0.982287250728689" calcext:value-type="float">
            <text:p>-0.982287250728689</text:p>
          </table:table-cell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 table:formula="of:=4/(440*600)*[.A269]" office:value-type="float" office:value="0.00406060606060606" calcext:value-type="float">
            <text:p>0.004060606060606</text:p>
          </table:table-cell>
          <table:table-cell table:formula="of:=SIN(2*PI()*440*[.B269])" office:value-type="float" office:value="-0.97357890287316" calcext:value-type="float">
            <text:p>-0.97357890287316</text:p>
          </table:table-cell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 table:formula="of:=4/(440*600)*[.A270]" office:value-type="float" office:value="0.00407575757575758" calcext:value-type="float">
            <text:p>0.004075757575758</text:p>
          </table:table-cell>
          <table:table-cell table:formula="of:=SIN(2*PI()*440*[.B270])" office:value-type="float" office:value="-0.963162566797659" calcext:value-type="float">
            <text:p>-0.963162566797659</text:p>
          </table:table-cell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 table:formula="of:=4/(440*600)*[.A271]" office:value-type="float" office:value="0.00409090909090909" calcext:value-type="float">
            <text:p>0.004090909090909</text:p>
          </table:table-cell>
          <table:table-cell table:formula="of:=SIN(2*PI()*440*[.B271])" office:value-type="float" office:value="-0.951056516295153" calcext:value-type="float">
            <text:p>-0.951056516295153</text:p>
          </table:table-cell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 table:formula="of:=4/(440*600)*[.A272]" office:value-type="float" office:value="0.00410606060606061" calcext:value-type="float">
            <text:p>0.004106060606061</text:p>
          </table:table-cell>
          <table:table-cell table:formula="of:=SIN(2*PI()*440*[.B272])" office:value-type="float" office:value="-0.937281989491891" calcext:value-type="float">
            <text:p>-0.937281989491891</text:p>
          </table:table-cell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 table:formula="of:=4/(440*600)*[.A273]" office:value-type="float" office:value="0.00412121212121212" calcext:value-type="float">
            <text:p>0.004121212121212</text:p>
          </table:table-cell>
          <table:table-cell table:formula="of:=SIN(2*PI()*440*[.B273])" office:value-type="float" office:value="-0.921863151588501" calcext:value-type="float">
            <text:p>-0.921863151588501</text:p>
          </table:table-cell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 table:formula="of:=4/(440*600)*[.A274]" office:value-type="float" office:value="0.00413636363636364" calcext:value-type="float">
            <text:p>0.004136363636364</text:p>
          </table:table-cell>
          <table:table-cell table:formula="of:=SIN(2*PI()*440*[.B274])" office:value-type="float" office:value="-0.90482705246602" calcext:value-type="float">
            <text:p>-0.90482705246602</text:p>
          </table:table-cell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 table:formula="of:=4/(440*600)*[.A275]" office:value-type="float" office:value="0.00415151515151515" calcext:value-type="float">
            <text:p>0.004151515151515</text:p>
          </table:table-cell>
          <table:table-cell table:formula="of:=SIN(2*PI()*440*[.B275])" office:value-type="float" office:value="-0.886203579231214" calcext:value-type="float">
            <text:p>-0.886203579231214</text:p>
          </table:table-cell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 table:formula="of:=4/(440*600)*[.A276]" office:value-type="float" office:value="0.00416666666666667" calcext:value-type="float">
            <text:p>0.004166666666667</text:p>
          </table:table-cell>
          <table:table-cell table:formula="of:=SIN(2*PI()*440*[.B276])" office:value-type="float" office:value="-0.866025403784438" calcext:value-type="float">
            <text:p>-0.866025403784438</text:p>
          </table:table-cell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 table:formula="of:=4/(440*600)*[.A277]" office:value-type="float" office:value="0.00418181818181818" calcext:value-type="float">
            <text:p>0.004181818181818</text:p>
          </table:table-cell>
          <table:table-cell table:formula="of:=SIN(2*PI()*440*[.B277])" office:value-type="float" office:value="-0.844327925502015" calcext:value-type="float">
            <text:p>-0.844327925502015</text:p>
          </table:table-cell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 table:formula="of:=4/(440*600)*[.A278]" office:value-type="float" office:value="0.0041969696969697" calcext:value-type="float">
            <text:p>0.00419696969697</text:p>
          </table:table-cell>
          <table:table-cell table:formula="of:=SIN(2*PI()*440*[.B278])" office:value-type="float" office:value="-0.821149209133704" calcext:value-type="float">
            <text:p>-0.821149209133704</text:p>
          </table:table-cell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 table:formula="of:=4/(440*600)*[.A279]" office:value-type="float" office:value="0.00421212121212121" calcext:value-type="float">
            <text:p>0.004212121212121</text:p>
          </table:table-cell>
          <table:table-cell table:formula="of:=SIN(2*PI()*440*[.B279])" office:value-type="float" office:value="-0.796529918024196" calcext:value-type="float">
            <text:p>-0.796529918024196</text:p>
          </table:table-cell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 table:formula="of:=4/(440*600)*[.A280]" office:value-type="float" office:value="0.00422727272727273" calcext:value-type="float">
            <text:p>0.004227272727273</text:p>
          </table:table-cell>
          <table:table-cell table:formula="of:=SIN(2*PI()*440*[.B280])" office:value-type="float" office:value="-0.77051324277579" calcext:value-type="float">
            <text:p>-0.77051324277579</text:p>
          </table:table-cell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 table:formula="of:=4/(440*600)*[.A281]" office:value-type="float" office:value="0.00424242424242424" calcext:value-type="float">
            <text:p>0.004242424242424</text:p>
          </table:table-cell>
          <table:table-cell table:formula="of:=SIN(2*PI()*440*[.B281])" office:value-type="float" office:value="-0.743144825477395" calcext:value-type="float">
            <text:p>-0.743144825477395</text:p>
          </table:table-cell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 table:formula="of:=4/(440*600)*[.A282]" office:value-type="float" office:value="0.00425757575757576" calcext:value-type="float">
            <text:p>0.004257575757576</text:p>
          </table:table-cell>
          <table:table-cell table:formula="of:=SIN(2*PI()*440*[.B282])" office:value-type="float" office:value="-0.714472679632803" calcext:value-type="float">
            <text:p>-0.714472679632803</text:p>
          </table:table-cell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 table:formula="of:=4/(440*600)*[.A283]" office:value-type="float" office:value="0.00427272727272727" calcext:value-type="float">
            <text:p>0.004272727272727</text:p>
          </table:table-cell>
          <table:table-cell table:formula="of:=SIN(2*PI()*440*[.B283])" office:value-type="float" office:value="-0.684547105928688" calcext:value-type="float">
            <text:p>-0.684547105928688</text:p>
          </table:table-cell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 table:formula="of:=4/(440*600)*[.A284]" office:value-type="float" office:value="0.00428787878787879" calcext:value-type="float">
            <text:p>0.004287878787879</text:p>
          </table:table-cell>
          <table:table-cell table:formula="of:=SIN(2*PI()*440*[.B284])" office:value-type="float" office:value="-0.653420603990106" calcext:value-type="float">
            <text:p>-0.653420603990106</text:p>
          </table:table-cell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 table:formula="of:=4/(440*600)*[.A285]" office:value-type="float" office:value="0.0043030303030303" calcext:value-type="float">
            <text:p>0.00430303030303</text:p>
          </table:table-cell>
          <table:table-cell table:formula="of:=SIN(2*PI()*440*[.B285])" office:value-type="float" office:value="-0.62114778027831" calcext:value-type="float">
            <text:p>-0.62114778027831</text:p>
          </table:table-cell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 table:formula="of:=4/(440*600)*[.A286]" office:value-type="float" office:value="0.00431818181818182" calcext:value-type="float">
            <text:p>0.004318181818182</text:p>
          </table:table-cell>
          <table:table-cell table:formula="of:=SIN(2*PI()*440*[.B286])" office:value-type="float" office:value="-0.587785252292473" calcext:value-type="float">
            <text:p>-0.587785252292473</text:p>
          </table:table-cell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 table:formula="of:=4/(440*600)*[.A287]" office:value-type="float" office:value="0.00433333333333333" calcext:value-type="float">
            <text:p>0.004333333333333</text:p>
          </table:table-cell>
          <table:table-cell table:formula="of:=SIN(2*PI()*440*[.B287])" office:value-type="float" office:value="-0.553391549243344" calcext:value-type="float">
            <text:p>-0.553391549243344</text:p>
          </table:table-cell>
        </table:table-row>
        <table:table-row table:style-name="ro1">
          <table:table-cell table:formula="of:=[.A287]+1" office:value-type="float" office:value="287" calcext:value-type="float">
            <text:p>287</text:p>
          </table:table-cell>
          <table:table-cell table:formula="of:=4/(440*600)*[.A288]" office:value-type="float" office:value="0.00434848484848485" calcext:value-type="float">
            <text:p>0.004348484848485</text:p>
          </table:table-cell>
          <table:table-cell table:formula="of:=SIN(2*PI()*440*[.B288])" office:value-type="float" office:value="-0.51802700937313" calcext:value-type="float">
            <text:p>-0.51802700937313</text:p>
          </table:table-cell>
        </table:table-row>
        <table:table-row table:style-name="ro1">
          <table:table-cell table:formula="of:=[.A288]+1" office:value-type="float" office:value="288" calcext:value-type="float">
            <text:p>288</text:p>
          </table:table-cell>
          <table:table-cell table:formula="of:=4/(440*600)*[.A289]" office:value-type="float" office:value="0.00436363636363636" calcext:value-type="float">
            <text:p>0.004363636363636</text:p>
          </table:table-cell>
          <table:table-cell table:formula="of:=SIN(2*PI()*440*[.B289])" office:value-type="float" office:value="-0.481753674101715" calcext:value-type="float">
            <text:p>-0.481753674101715</text:p>
          </table:table-cell>
        </table:table-row>
        <table:table-row table:style-name="ro1">
          <table:table-cell table:formula="of:=[.A289]+1" office:value-type="float" office:value="289" calcext:value-type="float">
            <text:p>289</text:p>
          </table:table-cell>
          <table:table-cell table:formula="of:=4/(440*600)*[.A290]" office:value-type="float" office:value="0.00437878787878788" calcext:value-type="float">
            <text:p>0.004378787878788</text:p>
          </table:table-cell>
          <table:table-cell table:formula="of:=SIN(2*PI()*440*[.B290])" office:value-type="float" office:value="-0.444635179184928" calcext:value-type="float">
            <text:p>-0.444635179184928</text:p>
          </table:table-cell>
        </table:table-row>
        <table:table-row table:style-name="ro1">
          <table:table-cell table:formula="of:=[.A290]+1" office:value-type="float" office:value="290" calcext:value-type="float">
            <text:p>290</text:p>
          </table:table-cell>
          <table:table-cell table:formula="of:=4/(440*600)*[.A291]" office:value-type="float" office:value="0.00439393939393939" calcext:value-type="float">
            <text:p>0.004393939393939</text:p>
          </table:table-cell>
          <table:table-cell table:formula="of:=SIN(2*PI()*440*[.B291])" office:value-type="float" office:value="-0.406736643075801" calcext:value-type="float">
            <text:p>-0.406736643075801</text:p>
          </table:table-cell>
        </table:table-row>
        <table:table-row table:style-name="ro1">
          <table:table-cell table:formula="of:=[.A291]+1" office:value-type="float" office:value="291" calcext:value-type="float">
            <text:p>291</text:p>
          </table:table-cell>
          <table:table-cell table:formula="of:=4/(440*600)*[.A292]" office:value-type="float" office:value="0.00440909090909091" calcext:value-type="float">
            <text:p>0.004409090909091</text:p>
          </table:table-cell>
          <table:table-cell table:formula="of:=SIN(2*PI()*440*[.B292])" office:value-type="float" office:value="-0.368124552684676" calcext:value-type="float">
            <text:p>-0.368124552684676</text:p>
          </table:table-cell>
        </table:table-row>
        <table:table-row table:style-name="ro1">
          <table:table-cell table:formula="of:=[.A292]+1" office:value-type="float" office:value="292" calcext:value-type="float">
            <text:p>292</text:p>
          </table:table-cell>
          <table:table-cell table:formula="of:=4/(440*600)*[.A293]" office:value-type="float" office:value="0.00442424242424242" calcext:value-type="float">
            <text:p>0.004424242424242</text:p>
          </table:table-cell>
          <table:table-cell table:formula="of:=SIN(2*PI()*440*[.B293])" office:value-type="float" office:value="-0.328866646738582" calcext:value-type="float">
            <text:p>-0.328866646738582</text:p>
          </table:table-cell>
        </table:table-row>
        <table:table-row table:style-name="ro1">
          <table:table-cell table:formula="of:=[.A293]+1" office:value-type="float" office:value="293" calcext:value-type="float">
            <text:p>293</text:p>
          </table:table-cell>
          <table:table-cell table:formula="of:=4/(440*600)*[.A294]" office:value-type="float" office:value="0.00443939393939394" calcext:value-type="float">
            <text:p>0.004439393939394</text:p>
          </table:table-cell>
          <table:table-cell table:formula="of:=SIN(2*PI()*440*[.B294])" office:value-type="float" office:value="-0.289031796944472" calcext:value-type="float">
            <text:p>-0.289031796944472</text:p>
          </table:table-cell>
        </table:table-row>
        <table:table-row table:style-name="ro1">
          <table:table-cell table:formula="of:=[.A294]+1" office:value-type="float" office:value="294" calcext:value-type="float">
            <text:p>294</text:p>
          </table:table-cell>
          <table:table-cell table:formula="of:=4/(440*600)*[.A295]" office:value-type="float" office:value="0.00445454545454545" calcext:value-type="float">
            <text:p>0.004454545454545</text:p>
          </table:table-cell>
          <table:table-cell table:formula="of:=SIN(2*PI()*440*[.B295])" office:value-type="float" office:value="-0.248689887164856" calcext:value-type="float">
            <text:p>-0.248689887164856</text:p>
          </table:table-cell>
        </table:table-row>
        <table:table-row table:style-name="ro1">
          <table:table-cell table:formula="of:=[.A295]+1" office:value-type="float" office:value="295" calcext:value-type="float">
            <text:p>295</text:p>
          </table:table-cell>
          <table:table-cell table:formula="of:=4/(440*600)*[.A296]" office:value-type="float" office:value="0.00446969696969697" calcext:value-type="float">
            <text:p>0.004469696969697</text:p>
          </table:table-cell>
          <table:table-cell table:formula="of:=SIN(2*PI()*440*[.B296])" office:value-type="float" office:value="-0.207911690817759" calcext:value-type="float">
            <text:p>-0.207911690817759</text:p>
          </table:table-cell>
        </table:table-row>
        <table:table-row table:style-name="ro1">
          <table:table-cell table:formula="of:=[.A296]+1" office:value-type="float" office:value="296" calcext:value-type="float">
            <text:p>296</text:p>
          </table:table-cell>
          <table:table-cell table:formula="of:=4/(440*600)*[.A297]" office:value-type="float" office:value="0.00448484848484848" calcext:value-type="float">
            <text:p>0.004484848484848</text:p>
          </table:table-cell>
          <table:table-cell table:formula="of:=SIN(2*PI()*440*[.B297])" office:value-type="float" office:value="-0.166768746716103" calcext:value-type="float">
            <text:p>-0.166768746716103</text:p>
          </table:table-cell>
        </table:table-row>
        <table:table-row table:style-name="ro1">
          <table:table-cell table:formula="of:=[.A297]+1" office:value-type="float" office:value="297" calcext:value-type="float">
            <text:p>297</text:p>
          </table:table-cell>
          <table:table-cell table:formula="of:=4/(440*600)*[.A298]" office:value-type="float" office:value="0.0045" calcext:value-type="float">
            <text:p>0.0045</text:p>
          </table:table-cell>
          <table:table-cell table:formula="of:=SIN(2*PI()*440*[.B298])" office:value-type="float" office:value="-0.125333233564304" calcext:value-type="float">
            <text:p>-0.125333233564304</text:p>
          </table:table-cell>
        </table:table-row>
        <table:table-row table:style-name="ro1">
          <table:table-cell table:formula="of:=[.A298]+1" office:value-type="float" office:value="298" calcext:value-type="float">
            <text:p>298</text:p>
          </table:table-cell>
          <table:table-cell table:formula="of:=4/(440*600)*[.A299]" office:value-type="float" office:value="0.00451515151515152" calcext:value-type="float">
            <text:p>0.004515151515152</text:p>
          </table:table-cell>
          <table:table-cell table:formula="of:=SIN(2*PI()*440*[.B299])" office:value-type="float" office:value="-0.0836778433323143" calcext:value-type="float">
            <text:p>-0.083677843332314</text:p>
          </table:table-cell>
        </table:table-row>
        <table:table-row table:style-name="ro1">
          <table:table-cell table:formula="of:=[.A299]+1" office:value-type="float" office:value="299" calcext:value-type="float">
            <text:p>299</text:p>
          </table:table-cell>
          <table:table-cell table:formula="of:=4/(440*600)*[.A300]" office:value-type="float" office:value="0.00453030303030303" calcext:value-type="float">
            <text:p>0.004530303030303</text:p>
          </table:table-cell>
          <table:table-cell table:formula="of:=SIN(2*PI()*440*[.B300])" office:value-type="float" office:value="-0.0418756537291993" calcext:value-type="float">
            <text:p>-0.041875653729199</text:p>
          </table:table-cell>
        </table:table-row>
        <table:table-row table:style-name="ro1">
          <table:table-cell table:formula="of:=[.A300]+1" office:value-type="float" office:value="300" calcext:value-type="float">
            <text:p>300</text:p>
          </table:table-cell>
          <table:table-cell table:formula="of:=4/(440*600)*[.A301]" office:value-type="float" office:value="0.00454545454545455" calcext:value-type="float">
            <text:p>0.004545454545455</text:p>
          </table:table-cell>
          <table:table-cell table:formula="of:=SIN(2*PI()*440*[.B301])" office:value-type="float" office:value="-4.89858719658941E-016" calcext:value-type="float">
            <text:p>-4.89858719658941E-16</text:p>
          </table:table-cell>
        </table:table-row>
        <table:table-row table:style-name="ro1">
          <table:table-cell table:formula="of:=[.A301]+1" office:value-type="float" office:value="301" calcext:value-type="float">
            <text:p>301</text:p>
          </table:table-cell>
          <table:table-cell table:formula="of:=4/(440*600)*[.A302]" office:value-type="float" office:value="0.00456060606060606" calcext:value-type="float">
            <text:p>0.004560606060606</text:p>
          </table:table-cell>
          <table:table-cell table:formula="of:=SIN(2*PI()*440*[.B302])" office:value-type="float" office:value="0.0418756537291983" calcext:value-type="float">
            <text:p>0.041875653729198</text:p>
          </table:table-cell>
        </table:table-row>
        <table:table-row table:style-name="ro1">
          <table:table-cell table:formula="of:=[.A302]+1" office:value-type="float" office:value="302" calcext:value-type="float">
            <text:p>302</text:p>
          </table:table-cell>
          <table:table-cell table:formula="of:=4/(440*600)*[.A303]" office:value-type="float" office:value="0.00457575757575758" calcext:value-type="float">
            <text:p>0.004575757575758</text:p>
          </table:table-cell>
          <table:table-cell table:formula="of:=SIN(2*PI()*440*[.B303])" office:value-type="float" office:value="0.0836778433323169" calcext:value-type="float">
            <text:p>0.083677843332317</text:p>
          </table:table-cell>
        </table:table-row>
        <table:table-row table:style-name="ro1">
          <table:table-cell table:formula="of:=[.A303]+1" office:value-type="float" office:value="303" calcext:value-type="float">
            <text:p>303</text:p>
          </table:table-cell>
          <table:table-cell table:formula="of:=4/(440*600)*[.A304]" office:value-type="float" office:value="0.00459090909090909" calcext:value-type="float">
            <text:p>0.004590909090909</text:p>
          </table:table-cell>
          <table:table-cell table:formula="of:=SIN(2*PI()*440*[.B304])" office:value-type="float" office:value="0.125333233564305" calcext:value-type="float">
            <text:p>0.125333233564305</text:p>
          </table:table-cell>
        </table:table-row>
        <table:table-row table:style-name="ro1">
          <table:table-cell table:formula="of:=[.A304]+1" office:value-type="float" office:value="304" calcext:value-type="float">
            <text:p>304</text:p>
          </table:table-cell>
          <table:table-cell table:formula="of:=4/(440*600)*[.A305]" office:value-type="float" office:value="0.00460606060606061" calcext:value-type="float">
            <text:p>0.004606060606061</text:p>
          </table:table-cell>
          <table:table-cell table:formula="of:=SIN(2*PI()*440*[.B305])" office:value-type="float" office:value="0.166768746716102" calcext:value-type="float">
            <text:p>0.166768746716102</text:p>
          </table:table-cell>
        </table:table-row>
        <table:table-row table:style-name="ro1">
          <table:table-cell table:formula="of:=[.A305]+1" office:value-type="float" office:value="305" calcext:value-type="float">
            <text:p>305</text:p>
          </table:table-cell>
          <table:table-cell table:formula="of:=4/(440*600)*[.A306]" office:value-type="float" office:value="0.00462121212121212" calcext:value-type="float">
            <text:p>0.004621212121212</text:p>
          </table:table-cell>
          <table:table-cell table:formula="of:=SIN(2*PI()*440*[.B306])" office:value-type="float" office:value="0.20791169081776" calcext:value-type="float">
            <text:p>0.20791169081776</text:p>
          </table:table-cell>
        </table:table-row>
        <table:table-row table:style-name="ro1">
          <table:table-cell table:formula="of:=[.A306]+1" office:value-type="float" office:value="306" calcext:value-type="float">
            <text:p>306</text:p>
          </table:table-cell>
          <table:table-cell table:formula="of:=4/(440*600)*[.A307]" office:value-type="float" office:value="0.00463636363636364" calcext:value-type="float">
            <text:p>0.004636363636364</text:p>
          </table:table-cell>
          <table:table-cell table:formula="of:=SIN(2*PI()*440*[.B307])" office:value-type="float" office:value="0.248689887164855" calcext:value-type="float">
            <text:p>0.248689887164855</text:p>
          </table:table-cell>
        </table:table-row>
        <table:table-row table:style-name="ro1">
          <table:table-cell table:formula="of:=[.A307]+1" office:value-type="float" office:value="307" calcext:value-type="float">
            <text:p>307</text:p>
          </table:table-cell>
          <table:table-cell table:formula="of:=4/(440*600)*[.A308]" office:value-type="float" office:value="0.00465151515151515" calcext:value-type="float">
            <text:p>0.004651515151515</text:p>
          </table:table-cell>
          <table:table-cell table:formula="of:=SIN(2*PI()*440*[.B308])" office:value-type="float" office:value="0.289031796944471" calcext:value-type="float">
            <text:p>0.289031796944471</text:p>
          </table:table-cell>
        </table:table-row>
        <table:table-row table:style-name="ro1">
          <table:table-cell table:formula="of:=[.A308]+1" office:value-type="float" office:value="308" calcext:value-type="float">
            <text:p>308</text:p>
          </table:table-cell>
          <table:table-cell table:formula="of:=4/(440*600)*[.A309]" office:value-type="float" office:value="0.00466666666666667" calcext:value-type="float">
            <text:p>0.004666666666667</text:p>
          </table:table-cell>
          <table:table-cell table:formula="of:=SIN(2*PI()*440*[.B309])" office:value-type="float" office:value="0.328866646738581" calcext:value-type="float">
            <text:p>0.328866646738581</text:p>
          </table:table-cell>
        </table:table-row>
        <table:table-row table:style-name="ro1">
          <table:table-cell table:formula="of:=[.A309]+1" office:value-type="float" office:value="309" calcext:value-type="float">
            <text:p>309</text:p>
          </table:table-cell>
          <table:table-cell table:formula="of:=4/(440*600)*[.A310]" office:value-type="float" office:value="0.00468181818181818" calcext:value-type="float">
            <text:p>0.004681818181818</text:p>
          </table:table-cell>
          <table:table-cell table:formula="of:=SIN(2*PI()*440*[.B310])" office:value-type="float" office:value="0.368124552684679" calcext:value-type="float">
            <text:p>0.368124552684679</text:p>
          </table:table-cell>
        </table:table-row>
        <table:table-row table:style-name="ro1">
          <table:table-cell table:formula="of:=[.A310]+1" office:value-type="float" office:value="310" calcext:value-type="float">
            <text:p>310</text:p>
          </table:table-cell>
          <table:table-cell table:formula="of:=4/(440*600)*[.A311]" office:value-type="float" office:value="0.0046969696969697" calcext:value-type="float">
            <text:p>0.00469696969697</text:p>
          </table:table-cell>
          <table:table-cell table:formula="of:=SIN(2*PI()*440*[.B311])" office:value-type="float" office:value="0.4067366430758" calcext:value-type="float">
            <text:p>0.4067366430758</text:p>
          </table:table-cell>
        </table:table-row>
        <table:table-row table:style-name="ro1">
          <table:table-cell table:formula="of:=[.A311]+1" office:value-type="float" office:value="311" calcext:value-type="float">
            <text:p>311</text:p>
          </table:table-cell>
          <table:table-cell table:formula="of:=4/(440*600)*[.A312]" office:value-type="float" office:value="0.00471212121212121" calcext:value-type="float">
            <text:p>0.004712121212121</text:p>
          </table:table-cell>
          <table:table-cell table:formula="of:=SIN(2*PI()*440*[.B312])" office:value-type="float" office:value="0.444635179184927" calcext:value-type="float">
            <text:p>0.444635179184927</text:p>
          </table:table-cell>
        </table:table-row>
        <table:table-row table:style-name="ro1">
          <table:table-cell table:formula="of:=[.A312]+1" office:value-type="float" office:value="312" calcext:value-type="float">
            <text:p>312</text:p>
          </table:table-cell>
          <table:table-cell table:formula="of:=4/(440*600)*[.A313]" office:value-type="float" office:value="0.00472727272727273" calcext:value-type="float">
            <text:p>0.004727272727273</text:p>
          </table:table-cell>
          <table:table-cell table:formula="of:=SIN(2*PI()*440*[.B313])" office:value-type="float" office:value="0.481753674101715" calcext:value-type="float">
            <text:p>0.481753674101715</text:p>
          </table:table-cell>
        </table:table-row>
        <table:table-row table:style-name="ro1">
          <table:table-cell table:formula="of:=[.A313]+1" office:value-type="float" office:value="313" calcext:value-type="float">
            <text:p>313</text:p>
          </table:table-cell>
          <table:table-cell table:formula="of:=4/(440*600)*[.A314]" office:value-type="float" office:value="0.00474242424242424" calcext:value-type="float">
            <text:p>0.004742424242424</text:p>
          </table:table-cell>
          <table:table-cell table:formula="of:=SIN(2*PI()*440*[.B314])" office:value-type="float" office:value="0.518027009373131" calcext:value-type="float">
            <text:p>0.518027009373131</text:p>
          </table:table-cell>
        </table:table-row>
        <table:table-row table:style-name="ro1">
          <table:table-cell table:formula="of:=[.A314]+1" office:value-type="float" office:value="314" calcext:value-type="float">
            <text:p>314</text:p>
          </table:table-cell>
          <table:table-cell table:formula="of:=4/(440*600)*[.A315]" office:value-type="float" office:value="0.00475757575757576" calcext:value-type="float">
            <text:p>0.004757575757576</text:p>
          </table:table-cell>
          <table:table-cell table:formula="of:=SIN(2*PI()*440*[.B315])" office:value-type="float" office:value="0.553391549243344" calcext:value-type="float">
            <text:p>0.553391549243344</text:p>
          </table:table-cell>
        </table:table-row>
        <table:table-row table:style-name="ro1">
          <table:table-cell table:formula="of:=[.A315]+1" office:value-type="float" office:value="315" calcext:value-type="float">
            <text:p>315</text:p>
          </table:table-cell>
          <table:table-cell table:formula="of:=4/(440*600)*[.A316]" office:value-type="float" office:value="0.00477272727272727" calcext:value-type="float">
            <text:p>0.004772727272727</text:p>
          </table:table-cell>
          <table:table-cell table:formula="of:=SIN(2*PI()*440*[.B316])" office:value-type="float" office:value="0.587785252292473" calcext:value-type="float">
            <text:p>0.587785252292473</text:p>
          </table:table-cell>
        </table:table-row>
        <table:table-row table:style-name="ro1">
          <table:table-cell table:formula="of:=[.A316]+1" office:value-type="float" office:value="316" calcext:value-type="float">
            <text:p>316</text:p>
          </table:table-cell>
          <table:table-cell table:formula="of:=4/(440*600)*[.A317]" office:value-type="float" office:value="0.00478787878787879" calcext:value-type="float">
            <text:p>0.004787878787879</text:p>
          </table:table-cell>
          <table:table-cell table:formula="of:=SIN(2*PI()*440*[.B317])" office:value-type="float" office:value="0.621147780278311" calcext:value-type="float">
            <text:p>0.621147780278311</text:p>
          </table:table-cell>
        </table:table-row>
        <table:table-row table:style-name="ro1">
          <table:table-cell table:formula="of:=[.A317]+1" office:value-type="float" office:value="317" calcext:value-type="float">
            <text:p>317</text:p>
          </table:table-cell>
          <table:table-cell table:formula="of:=4/(440*600)*[.A318]" office:value-type="float" office:value="0.0048030303030303" calcext:value-type="float">
            <text:p>0.00480303030303</text:p>
          </table:table-cell>
          <table:table-cell table:formula="of:=SIN(2*PI()*440*[.B318])" office:value-type="float" office:value="0.653420603990105" calcext:value-type="float">
            <text:p>0.653420603990105</text:p>
          </table:table-cell>
        </table:table-row>
        <table:table-row table:style-name="ro1">
          <table:table-cell table:formula="of:=[.A318]+1" office:value-type="float" office:value="318" calcext:value-type="float">
            <text:p>318</text:p>
          </table:table-cell>
          <table:table-cell table:formula="of:=4/(440*600)*[.A319]" office:value-type="float" office:value="0.00481818181818182" calcext:value-type="float">
            <text:p>0.004818181818182</text:p>
          </table:table-cell>
          <table:table-cell table:formula="of:=SIN(2*PI()*440*[.B319])" office:value-type="float" office:value="0.684547105928688" calcext:value-type="float">
            <text:p>0.684547105928688</text:p>
          </table:table-cell>
        </table:table-row>
        <table:table-row table:style-name="ro1">
          <table:table-cell table:formula="of:=[.A319]+1" office:value-type="float" office:value="319" calcext:value-type="float">
            <text:p>319</text:p>
          </table:table-cell>
          <table:table-cell table:formula="of:=4/(440*600)*[.A320]" office:value-type="float" office:value="0.00483333333333333" calcext:value-type="float">
            <text:p>0.004833333333333</text:p>
          </table:table-cell>
          <table:table-cell table:formula="of:=SIN(2*PI()*440*[.B320])" office:value-type="float" office:value="0.714472679632804" calcext:value-type="float">
            <text:p>0.714472679632804</text:p>
          </table:table-cell>
        </table:table-row>
        <table:table-row table:style-name="ro1">
          <table:table-cell table:formula="of:=[.A320]+1" office:value-type="float" office:value="320" calcext:value-type="float">
            <text:p>320</text:p>
          </table:table-cell>
          <table:table-cell table:formula="of:=4/(440*600)*[.A321]" office:value-type="float" office:value="0.00484848484848485" calcext:value-type="float">
            <text:p>0.004848484848485</text:p>
          </table:table-cell>
          <table:table-cell table:formula="of:=SIN(2*PI()*440*[.B321])" office:value-type="float" office:value="0.743144825477395" calcext:value-type="float">
            <text:p>0.743144825477395</text:p>
          </table:table-cell>
        </table:table-row>
        <table:table-row table:style-name="ro1">
          <table:table-cell table:formula="of:=[.A321]+1" office:value-type="float" office:value="321" calcext:value-type="float">
            <text:p>321</text:p>
          </table:table-cell>
          <table:table-cell table:formula="of:=4/(440*600)*[.A322]" office:value-type="float" office:value="0.00486363636363636" calcext:value-type="float">
            <text:p>0.004863636363636</text:p>
          </table:table-cell>
          <table:table-cell table:formula="of:=SIN(2*PI()*440*[.B322])" office:value-type="float" office:value="0.770513242775789" calcext:value-type="float">
            <text:p>0.770513242775789</text:p>
          </table:table-cell>
        </table:table-row>
        <table:table-row table:style-name="ro1">
          <table:table-cell table:formula="of:=[.A322]+1" office:value-type="float" office:value="322" calcext:value-type="float">
            <text:p>322</text:p>
          </table:table-cell>
          <table:table-cell table:formula="of:=4/(440*600)*[.A323]" office:value-type="float" office:value="0.00487878787878788" calcext:value-type="float">
            <text:p>0.004878787878788</text:p>
          </table:table-cell>
          <table:table-cell table:formula="of:=SIN(2*PI()*440*[.B323])" office:value-type="float" office:value="0.796529918024196" calcext:value-type="float">
            <text:p>0.796529918024196</text:p>
          </table:table-cell>
        </table:table-row>
        <table:table-row table:style-name="ro1">
          <table:table-cell table:formula="of:=[.A323]+1" office:value-type="float" office:value="323" calcext:value-type="float">
            <text:p>323</text:p>
          </table:table-cell>
          <table:table-cell table:formula="of:=4/(440*600)*[.A324]" office:value-type="float" office:value="0.00489393939393939" calcext:value-type="float">
            <text:p>0.004893939393939</text:p>
          </table:table-cell>
          <table:table-cell table:formula="of:=SIN(2*PI()*440*[.B324])" office:value-type="float" office:value="0.821149209133704" calcext:value-type="float">
            <text:p>0.821149209133704</text:p>
          </table:table-cell>
        </table:table-row>
        <table:table-row table:style-name="ro1">
          <table:table-cell table:formula="of:=[.A324]+1" office:value-type="float" office:value="324" calcext:value-type="float">
            <text:p>324</text:p>
          </table:table-cell>
          <table:table-cell table:formula="of:=4/(440*600)*[.A325]" office:value-type="float" office:value="0.00490909090909091" calcext:value-type="float">
            <text:p>0.004909090909091</text:p>
          </table:table-cell>
          <table:table-cell table:formula="of:=SIN(2*PI()*440*[.B325])" office:value-type="float" office:value="0.844327925502015" calcext:value-type="float">
            <text:p>0.844327925502015</text:p>
          </table:table-cell>
        </table:table-row>
        <table:table-row table:style-name="ro1">
          <table:table-cell table:formula="of:=[.A325]+1" office:value-type="float" office:value="325" calcext:value-type="float">
            <text:p>325</text:p>
          </table:table-cell>
          <table:table-cell table:formula="of:=4/(440*600)*[.A326]" office:value-type="float" office:value="0.00492424242424242" calcext:value-type="float">
            <text:p>0.004924242424242</text:p>
          </table:table-cell>
          <table:table-cell table:formula="of:=SIN(2*PI()*440*[.B326])" office:value-type="float" office:value="0.866025403784439" calcext:value-type="float">
            <text:p>0.866025403784439</text:p>
          </table:table-cell>
        </table:table-row>
        <table:table-row table:style-name="ro1">
          <table:table-cell table:formula="of:=[.A326]+1" office:value-type="float" office:value="326" calcext:value-type="float">
            <text:p>326</text:p>
          </table:table-cell>
          <table:table-cell table:formula="of:=4/(440*600)*[.A327]" office:value-type="float" office:value="0.00493939393939394" calcext:value-type="float">
            <text:p>0.004939393939394</text:p>
          </table:table-cell>
          <table:table-cell table:formula="of:=SIN(2*PI()*440*[.B327])" office:value-type="float" office:value="0.886203579231215" calcext:value-type="float">
            <text:p>0.886203579231215</text:p>
          </table:table-cell>
        </table:table-row>
        <table:table-row table:style-name="ro1">
          <table:table-cell table:formula="of:=[.A327]+1" office:value-type="float" office:value="327" calcext:value-type="float">
            <text:p>327</text:p>
          </table:table-cell>
          <table:table-cell table:formula="of:=4/(440*600)*[.A328]" office:value-type="float" office:value="0.00495454545454545" calcext:value-type="float">
            <text:p>0.004954545454545</text:p>
          </table:table-cell>
          <table:table-cell table:formula="of:=SIN(2*PI()*440*[.B328])" office:value-type="float" office:value="0.90482705246602" calcext:value-type="float">
            <text:p>0.90482705246602</text:p>
          </table:table-cell>
        </table:table-row>
        <table:table-row table:style-name="ro1">
          <table:table-cell table:formula="of:=[.A328]+1" office:value-type="float" office:value="328" calcext:value-type="float">
            <text:p>328</text:p>
          </table:table-cell>
          <table:table-cell table:formula="of:=4/(440*600)*[.A329]" office:value-type="float" office:value="0.00496969696969697" calcext:value-type="float">
            <text:p>0.004969696969697</text:p>
          </table:table-cell>
          <table:table-cell table:formula="of:=SIN(2*PI()*440*[.B329])" office:value-type="float" office:value="0.9218631515885" calcext:value-type="float">
            <text:p>0.9218631515885</text:p>
          </table:table-cell>
        </table:table-row>
        <table:table-row table:style-name="ro1">
          <table:table-cell table:formula="of:=[.A329]+1" office:value-type="float" office:value="329" calcext:value-type="float">
            <text:p>329</text:p>
          </table:table-cell>
          <table:table-cell table:formula="of:=4/(440*600)*[.A330]" office:value-type="float" office:value="0.00498484848484848" calcext:value-type="float">
            <text:p>0.004984848484848</text:p>
          </table:table-cell>
          <table:table-cell table:formula="of:=SIN(2*PI()*440*[.B330])" office:value-type="float" office:value="0.937281989491891" calcext:value-type="float">
            <text:p>0.937281989491891</text:p>
          </table:table-cell>
        </table:table-row>
        <table:table-row table:style-name="ro1">
          <table:table-cell table:formula="of:=[.A330]+1" office:value-type="float" office:value="330" calcext:value-type="float">
            <text:p>330</text:p>
          </table:table-cell>
          <table:table-cell table:formula="of:=4/(440*600)*[.A331]" office:value-type="float" office:value="0.005" calcext:value-type="float">
            <text:p>0.005</text:p>
          </table:table-cell>
          <table:table-cell table:formula="of:=SIN(2*PI()*440*[.B331])" office:value-type="float" office:value="0.951056516295154" calcext:value-type="float">
            <text:p>0.951056516295154</text:p>
          </table:table-cell>
        </table:table-row>
        <table:table-row table:style-name="ro1">
          <table:table-cell table:formula="of:=[.A331]+1" office:value-type="float" office:value="331" calcext:value-type="float">
            <text:p>331</text:p>
          </table:table-cell>
          <table:table-cell table:formula="of:=4/(440*600)*[.A332]" office:value-type="float" office:value="0.00501515151515152" calcext:value-type="float">
            <text:p>0.005015151515152</text:p>
          </table:table-cell>
          <table:table-cell table:formula="of:=SIN(2*PI()*440*[.B332])" office:value-type="float" office:value="0.963162566797658" calcext:value-type="float">
            <text:p>0.963162566797658</text:p>
          </table:table-cell>
        </table:table-row>
        <table:table-row table:style-name="ro1">
          <table:table-cell table:formula="of:=[.A332]+1" office:value-type="float" office:value="332" calcext:value-type="float">
            <text:p>332</text:p>
          </table:table-cell>
          <table:table-cell table:formula="of:=4/(440*600)*[.A333]" office:value-type="float" office:value="0.00503030303030303" calcext:value-type="float">
            <text:p>0.005030303030303</text:p>
          </table:table-cell>
          <table:table-cell table:formula="of:=SIN(2*PI()*440*[.B333])" office:value-type="float" office:value="0.97357890287316" calcext:value-type="float">
            <text:p>0.97357890287316</text:p>
          </table:table-cell>
        </table:table-row>
        <table:table-row table:style-name="ro1">
          <table:table-cell table:formula="of:=[.A333]+1" office:value-type="float" office:value="333" calcext:value-type="float">
            <text:p>333</text:p>
          </table:table-cell>
          <table:table-cell table:formula="of:=4/(440*600)*[.A334]" office:value-type="float" office:value="0.00504545454545455" calcext:value-type="float">
            <text:p>0.005045454545455</text:p>
          </table:table-cell>
          <table:table-cell table:formula="of:=SIN(2*PI()*440*[.B334])" office:value-type="float" office:value="0.982287250728689" calcext:value-type="float">
            <text:p>0.982287250728689</text:p>
          </table:table-cell>
        </table:table-row>
        <table:table-row table:style-name="ro1">
          <table:table-cell table:formula="of:=[.A334]+1" office:value-type="float" office:value="334" calcext:value-type="float">
            <text:p>334</text:p>
          </table:table-cell>
          <table:table-cell table:formula="of:=4/(440*600)*[.A335]" office:value-type="float" office:value="0.00506060606060606" calcext:value-type="float">
            <text:p>0.005060606060606</text:p>
          </table:table-cell>
          <table:table-cell table:formula="of:=SIN(2*PI()*440*[.B335])" office:value-type="float" office:value="0.989272332962988" calcext:value-type="float">
            <text:p>0.989272332962988</text:p>
          </table:table-cell>
        </table:table-row>
        <table:table-row table:style-name="ro1">
          <table:table-cell table:formula="of:=[.A335]+1" office:value-type="float" office:value="335" calcext:value-type="float">
            <text:p>335</text:p>
          </table:table-cell>
          <table:table-cell table:formula="of:=4/(440*600)*[.A336]" office:value-type="float" office:value="0.00507575757575758" calcext:value-type="float">
            <text:p>0.005075757575758</text:p>
          </table:table-cell>
          <table:table-cell table:formula="of:=SIN(2*PI()*440*[.B336])" office:value-type="float" office:value="0.994521895368273" calcext:value-type="float">
            <text:p>0.994521895368273</text:p>
          </table:table-cell>
        </table:table-row>
        <table:table-row table:style-name="ro1">
          <table:table-cell table:formula="of:=[.A336]+1" office:value-type="float" office:value="336" calcext:value-type="float">
            <text:p>336</text:p>
          </table:table-cell>
          <table:table-cell table:formula="of:=4/(440*600)*[.A337]" office:value-type="float" office:value="0.00509090909090909" calcext:value-type="float">
            <text:p>0.005090909090909</text:p>
          </table:table-cell>
          <table:table-cell table:formula="of:=SIN(2*PI()*440*[.B337])" office:value-type="float" office:value="0.998026728428271" calcext:value-type="float">
            <text:p>0.998026728428271</text:p>
          </table:table-cell>
        </table:table-row>
        <table:table-row table:style-name="ro1">
          <table:table-cell table:formula="of:=[.A337]+1" office:value-type="float" office:value="337" calcext:value-type="float">
            <text:p>337</text:p>
          </table:table-cell>
          <table:table-cell table:formula="of:=4/(440*600)*[.A338]" office:value-type="float" office:value="0.00510606060606061" calcext:value-type="float">
            <text:p>0.005106060606061</text:p>
          </table:table-cell>
          <table:table-cell table:formula="of:=SIN(2*PI()*440*[.B338])" office:value-type="float" office:value="0.999780683474845" calcext:value-type="float">
            <text:p>0.999780683474845</text:p>
          </table:table-cell>
        </table:table-row>
        <table:table-row table:style-name="ro1">
          <table:table-cell table:formula="of:=[.A338]+1" office:value-type="float" office:value="338" calcext:value-type="float">
            <text:p>338</text:p>
          </table:table-cell>
          <table:table-cell table:formula="of:=4/(440*600)*[.A339]" office:value-type="float" office:value="0.00512121212121212" calcext:value-type="float">
            <text:p>0.005121212121212</text:p>
          </table:table-cell>
          <table:table-cell table:formula="of:=SIN(2*PI()*440*[.B339])" office:value-type="float" office:value="0.999780683474845" calcext:value-type="float">
            <text:p>0.999780683474845</text:p>
          </table:table-cell>
        </table:table-row>
        <table:table-row table:style-name="ro1">
          <table:table-cell table:formula="of:=[.A339]+1" office:value-type="float" office:value="339" calcext:value-type="float">
            <text:p>339</text:p>
          </table:table-cell>
          <table:table-cell table:formula="of:=4/(440*600)*[.A340]" office:value-type="float" office:value="0.00513636363636364" calcext:value-type="float">
            <text:p>0.005136363636364</text:p>
          </table:table-cell>
          <table:table-cell table:formula="of:=SIN(2*PI()*440*[.B340])" office:value-type="float" office:value="0.998026728428272" calcext:value-type="float">
            <text:p>0.998026728428272</text:p>
          </table:table-cell>
        </table:table-row>
        <table:table-row table:style-name="ro1">
          <table:table-cell table:formula="of:=[.A340]+1" office:value-type="float" office:value="340" calcext:value-type="float">
            <text:p>340</text:p>
          </table:table-cell>
          <table:table-cell table:formula="of:=4/(440*600)*[.A341]" office:value-type="float" office:value="0.00515151515151515" calcext:value-type="float">
            <text:p>0.005151515151515</text:p>
          </table:table-cell>
          <table:table-cell table:formula="of:=SIN(2*PI()*440*[.B341])" office:value-type="float" office:value="0.994521895368273" calcext:value-type="float">
            <text:p>0.994521895368273</text:p>
          </table:table-cell>
        </table:table-row>
        <table:table-row table:style-name="ro1">
          <table:table-cell table:formula="of:=[.A341]+1" office:value-type="float" office:value="341" calcext:value-type="float">
            <text:p>341</text:p>
          </table:table-cell>
          <table:table-cell table:formula="of:=4/(440*600)*[.A342]" office:value-type="float" office:value="0.00516666666666667" calcext:value-type="float">
            <text:p>0.005166666666667</text:p>
          </table:table-cell>
          <table:table-cell table:formula="of:=SIN(2*PI()*440*[.B342])" office:value-type="float" office:value="0.989272332962988" calcext:value-type="float">
            <text:p>0.989272332962988</text:p>
          </table:table-cell>
        </table:table-row>
        <table:table-row table:style-name="ro1">
          <table:table-cell table:formula="of:=[.A342]+1" office:value-type="float" office:value="342" calcext:value-type="float">
            <text:p>342</text:p>
          </table:table-cell>
          <table:table-cell table:formula="of:=4/(440*600)*[.A343]" office:value-type="float" office:value="0.00518181818181818" calcext:value-type="float">
            <text:p>0.005181818181818</text:p>
          </table:table-cell>
          <table:table-cell table:formula="of:=SIN(2*PI()*440*[.B343])" office:value-type="float" office:value="0.982287250728689" calcext:value-type="float">
            <text:p>0.982287250728689</text:p>
          </table:table-cell>
        </table:table-row>
        <table:table-row table:style-name="ro1">
          <table:table-cell table:formula="of:=[.A343]+1" office:value-type="float" office:value="343" calcext:value-type="float">
            <text:p>343</text:p>
          </table:table-cell>
          <table:table-cell table:formula="of:=4/(440*600)*[.A344]" office:value-type="float" office:value="0.0051969696969697" calcext:value-type="float">
            <text:p>0.00519696969697</text:p>
          </table:table-cell>
          <table:table-cell table:formula="of:=SIN(2*PI()*440*[.B344])" office:value-type="float" office:value="0.97357890287316" calcext:value-type="float">
            <text:p>0.97357890287316</text:p>
          </table:table-cell>
        </table:table-row>
        <table:table-row table:style-name="ro1">
          <table:table-cell table:formula="of:=[.A344]+1" office:value-type="float" office:value="344" calcext:value-type="float">
            <text:p>344</text:p>
          </table:table-cell>
          <table:table-cell table:formula="of:=4/(440*600)*[.A345]" office:value-type="float" office:value="0.00521212121212121" calcext:value-type="float">
            <text:p>0.005212121212121</text:p>
          </table:table-cell>
          <table:table-cell table:formula="of:=SIN(2*PI()*440*[.B345])" office:value-type="float" office:value="0.963162566797658" calcext:value-type="float">
            <text:p>0.963162566797658</text:p>
          </table:table-cell>
        </table:table-row>
        <table:table-row table:style-name="ro1">
          <table:table-cell table:formula="of:=[.A345]+1" office:value-type="float" office:value="345" calcext:value-type="float">
            <text:p>345</text:p>
          </table:table-cell>
          <table:table-cell table:formula="of:=4/(440*600)*[.A346]" office:value-type="float" office:value="0.00522727272727273" calcext:value-type="float">
            <text:p>0.005227272727273</text:p>
          </table:table-cell>
          <table:table-cell table:formula="of:=SIN(2*PI()*440*[.B346])" office:value-type="float" office:value="0.951056516295154" calcext:value-type="float">
            <text:p>0.951056516295154</text:p>
          </table:table-cell>
        </table:table-row>
        <table:table-row table:style-name="ro1">
          <table:table-cell table:formula="of:=[.A346]+1" office:value-type="float" office:value="346" calcext:value-type="float">
            <text:p>346</text:p>
          </table:table-cell>
          <table:table-cell table:formula="of:=4/(440*600)*[.A347]" office:value-type="float" office:value="0.00524242424242424" calcext:value-type="float">
            <text:p>0.005242424242424</text:p>
          </table:table-cell>
          <table:table-cell table:formula="of:=SIN(2*PI()*440*[.B347])" office:value-type="float" office:value="0.937281989491892" calcext:value-type="float">
            <text:p>0.937281989491892</text:p>
          </table:table-cell>
        </table:table-row>
        <table:table-row table:style-name="ro1">
          <table:table-cell table:formula="of:=[.A347]+1" office:value-type="float" office:value="347" calcext:value-type="float">
            <text:p>347</text:p>
          </table:table-cell>
          <table:table-cell table:formula="of:=4/(440*600)*[.A348]" office:value-type="float" office:value="0.00525757575757576" calcext:value-type="float">
            <text:p>0.005257575757576</text:p>
          </table:table-cell>
          <table:table-cell table:formula="of:=SIN(2*PI()*440*[.B348])" office:value-type="float" office:value="0.9218631515885" calcext:value-type="float">
            <text:p>0.9218631515885</text:p>
          </table:table-cell>
        </table:table-row>
        <table:table-row table:style-name="ro1">
          <table:table-cell table:formula="of:=[.A348]+1" office:value-type="float" office:value="348" calcext:value-type="float">
            <text:p>348</text:p>
          </table:table-cell>
          <table:table-cell table:formula="of:=4/(440*600)*[.A349]" office:value-type="float" office:value="0.00527272727272727" calcext:value-type="float">
            <text:p>0.005272727272727</text:p>
          </table:table-cell>
          <table:table-cell table:formula="of:=SIN(2*PI()*440*[.B349])" office:value-type="float" office:value="0.904827052466019" calcext:value-type="float">
            <text:p>0.904827052466019</text:p>
          </table:table-cell>
        </table:table-row>
        <table:table-row table:style-name="ro1">
          <table:table-cell table:formula="of:=[.A349]+1" office:value-type="float" office:value="349" calcext:value-type="float">
            <text:p>349</text:p>
          </table:table-cell>
          <table:table-cell table:formula="of:=4/(440*600)*[.A350]" office:value-type="float" office:value="0.00528787878787879" calcext:value-type="float">
            <text:p>0.005287878787879</text:p>
          </table:table-cell>
          <table:table-cell table:formula="of:=SIN(2*PI()*440*[.B350])" office:value-type="float" office:value="0.886203579231215" calcext:value-type="float">
            <text:p>0.886203579231215</text:p>
          </table:table-cell>
        </table:table-row>
        <table:table-row table:style-name="ro1">
          <table:table-cell table:formula="of:=[.A350]+1" office:value-type="float" office:value="350" calcext:value-type="float">
            <text:p>350</text:p>
          </table:table-cell>
          <table:table-cell table:formula="of:=4/(440*600)*[.A351]" office:value-type="float" office:value="0.0053030303030303" calcext:value-type="float">
            <text:p>0.00530303030303</text:p>
          </table:table-cell>
          <table:table-cell table:formula="of:=SIN(2*PI()*440*[.B351])" office:value-type="float" office:value="0.866025403784439" calcext:value-type="float">
            <text:p>0.866025403784439</text:p>
          </table:table-cell>
        </table:table-row>
        <table:table-row table:style-name="ro1">
          <table:table-cell table:formula="of:=[.A351]+1" office:value-type="float" office:value="351" calcext:value-type="float">
            <text:p>351</text:p>
          </table:table-cell>
          <table:table-cell table:formula="of:=4/(440*600)*[.A352]" office:value-type="float" office:value="0.00531818181818182" calcext:value-type="float">
            <text:p>0.005318181818182</text:p>
          </table:table-cell>
          <table:table-cell table:formula="of:=SIN(2*PI()*440*[.B352])" office:value-type="float" office:value="0.844327925502015" calcext:value-type="float">
            <text:p>0.844327925502015</text:p>
          </table:table-cell>
        </table:table-row>
        <table:table-row table:style-name="ro1">
          <table:table-cell table:formula="of:=[.A352]+1" office:value-type="float" office:value="352" calcext:value-type="float">
            <text:p>352</text:p>
          </table:table-cell>
          <table:table-cell table:formula="of:=4/(440*600)*[.A353]" office:value-type="float" office:value="0.00533333333333333" calcext:value-type="float">
            <text:p>0.005333333333333</text:p>
          </table:table-cell>
          <table:table-cell table:formula="of:=SIN(2*PI()*440*[.B353])" office:value-type="float" office:value="0.821149209133704" calcext:value-type="float">
            <text:p>0.821149209133704</text:p>
          </table:table-cell>
        </table:table-row>
        <table:table-row table:style-name="ro1">
          <table:table-cell table:formula="of:=[.A353]+1" office:value-type="float" office:value="353" calcext:value-type="float">
            <text:p>353</text:p>
          </table:table-cell>
          <table:table-cell table:formula="of:=4/(440*600)*[.A354]" office:value-type="float" office:value="0.00534848484848485" calcext:value-type="float">
            <text:p>0.005348484848485</text:p>
          </table:table-cell>
          <table:table-cell table:formula="of:=SIN(2*PI()*440*[.B354])" office:value-type="float" office:value="0.796529918024196" calcext:value-type="float">
            <text:p>0.796529918024196</text:p>
          </table:table-cell>
        </table:table-row>
        <table:table-row table:style-name="ro1">
          <table:table-cell table:formula="of:=[.A354]+1" office:value-type="float" office:value="354" calcext:value-type="float">
            <text:p>354</text:p>
          </table:table-cell>
          <table:table-cell table:formula="of:=4/(440*600)*[.A355]" office:value-type="float" office:value="0.00536363636363636" calcext:value-type="float">
            <text:p>0.005363636363636</text:p>
          </table:table-cell>
          <table:table-cell table:formula="of:=SIN(2*PI()*440*[.B355])" office:value-type="float" office:value="0.770513242775789" calcext:value-type="float">
            <text:p>0.770513242775789</text:p>
          </table:table-cell>
        </table:table-row>
        <table:table-row table:style-name="ro1">
          <table:table-cell table:formula="of:=[.A355]+1" office:value-type="float" office:value="355" calcext:value-type="float">
            <text:p>355</text:p>
          </table:table-cell>
          <table:table-cell table:formula="of:=4/(440*600)*[.A356]" office:value-type="float" office:value="0.00537878787878788" calcext:value-type="float">
            <text:p>0.005378787878788</text:p>
          </table:table-cell>
          <table:table-cell table:formula="of:=SIN(2*PI()*440*[.B356])" office:value-type="float" office:value="0.743144825477394" calcext:value-type="float">
            <text:p>0.743144825477394</text:p>
          </table:table-cell>
        </table:table-row>
        <table:table-row table:style-name="ro1">
          <table:table-cell table:formula="of:=[.A356]+1" office:value-type="float" office:value="356" calcext:value-type="float">
            <text:p>356</text:p>
          </table:table-cell>
          <table:table-cell table:formula="of:=4/(440*600)*[.A357]" office:value-type="float" office:value="0.00539393939393939" calcext:value-type="float">
            <text:p>0.005393939393939</text:p>
          </table:table-cell>
          <table:table-cell table:formula="of:=SIN(2*PI()*440*[.B357])" office:value-type="float" office:value="0.714472679632804" calcext:value-type="float">
            <text:p>0.714472679632804</text:p>
          </table:table-cell>
        </table:table-row>
        <table:table-row table:style-name="ro1">
          <table:table-cell table:formula="of:=[.A357]+1" office:value-type="float" office:value="357" calcext:value-type="float">
            <text:p>357</text:p>
          </table:table-cell>
          <table:table-cell table:formula="of:=4/(440*600)*[.A358]" office:value-type="float" office:value="0.00540909090909091" calcext:value-type="float">
            <text:p>0.005409090909091</text:p>
          </table:table-cell>
          <table:table-cell table:formula="of:=SIN(2*PI()*440*[.B358])" office:value-type="float" office:value="0.68454710592869" calcext:value-type="float">
            <text:p>0.68454710592869</text:p>
          </table:table-cell>
        </table:table-row>
        <table:table-row table:style-name="ro1">
          <table:table-cell table:formula="of:=[.A358]+1" office:value-type="float" office:value="358" calcext:value-type="float">
            <text:p>358</text:p>
          </table:table-cell>
          <table:table-cell table:formula="of:=4/(440*600)*[.A359]" office:value-type="float" office:value="0.00542424242424242" calcext:value-type="float">
            <text:p>0.005424242424242</text:p>
          </table:table-cell>
          <table:table-cell table:formula="of:=SIN(2*PI()*440*[.B359])" office:value-type="float" office:value="0.653420603990105" calcext:value-type="float">
            <text:p>0.653420603990105</text:p>
          </table:table-cell>
        </table:table-row>
        <table:table-row table:style-name="ro1">
          <table:table-cell table:formula="of:=[.A359]+1" office:value-type="float" office:value="359" calcext:value-type="float">
            <text:p>359</text:p>
          </table:table-cell>
          <table:table-cell table:formula="of:=4/(440*600)*[.A360]" office:value-type="float" office:value="0.00543939393939394" calcext:value-type="float">
            <text:p>0.005439393939394</text:p>
          </table:table-cell>
          <table:table-cell table:formula="of:=SIN(2*PI()*440*[.B360])" office:value-type="float" office:value="0.62114778027831" calcext:value-type="float">
            <text:p>0.62114778027831</text:p>
          </table:table-cell>
        </table:table-row>
        <table:table-row table:style-name="ro1">
          <table:table-cell table:formula="of:=[.A360]+1" office:value-type="float" office:value="360" calcext:value-type="float">
            <text:p>360</text:p>
          </table:table-cell>
          <table:table-cell table:formula="of:=4/(440*600)*[.A361]" office:value-type="float" office:value="0.00545454545454545" calcext:value-type="float">
            <text:p>0.005454545454545</text:p>
          </table:table-cell>
          <table:table-cell table:formula="of:=SIN(2*PI()*440*[.B361])" office:value-type="float" office:value="0.587785252292474" calcext:value-type="float">
            <text:p>0.587785252292474</text:p>
          </table:table-cell>
        </table:table-row>
        <table:table-row table:style-name="ro1">
          <table:table-cell table:formula="of:=[.A361]+1" office:value-type="float" office:value="361" calcext:value-type="float">
            <text:p>361</text:p>
          </table:table-cell>
          <table:table-cell table:formula="of:=4/(440*600)*[.A362]" office:value-type="float" office:value="0.00546969696969697" calcext:value-type="float">
            <text:p>0.005469696969697</text:p>
          </table:table-cell>
          <table:table-cell table:formula="of:=SIN(2*PI()*440*[.B362])" office:value-type="float" office:value="0.553391549243344" calcext:value-type="float">
            <text:p>0.553391549243344</text:p>
          </table:table-cell>
        </table:table-row>
        <table:table-row table:style-name="ro1">
          <table:table-cell table:formula="of:=[.A362]+1" office:value-type="float" office:value="362" calcext:value-type="float">
            <text:p>362</text:p>
          </table:table-cell>
          <table:table-cell table:formula="of:=4/(440*600)*[.A363]" office:value-type="float" office:value="0.00548484848484848" calcext:value-type="float">
            <text:p>0.005484848484848</text:p>
          </table:table-cell>
          <table:table-cell table:formula="of:=SIN(2*PI()*440*[.B363])" office:value-type="float" office:value="0.518027009373131" calcext:value-type="float">
            <text:p>0.518027009373131</text:p>
          </table:table-cell>
        </table:table-row>
        <table:table-row table:style-name="ro1">
          <table:table-cell table:formula="of:=[.A363]+1" office:value-type="float" office:value="363" calcext:value-type="float">
            <text:p>363</text:p>
          </table:table-cell>
          <table:table-cell table:formula="of:=4/(440*600)*[.A364]" office:value-type="float" office:value="0.0055" calcext:value-type="float">
            <text:p>0.0055</text:p>
          </table:table-cell>
          <table:table-cell table:formula="of:=SIN(2*PI()*440*[.B364])" office:value-type="float" office:value="0.481753674101716" calcext:value-type="float">
            <text:p>0.481753674101716</text:p>
          </table:table-cell>
        </table:table-row>
        <table:table-row table:style-name="ro1">
          <table:table-cell table:formula="of:=[.A364]+1" office:value-type="float" office:value="364" calcext:value-type="float">
            <text:p>364</text:p>
          </table:table-cell>
          <table:table-cell table:formula="of:=4/(440*600)*[.A365]" office:value-type="float" office:value="0.00551515151515152" calcext:value-type="float">
            <text:p>0.005515151515152</text:p>
          </table:table-cell>
          <table:table-cell table:formula="of:=SIN(2*PI()*440*[.B365])" office:value-type="float" office:value="0.444635179184926" calcext:value-type="float">
            <text:p>0.444635179184926</text:p>
          </table:table-cell>
        </table:table-row>
        <table:table-row table:style-name="ro1">
          <table:table-cell table:formula="of:=[.A365]+1" office:value-type="float" office:value="365" calcext:value-type="float">
            <text:p>365</text:p>
          </table:table-cell>
          <table:table-cell table:formula="of:=4/(440*600)*[.A366]" office:value-type="float" office:value="0.00553030303030303" calcext:value-type="float">
            <text:p>0.005530303030303</text:p>
          </table:table-cell>
          <table:table-cell table:formula="of:=SIN(2*PI()*440*[.B366])" office:value-type="float" office:value="0.4067366430758" calcext:value-type="float">
            <text:p>0.4067366430758</text:p>
          </table:table-cell>
        </table:table-row>
        <table:table-row table:style-name="ro1">
          <table:table-cell table:formula="of:=[.A366]+1" office:value-type="float" office:value="366" calcext:value-type="float">
            <text:p>366</text:p>
          </table:table-cell>
          <table:table-cell table:formula="of:=4/(440*600)*[.A367]" office:value-type="float" office:value="0.00554545454545455" calcext:value-type="float">
            <text:p>0.005545454545455</text:p>
          </table:table-cell>
          <table:table-cell table:formula="of:=SIN(2*PI()*440*[.B367])" office:value-type="float" office:value="0.368124552684678" calcext:value-type="float">
            <text:p>0.368124552684678</text:p>
          </table:table-cell>
        </table:table-row>
        <table:table-row table:style-name="ro1">
          <table:table-cell table:formula="of:=[.A367]+1" office:value-type="float" office:value="367" calcext:value-type="float">
            <text:p>367</text:p>
          </table:table-cell>
          <table:table-cell table:formula="of:=4/(440*600)*[.A368]" office:value-type="float" office:value="0.00556060606060606" calcext:value-type="float">
            <text:p>0.005560606060606</text:p>
          </table:table-cell>
          <table:table-cell table:formula="of:=SIN(2*PI()*440*[.B368])" office:value-type="float" office:value="0.328866646738584" calcext:value-type="float">
            <text:p>0.328866646738584</text:p>
          </table:table-cell>
        </table:table-row>
        <table:table-row table:style-name="ro1">
          <table:table-cell table:formula="of:=[.A368]+1" office:value-type="float" office:value="368" calcext:value-type="float">
            <text:p>368</text:p>
          </table:table-cell>
          <table:table-cell table:formula="of:=4/(440*600)*[.A369]" office:value-type="float" office:value="0.00557575757575758" calcext:value-type="float">
            <text:p>0.005575757575758</text:p>
          </table:table-cell>
          <table:table-cell table:formula="of:=SIN(2*PI()*440*[.B369])" office:value-type="float" office:value="0.28903179694447" calcext:value-type="float">
            <text:p>0.28903179694447</text:p>
          </table:table-cell>
        </table:table-row>
        <table:table-row table:style-name="ro1">
          <table:table-cell table:formula="of:=[.A369]+1" office:value-type="float" office:value="369" calcext:value-type="float">
            <text:p>369</text:p>
          </table:table-cell>
          <table:table-cell table:formula="of:=4/(440*600)*[.A370]" office:value-type="float" office:value="0.00559090909090909" calcext:value-type="float">
            <text:p>0.005590909090909</text:p>
          </table:table-cell>
          <table:table-cell table:formula="of:=SIN(2*PI()*440*[.B370])" office:value-type="float" office:value="0.248689887164854" calcext:value-type="float">
            <text:p>0.248689887164854</text:p>
          </table:table-cell>
        </table:table-row>
        <table:table-row table:style-name="ro1">
          <table:table-cell table:formula="of:=[.A370]+1" office:value-type="float" office:value="370" calcext:value-type="float">
            <text:p>370</text:p>
          </table:table-cell>
          <table:table-cell table:formula="of:=4/(440*600)*[.A371]" office:value-type="float" office:value="0.00560606060606061" calcext:value-type="float">
            <text:p>0.005606060606061</text:p>
          </table:table-cell>
          <table:table-cell table:formula="of:=SIN(2*PI()*440*[.B371])" office:value-type="float" office:value="0.207911690817759" calcext:value-type="float">
            <text:p>0.207911690817759</text:p>
          </table:table-cell>
        </table:table-row>
        <table:table-row table:style-name="ro1">
          <table:table-cell table:formula="of:=[.A371]+1" office:value-type="float" office:value="371" calcext:value-type="float">
            <text:p>371</text:p>
          </table:table-cell>
          <table:table-cell table:formula="of:=4/(440*600)*[.A372]" office:value-type="float" office:value="0.00562121212121212" calcext:value-type="float">
            <text:p>0.005621212121212</text:p>
          </table:table-cell>
          <table:table-cell table:formula="of:=SIN(2*PI()*440*[.B372])" office:value-type="float" office:value="0.166768746716101" calcext:value-type="float">
            <text:p>0.166768746716101</text:p>
          </table:table-cell>
        </table:table-row>
        <table:table-row table:style-name="ro1">
          <table:table-cell table:formula="of:=[.A372]+1" office:value-type="float" office:value="372" calcext:value-type="float">
            <text:p>372</text:p>
          </table:table-cell>
          <table:table-cell table:formula="of:=4/(440*600)*[.A373]" office:value-type="float" office:value="0.00563636363636364" calcext:value-type="float">
            <text:p>0.005636363636364</text:p>
          </table:table-cell>
          <table:table-cell table:formula="of:=SIN(2*PI()*440*[.B373])" office:value-type="float" office:value="0.125333233564304" calcext:value-type="float">
            <text:p>0.125333233564304</text:p>
          </table:table-cell>
        </table:table-row>
        <table:table-row table:style-name="ro1">
          <table:table-cell table:formula="of:=[.A373]+1" office:value-type="float" office:value="373" calcext:value-type="float">
            <text:p>373</text:p>
          </table:table-cell>
          <table:table-cell table:formula="of:=4/(440*600)*[.A374]" office:value-type="float" office:value="0.00565151515151515" calcext:value-type="float">
            <text:p>0.005651515151515</text:p>
          </table:table-cell>
          <table:table-cell table:formula="of:=SIN(2*PI()*440*[.B374])" office:value-type="float" office:value="0.0836778433323162" calcext:value-type="float">
            <text:p>0.083677843332316</text:p>
          </table:table-cell>
        </table:table-row>
        <table:table-row table:style-name="ro1">
          <table:table-cell table:formula="of:=[.A374]+1" office:value-type="float" office:value="374" calcext:value-type="float">
            <text:p>374</text:p>
          </table:table-cell>
          <table:table-cell table:formula="of:=4/(440*600)*[.A375]" office:value-type="float" office:value="0.00566666666666667" calcext:value-type="float">
            <text:p>0.005666666666667</text:p>
          </table:table-cell>
          <table:table-cell table:formula="of:=SIN(2*PI()*440*[.B375])" office:value-type="float" office:value="0.0418756537292012" calcext:value-type="float">
            <text:p>0.041875653729201</text:p>
          </table:table-cell>
        </table:table-row>
        <table:table-row table:style-name="ro1">
          <table:table-cell table:formula="of:=[.A375]+1" office:value-type="float" office:value="375" calcext:value-type="float">
            <text:p>375</text:p>
          </table:table-cell>
          <table:table-cell table:formula="of:=4/(440*600)*[.A376]" office:value-type="float" office:value="0.00568181818181818" calcext:value-type="float">
            <text:p>0.005681818181818</text:p>
          </table:table-cell>
          <table:table-cell table:formula="of:=SIN(2*PI()*440*[.B376])" office:value-type="float" office:value="-1.16403343982657E-015" calcext:value-type="float">
            <text:p>-1.16403343982657E-15</text:p>
          </table:table-cell>
        </table:table-row>
        <table:table-row table:style-name="ro1">
          <table:table-cell table:formula="of:=[.A376]+1" office:value-type="float" office:value="376" calcext:value-type="float">
            <text:p>376</text:p>
          </table:table-cell>
          <table:table-cell table:formula="of:=4/(440*600)*[.A377]" office:value-type="float" office:value="0.0056969696969697" calcext:value-type="float">
            <text:p>0.00569696969697</text:p>
          </table:table-cell>
          <table:table-cell table:formula="of:=SIN(2*PI()*440*[.B377])" office:value-type="float" office:value="-0.0418756537292" calcext:value-type="float">
            <text:p>-0.0418756537292</text:p>
          </table:table-cell>
        </table:table-row>
        <table:table-row table:style-name="ro1">
          <table:table-cell table:formula="of:=[.A377]+1" office:value-type="float" office:value="377" calcext:value-type="float">
            <text:p>377</text:p>
          </table:table-cell>
          <table:table-cell table:formula="of:=4/(440*600)*[.A378]" office:value-type="float" office:value="0.00571212121212121" calcext:value-type="float">
            <text:p>0.005712121212121</text:p>
          </table:table-cell>
          <table:table-cell table:formula="of:=SIN(2*PI()*440*[.B378])" office:value-type="float" office:value="-0.083677843332315" calcext:value-type="float">
            <text:p>-0.083677843332315</text:p>
          </table:table-cell>
        </table:table-row>
        <table:table-row table:style-name="ro1">
          <table:table-cell table:formula="of:=[.A378]+1" office:value-type="float" office:value="378" calcext:value-type="float">
            <text:p>378</text:p>
          </table:table-cell>
          <table:table-cell table:formula="of:=4/(440*600)*[.A379]" office:value-type="float" office:value="0.00572727272727273" calcext:value-type="float">
            <text:p>0.005727272727273</text:p>
          </table:table-cell>
          <table:table-cell table:formula="of:=SIN(2*PI()*440*[.B379])" office:value-type="float" office:value="-0.125333233564305" calcext:value-type="float">
            <text:p>-0.125333233564305</text:p>
          </table:table-cell>
        </table:table-row>
        <table:table-row table:style-name="ro1">
          <table:table-cell table:formula="of:=[.A379]+1" office:value-type="float" office:value="379" calcext:value-type="float">
            <text:p>379</text:p>
          </table:table-cell>
          <table:table-cell table:formula="of:=4/(440*600)*[.A380]" office:value-type="float" office:value="0.00574242424242424" calcext:value-type="float">
            <text:p>0.005742424242424</text:p>
          </table:table-cell>
          <table:table-cell table:formula="of:=SIN(2*PI()*440*[.B380])" office:value-type="float" office:value="-0.166768746716102" calcext:value-type="float">
            <text:p>-0.166768746716102</text:p>
          </table:table-cell>
        </table:table-row>
        <table:table-row table:style-name="ro1">
          <table:table-cell table:formula="of:=[.A380]+1" office:value-type="float" office:value="380" calcext:value-type="float">
            <text:p>380</text:p>
          </table:table-cell>
          <table:table-cell table:formula="of:=4/(440*600)*[.A381]" office:value-type="float" office:value="0.00575757575757576" calcext:value-type="float">
            <text:p>0.005757575757576</text:p>
          </table:table-cell>
          <table:table-cell table:formula="of:=SIN(2*PI()*440*[.B381])" office:value-type="float" office:value="-0.20791169081776" calcext:value-type="float">
            <text:p>-0.20791169081776</text:p>
          </table:table-cell>
        </table:table-row>
        <table:table-row table:style-name="ro1">
          <table:table-cell table:formula="of:=[.A381]+1" office:value-type="float" office:value="381" calcext:value-type="float">
            <text:p>381</text:p>
          </table:table-cell>
          <table:table-cell table:formula="of:=4/(440*600)*[.A382]" office:value-type="float" office:value="0.00577272727272727" calcext:value-type="float">
            <text:p>0.005772727272727</text:p>
          </table:table-cell>
          <table:table-cell table:formula="of:=SIN(2*PI()*440*[.B382])" office:value-type="float" office:value="-0.248689887164854" calcext:value-type="float">
            <text:p>-0.248689887164854</text:p>
          </table:table-cell>
        </table:table-row>
        <table:table-row table:style-name="ro1">
          <table:table-cell table:formula="of:=[.A382]+1" office:value-type="float" office:value="382" calcext:value-type="float">
            <text:p>382</text:p>
          </table:table-cell>
          <table:table-cell table:formula="of:=4/(440*600)*[.A383]" office:value-type="float" office:value="0.00578787878787879" calcext:value-type="float">
            <text:p>0.005787878787879</text:p>
          </table:table-cell>
          <table:table-cell table:formula="of:=SIN(2*PI()*440*[.B383])" office:value-type="float" office:value="-0.289031796944474" calcext:value-type="float">
            <text:p>-0.289031796944474</text:p>
          </table:table-cell>
        </table:table-row>
        <table:table-row table:style-name="ro1">
          <table:table-cell table:formula="of:=[.A383]+1" office:value-type="float" office:value="383" calcext:value-type="float">
            <text:p>383</text:p>
          </table:table-cell>
          <table:table-cell table:formula="of:=4/(440*600)*[.A384]" office:value-type="float" office:value="0.0058030303030303" calcext:value-type="float">
            <text:p>0.00580303030303</text:p>
          </table:table-cell>
          <table:table-cell table:formula="of:=SIN(2*PI()*440*[.B384])" office:value-type="float" office:value="-0.328866646738583" calcext:value-type="float">
            <text:p>-0.328866646738583</text:p>
          </table:table-cell>
        </table:table-row>
        <table:table-row table:style-name="ro1">
          <table:table-cell table:formula="of:=[.A384]+1" office:value-type="float" office:value="384" calcext:value-type="float">
            <text:p>384</text:p>
          </table:table-cell>
          <table:table-cell table:formula="of:=4/(440*600)*[.A385]" office:value-type="float" office:value="0.00581818181818182" calcext:value-type="float">
            <text:p>0.005818181818182</text:p>
          </table:table-cell>
          <table:table-cell table:formula="of:=SIN(2*PI()*440*[.B385])" office:value-type="float" office:value="-0.368124552684679" calcext:value-type="float">
            <text:p>-0.368124552684679</text:p>
          </table:table-cell>
        </table:table-row>
        <table:table-row table:style-name="ro1">
          <table:table-cell table:formula="of:=[.A385]+1" office:value-type="float" office:value="385" calcext:value-type="float">
            <text:p>385</text:p>
          </table:table-cell>
          <table:table-cell table:formula="of:=4/(440*600)*[.A386]" office:value-type="float" office:value="0.00583333333333333" calcext:value-type="float">
            <text:p>0.005833333333333</text:p>
          </table:table-cell>
          <table:table-cell table:formula="of:=SIN(2*PI()*440*[.B386])" office:value-type="float" office:value="-0.406736643075802" calcext:value-type="float">
            <text:p>-0.406736643075802</text:p>
          </table:table-cell>
        </table:table-row>
        <table:table-row table:style-name="ro1">
          <table:table-cell table:formula="of:=[.A386]+1" office:value-type="float" office:value="386" calcext:value-type="float">
            <text:p>386</text:p>
          </table:table-cell>
          <table:table-cell table:formula="of:=4/(440*600)*[.A387]" office:value-type="float" office:value="0.00584848484848485" calcext:value-type="float">
            <text:p>0.005848484848485</text:p>
          </table:table-cell>
          <table:table-cell table:formula="of:=SIN(2*PI()*440*[.B387])" office:value-type="float" office:value="-0.444635179184927" calcext:value-type="float">
            <text:p>-0.444635179184927</text:p>
          </table:table-cell>
        </table:table-row>
        <table:table-row table:style-name="ro1">
          <table:table-cell table:formula="of:=[.A387]+1" office:value-type="float" office:value="387" calcext:value-type="float">
            <text:p>387</text:p>
          </table:table-cell>
          <table:table-cell table:formula="of:=4/(440*600)*[.A388]" office:value-type="float" office:value="0.00586363636363636" calcext:value-type="float">
            <text:p>0.005863636363636</text:p>
          </table:table-cell>
          <table:table-cell table:formula="of:=SIN(2*PI()*440*[.B388])" office:value-type="float" office:value="-0.481753674101715" calcext:value-type="float">
            <text:p>-0.481753674101715</text:p>
          </table:table-cell>
        </table:table-row>
        <table:table-row table:style-name="ro1">
          <table:table-cell table:formula="of:=[.A388]+1" office:value-type="float" office:value="388" calcext:value-type="float">
            <text:p>388</text:p>
          </table:table-cell>
          <table:table-cell table:formula="of:=4/(440*600)*[.A389]" office:value-type="float" office:value="0.00587878787878788" calcext:value-type="float">
            <text:p>0.005878787878788</text:p>
          </table:table-cell>
          <table:table-cell table:formula="of:=SIN(2*PI()*440*[.B389])" office:value-type="float" office:value="-0.518027009373128" calcext:value-type="float">
            <text:p>-0.518027009373128</text:p>
          </table:table-cell>
        </table:table-row>
        <table:table-row table:style-name="ro1">
          <table:table-cell table:formula="of:=[.A389]+1" office:value-type="float" office:value="389" calcext:value-type="float">
            <text:p>389</text:p>
          </table:table-cell>
          <table:table-cell table:formula="of:=4/(440*600)*[.A390]" office:value-type="float" office:value="0.00589393939393939" calcext:value-type="float">
            <text:p>0.005893939393939</text:p>
          </table:table-cell>
          <table:table-cell table:formula="of:=SIN(2*PI()*440*[.B390])" office:value-type="float" office:value="-0.553391549243346" calcext:value-type="float">
            <text:p>-0.553391549243346</text:p>
          </table:table-cell>
        </table:table-row>
        <table:table-row table:style-name="ro1">
          <table:table-cell table:formula="of:=[.A390]+1" office:value-type="float" office:value="390" calcext:value-type="float">
            <text:p>390</text:p>
          </table:table-cell>
          <table:table-cell table:formula="of:=4/(440*600)*[.A391]" office:value-type="float" office:value="0.00590909090909091" calcext:value-type="float">
            <text:p>0.005909090909091</text:p>
          </table:table-cell>
          <table:table-cell table:formula="of:=SIN(2*PI()*440*[.B391])" office:value-type="float" office:value="-0.587785252292473" calcext:value-type="float">
            <text:p>-0.587785252292473</text:p>
          </table:table-cell>
        </table:table-row>
        <table:table-row table:style-name="ro1">
          <table:table-cell table:formula="of:=[.A391]+1" office:value-type="float" office:value="391" calcext:value-type="float">
            <text:p>391</text:p>
          </table:table-cell>
          <table:table-cell table:formula="of:=4/(440*600)*[.A392]" office:value-type="float" office:value="0.00592424242424242" calcext:value-type="float">
            <text:p>0.005924242424242</text:p>
          </table:table-cell>
          <table:table-cell table:formula="of:=SIN(2*PI()*440*[.B392])" office:value-type="float" office:value="-0.621147780278311" calcext:value-type="float">
            <text:p>-0.621147780278311</text:p>
          </table:table-cell>
        </table:table-row>
        <table:table-row table:style-name="ro1">
          <table:table-cell table:formula="of:=[.A392]+1" office:value-type="float" office:value="392" calcext:value-type="float">
            <text:p>392</text:p>
          </table:table-cell>
          <table:table-cell table:formula="of:=4/(440*600)*[.A393]" office:value-type="float" office:value="0.00593939393939394" calcext:value-type="float">
            <text:p>0.005939393939394</text:p>
          </table:table-cell>
          <table:table-cell table:formula="of:=SIN(2*PI()*440*[.B393])" office:value-type="float" office:value="-0.653420603990106" calcext:value-type="float">
            <text:p>-0.653420603990106</text:p>
          </table:table-cell>
        </table:table-row>
        <table:table-row table:style-name="ro1">
          <table:table-cell table:formula="of:=[.A393]+1" office:value-type="float" office:value="393" calcext:value-type="float">
            <text:p>393</text:p>
          </table:table-cell>
          <table:table-cell table:formula="of:=4/(440*600)*[.A394]" office:value-type="float" office:value="0.00595454545454545" calcext:value-type="float">
            <text:p>0.005954545454545</text:p>
          </table:table-cell>
          <table:table-cell table:formula="of:=SIN(2*PI()*440*[.B394])" office:value-type="float" office:value="-0.684547105928688" calcext:value-type="float">
            <text:p>-0.684547105928688</text:p>
          </table:table-cell>
        </table:table-row>
        <table:table-row table:style-name="ro1">
          <table:table-cell table:formula="of:=[.A394]+1" office:value-type="float" office:value="394" calcext:value-type="float">
            <text:p>394</text:p>
          </table:table-cell>
          <table:table-cell table:formula="of:=4/(440*600)*[.A395]" office:value-type="float" office:value="0.00596969696969697" calcext:value-type="float">
            <text:p>0.005969696969697</text:p>
          </table:table-cell>
          <table:table-cell table:formula="of:=SIN(2*PI()*440*[.B395])" office:value-type="float" office:value="-0.714472679632803" calcext:value-type="float">
            <text:p>-0.714472679632803</text:p>
          </table:table-cell>
        </table:table-row>
        <table:table-row table:style-name="ro1">
          <table:table-cell table:formula="of:=[.A395]+1" office:value-type="float" office:value="395" calcext:value-type="float">
            <text:p>395</text:p>
          </table:table-cell>
          <table:table-cell table:formula="of:=4/(440*600)*[.A396]" office:value-type="float" office:value="0.00598484848484848" calcext:value-type="float">
            <text:p>0.005984848484848</text:p>
          </table:table-cell>
          <table:table-cell table:formula="of:=SIN(2*PI()*440*[.B396])" office:value-type="float" office:value="-0.743144825477395" calcext:value-type="float">
            <text:p>-0.743144825477395</text:p>
          </table:table-cell>
        </table:table-row>
        <table:table-row table:style-name="ro1">
          <table:table-cell table:formula="of:=[.A396]+1" office:value-type="float" office:value="396" calcext:value-type="float">
            <text:p>396</text:p>
          </table:table-cell>
          <table:table-cell table:formula="of:=4/(440*600)*[.A397]" office:value-type="float" office:value="0.006" calcext:value-type="float">
            <text:p>0.006</text:p>
          </table:table-cell>
          <table:table-cell table:formula="of:=SIN(2*PI()*440*[.B397])" office:value-type="float" office:value="-0.77051324277579" calcext:value-type="float">
            <text:p>-0.77051324277579</text:p>
          </table:table-cell>
        </table:table-row>
        <table:table-row table:style-name="ro1">
          <table:table-cell table:formula="of:=[.A397]+1" office:value-type="float" office:value="397" calcext:value-type="float">
            <text:p>397</text:p>
          </table:table-cell>
          <table:table-cell table:formula="of:=4/(440*600)*[.A398]" office:value-type="float" office:value="0.00601515151515152" calcext:value-type="float">
            <text:p>0.006015151515152</text:p>
          </table:table-cell>
          <table:table-cell table:formula="of:=SIN(2*PI()*440*[.B398])" office:value-type="float" office:value="-0.796529918024196" calcext:value-type="float">
            <text:p>-0.796529918024196</text:p>
          </table:table-cell>
        </table:table-row>
        <table:table-row table:style-name="ro1">
          <table:table-cell table:formula="of:=[.A398]+1" office:value-type="float" office:value="398" calcext:value-type="float">
            <text:p>398</text:p>
          </table:table-cell>
          <table:table-cell table:formula="of:=4/(440*600)*[.A399]" office:value-type="float" office:value="0.00603030303030303" calcext:value-type="float">
            <text:p>0.006030303030303</text:p>
          </table:table-cell>
          <table:table-cell table:formula="of:=SIN(2*PI()*440*[.B399])" office:value-type="float" office:value="-0.821149209133704" calcext:value-type="float">
            <text:p>-0.821149209133704</text:p>
          </table:table-cell>
        </table:table-row>
        <table:table-row table:style-name="ro1">
          <table:table-cell table:formula="of:=[.A399]+1" office:value-type="float" office:value="399" calcext:value-type="float">
            <text:p>399</text:p>
          </table:table-cell>
          <table:table-cell table:formula="of:=4/(440*600)*[.A400]" office:value-type="float" office:value="0.00604545454545455" calcext:value-type="float">
            <text:p>0.006045454545455</text:p>
          </table:table-cell>
          <table:table-cell table:formula="of:=SIN(2*PI()*440*[.B400])" office:value-type="float" office:value="-0.844327925502016" calcext:value-type="float">
            <text:p>-0.844327925502016</text:p>
          </table:table-cell>
        </table:table-row>
        <table:table-row table:style-name="ro1">
          <table:table-cell table:formula="of:=[.A400]+1" office:value-type="float" office:value="400" calcext:value-type="float">
            <text:p>400</text:p>
          </table:table-cell>
          <table:table-cell table:formula="of:=4/(440*600)*[.A401]" office:value-type="float" office:value="0.00606060606060606" calcext:value-type="float">
            <text:p>0.006060606060606</text:p>
          </table:table-cell>
          <table:table-cell table:formula="of:=SIN(2*PI()*440*[.B401])" office:value-type="float" office:value="-0.866025403784439" calcext:value-type="float">
            <text:p>-0.866025403784439</text:p>
          </table:table-cell>
        </table:table-row>
        <table:table-row table:style-name="ro1">
          <table:table-cell table:formula="of:=[.A401]+1" office:value-type="float" office:value="401" calcext:value-type="float">
            <text:p>401</text:p>
          </table:table-cell>
          <table:table-cell table:formula="of:=4/(440*600)*[.A402]" office:value-type="float" office:value="0.00607575757575758" calcext:value-type="float">
            <text:p>0.006075757575758</text:p>
          </table:table-cell>
          <table:table-cell table:formula="of:=SIN(2*PI()*440*[.B402])" office:value-type="float" office:value="-0.886203579231214" calcext:value-type="float">
            <text:p>-0.886203579231214</text:p>
          </table:table-cell>
        </table:table-row>
        <table:table-row table:style-name="ro1">
          <table:table-cell table:formula="of:=[.A402]+1" office:value-type="float" office:value="402" calcext:value-type="float">
            <text:p>402</text:p>
          </table:table-cell>
          <table:table-cell table:formula="of:=4/(440*600)*[.A403]" office:value-type="float" office:value="0.00609090909090909" calcext:value-type="float">
            <text:p>0.006090909090909</text:p>
          </table:table-cell>
          <table:table-cell table:formula="of:=SIN(2*PI()*440*[.B403])" office:value-type="float" office:value="-0.90482705246602" calcext:value-type="float">
            <text:p>-0.90482705246602</text:p>
          </table:table-cell>
        </table:table-row>
        <table:table-row table:style-name="ro1">
          <table:table-cell table:formula="of:=[.A403]+1" office:value-type="float" office:value="403" calcext:value-type="float">
            <text:p>403</text:p>
          </table:table-cell>
          <table:table-cell table:formula="of:=4/(440*600)*[.A404]" office:value-type="float" office:value="0.00610606060606061" calcext:value-type="float">
            <text:p>0.006106060606061</text:p>
          </table:table-cell>
          <table:table-cell table:formula="of:=SIN(2*PI()*440*[.B404])" office:value-type="float" office:value="-0.921863151588501" calcext:value-type="float">
            <text:p>-0.921863151588501</text:p>
          </table:table-cell>
        </table:table-row>
        <table:table-row table:style-name="ro1">
          <table:table-cell table:formula="of:=[.A404]+1" office:value-type="float" office:value="404" calcext:value-type="float">
            <text:p>404</text:p>
          </table:table-cell>
          <table:table-cell table:formula="of:=4/(440*600)*[.A405]" office:value-type="float" office:value="0.00612121212121212" calcext:value-type="float">
            <text:p>0.006121212121212</text:p>
          </table:table-cell>
          <table:table-cell table:formula="of:=SIN(2*PI()*440*[.B405])" office:value-type="float" office:value="-0.937281989491891" calcext:value-type="float">
            <text:p>-0.937281989491891</text:p>
          </table:table-cell>
        </table:table-row>
        <table:table-row table:style-name="ro1">
          <table:table-cell table:formula="of:=[.A405]+1" office:value-type="float" office:value="405" calcext:value-type="float">
            <text:p>405</text:p>
          </table:table-cell>
          <table:table-cell table:formula="of:=4/(440*600)*[.A406]" office:value-type="float" office:value="0.00613636363636364" calcext:value-type="float">
            <text:p>0.006136363636364</text:p>
          </table:table-cell>
          <table:table-cell table:formula="of:=SIN(2*PI()*440*[.B406])" office:value-type="float" office:value="-0.951056516295153" calcext:value-type="float">
            <text:p>-0.951056516295153</text:p>
          </table:table-cell>
        </table:table-row>
        <table:table-row table:style-name="ro1">
          <table:table-cell table:formula="of:=[.A406]+1" office:value-type="float" office:value="406" calcext:value-type="float">
            <text:p>406</text:p>
          </table:table-cell>
          <table:table-cell table:formula="of:=4/(440*600)*[.A407]" office:value-type="float" office:value="0.00615151515151515" calcext:value-type="float">
            <text:p>0.006151515151515</text:p>
          </table:table-cell>
          <table:table-cell table:formula="of:=SIN(2*PI()*440*[.B407])" office:value-type="float" office:value="-0.963162566797658" calcext:value-type="float">
            <text:p>-0.963162566797658</text:p>
          </table:table-cell>
        </table:table-row>
        <table:table-row table:style-name="ro1">
          <table:table-cell table:formula="of:=[.A407]+1" office:value-type="float" office:value="407" calcext:value-type="float">
            <text:p>407</text:p>
          </table:table-cell>
          <table:table-cell table:formula="of:=4/(440*600)*[.A408]" office:value-type="float" office:value="0.00616666666666667" calcext:value-type="float">
            <text:p>0.006166666666667</text:p>
          </table:table-cell>
          <table:table-cell table:formula="of:=SIN(2*PI()*440*[.B408])" office:value-type="float" office:value="-0.97357890287316" calcext:value-type="float">
            <text:p>-0.97357890287316</text:p>
          </table:table-cell>
        </table:table-row>
        <table:table-row table:style-name="ro1">
          <table:table-cell table:formula="of:=[.A408]+1" office:value-type="float" office:value="408" calcext:value-type="float">
            <text:p>408</text:p>
          </table:table-cell>
          <table:table-cell table:formula="of:=4/(440*600)*[.A409]" office:value-type="float" office:value="0.00618181818181818" calcext:value-type="float">
            <text:p>0.006181818181818</text:p>
          </table:table-cell>
          <table:table-cell table:formula="of:=SIN(2*PI()*440*[.B409])" office:value-type="float" office:value="-0.982287250728688" calcext:value-type="float">
            <text:p>-0.982287250728688</text:p>
          </table:table-cell>
        </table:table-row>
        <table:table-row table:style-name="ro1">
          <table:table-cell table:formula="of:=[.A409]+1" office:value-type="float" office:value="409" calcext:value-type="float">
            <text:p>409</text:p>
          </table:table-cell>
          <table:table-cell table:formula="of:=4/(440*600)*[.A410]" office:value-type="float" office:value="0.0061969696969697" calcext:value-type="float">
            <text:p>0.00619696969697</text:p>
          </table:table-cell>
          <table:table-cell table:formula="of:=SIN(2*PI()*440*[.B410])" office:value-type="float" office:value="-0.989272332962988" calcext:value-type="float">
            <text:p>-0.989272332962988</text:p>
          </table:table-cell>
        </table:table-row>
        <table:table-row table:style-name="ro1">
          <table:table-cell table:formula="of:=[.A410]+1" office:value-type="float" office:value="410" calcext:value-type="float">
            <text:p>410</text:p>
          </table:table-cell>
          <table:table-cell table:formula="of:=4/(440*600)*[.A411]" office:value-type="float" office:value="0.00621212121212121" calcext:value-type="float">
            <text:p>0.006212121212121</text:p>
          </table:table-cell>
          <table:table-cell table:formula="of:=SIN(2*PI()*440*[.B411])" office:value-type="float" office:value="-0.994521895368273" calcext:value-type="float">
            <text:p>-0.994521895368273</text:p>
          </table:table-cell>
        </table:table-row>
        <table:table-row table:style-name="ro1">
          <table:table-cell table:formula="of:=[.A411]+1" office:value-type="float" office:value="411" calcext:value-type="float">
            <text:p>411</text:p>
          </table:table-cell>
          <table:table-cell table:formula="of:=4/(440*600)*[.A412]" office:value-type="float" office:value="0.00622727272727273" calcext:value-type="float">
            <text:p>0.006227272727273</text:p>
          </table:table-cell>
          <table:table-cell table:formula="of:=SIN(2*PI()*440*[.B412])" office:value-type="float" office:value="-0.998026728428272" calcext:value-type="float">
            <text:p>-0.998026728428272</text:p>
          </table:table-cell>
        </table:table-row>
        <table:table-row table:style-name="ro1">
          <table:table-cell table:formula="of:=[.A412]+1" office:value-type="float" office:value="412" calcext:value-type="float">
            <text:p>412</text:p>
          </table:table-cell>
          <table:table-cell table:formula="of:=4/(440*600)*[.A413]" office:value-type="float" office:value="0.00624242424242424" calcext:value-type="float">
            <text:p>0.006242424242424</text:p>
          </table:table-cell>
          <table:table-cell table:formula="of:=SIN(2*PI()*440*[.B413])" office:value-type="float" office:value="-0.999780683474845" calcext:value-type="float">
            <text:p>-0.999780683474845</text:p>
          </table:table-cell>
        </table:table-row>
        <table:table-row table:style-name="ro1">
          <table:table-cell table:formula="of:=[.A413]+1" office:value-type="float" office:value="413" calcext:value-type="float">
            <text:p>413</text:p>
          </table:table-cell>
          <table:table-cell table:formula="of:=4/(440*600)*[.A414]" office:value-type="float" office:value="0.00625757575757576" calcext:value-type="float">
            <text:p>0.006257575757576</text:p>
          </table:table-cell>
          <table:table-cell table:formula="of:=SIN(2*PI()*440*[.B414])" office:value-type="float" office:value="-0.999780683474845" calcext:value-type="float">
            <text:p>-0.999780683474845</text:p>
          </table:table-cell>
        </table:table-row>
        <table:table-row table:style-name="ro1">
          <table:table-cell table:formula="of:=[.A414]+1" office:value-type="float" office:value="414" calcext:value-type="float">
            <text:p>414</text:p>
          </table:table-cell>
          <table:table-cell table:formula="of:=4/(440*600)*[.A415]" office:value-type="float" office:value="0.00627272727272727" calcext:value-type="float">
            <text:p>0.006272727272727</text:p>
          </table:table-cell>
          <table:table-cell table:formula="of:=SIN(2*PI()*440*[.B415])" office:value-type="float" office:value="-0.998026728428271" calcext:value-type="float">
            <text:p>-0.998026728428271</text:p>
          </table:table-cell>
        </table:table-row>
        <table:table-row table:style-name="ro1">
          <table:table-cell table:formula="of:=[.A415]+1" office:value-type="float" office:value="415" calcext:value-type="float">
            <text:p>415</text:p>
          </table:table-cell>
          <table:table-cell table:formula="of:=4/(440*600)*[.A416]" office:value-type="float" office:value="0.00628787878787879" calcext:value-type="float">
            <text:p>0.006287878787879</text:p>
          </table:table-cell>
          <table:table-cell table:formula="of:=SIN(2*PI()*440*[.B416])" office:value-type="float" office:value="-0.994521895368274" calcext:value-type="float">
            <text:p>-0.994521895368274</text:p>
          </table:table-cell>
        </table:table-row>
        <table:table-row table:style-name="ro1">
          <table:table-cell table:formula="of:=[.A416]+1" office:value-type="float" office:value="416" calcext:value-type="float">
            <text:p>416</text:p>
          </table:table-cell>
          <table:table-cell table:formula="of:=4/(440*600)*[.A417]" office:value-type="float" office:value="0.0063030303030303" calcext:value-type="float">
            <text:p>0.00630303030303</text:p>
          </table:table-cell>
          <table:table-cell table:formula="of:=SIN(2*PI()*440*[.B417])" office:value-type="float" office:value="-0.989272332962988" calcext:value-type="float">
            <text:p>-0.989272332962988</text:p>
          </table:table-cell>
        </table:table-row>
        <table:table-row table:style-name="ro1">
          <table:table-cell table:formula="of:=[.A417]+1" office:value-type="float" office:value="417" calcext:value-type="float">
            <text:p>417</text:p>
          </table:table-cell>
          <table:table-cell table:formula="of:=4/(440*600)*[.A418]" office:value-type="float" office:value="0.00631818181818182" calcext:value-type="float">
            <text:p>0.006318181818182</text:p>
          </table:table-cell>
          <table:table-cell table:formula="of:=SIN(2*PI()*440*[.B418])" office:value-type="float" office:value="-0.982287250728689" calcext:value-type="float">
            <text:p>-0.982287250728689</text:p>
          </table:table-cell>
        </table:table-row>
        <table:table-row table:style-name="ro1">
          <table:table-cell table:formula="of:=[.A418]+1" office:value-type="float" office:value="418" calcext:value-type="float">
            <text:p>418</text:p>
          </table:table-cell>
          <table:table-cell table:formula="of:=4/(440*600)*[.A419]" office:value-type="float" office:value="0.00633333333333333" calcext:value-type="float">
            <text:p>0.006333333333333</text:p>
          </table:table-cell>
          <table:table-cell table:formula="of:=SIN(2*PI()*440*[.B419])" office:value-type="float" office:value="-0.97357890287316" calcext:value-type="float">
            <text:p>-0.97357890287316</text:p>
          </table:table-cell>
        </table:table-row>
        <table:table-row table:style-name="ro1">
          <table:table-cell table:formula="of:=[.A419]+1" office:value-type="float" office:value="419" calcext:value-type="float">
            <text:p>419</text:p>
          </table:table-cell>
          <table:table-cell table:formula="of:=4/(440*600)*[.A420]" office:value-type="float" office:value="0.00634848484848485" calcext:value-type="float">
            <text:p>0.006348484848485</text:p>
          </table:table-cell>
          <table:table-cell table:formula="of:=SIN(2*PI()*440*[.B420])" office:value-type="float" office:value="-0.963162566797659" calcext:value-type="float">
            <text:p>-0.963162566797659</text:p>
          </table:table-cell>
        </table:table-row>
        <table:table-row table:style-name="ro1">
          <table:table-cell table:formula="of:=[.A420]+1" office:value-type="float" office:value="420" calcext:value-type="float">
            <text:p>420</text:p>
          </table:table-cell>
          <table:table-cell table:formula="of:=4/(440*600)*[.A421]" office:value-type="float" office:value="0.00636363636363636" calcext:value-type="float">
            <text:p>0.006363636363636</text:p>
          </table:table-cell>
          <table:table-cell table:formula="of:=SIN(2*PI()*440*[.B421])" office:value-type="float" office:value="-0.951056516295154" calcext:value-type="float">
            <text:p>-0.951056516295154</text:p>
          </table:table-cell>
        </table:table-row>
        <table:table-row table:style-name="ro1">
          <table:table-cell table:formula="of:=[.A421]+1" office:value-type="float" office:value="421" calcext:value-type="float">
            <text:p>421</text:p>
          </table:table-cell>
          <table:table-cell table:formula="of:=4/(440*600)*[.A422]" office:value-type="float" office:value="0.00637878787878788" calcext:value-type="float">
            <text:p>0.006378787878788</text:p>
          </table:table-cell>
          <table:table-cell table:formula="of:=SIN(2*PI()*440*[.B422])" office:value-type="float" office:value="-0.937281989491891" calcext:value-type="float">
            <text:p>-0.937281989491891</text:p>
          </table:table-cell>
        </table:table-row>
        <table:table-row table:style-name="ro1">
          <table:table-cell table:formula="of:=[.A422]+1" office:value-type="float" office:value="422" calcext:value-type="float">
            <text:p>422</text:p>
          </table:table-cell>
          <table:table-cell table:formula="of:=4/(440*600)*[.A423]" office:value-type="float" office:value="0.00639393939393939" calcext:value-type="float">
            <text:p>0.006393939393939</text:p>
          </table:table-cell>
          <table:table-cell table:formula="of:=SIN(2*PI()*440*[.B423])" office:value-type="float" office:value="-0.9218631515885" calcext:value-type="float">
            <text:p>-0.9218631515885</text:p>
          </table:table-cell>
        </table:table-row>
        <table:table-row table:style-name="ro1">
          <table:table-cell table:formula="of:=[.A423]+1" office:value-type="float" office:value="423" calcext:value-type="float">
            <text:p>423</text:p>
          </table:table-cell>
          <table:table-cell table:formula="of:=4/(440*600)*[.A424]" office:value-type="float" office:value="0.00640909090909091" calcext:value-type="float">
            <text:p>0.006409090909091</text:p>
          </table:table-cell>
          <table:table-cell table:formula="of:=SIN(2*PI()*440*[.B424])" office:value-type="float" office:value="-0.90482705246602" calcext:value-type="float">
            <text:p>-0.90482705246602</text:p>
          </table:table-cell>
        </table:table-row>
        <table:table-row table:style-name="ro1">
          <table:table-cell table:formula="of:=[.A424]+1" office:value-type="float" office:value="424" calcext:value-type="float">
            <text:p>424</text:p>
          </table:table-cell>
          <table:table-cell table:formula="of:=4/(440*600)*[.A425]" office:value-type="float" office:value="0.00642424242424242" calcext:value-type="float">
            <text:p>0.006424242424242</text:p>
          </table:table-cell>
          <table:table-cell table:formula="of:=SIN(2*PI()*440*[.B425])" office:value-type="float" office:value="-0.886203579231215" calcext:value-type="float">
            <text:p>-0.886203579231215</text:p>
          </table:table-cell>
        </table:table-row>
        <table:table-row table:style-name="ro1">
          <table:table-cell table:formula="of:=[.A425]+1" office:value-type="float" office:value="425" calcext:value-type="float">
            <text:p>425</text:p>
          </table:table-cell>
          <table:table-cell table:formula="of:=4/(440*600)*[.A426]" office:value-type="float" office:value="0.00643939393939394" calcext:value-type="float">
            <text:p>0.006439393939394</text:p>
          </table:table-cell>
          <table:table-cell table:formula="of:=SIN(2*PI()*440*[.B426])" office:value-type="float" office:value="-0.866025403784438" calcext:value-type="float">
            <text:p>-0.866025403784438</text:p>
          </table:table-cell>
        </table:table-row>
        <table:table-row table:style-name="ro1">
          <table:table-cell table:formula="of:=[.A426]+1" office:value-type="float" office:value="426" calcext:value-type="float">
            <text:p>426</text:p>
          </table:table-cell>
          <table:table-cell table:formula="of:=4/(440*600)*[.A427]" office:value-type="float" office:value="0.00645454545454545" calcext:value-type="float">
            <text:p>0.006454545454545</text:p>
          </table:table-cell>
          <table:table-cell table:formula="of:=SIN(2*PI()*440*[.B427])" office:value-type="float" office:value="-0.844327925502016" calcext:value-type="float">
            <text:p>-0.844327925502016</text:p>
          </table:table-cell>
        </table:table-row>
        <table:table-row table:style-name="ro1">
          <table:table-cell table:formula="of:=[.A427]+1" office:value-type="float" office:value="427" calcext:value-type="float">
            <text:p>427</text:p>
          </table:table-cell>
          <table:table-cell table:formula="of:=4/(440*600)*[.A428]" office:value-type="float" office:value="0.00646969696969697" calcext:value-type="float">
            <text:p>0.006469696969697</text:p>
          </table:table-cell>
          <table:table-cell table:formula="of:=SIN(2*PI()*440*[.B428])" office:value-type="float" office:value="-0.821149209133703" calcext:value-type="float">
            <text:p>-0.821149209133703</text:p>
          </table:table-cell>
        </table:table-row>
        <table:table-row table:style-name="ro1">
          <table:table-cell table:formula="of:=[.A428]+1" office:value-type="float" office:value="428" calcext:value-type="float">
            <text:p>428</text:p>
          </table:table-cell>
          <table:table-cell table:formula="of:=4/(440*600)*[.A429]" office:value-type="float" office:value="0.00648484848484848" calcext:value-type="float">
            <text:p>0.006484848484848</text:p>
          </table:table-cell>
          <table:table-cell table:formula="of:=SIN(2*PI()*440*[.B429])" office:value-type="float" office:value="-0.796529918024196" calcext:value-type="float">
            <text:p>-0.796529918024196</text:p>
          </table:table-cell>
        </table:table-row>
        <table:table-row table:style-name="ro1">
          <table:table-cell table:formula="of:=[.A429]+1" office:value-type="float" office:value="429" calcext:value-type="float">
            <text:p>429</text:p>
          </table:table-cell>
          <table:table-cell table:formula="of:=4/(440*600)*[.A430]" office:value-type="float" office:value="0.0065" calcext:value-type="float">
            <text:p>0.0065</text:p>
          </table:table-cell>
          <table:table-cell table:formula="of:=SIN(2*PI()*440*[.B430])" office:value-type="float" office:value="-0.770513242775789" calcext:value-type="float">
            <text:p>-0.770513242775789</text:p>
          </table:table-cell>
        </table:table-row>
        <table:table-row table:style-name="ro1">
          <table:table-cell table:formula="of:=[.A430]+1" office:value-type="float" office:value="430" calcext:value-type="float">
            <text:p>430</text:p>
          </table:table-cell>
          <table:table-cell table:formula="of:=4/(440*600)*[.A431]" office:value-type="float" office:value="0.00651515151515152" calcext:value-type="float">
            <text:p>0.006515151515152</text:p>
          </table:table-cell>
          <table:table-cell table:formula="of:=SIN(2*PI()*440*[.B431])" office:value-type="float" office:value="-0.743144825477395" calcext:value-type="float">
            <text:p>-0.743144825477395</text:p>
          </table:table-cell>
        </table:table-row>
        <table:table-row table:style-name="ro1">
          <table:table-cell table:formula="of:=[.A431]+1" office:value-type="float" office:value="431" calcext:value-type="float">
            <text:p>431</text:p>
          </table:table-cell>
          <table:table-cell table:formula="of:=4/(440*600)*[.A432]" office:value-type="float" office:value="0.00653030303030303" calcext:value-type="float">
            <text:p>0.006530303030303</text:p>
          </table:table-cell>
          <table:table-cell table:formula="of:=SIN(2*PI()*440*[.B432])" office:value-type="float" office:value="-0.714472679632804" calcext:value-type="float">
            <text:p>-0.714472679632804</text:p>
          </table:table-cell>
        </table:table-row>
        <table:table-row table:style-name="ro1">
          <table:table-cell table:formula="of:=[.A432]+1" office:value-type="float" office:value="432" calcext:value-type="float">
            <text:p>432</text:p>
          </table:table-cell>
          <table:table-cell table:formula="of:=4/(440*600)*[.A433]" office:value-type="float" office:value="0.00654545454545455" calcext:value-type="float">
            <text:p>0.006545454545455</text:p>
          </table:table-cell>
          <table:table-cell table:formula="of:=SIN(2*PI()*440*[.B433])" office:value-type="float" office:value="-0.684547105928689" calcext:value-type="float">
            <text:p>-0.684547105928689</text:p>
          </table:table-cell>
        </table:table-row>
        <table:table-row table:style-name="ro1">
          <table:table-cell table:formula="of:=[.A433]+1" office:value-type="float" office:value="433" calcext:value-type="float">
            <text:p>433</text:p>
          </table:table-cell>
          <table:table-cell table:formula="of:=4/(440*600)*[.A434]" office:value-type="float" office:value="0.00656060606060606" calcext:value-type="float">
            <text:p>0.006560606060606</text:p>
          </table:table-cell>
          <table:table-cell table:formula="of:=SIN(2*PI()*440*[.B434])" office:value-type="float" office:value="-0.653420603990105" calcext:value-type="float">
            <text:p>-0.653420603990105</text:p>
          </table:table-cell>
        </table:table-row>
        <table:table-row table:style-name="ro1">
          <table:table-cell table:formula="of:=[.A434]+1" office:value-type="float" office:value="434" calcext:value-type="float">
            <text:p>434</text:p>
          </table:table-cell>
          <table:table-cell table:formula="of:=4/(440*600)*[.A435]" office:value-type="float" office:value="0.00657575757575758" calcext:value-type="float">
            <text:p>0.006575757575758</text:p>
          </table:table-cell>
          <table:table-cell table:formula="of:=SIN(2*PI()*440*[.B435])" office:value-type="float" office:value="-0.621147780278309" calcext:value-type="float">
            <text:p>-0.621147780278309</text:p>
          </table:table-cell>
        </table:table-row>
        <table:table-row table:style-name="ro1">
          <table:table-cell table:formula="of:=[.A435]+1" office:value-type="float" office:value="435" calcext:value-type="float">
            <text:p>435</text:p>
          </table:table-cell>
          <table:table-cell table:formula="of:=4/(440*600)*[.A436]" office:value-type="float" office:value="0.00659090909090909" calcext:value-type="float">
            <text:p>0.006590909090909</text:p>
          </table:table-cell>
          <table:table-cell table:formula="of:=SIN(2*PI()*440*[.B436])" office:value-type="float" office:value="-0.587785252292474" calcext:value-type="float">
            <text:p>-0.587785252292474</text:p>
          </table:table-cell>
        </table:table-row>
        <table:table-row table:style-name="ro1">
          <table:table-cell table:formula="of:=[.A436]+1" office:value-type="float" office:value="436" calcext:value-type="float">
            <text:p>436</text:p>
          </table:table-cell>
          <table:table-cell table:formula="of:=4/(440*600)*[.A437]" office:value-type="float" office:value="0.00660606060606061" calcext:value-type="float">
            <text:p>0.006606060606061</text:p>
          </table:table-cell>
          <table:table-cell table:formula="of:=SIN(2*PI()*440*[.B437])" office:value-type="float" office:value="-0.553391549243344" calcext:value-type="float">
            <text:p>-0.553391549243344</text:p>
          </table:table-cell>
        </table:table-row>
        <table:table-row table:style-name="ro1">
          <table:table-cell table:formula="of:=[.A437]+1" office:value-type="float" office:value="437" calcext:value-type="float">
            <text:p>437</text:p>
          </table:table-cell>
          <table:table-cell table:formula="of:=4/(440*600)*[.A438]" office:value-type="float" office:value="0.00662121212121212" calcext:value-type="float">
            <text:p>0.006621212121212</text:p>
          </table:table-cell>
          <table:table-cell table:formula="of:=SIN(2*PI()*440*[.B438])" office:value-type="float" office:value="-0.518027009373132" calcext:value-type="float">
            <text:p>-0.518027009373132</text:p>
          </table:table-cell>
        </table:table-row>
        <table:table-row table:style-name="ro1">
          <table:table-cell table:formula="of:=[.A438]+1" office:value-type="float" office:value="438" calcext:value-type="float">
            <text:p>438</text:p>
          </table:table-cell>
          <table:table-cell table:formula="of:=4/(440*600)*[.A439]" office:value-type="float" office:value="0.00663636363636364" calcext:value-type="float">
            <text:p>0.006636363636364</text:p>
          </table:table-cell>
          <table:table-cell table:formula="of:=SIN(2*PI()*440*[.B439])" office:value-type="float" office:value="-0.481753674101713" calcext:value-type="float">
            <text:p>-0.481753674101713</text:p>
          </table:table-cell>
        </table:table-row>
        <table:table-row table:style-name="ro1">
          <table:table-cell table:formula="of:=[.A439]+1" office:value-type="float" office:value="439" calcext:value-type="float">
            <text:p>439</text:p>
          </table:table-cell>
          <table:table-cell table:formula="of:=4/(440*600)*[.A440]" office:value-type="float" office:value="0.00665151515151515" calcext:value-type="float">
            <text:p>0.006651515151515</text:p>
          </table:table-cell>
          <table:table-cell table:formula="of:=SIN(2*PI()*440*[.B440])" office:value-type="float" office:value="-0.444635179184928" calcext:value-type="float">
            <text:p>-0.444635179184928</text:p>
          </table:table-cell>
        </table:table-row>
        <table:table-row table:style-name="ro1">
          <table:table-cell table:formula="of:=[.A440]+1" office:value-type="float" office:value="440" calcext:value-type="float">
            <text:p>440</text:p>
          </table:table-cell>
          <table:table-cell table:formula="of:=4/(440*600)*[.A441]" office:value-type="float" office:value="0.00666666666666667" calcext:value-type="float">
            <text:p>0.006666666666667</text:p>
          </table:table-cell>
          <table:table-cell table:formula="of:=SIN(2*PI()*440*[.B441])" office:value-type="float" office:value="-0.4067366430758" calcext:value-type="float">
            <text:p>-0.4067366430758</text:p>
          </table:table-cell>
        </table:table-row>
        <table:table-row table:style-name="ro1">
          <table:table-cell table:formula="of:=[.A441]+1" office:value-type="float" office:value="441" calcext:value-type="float">
            <text:p>441</text:p>
          </table:table-cell>
          <table:table-cell table:formula="of:=4/(440*600)*[.A442]" office:value-type="float" office:value="0.00668181818181818" calcext:value-type="float">
            <text:p>0.006681818181818</text:p>
          </table:table-cell>
          <table:table-cell table:formula="of:=SIN(2*PI()*440*[.B442])" office:value-type="float" office:value="-0.368124552684677" calcext:value-type="float">
            <text:p>-0.368124552684677</text:p>
          </table:table-cell>
        </table:table-row>
        <table:table-row table:style-name="ro1">
          <table:table-cell table:formula="of:=[.A442]+1" office:value-type="float" office:value="442" calcext:value-type="float">
            <text:p>442</text:p>
          </table:table-cell>
          <table:table-cell table:formula="of:=4/(440*600)*[.A443]" office:value-type="float" office:value="0.0066969696969697" calcext:value-type="float">
            <text:p>0.00669696969697</text:p>
          </table:table-cell>
          <table:table-cell table:formula="of:=SIN(2*PI()*440*[.B443])" office:value-type="float" office:value="-0.328866646738584" calcext:value-type="float">
            <text:p>-0.328866646738584</text:p>
          </table:table-cell>
        </table:table-row>
        <table:table-row table:style-name="ro1">
          <table:table-cell table:formula="of:=[.A443]+1" office:value-type="float" office:value="443" calcext:value-type="float">
            <text:p>443</text:p>
          </table:table-cell>
          <table:table-cell table:formula="of:=4/(440*600)*[.A444]" office:value-type="float" office:value="0.00671212121212121" calcext:value-type="float">
            <text:p>0.006712121212121</text:p>
          </table:table-cell>
          <table:table-cell table:formula="of:=SIN(2*PI()*440*[.B444])" office:value-type="float" office:value="-0.289031796944472" calcext:value-type="float">
            <text:p>-0.289031796944472</text:p>
          </table:table-cell>
        </table:table-row>
        <table:table-row table:style-name="ro1">
          <table:table-cell table:formula="of:=[.A444]+1" office:value-type="float" office:value="444" calcext:value-type="float">
            <text:p>444</text:p>
          </table:table-cell>
          <table:table-cell table:formula="of:=4/(440*600)*[.A445]" office:value-type="float" office:value="0.00672727272727273" calcext:value-type="float">
            <text:p>0.006727272727273</text:p>
          </table:table-cell>
          <table:table-cell table:formula="of:=SIN(2*PI()*440*[.B445])" office:value-type="float" office:value="-0.248689887164858" calcext:value-type="float">
            <text:p>-0.248689887164858</text:p>
          </table:table-cell>
        </table:table-row>
        <table:table-row table:style-name="ro1">
          <table:table-cell table:formula="of:=[.A445]+1" office:value-type="float" office:value="445" calcext:value-type="float">
            <text:p>445</text:p>
          </table:table-cell>
          <table:table-cell table:formula="of:=4/(440*600)*[.A446]" office:value-type="float" office:value="0.00674242424242424" calcext:value-type="float">
            <text:p>0.006742424242424</text:p>
          </table:table-cell>
          <table:table-cell table:formula="of:=SIN(2*PI()*440*[.B446])" office:value-type="float" office:value="-0.207911690817758" calcext:value-type="float">
            <text:p>-0.207911690817758</text:p>
          </table:table-cell>
        </table:table-row>
        <table:table-row table:style-name="ro1">
          <table:table-cell table:formula="of:=[.A446]+1" office:value-type="float" office:value="446" calcext:value-type="float">
            <text:p>446</text:p>
          </table:table-cell>
          <table:table-cell table:formula="of:=4/(440*600)*[.A447]" office:value-type="float" office:value="0.00675757575757576" calcext:value-type="float">
            <text:p>0.006757575757576</text:p>
          </table:table-cell>
          <table:table-cell table:formula="of:=SIN(2*PI()*440*[.B447])" office:value-type="float" office:value="-0.166768746716103" calcext:value-type="float">
            <text:p>-0.166768746716103</text:p>
          </table:table-cell>
        </table:table-row>
        <table:table-row table:style-name="ro1">
          <table:table-cell table:formula="of:=[.A447]+1" office:value-type="float" office:value="447" calcext:value-type="float">
            <text:p>447</text:p>
          </table:table-cell>
          <table:table-cell table:formula="of:=4/(440*600)*[.A448]" office:value-type="float" office:value="0.00677272727272727" calcext:value-type="float">
            <text:p>0.006772727272727</text:p>
          </table:table-cell>
          <table:table-cell table:formula="of:=SIN(2*PI()*440*[.B448])" office:value-type="float" office:value="-0.125333233564304" calcext:value-type="float">
            <text:p>-0.125333233564304</text:p>
          </table:table-cell>
        </table:table-row>
        <table:table-row table:style-name="ro1">
          <table:table-cell table:formula="of:=[.A448]+1" office:value-type="float" office:value="448" calcext:value-type="float">
            <text:p>448</text:p>
          </table:table-cell>
          <table:table-cell table:formula="of:=4/(440*600)*[.A449]" office:value-type="float" office:value="0.00678787878787879" calcext:value-type="float">
            <text:p>0.006787878787879</text:p>
          </table:table-cell>
          <table:table-cell table:formula="of:=SIN(2*PI()*440*[.B449])" office:value-type="float" office:value="-0.0836778433323146" calcext:value-type="float">
            <text:p>-0.083677843332315</text:p>
          </table:table-cell>
        </table:table-row>
        <table:table-row table:style-name="ro1">
          <table:table-cell table:formula="of:=[.A449]+1" office:value-type="float" office:value="449" calcext:value-type="float">
            <text:p>449</text:p>
          </table:table-cell>
          <table:table-cell table:formula="of:=4/(440*600)*[.A450]" office:value-type="float" office:value="0.0068030303030303" calcext:value-type="float">
            <text:p>0.00680303030303</text:p>
          </table:table-cell>
          <table:table-cell table:formula="of:=SIN(2*PI()*440*[.B450])" office:value-type="float" office:value="-0.0418756537291978" calcext:value-type="float">
            <text:p>-0.041875653729198</text:p>
          </table:table-cell>
        </table:table-row>
        <table:table-row table:style-name="ro1">
          <table:table-cell table:formula="of:=[.A450]+1" office:value-type="float" office:value="450" calcext:value-type="float">
            <text:p>450</text:p>
          </table:table-cell>
          <table:table-cell table:formula="of:=4/(440*600)*[.A451]" office:value-type="float" office:value="0.00681818181818182" calcext:value-type="float">
            <text:p>0.006818181818182</text:p>
          </table:table-cell>
          <table:table-cell table:formula="of:=SIN(2*PI()*440*[.B451])" office:value-type="float" office:value="-7.34788079488412E-016" calcext:value-type="float">
            <text:p>-7.34788079488412E-16</text:p>
          </table:table-cell>
        </table:table-row>
        <table:table-row table:style-name="ro1">
          <table:table-cell table:formula="of:=[.A451]+1" office:value-type="float" office:value="451" calcext:value-type="float">
            <text:p>451</text:p>
          </table:table-cell>
          <table:table-cell table:formula="of:=4/(440*600)*[.A452]" office:value-type="float" office:value="0.00683333333333333" calcext:value-type="float">
            <text:p>0.006833333333333</text:p>
          </table:table-cell>
          <table:table-cell table:formula="of:=SIN(2*PI()*440*[.B452])" office:value-type="float" office:value="0.0418756537291998" calcext:value-type="float">
            <text:p>0.0418756537292</text:p>
          </table:table-cell>
        </table:table-row>
        <table:table-row table:style-name="ro1">
          <table:table-cell table:formula="of:=[.A452]+1" office:value-type="float" office:value="452" calcext:value-type="float">
            <text:p>452</text:p>
          </table:table-cell>
          <table:table-cell table:formula="of:=4/(440*600)*[.A453]" office:value-type="float" office:value="0.00684848484848485" calcext:value-type="float">
            <text:p>0.006848484848485</text:p>
          </table:table-cell>
          <table:table-cell table:formula="of:=SIN(2*PI()*440*[.B453])" office:value-type="float" office:value="0.0836778433323167" calcext:value-type="float">
            <text:p>0.083677843332317</text:p>
          </table:table-cell>
        </table:table-row>
        <table:table-row table:style-name="ro1">
          <table:table-cell table:formula="of:=[.A453]+1" office:value-type="float" office:value="453" calcext:value-type="float">
            <text:p>453</text:p>
          </table:table-cell>
          <table:table-cell table:formula="of:=4/(440*600)*[.A454]" office:value-type="float" office:value="0.00686363636363636" calcext:value-type="float">
            <text:p>0.006863636363636</text:p>
          </table:table-cell>
          <table:table-cell table:formula="of:=SIN(2*PI()*440*[.B454])" office:value-type="float" office:value="0.125333233564303" calcext:value-type="float">
            <text:p>0.125333233564303</text:p>
          </table:table-cell>
        </table:table-row>
        <table:table-row table:style-name="ro1">
          <table:table-cell table:formula="of:=[.A454]+1" office:value-type="float" office:value="454" calcext:value-type="float">
            <text:p>454</text:p>
          </table:table-cell>
          <table:table-cell table:formula="of:=4/(440*600)*[.A455]" office:value-type="float" office:value="0.00687878787878788" calcext:value-type="float">
            <text:p>0.006878787878788</text:p>
          </table:table-cell>
          <table:table-cell table:formula="of:=SIN(2*PI()*440*[.B455])" office:value-type="float" office:value="0.166768746716102" calcext:value-type="float">
            <text:p>0.166768746716102</text:p>
          </table:table-cell>
        </table:table-row>
        <table:table-row table:style-name="ro1">
          <table:table-cell table:formula="of:=[.A455]+1" office:value-type="float" office:value="455" calcext:value-type="float">
            <text:p>455</text:p>
          </table:table-cell>
          <table:table-cell table:formula="of:=4/(440*600)*[.A456]" office:value-type="float" office:value="0.00689393939393939" calcext:value-type="float">
            <text:p>0.006893939393939</text:p>
          </table:table-cell>
          <table:table-cell table:formula="of:=SIN(2*PI()*440*[.B456])" office:value-type="float" office:value="0.20791169081776" calcext:value-type="float">
            <text:p>0.20791169081776</text:p>
          </table:table-cell>
        </table:table-row>
        <table:table-row table:style-name="ro1">
          <table:table-cell table:formula="of:=[.A456]+1" office:value-type="float" office:value="456" calcext:value-type="float">
            <text:p>456</text:p>
          </table:table-cell>
          <table:table-cell table:formula="of:=4/(440*600)*[.A457]" office:value-type="float" office:value="0.00690909090909091" calcext:value-type="float">
            <text:p>0.006909090909091</text:p>
          </table:table-cell>
          <table:table-cell table:formula="of:=SIN(2*PI()*440*[.B457])" office:value-type="float" office:value="0.248689887164856" calcext:value-type="float">
            <text:p>0.248689887164856</text:p>
          </table:table-cell>
        </table:table-row>
        <table:table-row table:style-name="ro1">
          <table:table-cell table:formula="of:=[.A457]+1" office:value-type="float" office:value="457" calcext:value-type="float">
            <text:p>457</text:p>
          </table:table-cell>
          <table:table-cell table:formula="of:=4/(440*600)*[.A458]" office:value-type="float" office:value="0.00692424242424242" calcext:value-type="float">
            <text:p>0.006924242424242</text:p>
          </table:table-cell>
          <table:table-cell table:formula="of:=SIN(2*PI()*440*[.B458])" office:value-type="float" office:value="0.28903179694447" calcext:value-type="float">
            <text:p>0.28903179694447</text:p>
          </table:table-cell>
        </table:table-row>
        <table:table-row table:style-name="ro1">
          <table:table-cell table:formula="of:=[.A458]+1" office:value-type="float" office:value="458" calcext:value-type="float">
            <text:p>458</text:p>
          </table:table-cell>
          <table:table-cell table:formula="of:=4/(440*600)*[.A459]" office:value-type="float" office:value="0.00693939393939394" calcext:value-type="float">
            <text:p>0.006939393939394</text:p>
          </table:table-cell>
          <table:table-cell table:formula="of:=SIN(2*PI()*440*[.B459])" office:value-type="float" office:value="0.328866646738583" calcext:value-type="float">
            <text:p>0.328866646738583</text:p>
          </table:table-cell>
        </table:table-row>
        <table:table-row table:style-name="ro1">
          <table:table-cell table:formula="of:=[.A459]+1" office:value-type="float" office:value="459" calcext:value-type="float">
            <text:p>459</text:p>
          </table:table-cell>
          <table:table-cell table:formula="of:=4/(440*600)*[.A460]" office:value-type="float" office:value="0.00695454545454545" calcext:value-type="float">
            <text:p>0.006954545454545</text:p>
          </table:table-cell>
          <table:table-cell table:formula="of:=SIN(2*PI()*440*[.B460])" office:value-type="float" office:value="0.368124552684679" calcext:value-type="float">
            <text:p>0.368124552684679</text:p>
          </table:table-cell>
        </table:table-row>
        <table:table-row table:style-name="ro1">
          <table:table-cell table:formula="of:=[.A460]+1" office:value-type="float" office:value="460" calcext:value-type="float">
            <text:p>460</text:p>
          </table:table-cell>
          <table:table-cell table:formula="of:=4/(440*600)*[.A461]" office:value-type="float" office:value="0.00696969696969697" calcext:value-type="float">
            <text:p>0.006969696969697</text:p>
          </table:table-cell>
          <table:table-cell table:formula="of:=SIN(2*PI()*440*[.B461])" office:value-type="float" office:value="0.406736643075798" calcext:value-type="float">
            <text:p>0.406736643075798</text:p>
          </table:table-cell>
        </table:table-row>
        <table:table-row table:style-name="ro1">
          <table:table-cell table:formula="of:=[.A461]+1" office:value-type="float" office:value="461" calcext:value-type="float">
            <text:p>461</text:p>
          </table:table-cell>
          <table:table-cell table:formula="of:=4/(440*600)*[.A462]" office:value-type="float" office:value="0.00698484848484848" calcext:value-type="float">
            <text:p>0.006984848484848</text:p>
          </table:table-cell>
          <table:table-cell table:formula="of:=SIN(2*PI()*440*[.B462])" office:value-type="float" office:value="0.444635179184927" calcext:value-type="float">
            <text:p>0.444635179184927</text:p>
          </table:table-cell>
        </table:table-row>
        <table:table-row table:style-name="ro1">
          <table:table-cell table:formula="of:=[.A462]+1" office:value-type="float" office:value="462" calcext:value-type="float">
            <text:p>462</text:p>
          </table:table-cell>
          <table:table-cell table:formula="of:=4/(440*600)*[.A463]" office:value-type="float" office:value="0.007" calcext:value-type="float">
            <text:p>0.007</text:p>
          </table:table-cell>
          <table:table-cell table:formula="of:=SIN(2*PI()*440*[.B463])" office:value-type="float" office:value="0.481753674101715" calcext:value-type="float">
            <text:p>0.481753674101715</text:p>
          </table:table-cell>
        </table:table-row>
        <table:table-row table:style-name="ro1">
          <table:table-cell table:formula="of:=[.A463]+1" office:value-type="float" office:value="463" calcext:value-type="float">
            <text:p>463</text:p>
          </table:table-cell>
          <table:table-cell table:formula="of:=4/(440*600)*[.A464]" office:value-type="float" office:value="0.00701515151515152" calcext:value-type="float">
            <text:p>0.007015151515152</text:p>
          </table:table-cell>
          <table:table-cell table:formula="of:=SIN(2*PI()*440*[.B464])" office:value-type="float" office:value="0.518027009373131" calcext:value-type="float">
            <text:p>0.518027009373131</text:p>
          </table:table-cell>
        </table:table-row>
        <table:table-row table:style-name="ro1">
          <table:table-cell table:formula="of:=[.A464]+1" office:value-type="float" office:value="464" calcext:value-type="float">
            <text:p>464</text:p>
          </table:table-cell>
          <table:table-cell table:formula="of:=4/(440*600)*[.A465]" office:value-type="float" office:value="0.00703030303030303" calcext:value-type="float">
            <text:p>0.007030303030303</text:p>
          </table:table-cell>
          <table:table-cell table:formula="of:=SIN(2*PI()*440*[.B465])" office:value-type="float" office:value="0.553391549243343" calcext:value-type="float">
            <text:p>0.553391549243343</text:p>
          </table:table-cell>
        </table:table-row>
        <table:table-row table:style-name="ro1">
          <table:table-cell table:formula="of:=[.A465]+1" office:value-type="float" office:value="465" calcext:value-type="float">
            <text:p>465</text:p>
          </table:table-cell>
          <table:table-cell table:formula="of:=4/(440*600)*[.A466]" office:value-type="float" office:value="0.00704545454545455" calcext:value-type="float">
            <text:p>0.007045454545455</text:p>
          </table:table-cell>
          <table:table-cell table:formula="of:=SIN(2*PI()*440*[.B466])" office:value-type="float" office:value="0.587785252292475" calcext:value-type="float">
            <text:p>0.587785252292475</text:p>
          </table:table-cell>
        </table:table-row>
        <table:table-row table:style-name="ro1">
          <table:table-cell table:formula="of:=[.A466]+1" office:value-type="float" office:value="466" calcext:value-type="float">
            <text:p>466</text:p>
          </table:table-cell>
          <table:table-cell table:formula="of:=4/(440*600)*[.A467]" office:value-type="float" office:value="0.00706060606060606" calcext:value-type="float">
            <text:p>0.007060606060606</text:p>
          </table:table-cell>
          <table:table-cell table:formula="of:=SIN(2*PI()*440*[.B467])" office:value-type="float" office:value="0.621147780278311" calcext:value-type="float">
            <text:p>0.621147780278311</text:p>
          </table:table-cell>
        </table:table-row>
        <table:table-row table:style-name="ro1">
          <table:table-cell table:formula="of:=[.A467]+1" office:value-type="float" office:value="467" calcext:value-type="float">
            <text:p>467</text:p>
          </table:table-cell>
          <table:table-cell table:formula="of:=4/(440*600)*[.A468]" office:value-type="float" office:value="0.00707575757575758" calcext:value-type="float">
            <text:p>0.007075757575758</text:p>
          </table:table-cell>
          <table:table-cell table:formula="of:=SIN(2*PI()*440*[.B468])" office:value-type="float" office:value="0.653420603990106" calcext:value-type="float">
            <text:p>0.653420603990106</text:p>
          </table:table-cell>
        </table:table-row>
        <table:table-row table:style-name="ro1">
          <table:table-cell table:formula="of:=[.A468]+1" office:value-type="float" office:value="468" calcext:value-type="float">
            <text:p>468</text:p>
          </table:table-cell>
          <table:table-cell table:formula="of:=4/(440*600)*[.A469]" office:value-type="float" office:value="0.00709090909090909" calcext:value-type="float">
            <text:p>0.007090909090909</text:p>
          </table:table-cell>
          <table:table-cell table:formula="of:=SIN(2*PI()*440*[.B469])" office:value-type="float" office:value="0.684547105928688" calcext:value-type="float">
            <text:p>0.684547105928688</text:p>
          </table:table-cell>
        </table:table-row>
        <table:table-row table:style-name="ro1">
          <table:table-cell table:formula="of:=[.A469]+1" office:value-type="float" office:value="469" calcext:value-type="float">
            <text:p>469</text:p>
          </table:table-cell>
          <table:table-cell table:formula="of:=4/(440*600)*[.A470]" office:value-type="float" office:value="0.00710606060606061" calcext:value-type="float">
            <text:p>0.007106060606061</text:p>
          </table:table-cell>
          <table:table-cell table:formula="of:=SIN(2*PI()*440*[.B470])" office:value-type="float" office:value="0.714472679632803" calcext:value-type="float">
            <text:p>0.714472679632803</text:p>
          </table:table-cell>
        </table:table-row>
        <table:table-row table:style-name="ro1">
          <table:table-cell table:formula="of:=[.A470]+1" office:value-type="float" office:value="470" calcext:value-type="float">
            <text:p>470</text:p>
          </table:table-cell>
          <table:table-cell table:formula="of:=4/(440*600)*[.A471]" office:value-type="float" office:value="0.00712121212121212" calcext:value-type="float">
            <text:p>0.007121212121212</text:p>
          </table:table-cell>
          <table:table-cell table:formula="of:=SIN(2*PI()*440*[.B471])" office:value-type="float" office:value="0.743144825477394" calcext:value-type="float">
            <text:p>0.743144825477394</text:p>
          </table:table-cell>
        </table:table-row>
        <table:table-row table:style-name="ro1">
          <table:table-cell table:formula="of:=[.A471]+1" office:value-type="float" office:value="471" calcext:value-type="float">
            <text:p>471</text:p>
          </table:table-cell>
          <table:table-cell table:formula="of:=4/(440*600)*[.A472]" office:value-type="float" office:value="0.00713636363636364" calcext:value-type="float">
            <text:p>0.007136363636364</text:p>
          </table:table-cell>
          <table:table-cell table:formula="of:=SIN(2*PI()*440*[.B472])" office:value-type="float" office:value="0.770513242775788" calcext:value-type="float">
            <text:p>0.770513242775788</text:p>
          </table:table-cell>
        </table:table-row>
        <table:table-row table:style-name="ro1">
          <table:table-cell table:formula="of:=[.A472]+1" office:value-type="float" office:value="472" calcext:value-type="float">
            <text:p>472</text:p>
          </table:table-cell>
          <table:table-cell table:formula="of:=4/(440*600)*[.A473]" office:value-type="float" office:value="0.00715151515151515" calcext:value-type="float">
            <text:p>0.007151515151515</text:p>
          </table:table-cell>
          <table:table-cell table:formula="of:=SIN(2*PI()*440*[.B473])" office:value-type="float" office:value="0.796529918024198" calcext:value-type="float">
            <text:p>0.796529918024198</text:p>
          </table:table-cell>
        </table:table-row>
        <table:table-row table:style-name="ro1">
          <table:table-cell table:formula="of:=[.A473]+1" office:value-type="float" office:value="473" calcext:value-type="float">
            <text:p>473</text:p>
          </table:table-cell>
          <table:table-cell table:formula="of:=4/(440*600)*[.A474]" office:value-type="float" office:value="0.00716666666666667" calcext:value-type="float">
            <text:p>0.007166666666667</text:p>
          </table:table-cell>
          <table:table-cell table:formula="of:=SIN(2*PI()*440*[.B474])" office:value-type="float" office:value="0.821149209133704" calcext:value-type="float">
            <text:p>0.821149209133704</text:p>
          </table:table-cell>
        </table:table-row>
        <table:table-row table:style-name="ro1">
          <table:table-cell table:formula="of:=[.A474]+1" office:value-type="float" office:value="474" calcext:value-type="float">
            <text:p>474</text:p>
          </table:table-cell>
          <table:table-cell table:formula="of:=4/(440*600)*[.A475]" office:value-type="float" office:value="0.00718181818181818" calcext:value-type="float">
            <text:p>0.007181818181818</text:p>
          </table:table-cell>
          <table:table-cell table:formula="of:=SIN(2*PI()*440*[.B475])" office:value-type="float" office:value="0.844327925502015" calcext:value-type="float">
            <text:p>0.844327925502015</text:p>
          </table:table-cell>
        </table:table-row>
        <table:table-row table:style-name="ro1">
          <table:table-cell table:formula="of:=[.A475]+1" office:value-type="float" office:value="475" calcext:value-type="float">
            <text:p>475</text:p>
          </table:table-cell>
          <table:table-cell table:formula="of:=4/(440*600)*[.A476]" office:value-type="float" office:value="0.0071969696969697" calcext:value-type="float">
            <text:p>0.00719696969697</text:p>
          </table:table-cell>
          <table:table-cell table:formula="of:=SIN(2*PI()*440*[.B476])" office:value-type="float" office:value="0.866025403784438" calcext:value-type="float">
            <text:p>0.866025403784438</text:p>
          </table:table-cell>
        </table:table-row>
        <table:table-row table:style-name="ro1">
          <table:table-cell table:formula="of:=[.A476]+1" office:value-type="float" office:value="476" calcext:value-type="float">
            <text:p>476</text:p>
          </table:table-cell>
          <table:table-cell table:formula="of:=4/(440*600)*[.A477]" office:value-type="float" office:value="0.00721212121212121" calcext:value-type="float">
            <text:p>0.007212121212121</text:p>
          </table:table-cell>
          <table:table-cell table:formula="of:=SIN(2*PI()*440*[.B477])" office:value-type="float" office:value="0.886203579231216" calcext:value-type="float">
            <text:p>0.886203579231216</text:p>
          </table:table-cell>
        </table:table-row>
        <table:table-row table:style-name="ro1">
          <table:table-cell table:formula="of:=[.A477]+1" office:value-type="float" office:value="477" calcext:value-type="float">
            <text:p>477</text:p>
          </table:table-cell>
          <table:table-cell table:formula="of:=4/(440*600)*[.A478]" office:value-type="float" office:value="0.00722727272727273" calcext:value-type="float">
            <text:p>0.007227272727273</text:p>
          </table:table-cell>
          <table:table-cell table:formula="of:=SIN(2*PI()*440*[.B478])" office:value-type="float" office:value="0.90482705246602" calcext:value-type="float">
            <text:p>0.90482705246602</text:p>
          </table:table-cell>
        </table:table-row>
        <table:table-row table:style-name="ro1">
          <table:table-cell table:formula="of:=[.A478]+1" office:value-type="float" office:value="478" calcext:value-type="float">
            <text:p>478</text:p>
          </table:table-cell>
          <table:table-cell table:formula="of:=4/(440*600)*[.A479]" office:value-type="float" office:value="0.00724242424242424" calcext:value-type="float">
            <text:p>0.007242424242424</text:p>
          </table:table-cell>
          <table:table-cell table:formula="of:=SIN(2*PI()*440*[.B479])" office:value-type="float" office:value="0.921863151588501" calcext:value-type="float">
            <text:p>0.921863151588501</text:p>
          </table:table-cell>
        </table:table-row>
        <table:table-row table:style-name="ro1">
          <table:table-cell table:formula="of:=[.A479]+1" office:value-type="float" office:value="479" calcext:value-type="float">
            <text:p>479</text:p>
          </table:table-cell>
          <table:table-cell table:formula="of:=4/(440*600)*[.A480]" office:value-type="float" office:value="0.00725757575757576" calcext:value-type="float">
            <text:p>0.007257575757576</text:p>
          </table:table-cell>
          <table:table-cell table:formula="of:=SIN(2*PI()*440*[.B480])" office:value-type="float" office:value="0.937281989491892" calcext:value-type="float">
            <text:p>0.937281989491892</text:p>
          </table:table-cell>
        </table:table-row>
        <table:table-row table:style-name="ro1">
          <table:table-cell table:formula="of:=[.A480]+1" office:value-type="float" office:value="480" calcext:value-type="float">
            <text:p>480</text:p>
          </table:table-cell>
          <table:table-cell table:formula="of:=4/(440*600)*[.A481]" office:value-type="float" office:value="0.00727272727272727" calcext:value-type="float">
            <text:p>0.007272727272727</text:p>
          </table:table-cell>
          <table:table-cell table:formula="of:=SIN(2*PI()*440*[.B481])" office:value-type="float" office:value="0.951056516295153" calcext:value-type="float">
            <text:p>0.951056516295153</text:p>
          </table:table-cell>
        </table:table-row>
        <table:table-row table:style-name="ro1">
          <table:table-cell table:formula="of:=[.A481]+1" office:value-type="float" office:value="481" calcext:value-type="float">
            <text:p>481</text:p>
          </table:table-cell>
          <table:table-cell table:formula="of:=4/(440*600)*[.A482]" office:value-type="float" office:value="0.00728787878787879" calcext:value-type="float">
            <text:p>0.007287878787879</text:p>
          </table:table-cell>
          <table:table-cell table:formula="of:=SIN(2*PI()*440*[.B482])" office:value-type="float" office:value="0.963162566797658" calcext:value-type="float">
            <text:p>0.963162566797658</text:p>
          </table:table-cell>
        </table:table-row>
        <table:table-row table:style-name="ro1">
          <table:table-cell table:formula="of:=[.A482]+1" office:value-type="float" office:value="482" calcext:value-type="float">
            <text:p>482</text:p>
          </table:table-cell>
          <table:table-cell table:formula="of:=4/(440*600)*[.A483]" office:value-type="float" office:value="0.0073030303030303" calcext:value-type="float">
            <text:p>0.00730303030303</text:p>
          </table:table-cell>
          <table:table-cell table:formula="of:=SIN(2*PI()*440*[.B483])" office:value-type="float" office:value="0.97357890287316" calcext:value-type="float">
            <text:p>0.97357890287316</text:p>
          </table:table-cell>
        </table:table-row>
        <table:table-row table:style-name="ro1">
          <table:table-cell table:formula="of:=[.A483]+1" office:value-type="float" office:value="483" calcext:value-type="float">
            <text:p>483</text:p>
          </table:table-cell>
          <table:table-cell table:formula="of:=4/(440*600)*[.A484]" office:value-type="float" office:value="0.00731818181818182" calcext:value-type="float">
            <text:p>0.007318181818182</text:p>
          </table:table-cell>
          <table:table-cell table:formula="of:=SIN(2*PI()*440*[.B484])" office:value-type="float" office:value="0.982287250728689" calcext:value-type="float">
            <text:p>0.982287250728689</text:p>
          </table:table-cell>
        </table:table-row>
        <table:table-row table:style-name="ro1">
          <table:table-cell table:formula="of:=[.A484]+1" office:value-type="float" office:value="484" calcext:value-type="float">
            <text:p>484</text:p>
          </table:table-cell>
          <table:table-cell table:formula="of:=4/(440*600)*[.A485]" office:value-type="float" office:value="0.00733333333333333" calcext:value-type="float">
            <text:p>0.007333333333333</text:p>
          </table:table-cell>
          <table:table-cell table:formula="of:=SIN(2*PI()*440*[.B485])" office:value-type="float" office:value="0.989272332962988" calcext:value-type="float">
            <text:p>0.989272332962988</text:p>
          </table:table-cell>
        </table:table-row>
        <table:table-row table:style-name="ro1">
          <table:table-cell table:formula="of:=[.A485]+1" office:value-type="float" office:value="485" calcext:value-type="float">
            <text:p>485</text:p>
          </table:table-cell>
          <table:table-cell table:formula="of:=4/(440*600)*[.A486]" office:value-type="float" office:value="0.00734848484848485" calcext:value-type="float">
            <text:p>0.007348484848485</text:p>
          </table:table-cell>
          <table:table-cell table:formula="of:=SIN(2*PI()*440*[.B486])" office:value-type="float" office:value="0.994521895368273" calcext:value-type="float">
            <text:p>0.994521895368273</text:p>
          </table:table-cell>
        </table:table-row>
        <table:table-row table:style-name="ro1">
          <table:table-cell table:formula="of:=[.A486]+1" office:value-type="float" office:value="486" calcext:value-type="float">
            <text:p>486</text:p>
          </table:table-cell>
          <table:table-cell table:formula="of:=4/(440*600)*[.A487]" office:value-type="float" office:value="0.00736363636363636" calcext:value-type="float">
            <text:p>0.007363636363636</text:p>
          </table:table-cell>
          <table:table-cell table:formula="of:=SIN(2*PI()*440*[.B487])" office:value-type="float" office:value="0.998026728428272" calcext:value-type="float">
            <text:p>0.998026728428272</text:p>
          </table:table-cell>
        </table:table-row>
        <table:table-row table:style-name="ro1">
          <table:table-cell table:formula="of:=[.A487]+1" office:value-type="float" office:value="487" calcext:value-type="float">
            <text:p>487</text:p>
          </table:table-cell>
          <table:table-cell table:formula="of:=4/(440*600)*[.A488]" office:value-type="float" office:value="0.00737878787878788" calcext:value-type="float">
            <text:p>0.007378787878788</text:p>
          </table:table-cell>
          <table:table-cell table:formula="of:=SIN(2*PI()*440*[.B488])" office:value-type="float" office:value="0.999780683474845" calcext:value-type="float">
            <text:p>0.999780683474845</text:p>
          </table:table-cell>
        </table:table-row>
        <table:table-row table:style-name="ro1">
          <table:table-cell table:formula="of:=[.A488]+1" office:value-type="float" office:value="488" calcext:value-type="float">
            <text:p>488</text:p>
          </table:table-cell>
          <table:table-cell table:formula="of:=4/(440*600)*[.A489]" office:value-type="float" office:value="0.00739393939393939" calcext:value-type="float">
            <text:p>0.007393939393939</text:p>
          </table:table-cell>
          <table:table-cell table:formula="of:=SIN(2*PI()*440*[.B489])" office:value-type="float" office:value="0.999780683474845" calcext:value-type="float">
            <text:p>0.999780683474845</text:p>
          </table:table-cell>
        </table:table-row>
        <table:table-row table:style-name="ro1">
          <table:table-cell table:formula="of:=[.A489]+1" office:value-type="float" office:value="489" calcext:value-type="float">
            <text:p>489</text:p>
          </table:table-cell>
          <table:table-cell table:formula="of:=4/(440*600)*[.A490]" office:value-type="float" office:value="0.00740909090909091" calcext:value-type="float">
            <text:p>0.007409090909091</text:p>
          </table:table-cell>
          <table:table-cell table:formula="of:=SIN(2*PI()*440*[.B490])" office:value-type="float" office:value="0.998026728428271" calcext:value-type="float">
            <text:p>0.998026728428271</text:p>
          </table:table-cell>
        </table:table-row>
        <table:table-row table:style-name="ro1">
          <table:table-cell table:formula="of:=[.A490]+1" office:value-type="float" office:value="490" calcext:value-type="float">
            <text:p>490</text:p>
          </table:table-cell>
          <table:table-cell table:formula="of:=4/(440*600)*[.A491]" office:value-type="float" office:value="0.00742424242424242" calcext:value-type="float">
            <text:p>0.007424242424242</text:p>
          </table:table-cell>
          <table:table-cell table:formula="of:=SIN(2*PI()*440*[.B491])" office:value-type="float" office:value="0.994521895368273" calcext:value-type="float">
            <text:p>0.994521895368273</text:p>
          </table:table-cell>
        </table:table-row>
        <table:table-row table:style-name="ro1">
          <table:table-cell table:formula="of:=[.A491]+1" office:value-type="float" office:value="491" calcext:value-type="float">
            <text:p>491</text:p>
          </table:table-cell>
          <table:table-cell table:formula="of:=4/(440*600)*[.A492]" office:value-type="float" office:value="0.00743939393939394" calcext:value-type="float">
            <text:p>0.007439393939394</text:p>
          </table:table-cell>
          <table:table-cell table:formula="of:=SIN(2*PI()*440*[.B492])" office:value-type="float" office:value="0.989272332962988" calcext:value-type="float">
            <text:p>0.989272332962988</text:p>
          </table:table-cell>
        </table:table-row>
        <table:table-row table:style-name="ro1">
          <table:table-cell table:formula="of:=[.A492]+1" office:value-type="float" office:value="492" calcext:value-type="float">
            <text:p>492</text:p>
          </table:table-cell>
          <table:table-cell table:formula="of:=4/(440*600)*[.A493]" office:value-type="float" office:value="0.00745454545454545" calcext:value-type="float">
            <text:p>0.007454545454545</text:p>
          </table:table-cell>
          <table:table-cell table:formula="of:=SIN(2*PI()*440*[.B493])" office:value-type="float" office:value="0.982287250728689" calcext:value-type="float">
            <text:p>0.982287250728689</text:p>
          </table:table-cell>
        </table:table-row>
        <table:table-row table:style-name="ro1">
          <table:table-cell table:formula="of:=[.A493]+1" office:value-type="float" office:value="493" calcext:value-type="float">
            <text:p>493</text:p>
          </table:table-cell>
          <table:table-cell table:formula="of:=4/(440*600)*[.A494]" office:value-type="float" office:value="0.00746969696969697" calcext:value-type="float">
            <text:p>0.007469696969697</text:p>
          </table:table-cell>
          <table:table-cell table:formula="of:=SIN(2*PI()*440*[.B494])" office:value-type="float" office:value="0.97357890287316" calcext:value-type="float">
            <text:p>0.97357890287316</text:p>
          </table:table-cell>
        </table:table-row>
        <table:table-row table:style-name="ro1">
          <table:table-cell table:formula="of:=[.A494]+1" office:value-type="float" office:value="494" calcext:value-type="float">
            <text:p>494</text:p>
          </table:table-cell>
          <table:table-cell table:formula="of:=4/(440*600)*[.A495]" office:value-type="float" office:value="0.00748484848484848" calcext:value-type="float">
            <text:p>0.007484848484848</text:p>
          </table:table-cell>
          <table:table-cell table:formula="of:=SIN(2*PI()*440*[.B495])" office:value-type="float" office:value="0.963162566797658" calcext:value-type="float">
            <text:p>0.963162566797658</text:p>
          </table:table-cell>
        </table:table-row>
        <table:table-row table:style-name="ro1">
          <table:table-cell table:formula="of:=[.A495]+1" office:value-type="float" office:value="495" calcext:value-type="float">
            <text:p>495</text:p>
          </table:table-cell>
          <table:table-cell table:formula="of:=4/(440*600)*[.A496]" office:value-type="float" office:value="0.0075" calcext:value-type="float">
            <text:p>0.0075</text:p>
          </table:table-cell>
          <table:table-cell table:formula="of:=SIN(2*PI()*440*[.B496])" office:value-type="float" office:value="0.951056516295154" calcext:value-type="float">
            <text:p>0.951056516295154</text:p>
          </table:table-cell>
        </table:table-row>
        <table:table-row table:style-name="ro1">
          <table:table-cell table:formula="of:=[.A496]+1" office:value-type="float" office:value="496" calcext:value-type="float">
            <text:p>496</text:p>
          </table:table-cell>
          <table:table-cell table:formula="of:=4/(440*600)*[.A497]" office:value-type="float" office:value="0.00751515151515152" calcext:value-type="float">
            <text:p>0.007515151515152</text:p>
          </table:table-cell>
          <table:table-cell table:formula="of:=SIN(2*PI()*440*[.B497])" office:value-type="float" office:value="0.937281989491891" calcext:value-type="float">
            <text:p>0.937281989491891</text:p>
          </table:table-cell>
        </table:table-row>
        <table:table-row table:style-name="ro1">
          <table:table-cell table:formula="of:=[.A497]+1" office:value-type="float" office:value="497" calcext:value-type="float">
            <text:p>497</text:p>
          </table:table-cell>
          <table:table-cell table:formula="of:=4/(440*600)*[.A498]" office:value-type="float" office:value="0.00753030303030303" calcext:value-type="float">
            <text:p>0.007530303030303</text:p>
          </table:table-cell>
          <table:table-cell table:formula="of:=SIN(2*PI()*440*[.B498])" office:value-type="float" office:value="0.9218631515885" calcext:value-type="float">
            <text:p>0.9218631515885</text:p>
          </table:table-cell>
        </table:table-row>
        <table:table-row table:style-name="ro1">
          <table:table-cell table:formula="of:=[.A498]+1" office:value-type="float" office:value="498" calcext:value-type="float">
            <text:p>498</text:p>
          </table:table-cell>
          <table:table-cell table:formula="of:=4/(440*600)*[.A499]" office:value-type="float" office:value="0.00754545454545455" calcext:value-type="float">
            <text:p>0.007545454545455</text:p>
          </table:table-cell>
          <table:table-cell table:formula="of:=SIN(2*PI()*440*[.B499])" office:value-type="float" office:value="0.90482705246602" calcext:value-type="float">
            <text:p>0.90482705246602</text:p>
          </table:table-cell>
        </table:table-row>
        <table:table-row table:style-name="ro1">
          <table:table-cell table:formula="of:=[.A499]+1" office:value-type="float" office:value="499" calcext:value-type="float">
            <text:p>499</text:p>
          </table:table-cell>
          <table:table-cell table:formula="of:=4/(440*600)*[.A500]" office:value-type="float" office:value="0.00756060606060606" calcext:value-type="float">
            <text:p>0.007560606060606</text:p>
          </table:table-cell>
          <table:table-cell table:formula="of:=SIN(2*PI()*440*[.B500])" office:value-type="float" office:value="0.886203579231215" calcext:value-type="float">
            <text:p>0.886203579231215</text:p>
          </table:table-cell>
        </table:table-row>
        <table:table-row table:style-name="ro1">
          <table:table-cell table:formula="of:=[.A500]+1" office:value-type="float" office:value="500" calcext:value-type="float">
            <text:p>500</text:p>
          </table:table-cell>
          <table:table-cell table:formula="of:=4/(440*600)*[.A501]" office:value-type="float" office:value="0.00757575757575758" calcext:value-type="float">
            <text:p>0.007575757575758</text:p>
          </table:table-cell>
          <table:table-cell table:formula="of:=SIN(2*PI()*440*[.B501])" office:value-type="float" office:value="0.866025403784438" calcext:value-type="float">
            <text:p>0.866025403784438</text:p>
          </table:table-cell>
        </table:table-row>
        <table:table-row table:style-name="ro1">
          <table:table-cell table:formula="of:=[.A501]+1" office:value-type="float" office:value="501" calcext:value-type="float">
            <text:p>501</text:p>
          </table:table-cell>
          <table:table-cell table:formula="of:=4/(440*600)*[.A502]" office:value-type="float" office:value="0.00759090909090909" calcext:value-type="float">
            <text:p>0.007590909090909</text:p>
          </table:table-cell>
          <table:table-cell table:formula="of:=SIN(2*PI()*440*[.B502])" office:value-type="float" office:value="0.844327925502014" calcext:value-type="float">
            <text:p>0.844327925502014</text:p>
          </table:table-cell>
        </table:table-row>
        <table:table-row table:style-name="ro1">
          <table:table-cell table:formula="of:=[.A502]+1" office:value-type="float" office:value="502" calcext:value-type="float">
            <text:p>502</text:p>
          </table:table-cell>
          <table:table-cell table:formula="of:=4/(440*600)*[.A503]" office:value-type="float" office:value="0.00760606060606061" calcext:value-type="float">
            <text:p>0.007606060606061</text:p>
          </table:table-cell>
          <table:table-cell table:formula="of:=SIN(2*PI()*440*[.B503])" office:value-type="float" office:value="0.821149209133705" calcext:value-type="float">
            <text:p>0.821149209133705</text:p>
          </table:table-cell>
        </table:table-row>
        <table:table-row table:style-name="ro1">
          <table:table-cell table:formula="of:=[.A503]+1" office:value-type="float" office:value="503" calcext:value-type="float">
            <text:p>503</text:p>
          </table:table-cell>
          <table:table-cell table:formula="of:=4/(440*600)*[.A504]" office:value-type="float" office:value="0.00762121212121212" calcext:value-type="float">
            <text:p>0.007621212121212</text:p>
          </table:table-cell>
          <table:table-cell table:formula="of:=SIN(2*PI()*440*[.B504])" office:value-type="float" office:value="0.796529918024196" calcext:value-type="float">
            <text:p>0.796529918024196</text:p>
          </table:table-cell>
        </table:table-row>
        <table:table-row table:style-name="ro1">
          <table:table-cell table:formula="of:=[.A504]+1" office:value-type="float" office:value="504" calcext:value-type="float">
            <text:p>504</text:p>
          </table:table-cell>
          <table:table-cell table:formula="of:=4/(440*600)*[.A505]" office:value-type="float" office:value="0.00763636363636364" calcext:value-type="float">
            <text:p>0.007636363636364</text:p>
          </table:table-cell>
          <table:table-cell table:formula="of:=SIN(2*PI()*440*[.B505])" office:value-type="float" office:value="0.770513242775789" calcext:value-type="float">
            <text:p>0.770513242775789</text:p>
          </table:table-cell>
        </table:table-row>
        <table:table-row table:style-name="ro1">
          <table:table-cell table:formula="of:=[.A505]+1" office:value-type="float" office:value="505" calcext:value-type="float">
            <text:p>505</text:p>
          </table:table-cell>
          <table:table-cell table:formula="of:=4/(440*600)*[.A506]" office:value-type="float" office:value="0.00765151515151515" calcext:value-type="float">
            <text:p>0.007651515151515</text:p>
          </table:table-cell>
          <table:table-cell table:formula="of:=SIN(2*PI()*440*[.B506])" office:value-type="float" office:value="0.743144825477393" calcext:value-type="float">
            <text:p>0.743144825477393</text:p>
          </table:table-cell>
        </table:table-row>
        <table:table-row table:style-name="ro1">
          <table:table-cell table:formula="of:=[.A506]+1" office:value-type="float" office:value="506" calcext:value-type="float">
            <text:p>506</text:p>
          </table:table-cell>
          <table:table-cell table:formula="of:=4/(440*600)*[.A507]" office:value-type="float" office:value="0.00766666666666667" calcext:value-type="float">
            <text:p>0.007666666666667</text:p>
          </table:table-cell>
          <table:table-cell table:formula="of:=SIN(2*PI()*440*[.B507])" office:value-type="float" office:value="0.714472679632804" calcext:value-type="float">
            <text:p>0.714472679632804</text:p>
          </table:table-cell>
        </table:table-row>
        <table:table-row table:style-name="ro1">
          <table:table-cell table:formula="of:=[.A507]+1" office:value-type="float" office:value="507" calcext:value-type="float">
            <text:p>507</text:p>
          </table:table-cell>
          <table:table-cell table:formula="of:=4/(440*600)*[.A508]" office:value-type="float" office:value="0.00768181818181818" calcext:value-type="float">
            <text:p>0.007681818181818</text:p>
          </table:table-cell>
          <table:table-cell table:formula="of:=SIN(2*PI()*440*[.B508])" office:value-type="float" office:value="0.684547105928689" calcext:value-type="float">
            <text:p>0.684547105928689</text:p>
          </table:table-cell>
        </table:table-row>
        <table:table-row table:style-name="ro1">
          <table:table-cell table:formula="of:=[.A508]+1" office:value-type="float" office:value="508" calcext:value-type="float">
            <text:p>508</text:p>
          </table:table-cell>
          <table:table-cell table:formula="of:=4/(440*600)*[.A509]" office:value-type="float" office:value="0.0076969696969697" calcext:value-type="float">
            <text:p>0.00769696969697</text:p>
          </table:table-cell>
          <table:table-cell table:formula="of:=SIN(2*PI()*440*[.B509])" office:value-type="float" office:value="0.653420603990105" calcext:value-type="float">
            <text:p>0.653420603990105</text:p>
          </table:table-cell>
        </table:table-row>
        <table:table-row table:style-name="ro1">
          <table:table-cell table:formula="of:=[.A509]+1" office:value-type="float" office:value="509" calcext:value-type="float">
            <text:p>509</text:p>
          </table:table-cell>
          <table:table-cell table:formula="of:=4/(440*600)*[.A510]" office:value-type="float" office:value="0.00771212121212121" calcext:value-type="float">
            <text:p>0.007712121212121</text:p>
          </table:table-cell>
          <table:table-cell table:formula="of:=SIN(2*PI()*440*[.B510])" office:value-type="float" office:value="0.621147780278312" calcext:value-type="float">
            <text:p>0.621147780278312</text:p>
          </table:table-cell>
        </table:table-row>
        <table:table-row table:style-name="ro1">
          <table:table-cell table:formula="of:=[.A510]+1" office:value-type="float" office:value="510" calcext:value-type="float">
            <text:p>510</text:p>
          </table:table-cell>
          <table:table-cell table:formula="of:=4/(440*600)*[.A511]" office:value-type="float" office:value="0.00772727272727273" calcext:value-type="float">
            <text:p>0.007727272727273</text:p>
          </table:table-cell>
          <table:table-cell table:formula="of:=SIN(2*PI()*440*[.B511])" office:value-type="float" office:value="0.587785252292474" calcext:value-type="float">
            <text:p>0.587785252292474</text:p>
          </table:table-cell>
        </table:table-row>
        <table:table-row table:style-name="ro1">
          <table:table-cell table:formula="of:=[.A511]+1" office:value-type="float" office:value="511" calcext:value-type="float">
            <text:p>511</text:p>
          </table:table-cell>
          <table:table-cell table:formula="of:=4/(440*600)*[.A512]" office:value-type="float" office:value="0.00774242424242424" calcext:value-type="float">
            <text:p>0.007742424242424</text:p>
          </table:table-cell>
          <table:table-cell table:formula="of:=SIN(2*PI()*440*[.B512])" office:value-type="float" office:value="0.553391549243344" calcext:value-type="float">
            <text:p>0.553391549243344</text:p>
          </table:table-cell>
        </table:table-row>
        <table:table-row table:style-name="ro1">
          <table:table-cell table:formula="of:=[.A512]+1" office:value-type="float" office:value="512" calcext:value-type="float">
            <text:p>512</text:p>
          </table:table-cell>
          <table:table-cell table:formula="of:=4/(440*600)*[.A513]" office:value-type="float" office:value="0.00775757575757576" calcext:value-type="float">
            <text:p>0.007757575757576</text:p>
          </table:table-cell>
          <table:table-cell table:formula="of:=SIN(2*PI()*440*[.B513])" office:value-type="float" office:value="0.518027009373129" calcext:value-type="float">
            <text:p>0.518027009373129</text:p>
          </table:table-cell>
        </table:table-row>
        <table:table-row table:style-name="ro1">
          <table:table-cell table:formula="of:=[.A513]+1" office:value-type="float" office:value="513" calcext:value-type="float">
            <text:p>513</text:p>
          </table:table-cell>
          <table:table-cell table:formula="of:=4/(440*600)*[.A514]" office:value-type="float" office:value="0.00777272727272727" calcext:value-type="float">
            <text:p>0.007772727272727</text:p>
          </table:table-cell>
          <table:table-cell table:formula="of:=SIN(2*PI()*440*[.B514])" office:value-type="float" office:value="0.481753674101717" calcext:value-type="float">
            <text:p>0.481753674101717</text:p>
          </table:table-cell>
        </table:table-row>
        <table:table-row table:style-name="ro1">
          <table:table-cell table:formula="of:=[.A514]+1" office:value-type="float" office:value="514" calcext:value-type="float">
            <text:p>514</text:p>
          </table:table-cell>
          <table:table-cell table:formula="of:=4/(440*600)*[.A515]" office:value-type="float" office:value="0.00778787878787879" calcext:value-type="float">
            <text:p>0.007787878787879</text:p>
          </table:table-cell>
          <table:table-cell table:formula="of:=SIN(2*PI()*440*[.B515])" office:value-type="float" office:value="0.444635179184928" calcext:value-type="float">
            <text:p>0.444635179184928</text:p>
          </table:table-cell>
        </table:table-row>
        <table:table-row table:style-name="ro1">
          <table:table-cell table:formula="of:=[.A515]+1" office:value-type="float" office:value="515" calcext:value-type="float">
            <text:p>515</text:p>
          </table:table-cell>
          <table:table-cell table:formula="of:=4/(440*600)*[.A516]" office:value-type="float" office:value="0.0078030303030303" calcext:value-type="float">
            <text:p>0.00780303030303</text:p>
          </table:table-cell>
          <table:table-cell table:formula="of:=SIN(2*PI()*440*[.B516])" office:value-type="float" office:value="0.4067366430758" calcext:value-type="float">
            <text:p>0.4067366430758</text:p>
          </table:table-cell>
        </table:table-row>
        <table:table-row table:style-name="ro1">
          <table:table-cell table:formula="of:=[.A516]+1" office:value-type="float" office:value="516" calcext:value-type="float">
            <text:p>516</text:p>
          </table:table-cell>
          <table:table-cell table:formula="of:=4/(440*600)*[.A517]" office:value-type="float" office:value="0.00781818181818182" calcext:value-type="float">
            <text:p>0.007818181818182</text:p>
          </table:table-cell>
          <table:table-cell table:formula="of:=SIN(2*PI()*440*[.B517])" office:value-type="float" office:value="0.368124552684677" calcext:value-type="float">
            <text:p>0.368124552684677</text:p>
          </table:table-cell>
        </table:table-row>
        <table:table-row table:style-name="ro1">
          <table:table-cell table:formula="of:=[.A517]+1" office:value-type="float" office:value="517" calcext:value-type="float">
            <text:p>517</text:p>
          </table:table-cell>
          <table:table-cell table:formula="of:=4/(440*600)*[.A518]" office:value-type="float" office:value="0.00783333333333333" calcext:value-type="float">
            <text:p>0.007833333333333</text:p>
          </table:table-cell>
          <table:table-cell table:formula="of:=SIN(2*PI()*440*[.B518])" office:value-type="float" office:value="0.328866646738584" calcext:value-type="float">
            <text:p>0.328866646738584</text:p>
          </table:table-cell>
        </table:table-row>
        <table:table-row table:style-name="ro1">
          <table:table-cell table:formula="of:=[.A518]+1" office:value-type="float" office:value="518" calcext:value-type="float">
            <text:p>518</text:p>
          </table:table-cell>
          <table:table-cell table:formula="of:=4/(440*600)*[.A519]" office:value-type="float" office:value="0.00784848484848485" calcext:value-type="float">
            <text:p>0.007848484848485</text:p>
          </table:table-cell>
          <table:table-cell table:formula="of:=SIN(2*PI()*440*[.B519])" office:value-type="float" office:value="0.289031796944472" calcext:value-type="float">
            <text:p>0.289031796944472</text:p>
          </table:table-cell>
        </table:table-row>
        <table:table-row table:style-name="ro1">
          <table:table-cell table:formula="of:=[.A519]+1" office:value-type="float" office:value="519" calcext:value-type="float">
            <text:p>519</text:p>
          </table:table-cell>
          <table:table-cell table:formula="of:=4/(440*600)*[.A520]" office:value-type="float" office:value="0.00786363636363636" calcext:value-type="float">
            <text:p>0.007863636363636</text:p>
          </table:table-cell>
          <table:table-cell table:formula="of:=SIN(2*PI()*440*[.B520])" office:value-type="float" office:value="0.248689887164851" calcext:value-type="float">
            <text:p>0.248689887164851</text:p>
          </table:table-cell>
        </table:table-row>
        <table:table-row table:style-name="ro1">
          <table:table-cell table:formula="of:=[.A520]+1" office:value-type="float" office:value="520" calcext:value-type="float">
            <text:p>520</text:p>
          </table:table-cell>
          <table:table-cell table:formula="of:=4/(440*600)*[.A521]" office:value-type="float" office:value="0.00787878787878788" calcext:value-type="float">
            <text:p>0.007878787878788</text:p>
          </table:table-cell>
          <table:table-cell table:formula="of:=SIN(2*PI()*440*[.B521])" office:value-type="float" office:value="0.207911690817758" calcext:value-type="float">
            <text:p>0.207911690817758</text:p>
          </table:table-cell>
        </table:table-row>
        <table:table-row table:style-name="ro1">
          <table:table-cell table:formula="of:=[.A521]+1" office:value-type="float" office:value="521" calcext:value-type="float">
            <text:p>521</text:p>
          </table:table-cell>
          <table:table-cell table:formula="of:=4/(440*600)*[.A522]" office:value-type="float" office:value="0.00789393939393939" calcext:value-type="float">
            <text:p>0.007893939393939</text:p>
          </table:table-cell>
          <table:table-cell table:formula="of:=SIN(2*PI()*440*[.B522])" office:value-type="float" office:value="0.1667687467161" calcext:value-type="float">
            <text:p>0.1667687467161</text:p>
          </table:table-cell>
        </table:table-row>
        <table:table-row table:style-name="ro1">
          <table:table-cell table:formula="of:=[.A522]+1" office:value-type="float" office:value="522" calcext:value-type="float">
            <text:p>522</text:p>
          </table:table-cell>
          <table:table-cell table:formula="of:=4/(440*600)*[.A523]" office:value-type="float" office:value="0.00790909090909091" calcext:value-type="float">
            <text:p>0.007909090909091</text:p>
          </table:table-cell>
          <table:table-cell table:formula="of:=SIN(2*PI()*440*[.B523])" office:value-type="float" office:value="0.125333233564304" calcext:value-type="float">
            <text:p>0.125333233564304</text:p>
          </table:table-cell>
        </table:table-row>
        <table:table-row table:style-name="ro1">
          <table:table-cell table:formula="of:=[.A523]+1" office:value-type="float" office:value="523" calcext:value-type="float">
            <text:p>523</text:p>
          </table:table-cell>
          <table:table-cell table:formula="of:=4/(440*600)*[.A524]" office:value-type="float" office:value="0.00792424242424242" calcext:value-type="float">
            <text:p>0.007924242424242</text:p>
          </table:table-cell>
          <table:table-cell table:formula="of:=SIN(2*PI()*440*[.B524])" office:value-type="float" office:value="0.0836778433323147" calcext:value-type="float">
            <text:p>0.083677843332315</text:p>
          </table:table-cell>
        </table:table-row>
        <table:table-row table:style-name="ro1">
          <table:table-cell table:formula="of:=[.A524]+1" office:value-type="float" office:value="524" calcext:value-type="float">
            <text:p>524</text:p>
          </table:table-cell>
          <table:table-cell table:formula="of:=4/(440*600)*[.A525]" office:value-type="float" office:value="0.00793939393939394" calcext:value-type="float">
            <text:p>0.007939393939394</text:p>
          </table:table-cell>
          <table:table-cell table:formula="of:=SIN(2*PI()*440*[.B525])" office:value-type="float" office:value="0.0418756537292014" calcext:value-type="float">
            <text:p>0.041875653729202</text:p>
          </table:table-cell>
        </table:table-row>
        <table:table-row table:style-name="ro1">
          <table:table-cell table:formula="of:=[.A525]+1" office:value-type="float" office:value="525" calcext:value-type="float">
            <text:p>525</text:p>
          </table:table-cell>
          <table:table-cell table:formula="of:=4/(440*600)*[.A526]" office:value-type="float" office:value="0.00795454545454545" calcext:value-type="float">
            <text:p>0.007954545454545</text:p>
          </table:table-cell>
          <table:table-cell table:formula="of:=SIN(2*PI()*440*[.B526])" office:value-type="float" office:value="8.57252759403147E-016" calcext:value-type="float">
            <text:p>8.57252759403147E-16</text:p>
          </table:table-cell>
        </table:table-row>
        <table:table-row table:style-name="ro1">
          <table:table-cell table:formula="of:=[.A526]+1" office:value-type="float" office:value="526" calcext:value-type="float">
            <text:p>526</text:p>
          </table:table-cell>
          <table:table-cell table:formula="of:=4/(440*600)*[.A527]" office:value-type="float" office:value="0.00796969696969697" calcext:value-type="float">
            <text:p>0.007969696969697</text:p>
          </table:table-cell>
          <table:table-cell table:formula="of:=SIN(2*PI()*440*[.B527])" office:value-type="float" office:value="-0.0418756537292033" calcext:value-type="float">
            <text:p>-0.041875653729203</text:p>
          </table:table-cell>
        </table:table-row>
        <table:table-row table:style-name="ro1">
          <table:table-cell table:formula="of:=[.A527]+1" office:value-type="float" office:value="527" calcext:value-type="float">
            <text:p>527</text:p>
          </table:table-cell>
          <table:table-cell table:formula="of:=4/(440*600)*[.A528]" office:value-type="float" office:value="0.00798484848484849" calcext:value-type="float">
            <text:p>0.007984848484848</text:p>
          </table:table-cell>
          <table:table-cell table:formula="of:=SIN(2*PI()*440*[.B528])" office:value-type="float" office:value="-0.0836778433323165" calcext:value-type="float">
            <text:p>-0.083677843332317</text:p>
          </table:table-cell>
        </table:table-row>
        <table:table-row table:style-name="ro1">
          <table:table-cell table:formula="of:=[.A528]+1" office:value-type="float" office:value="528" calcext:value-type="float">
            <text:p>528</text:p>
          </table:table-cell>
          <table:table-cell table:formula="of:=4/(440*600)*[.A529]" office:value-type="float" office:value="0.008" calcext:value-type="float">
            <text:p>0.008</text:p>
          </table:table-cell>
          <table:table-cell table:formula="of:=SIN(2*PI()*440*[.B529])" office:value-type="float" office:value="-0.125333233564306" calcext:value-type="float">
            <text:p>-0.125333233564306</text:p>
          </table:table-cell>
        </table:table-row>
        <table:table-row table:style-name="ro1">
          <table:table-cell table:formula="of:=[.A529]+1" office:value-type="float" office:value="529" calcext:value-type="float">
            <text:p>529</text:p>
          </table:table-cell>
          <table:table-cell table:formula="of:=4/(440*600)*[.A530]" office:value-type="float" office:value="0.00801515151515152" calcext:value-type="float">
            <text:p>0.008015151515152</text:p>
          </table:table-cell>
          <table:table-cell table:formula="of:=SIN(2*PI()*440*[.B530])" office:value-type="float" office:value="-0.166768746716102" calcext:value-type="float">
            <text:p>-0.166768746716102</text:p>
          </table:table-cell>
        </table:table-row>
        <table:table-row table:style-name="ro1">
          <table:table-cell table:formula="of:=[.A530]+1" office:value-type="float" office:value="530" calcext:value-type="float">
            <text:p>530</text:p>
          </table:table-cell>
          <table:table-cell table:formula="of:=4/(440*600)*[.A531]" office:value-type="float" office:value="0.00803030303030303" calcext:value-type="float">
            <text:p>0.008030303030303</text:p>
          </table:table-cell>
          <table:table-cell table:formula="of:=SIN(2*PI()*440*[.B531])" office:value-type="float" office:value="-0.20791169081776" calcext:value-type="float">
            <text:p>-0.20791169081776</text:p>
          </table:table-cell>
        </table:table-row>
        <table:table-row table:style-name="ro1">
          <table:table-cell table:formula="of:=[.A531]+1" office:value-type="float" office:value="531" calcext:value-type="float">
            <text:p>531</text:p>
          </table:table-cell>
          <table:table-cell table:formula="of:=4/(440*600)*[.A532]" office:value-type="float" office:value="0.00804545454545455" calcext:value-type="float">
            <text:p>0.008045454545455</text:p>
          </table:table-cell>
          <table:table-cell table:formula="of:=SIN(2*PI()*440*[.B532])" office:value-type="float" office:value="-0.248689887164853" calcext:value-type="float">
            <text:p>-0.248689887164853</text:p>
          </table:table-cell>
        </table:table-row>
        <table:table-row table:style-name="ro1">
          <table:table-cell table:formula="of:=[.A532]+1" office:value-type="float" office:value="532" calcext:value-type="float">
            <text:p>532</text:p>
          </table:table-cell>
          <table:table-cell table:formula="of:=4/(440*600)*[.A533]" office:value-type="float" office:value="0.00806060606060606" calcext:value-type="float">
            <text:p>0.008060606060606</text:p>
          </table:table-cell>
          <table:table-cell table:formula="of:=SIN(2*PI()*440*[.B533])" office:value-type="float" office:value="-0.28903179694447" calcext:value-type="float">
            <text:p>-0.28903179694447</text:p>
          </table:table-cell>
        </table:table-row>
        <table:table-row table:style-name="ro1">
          <table:table-cell table:formula="of:=[.A533]+1" office:value-type="float" office:value="533" calcext:value-type="float">
            <text:p>533</text:p>
          </table:table-cell>
          <table:table-cell table:formula="of:=4/(440*600)*[.A534]" office:value-type="float" office:value="0.00807575757575758" calcext:value-type="float">
            <text:p>0.008075757575758</text:p>
          </table:table-cell>
          <table:table-cell table:formula="of:=SIN(2*PI()*440*[.B534])" office:value-type="float" office:value="-0.328866646738586" calcext:value-type="float">
            <text:p>-0.328866646738586</text:p>
          </table:table-cell>
        </table:table-row>
        <table:table-row table:style-name="ro1">
          <table:table-cell table:formula="of:=[.A534]+1" office:value-type="float" office:value="534" calcext:value-type="float">
            <text:p>534</text:p>
          </table:table-cell>
          <table:table-cell table:formula="of:=4/(440*600)*[.A535]" office:value-type="float" office:value="0.00809090909090909" calcext:value-type="float">
            <text:p>0.008090909090909</text:p>
          </table:table-cell>
          <table:table-cell table:formula="of:=SIN(2*PI()*440*[.B535])" office:value-type="float" office:value="-0.368124552684678" calcext:value-type="float">
            <text:p>-0.368124552684678</text:p>
          </table:table-cell>
        </table:table-row>
        <table:table-row table:style-name="ro1">
          <table:table-cell table:formula="of:=[.A535]+1" office:value-type="float" office:value="535" calcext:value-type="float">
            <text:p>535</text:p>
          </table:table-cell>
          <table:table-cell table:formula="of:=4/(440*600)*[.A536]" office:value-type="float" office:value="0.00810606060606061" calcext:value-type="float">
            <text:p>0.008106060606061</text:p>
          </table:table-cell>
          <table:table-cell table:formula="of:=SIN(2*PI()*440*[.B536])" office:value-type="float" office:value="-0.406736643075802" calcext:value-type="float">
            <text:p>-0.406736643075802</text:p>
          </table:table-cell>
        </table:table-row>
        <table:table-row table:style-name="ro1">
          <table:table-cell table:formula="of:=[.A536]+1" office:value-type="float" office:value="536" calcext:value-type="float">
            <text:p>536</text:p>
          </table:table-cell>
          <table:table-cell table:formula="of:=4/(440*600)*[.A537]" office:value-type="float" office:value="0.00812121212121212" calcext:value-type="float">
            <text:p>0.008121212121212</text:p>
          </table:table-cell>
          <table:table-cell table:formula="of:=SIN(2*PI()*440*[.B537])" office:value-type="float" office:value="-0.444635179184927" calcext:value-type="float">
            <text:p>-0.444635179184927</text:p>
          </table:table-cell>
        </table:table-row>
        <table:table-row table:style-name="ro1">
          <table:table-cell table:formula="of:=[.A537]+1" office:value-type="float" office:value="537" calcext:value-type="float">
            <text:p>537</text:p>
          </table:table-cell>
          <table:table-cell table:formula="of:=4/(440*600)*[.A538]" office:value-type="float" office:value="0.00813636363636364" calcext:value-type="float">
            <text:p>0.008136363636364</text:p>
          </table:table-cell>
          <table:table-cell table:formula="of:=SIN(2*PI()*440*[.B538])" office:value-type="float" office:value="-0.481753674101715" calcext:value-type="float">
            <text:p>-0.481753674101715</text:p>
          </table:table-cell>
        </table:table-row>
        <table:table-row table:style-name="ro1">
          <table:table-cell table:formula="of:=[.A538]+1" office:value-type="float" office:value="538" calcext:value-type="float">
            <text:p>538</text:p>
          </table:table-cell>
          <table:table-cell table:formula="of:=4/(440*600)*[.A539]" office:value-type="float" office:value="0.00815151515151515" calcext:value-type="float">
            <text:p>0.008151515151515</text:p>
          </table:table-cell>
          <table:table-cell table:formula="of:=SIN(2*PI()*440*[.B539])" office:value-type="float" office:value="-0.518027009373128" calcext:value-type="float">
            <text:p>-0.518027009373128</text:p>
          </table:table-cell>
        </table:table-row>
        <table:table-row table:style-name="ro1">
          <table:table-cell table:formula="of:=[.A539]+1" office:value-type="float" office:value="539" calcext:value-type="float">
            <text:p>539</text:p>
          </table:table-cell>
          <table:table-cell table:formula="of:=4/(440*600)*[.A540]" office:value-type="float" office:value="0.00816666666666667" calcext:value-type="float">
            <text:p>0.008166666666667</text:p>
          </table:table-cell>
          <table:table-cell table:formula="of:=SIN(2*PI()*440*[.B540])" office:value-type="float" office:value="-0.553391549243343" calcext:value-type="float">
            <text:p>-0.553391549243343</text:p>
          </table:table-cell>
        </table:table-row>
        <table:table-row table:style-name="ro1">
          <table:table-cell table:formula="of:=[.A540]+1" office:value-type="float" office:value="540" calcext:value-type="float">
            <text:p>540</text:p>
          </table:table-cell>
          <table:table-cell table:formula="of:=4/(440*600)*[.A541]" office:value-type="float" office:value="0.00818181818181818" calcext:value-type="float">
            <text:p>0.008181818181818</text:p>
          </table:table-cell>
          <table:table-cell table:formula="of:=SIN(2*PI()*440*[.B541])" office:value-type="float" office:value="-0.587785252292475" calcext:value-type="float">
            <text:p>-0.587785252292475</text:p>
          </table:table-cell>
        </table:table-row>
        <table:table-row table:style-name="ro1">
          <table:table-cell table:formula="of:=[.A541]+1" office:value-type="float" office:value="541" calcext:value-type="float">
            <text:p>541</text:p>
          </table:table-cell>
          <table:table-cell table:formula="of:=4/(440*600)*[.A542]" office:value-type="float" office:value="0.0081969696969697" calcext:value-type="float">
            <text:p>0.00819696969697</text:p>
          </table:table-cell>
          <table:table-cell table:formula="of:=SIN(2*PI()*440*[.B542])" office:value-type="float" office:value="-0.62114778027831" calcext:value-type="float">
            <text:p>-0.62114778027831</text:p>
          </table:table-cell>
        </table:table-row>
        <table:table-row table:style-name="ro1">
          <table:table-cell table:formula="of:=[.A542]+1" office:value-type="float" office:value="542" calcext:value-type="float">
            <text:p>542</text:p>
          </table:table-cell>
          <table:table-cell table:formula="of:=4/(440*600)*[.A543]" office:value-type="float" office:value="0.00821212121212121" calcext:value-type="float">
            <text:p>0.008212121212121</text:p>
          </table:table-cell>
          <table:table-cell table:formula="of:=SIN(2*PI()*440*[.B543])" office:value-type="float" office:value="-0.653420603990106" calcext:value-type="float">
            <text:p>-0.653420603990106</text:p>
          </table:table-cell>
        </table:table-row>
        <table:table-row table:style-name="ro1">
          <table:table-cell table:formula="of:=[.A543]+1" office:value-type="float" office:value="543" calcext:value-type="float">
            <text:p>543</text:p>
          </table:table-cell>
          <table:table-cell table:formula="of:=4/(440*600)*[.A544]" office:value-type="float" office:value="0.00822727272727273" calcext:value-type="float">
            <text:p>0.008227272727273</text:p>
          </table:table-cell>
          <table:table-cell table:formula="of:=SIN(2*PI()*440*[.B544])" office:value-type="float" office:value="-0.68454710592869" calcext:value-type="float">
            <text:p>-0.68454710592869</text:p>
          </table:table-cell>
        </table:table-row>
        <table:table-row table:style-name="ro1">
          <table:table-cell table:formula="of:=[.A544]+1" office:value-type="float" office:value="544" calcext:value-type="float">
            <text:p>544</text:p>
          </table:table-cell>
          <table:table-cell table:formula="of:=4/(440*600)*[.A545]" office:value-type="float" office:value="0.00824242424242424" calcext:value-type="float">
            <text:p>0.008242424242424</text:p>
          </table:table-cell>
          <table:table-cell table:formula="of:=SIN(2*PI()*440*[.B545])" office:value-type="float" office:value="-0.714472679632803" calcext:value-type="float">
            <text:p>-0.714472679632803</text:p>
          </table:table-cell>
        </table:table-row>
        <table:table-row table:style-name="ro1">
          <table:table-cell table:formula="of:=[.A545]+1" office:value-type="float" office:value="545" calcext:value-type="float">
            <text:p>545</text:p>
          </table:table-cell>
          <table:table-cell table:formula="of:=4/(440*600)*[.A546]" office:value-type="float" office:value="0.00825757575757576" calcext:value-type="float">
            <text:p>0.008257575757576</text:p>
          </table:table-cell>
          <table:table-cell table:formula="of:=SIN(2*PI()*440*[.B546])" office:value-type="float" office:value="-0.743144825477394" calcext:value-type="float">
            <text:p>-0.743144825477394</text:p>
          </table:table-cell>
        </table:table-row>
        <table:table-row table:style-name="ro1">
          <table:table-cell table:formula="of:=[.A546]+1" office:value-type="float" office:value="546" calcext:value-type="float">
            <text:p>546</text:p>
          </table:table-cell>
          <table:table-cell table:formula="of:=4/(440*600)*[.A547]" office:value-type="float" office:value="0.00827272727272727" calcext:value-type="float">
            <text:p>0.008272727272727</text:p>
          </table:table-cell>
          <table:table-cell table:formula="of:=SIN(2*PI()*440*[.B547])" office:value-type="float" office:value="-0.770513242775788" calcext:value-type="float">
            <text:p>-0.770513242775788</text:p>
          </table:table-cell>
        </table:table-row>
        <table:table-row table:style-name="ro1">
          <table:table-cell table:formula="of:=[.A547]+1" office:value-type="float" office:value="547" calcext:value-type="float">
            <text:p>547</text:p>
          </table:table-cell>
          <table:table-cell table:formula="of:=4/(440*600)*[.A548]" office:value-type="float" office:value="0.00828787878787879" calcext:value-type="float">
            <text:p>0.008287878787879</text:p>
          </table:table-cell>
          <table:table-cell table:formula="of:=SIN(2*PI()*440*[.B548])" office:value-type="float" office:value="-0.796529918024198" calcext:value-type="float">
            <text:p>-0.796529918024198</text:p>
          </table:table-cell>
        </table:table-row>
        <table:table-row table:style-name="ro1">
          <table:table-cell table:formula="of:=[.A548]+1" office:value-type="float" office:value="548" calcext:value-type="float">
            <text:p>548</text:p>
          </table:table-cell>
          <table:table-cell table:formula="of:=4/(440*600)*[.A549]" office:value-type="float" office:value="0.0083030303030303" calcext:value-type="float">
            <text:p>0.00830303030303</text:p>
          </table:table-cell>
          <table:table-cell table:formula="of:=SIN(2*PI()*440*[.B549])" office:value-type="float" office:value="-0.821149209133706" calcext:value-type="float">
            <text:p>-0.821149209133706</text:p>
          </table:table-cell>
        </table:table-row>
        <table:table-row table:style-name="ro1">
          <table:table-cell table:formula="of:=[.A549]+1" office:value-type="float" office:value="549" calcext:value-type="float">
            <text:p>549</text:p>
          </table:table-cell>
          <table:table-cell table:formula="of:=4/(440*600)*[.A550]" office:value-type="float" office:value="0.00831818181818182" calcext:value-type="float">
            <text:p>0.008318181818182</text:p>
          </table:table-cell>
          <table:table-cell table:formula="of:=SIN(2*PI()*440*[.B550])" office:value-type="float" office:value="-0.844327925502015" calcext:value-type="float">
            <text:p>-0.844327925502015</text:p>
          </table:table-cell>
        </table:table-row>
        <table:table-row table:style-name="ro1">
          <table:table-cell table:formula="of:=[.A550]+1" office:value-type="float" office:value="550" calcext:value-type="float">
            <text:p>550</text:p>
          </table:table-cell>
          <table:table-cell table:formula="of:=4/(440*600)*[.A551]" office:value-type="float" office:value="0.00833333333333333" calcext:value-type="float">
            <text:p>0.008333333333333</text:p>
          </table:table-cell>
          <table:table-cell table:formula="of:=SIN(2*PI()*440*[.B551])" office:value-type="float" office:value="-0.866025403784439" calcext:value-type="float">
            <text:p>-0.866025403784439</text:p>
          </table:table-cell>
        </table:table-row>
        <table:table-row table:style-name="ro1">
          <table:table-cell table:formula="of:=[.A551]+1" office:value-type="float" office:value="551" calcext:value-type="float">
            <text:p>551</text:p>
          </table:table-cell>
          <table:table-cell table:formula="of:=4/(440*600)*[.A552]" office:value-type="float" office:value="0.00834848484848485" calcext:value-type="float">
            <text:p>0.008348484848485</text:p>
          </table:table-cell>
          <table:table-cell table:formula="of:=SIN(2*PI()*440*[.B552])" office:value-type="float" office:value="-0.886203579231214" calcext:value-type="float">
            <text:p>-0.886203579231214</text:p>
          </table:table-cell>
        </table:table-row>
        <table:table-row table:style-name="ro1">
          <table:table-cell table:formula="of:=[.A552]+1" office:value-type="float" office:value="552" calcext:value-type="float">
            <text:p>552</text:p>
          </table:table-cell>
          <table:table-cell table:formula="of:=4/(440*600)*[.A553]" office:value-type="float" office:value="0.00836363636363636" calcext:value-type="float">
            <text:p>0.008363636363636</text:p>
          </table:table-cell>
          <table:table-cell table:formula="of:=SIN(2*PI()*440*[.B553])" office:value-type="float" office:value="-0.90482705246602" calcext:value-type="float">
            <text:p>-0.90482705246602</text:p>
          </table:table-cell>
        </table:table-row>
        <table:table-row table:style-name="ro1">
          <table:table-cell table:formula="of:=[.A553]+1" office:value-type="float" office:value="553" calcext:value-type="float">
            <text:p>553</text:p>
          </table:table-cell>
          <table:table-cell table:formula="of:=4/(440*600)*[.A554]" office:value-type="float" office:value="0.00837878787878788" calcext:value-type="float">
            <text:p>0.008378787878788</text:p>
          </table:table-cell>
          <table:table-cell table:formula="of:=SIN(2*PI()*440*[.B554])" office:value-type="float" office:value="-0.921863151588499" calcext:value-type="float">
            <text:p>-0.921863151588499</text:p>
          </table:table-cell>
        </table:table-row>
        <table:table-row table:style-name="ro1">
          <table:table-cell table:formula="of:=[.A554]+1" office:value-type="float" office:value="554" calcext:value-type="float">
            <text:p>554</text:p>
          </table:table-cell>
          <table:table-cell table:formula="of:=4/(440*600)*[.A555]" office:value-type="float" office:value="0.00839393939393939" calcext:value-type="float">
            <text:p>0.008393939393939</text:p>
          </table:table-cell>
          <table:table-cell table:formula="of:=SIN(2*PI()*440*[.B555])" office:value-type="float" office:value="-0.937281989491892" calcext:value-type="float">
            <text:p>-0.937281989491892</text:p>
          </table:table-cell>
        </table:table-row>
        <table:table-row table:style-name="ro1">
          <table:table-cell table:formula="of:=[.A555]+1" office:value-type="float" office:value="555" calcext:value-type="float">
            <text:p>555</text:p>
          </table:table-cell>
          <table:table-cell table:formula="of:=4/(440*600)*[.A556]" office:value-type="float" office:value="0.00840909090909091" calcext:value-type="float">
            <text:p>0.008409090909091</text:p>
          </table:table-cell>
          <table:table-cell table:formula="of:=SIN(2*PI()*440*[.B556])" office:value-type="float" office:value="-0.951056516295154" calcext:value-type="float">
            <text:p>-0.951056516295154</text:p>
          </table:table-cell>
        </table:table-row>
        <table:table-row table:style-name="ro1">
          <table:table-cell table:formula="of:=[.A556]+1" office:value-type="float" office:value="556" calcext:value-type="float">
            <text:p>556</text:p>
          </table:table-cell>
          <table:table-cell table:formula="of:=4/(440*600)*[.A557]" office:value-type="float" office:value="0.00842424242424242" calcext:value-type="float">
            <text:p>0.008424242424242</text:p>
          </table:table-cell>
          <table:table-cell table:formula="of:=SIN(2*PI()*440*[.B557])" office:value-type="float" office:value="-0.963162566797658" calcext:value-type="float">
            <text:p>-0.963162566797658</text:p>
          </table:table-cell>
        </table:table-row>
        <table:table-row table:style-name="ro1">
          <table:table-cell table:formula="of:=[.A557]+1" office:value-type="float" office:value="557" calcext:value-type="float">
            <text:p>557</text:p>
          </table:table-cell>
          <table:table-cell table:formula="of:=4/(440*600)*[.A558]" office:value-type="float" office:value="0.00843939393939394" calcext:value-type="float">
            <text:p>0.008439393939394</text:p>
          </table:table-cell>
          <table:table-cell table:formula="of:=SIN(2*PI()*440*[.B558])" office:value-type="float" office:value="-0.97357890287316" calcext:value-type="float">
            <text:p>-0.97357890287316</text:p>
          </table:table-cell>
        </table:table-row>
        <table:table-row table:style-name="ro1">
          <table:table-cell table:formula="of:=[.A558]+1" office:value-type="float" office:value="558" calcext:value-type="float">
            <text:p>558</text:p>
          </table:table-cell>
          <table:table-cell table:formula="of:=4/(440*600)*[.A559]" office:value-type="float" office:value="0.00845454545454545" calcext:value-type="float">
            <text:p>0.008454545454545</text:p>
          </table:table-cell>
          <table:table-cell table:formula="of:=SIN(2*PI()*440*[.B559])" office:value-type="float" office:value="-0.982287250728688" calcext:value-type="float">
            <text:p>-0.982287250728688</text:p>
          </table:table-cell>
        </table:table-row>
        <table:table-row table:style-name="ro1">
          <table:table-cell table:formula="of:=[.A559]+1" office:value-type="float" office:value="559" calcext:value-type="float">
            <text:p>559</text:p>
          </table:table-cell>
          <table:table-cell table:formula="of:=4/(440*600)*[.A560]" office:value-type="float" office:value="0.00846969696969697" calcext:value-type="float">
            <text:p>0.008469696969697</text:p>
          </table:table-cell>
          <table:table-cell table:formula="of:=SIN(2*PI()*440*[.B560])" office:value-type="float" office:value="-0.989272332962988" calcext:value-type="float">
            <text:p>-0.989272332962988</text:p>
          </table:table-cell>
        </table:table-row>
        <table:table-row table:style-name="ro1">
          <table:table-cell table:formula="of:=[.A560]+1" office:value-type="float" office:value="560" calcext:value-type="float">
            <text:p>560</text:p>
          </table:table-cell>
          <table:table-cell table:formula="of:=4/(440*600)*[.A561]" office:value-type="float" office:value="0.00848484848484848" calcext:value-type="float">
            <text:p>0.008484848484848</text:p>
          </table:table-cell>
          <table:table-cell table:formula="of:=SIN(2*PI()*440*[.B561])" office:value-type="float" office:value="-0.994521895368273" calcext:value-type="float">
            <text:p>-0.994521895368273</text:p>
          </table:table-cell>
        </table:table-row>
        <table:table-row table:style-name="ro1">
          <table:table-cell table:formula="of:=[.A561]+1" office:value-type="float" office:value="561" calcext:value-type="float">
            <text:p>561</text:p>
          </table:table-cell>
          <table:table-cell table:formula="of:=4/(440*600)*[.A562]" office:value-type="float" office:value="0.0085" calcext:value-type="float">
            <text:p>0.0085</text:p>
          </table:table-cell>
          <table:table-cell table:formula="of:=SIN(2*PI()*440*[.B562])" office:value-type="float" office:value="-0.998026728428272" calcext:value-type="float">
            <text:p>-0.998026728428272</text:p>
          </table:table-cell>
        </table:table-row>
        <table:table-row table:style-name="ro1">
          <table:table-cell table:formula="of:=[.A562]+1" office:value-type="float" office:value="562" calcext:value-type="float">
            <text:p>562</text:p>
          </table:table-cell>
          <table:table-cell table:formula="of:=4/(440*600)*[.A563]" office:value-type="float" office:value="0.00851515151515152" calcext:value-type="float">
            <text:p>0.008515151515152</text:p>
          </table:table-cell>
          <table:table-cell table:formula="of:=SIN(2*PI()*440*[.B563])" office:value-type="float" office:value="-0.999780683474845" calcext:value-type="float">
            <text:p>-0.999780683474845</text:p>
          </table:table-cell>
        </table:table-row>
        <table:table-row table:style-name="ro1">
          <table:table-cell table:formula="of:=[.A563]+1" office:value-type="float" office:value="563" calcext:value-type="float">
            <text:p>563</text:p>
          </table:table-cell>
          <table:table-cell table:formula="of:=4/(440*600)*[.A564]" office:value-type="float" office:value="0.00853030303030303" calcext:value-type="float">
            <text:p>0.008530303030303</text:p>
          </table:table-cell>
          <table:table-cell table:formula="of:=SIN(2*PI()*440*[.B564])" office:value-type="float" office:value="-0.999780683474845" calcext:value-type="float">
            <text:p>-0.999780683474845</text:p>
          </table:table-cell>
        </table:table-row>
        <table:table-row table:style-name="ro1">
          <table:table-cell table:formula="of:=[.A564]+1" office:value-type="float" office:value="564" calcext:value-type="float">
            <text:p>564</text:p>
          </table:table-cell>
          <table:table-cell table:formula="of:=4/(440*600)*[.A565]" office:value-type="float" office:value="0.00854545454545455" calcext:value-type="float">
            <text:p>0.008545454545455</text:p>
          </table:table-cell>
          <table:table-cell table:formula="of:=SIN(2*PI()*440*[.B565])" office:value-type="float" office:value="-0.998026728428271" calcext:value-type="float">
            <text:p>-0.998026728428271</text:p>
          </table:table-cell>
        </table:table-row>
        <table:table-row table:style-name="ro1">
          <table:table-cell table:formula="of:=[.A565]+1" office:value-type="float" office:value="565" calcext:value-type="float">
            <text:p>565</text:p>
          </table:table-cell>
          <table:table-cell table:formula="of:=4/(440*600)*[.A566]" office:value-type="float" office:value="0.00856060606060606" calcext:value-type="float">
            <text:p>0.008560606060606</text:p>
          </table:table-cell>
          <table:table-cell table:formula="of:=SIN(2*PI()*440*[.B566])" office:value-type="float" office:value="-0.994521895368274" calcext:value-type="float">
            <text:p>-0.994521895368274</text:p>
          </table:table-cell>
        </table:table-row>
        <table:table-row table:style-name="ro1">
          <table:table-cell table:formula="of:=[.A566]+1" office:value-type="float" office:value="566" calcext:value-type="float">
            <text:p>566</text:p>
          </table:table-cell>
          <table:table-cell table:formula="of:=4/(440*600)*[.A567]" office:value-type="float" office:value="0.00857575757575757" calcext:value-type="float">
            <text:p>0.008575757575758</text:p>
          </table:table-cell>
          <table:table-cell table:formula="of:=SIN(2*PI()*440*[.B567])" office:value-type="float" office:value="-0.989272332962988" calcext:value-type="float">
            <text:p>-0.989272332962988</text:p>
          </table:table-cell>
        </table:table-row>
        <table:table-row table:style-name="ro1">
          <table:table-cell table:formula="of:=[.A567]+1" office:value-type="float" office:value="567" calcext:value-type="float">
            <text:p>567</text:p>
          </table:table-cell>
          <table:table-cell table:formula="of:=4/(440*600)*[.A568]" office:value-type="float" office:value="0.00859090909090909" calcext:value-type="float">
            <text:p>0.008590909090909</text:p>
          </table:table-cell>
          <table:table-cell table:formula="of:=SIN(2*PI()*440*[.B568])" office:value-type="float" office:value="-0.982287250728689" calcext:value-type="float">
            <text:p>-0.982287250728689</text:p>
          </table:table-cell>
        </table:table-row>
        <table:table-row table:style-name="ro1">
          <table:table-cell table:formula="of:=[.A568]+1" office:value-type="float" office:value="568" calcext:value-type="float">
            <text:p>568</text:p>
          </table:table-cell>
          <table:table-cell table:formula="of:=4/(440*600)*[.A569]" office:value-type="float" office:value="0.00860606060606061" calcext:value-type="float">
            <text:p>0.008606060606061</text:p>
          </table:table-cell>
          <table:table-cell table:formula="of:=SIN(2*PI()*440*[.B569])" office:value-type="float" office:value="-0.97357890287316" calcext:value-type="float">
            <text:p>-0.97357890287316</text:p>
          </table:table-cell>
        </table:table-row>
        <table:table-row table:style-name="ro1">
          <table:table-cell table:formula="of:=[.A569]+1" office:value-type="float" office:value="569" calcext:value-type="float">
            <text:p>569</text:p>
          </table:table-cell>
          <table:table-cell table:formula="of:=4/(440*600)*[.A570]" office:value-type="float" office:value="0.00862121212121212" calcext:value-type="float">
            <text:p>0.008621212121212</text:p>
          </table:table-cell>
          <table:table-cell table:formula="of:=SIN(2*PI()*440*[.B570])" office:value-type="float" office:value="-0.963162566797658" calcext:value-type="float">
            <text:p>-0.963162566797658</text:p>
          </table:table-cell>
        </table:table-row>
        <table:table-row table:style-name="ro1">
          <table:table-cell table:formula="of:=[.A570]+1" office:value-type="float" office:value="570" calcext:value-type="float">
            <text:p>570</text:p>
          </table:table-cell>
          <table:table-cell table:formula="of:=4/(440*600)*[.A571]" office:value-type="float" office:value="0.00863636363636364" calcext:value-type="float">
            <text:p>0.008636363636364</text:p>
          </table:table-cell>
          <table:table-cell table:formula="of:=SIN(2*PI()*440*[.B571])" office:value-type="float" office:value="-0.951056516295154" calcext:value-type="float">
            <text:p>-0.951056516295154</text:p>
          </table:table-cell>
        </table:table-row>
        <table:table-row table:style-name="ro1">
          <table:table-cell table:formula="of:=[.A571]+1" office:value-type="float" office:value="571" calcext:value-type="float">
            <text:p>571</text:p>
          </table:table-cell>
          <table:table-cell table:formula="of:=4/(440*600)*[.A572]" office:value-type="float" office:value="0.00865151515151515" calcext:value-type="float">
            <text:p>0.008651515151515</text:p>
          </table:table-cell>
          <table:table-cell table:formula="of:=SIN(2*PI()*440*[.B572])" office:value-type="float" office:value="-0.937281989491891" calcext:value-type="float">
            <text:p>-0.937281989491891</text:p>
          </table:table-cell>
        </table:table-row>
        <table:table-row table:style-name="ro1">
          <table:table-cell table:formula="of:=[.A572]+1" office:value-type="float" office:value="572" calcext:value-type="float">
            <text:p>572</text:p>
          </table:table-cell>
          <table:table-cell table:formula="of:=4/(440*600)*[.A573]" office:value-type="float" office:value="0.00866666666666667" calcext:value-type="float">
            <text:p>0.008666666666667</text:p>
          </table:table-cell>
          <table:table-cell table:formula="of:=SIN(2*PI()*440*[.B573])" office:value-type="float" office:value="-0.9218631515885" calcext:value-type="float">
            <text:p>-0.9218631515885</text:p>
          </table:table-cell>
        </table:table-row>
        <table:table-row table:style-name="ro1">
          <table:table-cell table:formula="of:=[.A573]+1" office:value-type="float" office:value="573" calcext:value-type="float">
            <text:p>573</text:p>
          </table:table-cell>
          <table:table-cell table:formula="of:=4/(440*600)*[.A574]" office:value-type="float" office:value="0.00868181818181818" calcext:value-type="float">
            <text:p>0.008681818181818</text:p>
          </table:table-cell>
          <table:table-cell table:formula="of:=SIN(2*PI()*440*[.B574])" office:value-type="float" office:value="-0.90482705246602" calcext:value-type="float">
            <text:p>-0.90482705246602</text:p>
          </table:table-cell>
        </table:table-row>
        <table:table-row table:style-name="ro1">
          <table:table-cell table:formula="of:=[.A574]+1" office:value-type="float" office:value="574" calcext:value-type="float">
            <text:p>574</text:p>
          </table:table-cell>
          <table:table-cell table:formula="of:=4/(440*600)*[.A575]" office:value-type="float" office:value="0.0086969696969697" calcext:value-type="float">
            <text:p>0.00869696969697</text:p>
          </table:table-cell>
          <table:table-cell table:formula="of:=SIN(2*PI()*440*[.B575])" office:value-type="float" office:value="-0.886203579231215" calcext:value-type="float">
            <text:p>-0.886203579231215</text:p>
          </table:table-cell>
        </table:table-row>
        <table:table-row table:style-name="ro1">
          <table:table-cell table:formula="of:=[.A575]+1" office:value-type="float" office:value="575" calcext:value-type="float">
            <text:p>575</text:p>
          </table:table-cell>
          <table:table-cell table:formula="of:=4/(440*600)*[.A576]" office:value-type="float" office:value="0.00871212121212121" calcext:value-type="float">
            <text:p>0.008712121212121</text:p>
          </table:table-cell>
          <table:table-cell table:formula="of:=SIN(2*PI()*440*[.B576])" office:value-type="float" office:value="-0.866025403784437" calcext:value-type="float">
            <text:p>-0.866025403784437</text:p>
          </table:table-cell>
        </table:table-row>
        <table:table-row table:style-name="ro1">
          <table:table-cell table:formula="of:=[.A576]+1" office:value-type="float" office:value="576" calcext:value-type="float">
            <text:p>576</text:p>
          </table:table-cell>
          <table:table-cell table:formula="of:=4/(440*600)*[.A577]" office:value-type="float" office:value="0.00872727272727273" calcext:value-type="float">
            <text:p>0.008727272727273</text:p>
          </table:table-cell>
          <table:table-cell table:formula="of:=SIN(2*PI()*440*[.B577])" office:value-type="float" office:value="-0.844327925502014" calcext:value-type="float">
            <text:p>-0.844327925502014</text:p>
          </table:table-cell>
        </table:table-row>
        <table:table-row table:style-name="ro1">
          <table:table-cell table:formula="of:=[.A577]+1" office:value-type="float" office:value="577" calcext:value-type="float">
            <text:p>577</text:p>
          </table:table-cell>
          <table:table-cell table:formula="of:=4/(440*600)*[.A578]" office:value-type="float" office:value="0.00874242424242424" calcext:value-type="float">
            <text:p>0.008742424242424</text:p>
          </table:table-cell>
          <table:table-cell table:formula="of:=SIN(2*PI()*440*[.B578])" office:value-type="float" office:value="-0.821149209133703" calcext:value-type="float">
            <text:p>-0.821149209133703</text:p>
          </table:table-cell>
        </table:table-row>
        <table:table-row table:style-name="ro1">
          <table:table-cell table:formula="of:=[.A578]+1" office:value-type="float" office:value="578" calcext:value-type="float">
            <text:p>578</text:p>
          </table:table-cell>
          <table:table-cell table:formula="of:=4/(440*600)*[.A579]" office:value-type="float" office:value="0.00875757575757576" calcext:value-type="float">
            <text:p>0.008757575757576</text:p>
          </table:table-cell>
          <table:table-cell table:formula="of:=SIN(2*PI()*440*[.B579])" office:value-type="float" office:value="-0.796529918024197" calcext:value-type="float">
            <text:p>-0.796529918024197</text:p>
          </table:table-cell>
        </table:table-row>
        <table:table-row table:style-name="ro1">
          <table:table-cell table:formula="of:=[.A579]+1" office:value-type="float" office:value="579" calcext:value-type="float">
            <text:p>579</text:p>
          </table:table-cell>
          <table:table-cell table:formula="of:=4/(440*600)*[.A580]" office:value-type="float" office:value="0.00877272727272727" calcext:value-type="float">
            <text:p>0.008772727272727</text:p>
          </table:table-cell>
          <table:table-cell table:formula="of:=SIN(2*PI()*440*[.B580])" office:value-type="float" office:value="-0.770513242775789" calcext:value-type="float">
            <text:p>-0.770513242775789</text:p>
          </table:table-cell>
        </table:table-row>
        <table:table-row table:style-name="ro1">
          <table:table-cell table:formula="of:=[.A580]+1" office:value-type="float" office:value="580" calcext:value-type="float">
            <text:p>580</text:p>
          </table:table-cell>
          <table:table-cell table:formula="of:=4/(440*600)*[.A581]" office:value-type="float" office:value="0.00878787878787879" calcext:value-type="float">
            <text:p>0.008787878787879</text:p>
          </table:table-cell>
          <table:table-cell table:formula="of:=SIN(2*PI()*440*[.B581])" office:value-type="float" office:value="-0.743144825477396" calcext:value-type="float">
            <text:p>-0.743144825477396</text:p>
          </table:table-cell>
        </table:table-row>
        <table:table-row table:style-name="ro1">
          <table:table-cell table:formula="of:=[.A581]+1" office:value-type="float" office:value="581" calcext:value-type="float">
            <text:p>581</text:p>
          </table:table-cell>
          <table:table-cell table:formula="of:=4/(440*600)*[.A582]" office:value-type="float" office:value="0.0088030303030303" calcext:value-type="float">
            <text:p>0.00880303030303</text:p>
          </table:table-cell>
          <table:table-cell table:formula="of:=SIN(2*PI()*440*[.B582])" office:value-type="float" office:value="-0.714472679632804" calcext:value-type="float">
            <text:p>-0.714472679632804</text:p>
          </table:table-cell>
        </table:table-row>
        <table:table-row table:style-name="ro1">
          <table:table-cell table:formula="of:=[.A582]+1" office:value-type="float" office:value="582" calcext:value-type="float">
            <text:p>582</text:p>
          </table:table-cell>
          <table:table-cell table:formula="of:=4/(440*600)*[.A583]" office:value-type="float" office:value="0.00881818181818182" calcext:value-type="float">
            <text:p>0.008818181818182</text:p>
          </table:table-cell>
          <table:table-cell table:formula="of:=SIN(2*PI()*440*[.B583])" office:value-type="float" office:value="-0.684547105928686" calcext:value-type="float">
            <text:p>-0.684547105928686</text:p>
          </table:table-cell>
        </table:table-row>
        <table:table-row table:style-name="ro1">
          <table:table-cell table:formula="of:=[.A583]+1" office:value-type="float" office:value="583" calcext:value-type="float">
            <text:p>583</text:p>
          </table:table-cell>
          <table:table-cell table:formula="of:=4/(440*600)*[.A584]" office:value-type="float" office:value="0.00883333333333333" calcext:value-type="float">
            <text:p>0.008833333333333</text:p>
          </table:table-cell>
          <table:table-cell table:formula="of:=SIN(2*PI()*440*[.B584])" office:value-type="float" office:value="-0.653420603990105" calcext:value-type="float">
            <text:p>-0.653420603990105</text:p>
          </table:table-cell>
        </table:table-row>
        <table:table-row table:style-name="ro1">
          <table:table-cell table:formula="of:=[.A584]+1" office:value-type="float" office:value="584" calcext:value-type="float">
            <text:p>584</text:p>
          </table:table-cell>
          <table:table-cell table:formula="of:=4/(440*600)*[.A585]" office:value-type="float" office:value="0.00884848484848485" calcext:value-type="float">
            <text:p>0.008848484848485</text:p>
          </table:table-cell>
          <table:table-cell table:formula="of:=SIN(2*PI()*440*[.B585])" office:value-type="float" office:value="-0.621147780278309" calcext:value-type="float">
            <text:p>-0.621147780278309</text:p>
          </table:table-cell>
        </table:table-row>
        <table:table-row table:style-name="ro1">
          <table:table-cell table:formula="of:=[.A585]+1" office:value-type="float" office:value="585" calcext:value-type="float">
            <text:p>585</text:p>
          </table:table-cell>
          <table:table-cell table:formula="of:=4/(440*600)*[.A586]" office:value-type="float" office:value="0.00886363636363636" calcext:value-type="float">
            <text:p>0.008863636363636</text:p>
          </table:table-cell>
          <table:table-cell table:formula="of:=SIN(2*PI()*440*[.B586])" office:value-type="float" office:value="-0.587785252292474" calcext:value-type="float">
            <text:p>-0.587785252292474</text:p>
          </table:table-cell>
        </table:table-row>
        <table:table-row table:style-name="ro1">
          <table:table-cell table:formula="of:=[.A586]+1" office:value-type="float" office:value="586" calcext:value-type="float">
            <text:p>586</text:p>
          </table:table-cell>
          <table:table-cell table:formula="of:=4/(440*600)*[.A587]" office:value-type="float" office:value="0.00887878787878788" calcext:value-type="float">
            <text:p>0.008878787878788</text:p>
          </table:table-cell>
          <table:table-cell table:formula="of:=SIN(2*PI()*440*[.B587])" office:value-type="float" office:value="-0.553391549243344" calcext:value-type="float">
            <text:p>-0.553391549243344</text:p>
          </table:table-cell>
        </table:table-row>
        <table:table-row table:style-name="ro1">
          <table:table-cell table:formula="of:=[.A587]+1" office:value-type="float" office:value="587" calcext:value-type="float">
            <text:p>587</text:p>
          </table:table-cell>
          <table:table-cell table:formula="of:=4/(440*600)*[.A588]" office:value-type="float" office:value="0.00889393939393939" calcext:value-type="float">
            <text:p>0.008893939393939</text:p>
          </table:table-cell>
          <table:table-cell table:formula="of:=SIN(2*PI()*440*[.B588])" office:value-type="float" office:value="-0.518027009373132" calcext:value-type="float">
            <text:p>-0.518027009373132</text:p>
          </table:table-cell>
        </table:table-row>
        <table:table-row table:style-name="ro1">
          <table:table-cell table:formula="of:=[.A588]+1" office:value-type="float" office:value="588" calcext:value-type="float">
            <text:p>588</text:p>
          </table:table-cell>
          <table:table-cell table:formula="of:=4/(440*600)*[.A589]" office:value-type="float" office:value="0.00890909090909091" calcext:value-type="float">
            <text:p>0.008909090909091</text:p>
          </table:table-cell>
          <table:table-cell table:formula="of:=SIN(2*PI()*440*[.B589])" office:value-type="float" office:value="-0.481753674101717" calcext:value-type="float">
            <text:p>-0.481753674101717</text:p>
          </table:table-cell>
        </table:table-row>
        <table:table-row table:style-name="ro1">
          <table:table-cell table:formula="of:=[.A589]+1" office:value-type="float" office:value="589" calcext:value-type="float">
            <text:p>589</text:p>
          </table:table-cell>
          <table:table-cell table:formula="of:=4/(440*600)*[.A590]" office:value-type="float" office:value="0.00892424242424242" calcext:value-type="float">
            <text:p>0.008924242424242</text:p>
          </table:table-cell>
          <table:table-cell table:formula="of:=SIN(2*PI()*440*[.B590])" office:value-type="float" office:value="-0.444635179184925" calcext:value-type="float">
            <text:p>-0.444635179184925</text:p>
          </table:table-cell>
        </table:table-row>
        <table:table-row table:style-name="ro1">
          <table:table-cell table:formula="of:=[.A590]+1" office:value-type="float" office:value="590" calcext:value-type="float">
            <text:p>590</text:p>
          </table:table-cell>
          <table:table-cell table:formula="of:=4/(440*600)*[.A591]" office:value-type="float" office:value="0.00893939393939394" calcext:value-type="float">
            <text:p>0.008939393939394</text:p>
          </table:table-cell>
          <table:table-cell table:formula="of:=SIN(2*PI()*440*[.B591])" office:value-type="float" office:value="-0.4067366430758" calcext:value-type="float">
            <text:p>-0.4067366430758</text:p>
          </table:table-cell>
        </table:table-row>
        <table:table-row table:style-name="ro1">
          <table:table-cell table:formula="of:=[.A591]+1" office:value-type="float" office:value="591" calcext:value-type="float">
            <text:p>591</text:p>
          </table:table-cell>
          <table:table-cell table:formula="of:=4/(440*600)*[.A592]" office:value-type="float" office:value="0.00895454545454546" calcext:value-type="float">
            <text:p>0.008954545454545</text:p>
          </table:table-cell>
          <table:table-cell table:formula="of:=SIN(2*PI()*440*[.B592])" office:value-type="float" office:value="-0.368124552684677" calcext:value-type="float">
            <text:p>-0.368124552684677</text:p>
          </table:table-cell>
        </table:table-row>
        <table:table-row table:style-name="ro1">
          <table:table-cell table:formula="of:=[.A592]+1" office:value-type="float" office:value="592" calcext:value-type="float">
            <text:p>592</text:p>
          </table:table-cell>
          <table:table-cell table:formula="of:=4/(440*600)*[.A593]" office:value-type="float" office:value="0.00896969696969697" calcext:value-type="float">
            <text:p>0.008969696969697</text:p>
          </table:table-cell>
          <table:table-cell table:formula="of:=SIN(2*PI()*440*[.B593])" office:value-type="float" office:value="-0.328866646738585" calcext:value-type="float">
            <text:p>-0.328866646738585</text:p>
          </table:table-cell>
        </table:table-row>
        <table:table-row table:style-name="ro1">
          <table:table-cell table:formula="of:=[.A593]+1" office:value-type="float" office:value="593" calcext:value-type="float">
            <text:p>593</text:p>
          </table:table-cell>
          <table:table-cell table:formula="of:=4/(440*600)*[.A594]" office:value-type="float" office:value="0.00898484848484848" calcext:value-type="float">
            <text:p>0.008984848484848</text:p>
          </table:table-cell>
          <table:table-cell table:formula="of:=SIN(2*PI()*440*[.B594])" office:value-type="float" office:value="-0.289031796944472" calcext:value-type="float">
            <text:p>-0.289031796944472</text:p>
          </table:table-cell>
        </table:table-row>
        <table:table-row table:style-name="ro1">
          <table:table-cell table:formula="of:=[.A594]+1" office:value-type="float" office:value="594" calcext:value-type="float">
            <text:p>594</text:p>
          </table:table-cell>
          <table:table-cell table:formula="of:=4/(440*600)*[.A595]" office:value-type="float" office:value="0.009" calcext:value-type="float">
            <text:p>0.009</text:p>
          </table:table-cell>
          <table:table-cell table:formula="of:=SIN(2*PI()*440*[.B595])" office:value-type="float" office:value="-0.248689887164854" calcext:value-type="float">
            <text:p>-0.248689887164854</text:p>
          </table:table-cell>
        </table:table-row>
        <table:table-row table:style-name="ro1">
          <table:table-cell table:formula="of:=[.A595]+1" office:value-type="float" office:value="595" calcext:value-type="float">
            <text:p>595</text:p>
          </table:table-cell>
          <table:table-cell table:formula="of:=4/(440*600)*[.A596]" office:value-type="float" office:value="0.00901515151515151" calcext:value-type="float">
            <text:p>0.009015151515152</text:p>
          </table:table-cell>
          <table:table-cell table:formula="of:=SIN(2*PI()*440*[.B596])" office:value-type="float" office:value="-0.207911690817761" calcext:value-type="float">
            <text:p>-0.207911690817761</text:p>
          </table:table-cell>
        </table:table-row>
        <table:table-row table:style-name="ro1">
          <table:table-cell table:formula="of:=[.A596]+1" office:value-type="float" office:value="596" calcext:value-type="float">
            <text:p>596</text:p>
          </table:table-cell>
          <table:table-cell table:formula="of:=4/(440*600)*[.A597]" office:value-type="float" office:value="0.00903030303030303" calcext:value-type="float">
            <text:p>0.009030303030303</text:p>
          </table:table-cell>
          <table:table-cell table:formula="of:=SIN(2*PI()*440*[.B597])" office:value-type="float" office:value="-0.1667687467161" calcext:value-type="float">
            <text:p>-0.1667687467161</text:p>
          </table:table-cell>
        </table:table-row>
        <table:table-row table:style-name="ro1">
          <table:table-cell table:formula="of:=[.A597]+1" office:value-type="float" office:value="597" calcext:value-type="float">
            <text:p>597</text:p>
          </table:table-cell>
          <table:table-cell table:formula="of:=4/(440*600)*[.A598]" office:value-type="float" office:value="0.00904545454545455" calcext:value-type="float">
            <text:p>0.009045454545455</text:p>
          </table:table-cell>
          <table:table-cell table:formula="of:=SIN(2*PI()*440*[.B598])" office:value-type="float" office:value="-0.125333233564305" calcext:value-type="float">
            <text:p>-0.125333233564305</text:p>
          </table:table-cell>
        </table:table-row>
        <table:table-row table:style-name="ro1">
          <table:table-cell table:formula="of:=[.A598]+1" office:value-type="float" office:value="598" calcext:value-type="float">
            <text:p>598</text:p>
          </table:table-cell>
          <table:table-cell table:formula="of:=4/(440*600)*[.A599]" office:value-type="float" office:value="0.00906060606060606" calcext:value-type="float">
            <text:p>0.009060606060606</text:p>
          </table:table-cell>
          <table:table-cell table:formula="of:=SIN(2*PI()*440*[.B599])" office:value-type="float" office:value="-0.0836778433323148" calcext:value-type="float">
            <text:p>-0.083677843332315</text:p>
          </table:table-cell>
        </table:table-row>
        <table:table-row table:style-name="ro1">
          <table:table-cell table:formula="of:=[.A599]+1" office:value-type="float" office:value="599" calcext:value-type="float">
            <text:p>599</text:p>
          </table:table-cell>
          <table:table-cell table:formula="of:=4/(440*600)*[.A600]" office:value-type="float" office:value="0.00907575757575758" calcext:value-type="float">
            <text:p>0.009075757575758</text:p>
          </table:table-cell>
          <table:table-cell table:formula="of:=SIN(2*PI()*440*[.B600])" office:value-type="float" office:value="-0.041875653729198" calcext:value-type="float">
            <text:p>-0.041875653729198</text:p>
          </table:table-cell>
        </table:table-row>
        <table:table-row table:style-name="ro1">
          <table:table-cell table:formula="of:=[.A600]+1" office:value-type="float" office:value="600" calcext:value-type="float">
            <text:p>600</text:p>
          </table:table-cell>
          <table:table-cell table:formula="of:=4/(440*600)*[.A601]" office:value-type="float" office:value="0.00909090909090909" calcext:value-type="float">
            <text:p>0.009090909090909</text:p>
          </table:table-cell>
          <table:table-cell table:formula="of:=SIN(2*PI()*440*[.B601])" office:value-type="float" office:value="-9.79717439317883E-016" calcext:value-type="float">
            <text:p>-9.79717439317883E-16</text:p>
          </table:table-cell>
        </table:table-row>
      </table:table>
      <table:table table:name="Sheet2" table:style-name="ta1">
        <table:shapes>
          <draw:frame draw:z-index="0" draw:style-name="gr1" draw:text-style-name="P1" svg:width="10.8382in" svg:height="6.0961in" svg:x="0in" svg:y="0.0004in">
            <draw:object draw:notify-on-update-of-ranges="Sheet1.B1:Sheet1.B601 Sheet1.C1:Sheet1.C6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scale-to-pages="1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08:59:07.861716198</meta:creation-date>
    <dc:date>2021-04-27T09:35:17.951663316</dc:date>
    <meta:editing-duration>PT15M49S</meta:editing-duration>
    <meta:editing-cycles>3</meta:editing-cycles>
    <meta:generator>LibreOffice/6.4.7.2$Linux_X86_64 LibreOffice_project/40$Build-2</meta:generator>
    <meta:document-statistic meta:table-count="2" meta:cell-count="180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61">
      <style:chart-properties chart:display-label="true" chart:logarithmic="false" chart:minimum="0" chart:maximum="0.00909091" chart:origin="0" chart:interval-major="0.000568181818181818" chart:reverse-direction="false" text:line-break="false" loext:try-staggering-first="false" chart:link-data-style-to-source="false" chart:axis-position="0"/>
      <style:graphic-properties svg:stroke-color="#b3b3b3"/>
      <style:text-properties fo:font-size="24pt" style:font-size-asian="10pt" style:font-size-complex="10pt"/>
    </style:style>
    <style:style style:name="ch4" style:family="chart" style:data-style-name="N0">
      <style:chart-properties chart:display-label="true" chart:logarithmic="false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24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53cm" svg:height="15.485cm" xlink:href=".." xlink:type="simple" chart:class="chart:scatter" chart:style-name="ch1">
        <chart:plot-area chart:style-name="ch2" table:cell-range-address="Sheet1.B1:Sheet1.C601" svg:x="0.55cm" svg:y="0.309cm" svg:width="26.43cm" svg:height="14.867cm">
          <chartooo:coordinate-region svg:x="2.389cm" svg:y="0.786cm" svg:width="23.155cm" svg:height="13.91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601" chart:class="chart:scatter">
            <chart:domain table:cell-range-address="Sheet1.B1:Sheet1.B601"/>
            <chart:data-point chart:repeated="6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601</svg:desc>
                </draw:g>
              </table:table-cell>
              <table:table-cell office:value-type="float" office:value="0">
                <text:p>0</text:p>
                <draw:g>
                  <svg:desc>Sheet1.C1:Sheet1.C6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51515151515152">
                <text:p>0.0000151515151515152</text:p>
              </table:table-cell>
              <table:table-cell office:value-type="float" office:value="0.0418756537291996">
                <text:p>0.0418756537291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303030303030303">
                <text:p>0.0000303030303030303</text:p>
              </table:table-cell>
              <table:table-cell office:value-type="float" office:value="0.0836778433323155">
                <text:p>0.0836778433323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454545454545455">
                <text:p>0.0000454545454545455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606060606060606">
                <text:p>0.0000606060606060606</text:p>
              </table:table-cell>
              <table:table-cell office:value-type="float" office:value="0.166768746716102">
                <text:p>0.166768746716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757575757575758">
                <text:p>0.0000757575757575758</text:p>
              </table:table-cell>
              <table:table-cell office:value-type="float" office:value="0.207911690817759">
                <text:p>0.207911690817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909090909090909">
                <text:p>0.0000909090909090909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06060606060606">
                <text:p>0.000106060606060606</text:p>
              </table:table-cell>
              <table:table-cell office:value-type="float" office:value="0.289031796944472">
                <text:p>0.2890317969444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21212121212121">
                <text:p>0.000121212121212121</text:p>
              </table:table-cell>
              <table:table-cell office:value-type="float" office:value="0.328866646738583">
                <text:p>0.3288666467385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36363636363636">
                <text:p>0.000136363636363636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51515151515152">
                <text:p>0.000151515151515152</text:p>
              </table:table-cell>
              <table:table-cell office:value-type="float" office:value="0.4067366430758">
                <text:p>0.40673664307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66666666666667">
                <text:p>0.000166666666666667</text:p>
              </table:table-cell>
              <table:table-cell office:value-type="float" office:value="0.444635179184928">
                <text:p>0.4446351791849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81818181818182">
                <text:p>0.000181818181818182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96969696969697">
                <text:p>0.000196969696969697</text:p>
              </table:table-cell>
              <table:table-cell office:value-type="float" office:value="0.51802700937313">
                <text:p>0.518027009373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212121212121212">
                <text:p>0.000212121212121212</text:p>
              </table:table-cell>
              <table:table-cell office:value-type="float" office:value="0.553391549243344">
                <text:p>0.553391549243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27272727272727">
                <text:p>0.00022727272727272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42424242424242">
                <text:p>0.000242424242424242</text:p>
              </table:table-cell>
              <table:table-cell office:value-type="float" office:value="0.62114778027831">
                <text:p>0.62114778027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57575757575758">
                <text:p>0.000257575757575758</text:p>
              </table:table-cell>
              <table:table-cell office:value-type="float" office:value="0.653420603990105">
                <text:p>0.653420603990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272727272727273">
                <text:p>0.000272727272727273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87878787878788">
                <text:p>0.000287878787878788</text:p>
              </table:table-cell>
              <table:table-cell office:value-type="float" office:value="0.714472679632803">
                <text:p>0.7144726796328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303030303030303">
                <text:p>0.000303030303030303</text:p>
              </table:table-cell>
              <table:table-cell office:value-type="float" office:value="0.743144825477394">
                <text:p>0.743144825477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318181818181818">
                <text:p>0.000318181818181818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333333333333333">
                <text:p>0.000333333333333333</text:p>
              </table:table-cell>
              <table:table-cell office:value-type="float" office:value="0.796529918024196">
                <text:p>0.7965299180241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348484848484848">
                <text:p>0.000348484848484848</text:p>
              </table:table-cell>
              <table:table-cell office:value-type="float" office:value="0.821149209133704">
                <text:p>0.8211492091337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363636363636364">
                <text:p>0.000363636363636364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378787878787879">
                <text:p>0.000378787878787879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393939393939394">
                <text:p>0.000393939393939394</text:p>
              </table:table-cell>
              <table:table-cell office:value-type="float" office:value="0.886203579231215">
                <text:p>0.8862035792312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409090909090909">
                <text:p>0.000409090909090909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424242424242424">
                <text:p>0.000424242424242424</text:p>
              </table:table-cell>
              <table:table-cell office:value-type="float" office:value="0.9218631515885">
                <text:p>0.92186315158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439393939393939">
                <text:p>0.000439393939393939</text:p>
              </table:table-cell>
              <table:table-cell office:value-type="float" office:value="0.937281989491891">
                <text:p>0.9372819894918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454545454545455">
                <text:p>0.000454545454545455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46969696969697">
                <text:p>0.00046969696969697</text:p>
              </table:table-cell>
              <table:table-cell office:value-type="float" office:value="0.963162566797658">
                <text:p>0.9631625667976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484848484848485">
                <text:p>0.000484848484848485</text:p>
              </table:table-cell>
              <table:table-cell office:value-type="float" office:value="0.97357890287316">
                <text:p>0.973578902873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5">
                <text:p>0.0005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515151515151515">
                <text:p>0.000515151515151515</text:p>
              </table:table-cell>
              <table:table-cell office:value-type="float" office:value="0.989272332962988">
                <text:p>0.9892723329629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53030303030303">
                <text:p>0.00053030303030303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545454545454545">
                <text:p>0.000545454545454545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560606060606061">
                <text:p>0.000560606060606061</text:p>
              </table:table-cell>
              <table:table-cell office:value-type="float" office:value="0.999780683474845">
                <text:p>0.9997806834748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575757575757576">
                <text:p>0.000575757575757576</text:p>
              </table:table-cell>
              <table:table-cell office:value-type="float" office:value="0.999780683474845">
                <text:p>0.9997806834748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590909090909091">
                <text:p>0.000590909090909091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606060606060606">
                <text:p>0.000606060606060606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621212121212121">
                <text:p>0.000621212121212121</text:p>
              </table:table-cell>
              <table:table-cell office:value-type="float" office:value="0.989272332962988">
                <text:p>0.9892723329629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636363636363636">
                <text:p>0.000636363636363636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651515151515152">
                <text:p>0.000651515151515152</text:p>
              </table:table-cell>
              <table:table-cell office:value-type="float" office:value="0.97357890287316">
                <text:p>0.973578902873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666666666666667">
                <text:p>0.000666666666666667</text:p>
              </table:table-cell>
              <table:table-cell office:value-type="float" office:value="0.963162566797658">
                <text:p>0.9631625667976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681818181818182">
                <text:p>0.000681818181818182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696969696969697">
                <text:p>0.000696969696969697</text:p>
              </table:table-cell>
              <table:table-cell office:value-type="float" office:value="0.937281989491891">
                <text:p>0.9372819894918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712121212121212">
                <text:p>0.000712121212121212</text:p>
              </table:table-cell>
              <table:table-cell office:value-type="float" office:value="0.9218631515885">
                <text:p>0.92186315158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727272727272727">
                <text:p>0.000727272727272727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742424242424242">
                <text:p>0.000742424242424242</text:p>
              </table:table-cell>
              <table:table-cell office:value-type="float" office:value="0.886203579231215">
                <text:p>0.8862035792312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757575757575758">
                <text:p>0.000757575757575758</text:p>
              </table:table-cell>
              <table:table-cell office:value-type="float" office:value="0.866025403784438">
                <text:p>0.8660254037844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772727272727273">
                <text:p>0.000772727272727273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787878787878788">
                <text:p>0.000787878787878788</text:p>
              </table:table-cell>
              <table:table-cell office:value-type="float" office:value="0.821149209133704">
                <text:p>0.8211492091337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803030303030303">
                <text:p>0.000803030303030303</text:p>
              </table:table-cell>
              <table:table-cell office:value-type="float" office:value="0.796529918024196">
                <text:p>0.7965299180241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818181818181818">
                <text:p>0.000818181818181818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833333333333333">
                <text:p>0.000833333333333333</text:p>
              </table:table-cell>
              <table:table-cell office:value-type="float" office:value="0.743144825477394">
                <text:p>0.7431448254773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848484848484848">
                <text:p>0.000848484848484848</text:p>
              </table:table-cell>
              <table:table-cell office:value-type="float" office:value="0.714472679632803">
                <text:p>0.7144726796328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863636363636364">
                <text:p>0.000863636363636364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878787878787879">
                <text:p>0.000878787878787879</text:p>
              </table:table-cell>
              <table:table-cell office:value-type="float" office:value="0.653420603990106">
                <text:p>0.6534206039901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893939393939394">
                <text:p>0.000893939393939394</text:p>
              </table:table-cell>
              <table:table-cell office:value-type="float" office:value="0.62114778027831">
                <text:p>0.621147780278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909090909090909">
                <text:p>0.00090909090909090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924242424242424">
                <text:p>0.000924242424242424</text:p>
              </table:table-cell>
              <table:table-cell office:value-type="float" office:value="0.553391549243344">
                <text:p>0.5533915492433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939393939393939">
                <text:p>0.000939393939393939</text:p>
              </table:table-cell>
              <table:table-cell office:value-type="float" office:value="0.51802700937313">
                <text:p>0.518027009373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954545454545455">
                <text:p>0.000954545454545455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96969696969697">
                <text:p>0.00096969696969697</text:p>
              </table:table-cell>
              <table:table-cell office:value-type="float" office:value="0.444635179184927">
                <text:p>0.4446351791849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984848484848485">
                <text:p>0.000984848484848485</text:p>
              </table:table-cell>
              <table:table-cell office:value-type="float" office:value="0.4067366430758">
                <text:p>0.40673664307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">
                <text:p>0.001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01515151515152">
                <text:p>0.00101515151515152</text:p>
              </table:table-cell>
              <table:table-cell office:value-type="float" office:value="0.328866646738583">
                <text:p>0.3288666467385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03030303030303">
                <text:p>0.00103030303030303</text:p>
              </table:table-cell>
              <table:table-cell office:value-type="float" office:value="0.289031796944472">
                <text:p>0.2890317969444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04545454545455">
                <text:p>0.00104545454545455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06060606060606">
                <text:p>0.00106060606060606</text:p>
              </table:table-cell>
              <table:table-cell office:value-type="float" office:value="0.20791169081776">
                <text:p>0.207911690817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07575757575758">
                <text:p>0.00107575757575758</text:p>
              </table:table-cell>
              <table:table-cell office:value-type="float" office:value="0.166768746716102">
                <text:p>0.1667687467161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09090909090909">
                <text:p>0.00109090909090909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10606060606061">
                <text:p>0.00110606060606061</text:p>
              </table:table-cell>
              <table:table-cell office:value-type="float" office:value="0.0836778433323153">
                <text:p>0.08367784333231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12121212121212">
                <text:p>0.00112121212121212</text:p>
              </table:table-cell>
              <table:table-cell office:value-type="float" office:value="0.0418756537291998">
                <text:p>0.04187565372919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113636363636364">
                <text:p>0.00113636363636364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15151515151515">
                <text:p>0.00115151515151515</text:p>
              </table:table-cell>
              <table:table-cell office:value-type="float" office:value="-0.0418756537291996">
                <text:p>-0.04187565372919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16666666666667">
                <text:p>0.00116666666666667</text:p>
              </table:table-cell>
              <table:table-cell office:value-type="float" office:value="-0.083677843332315">
                <text:p>-0.0836778433323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18181818181818">
                <text:p>0.0011818181818181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1969696969697">
                <text:p>0.0011969696969697</text:p>
              </table:table-cell>
              <table:table-cell office:value-type="float" office:value="-0.166768746716102">
                <text:p>-0.1667687467161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21212121212121">
                <text:p>0.00121212121212121</text:p>
              </table:table-cell>
              <table:table-cell office:value-type="float" office:value="-0.207911690817759">
                <text:p>-0.2079116908177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22727272727273">
                <text:p>0.00122727272727273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24242424242424">
                <text:p>0.00124242424242424</text:p>
              </table:table-cell>
              <table:table-cell office:value-type="float" office:value="-0.289031796944471">
                <text:p>-0.2890317969444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25757575757576">
                <text:p>0.00125757575757576</text:p>
              </table:table-cell>
              <table:table-cell office:value-type="float" office:value="-0.328866646738583">
                <text:p>-0.3288666467385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27272727272727">
                <text:p>0.00127272727272727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28787878787879">
                <text:p>0.00128787878787879</text:p>
              </table:table-cell>
              <table:table-cell office:value-type="float" office:value="-0.4067366430758">
                <text:p>-0.40673664307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3030303030303">
                <text:p>0.0013030303030303</text:p>
              </table:table-cell>
              <table:table-cell office:value-type="float" office:value="-0.444635179184928">
                <text:p>-0.4446351791849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31818181818182">
                <text:p>0.00131818181818182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33333333333333">
                <text:p>0.00133333333333333</text:p>
              </table:table-cell>
              <table:table-cell office:value-type="float" office:value="-0.51802700937313">
                <text:p>-0.518027009373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34848484848485">
                <text:p>0.00134848484848485</text:p>
              </table:table-cell>
              <table:table-cell office:value-type="float" office:value="-0.553391549243344">
                <text:p>-0.5533915492433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36363636363636">
                <text:p>0.0013636363636363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37878787878788">
                <text:p>0.00137878787878788</text:p>
              </table:table-cell>
              <table:table-cell office:value-type="float" office:value="-0.621147780278311">
                <text:p>-0.6211477802783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39393939393939">
                <text:p>0.00139393939393939</text:p>
              </table:table-cell>
              <table:table-cell office:value-type="float" office:value="-0.653420603990106">
                <text:p>-0.6534206039901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40909090909091">
                <text:p>0.00140909090909091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42424242424242">
                <text:p>0.00142424242424242</text:p>
              </table:table-cell>
              <table:table-cell office:value-type="float" office:value="-0.714472679632803">
                <text:p>-0.7144726796328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43939393939394">
                <text:p>0.00143939393939394</text:p>
              </table:table-cell>
              <table:table-cell office:value-type="float" office:value="-0.743144825477394">
                <text:p>-0.7431448254773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45454545454545">
                <text:p>0.00145454545454545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46969696969697">
                <text:p>0.00146969696969697</text:p>
              </table:table-cell>
              <table:table-cell office:value-type="float" office:value="-0.796529918024196">
                <text:p>-0.7965299180241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148484848484848">
                <text:p>0.00148484848484848</text:p>
              </table:table-cell>
              <table:table-cell office:value-type="float" office:value="-0.821149209133704">
                <text:p>-0.8211492091337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5">
                <text:p>0.0015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51515151515152">
                <text:p>0.00151515151515152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53030303030303">
                <text:p>0.00153030303030303</text:p>
              </table:table-cell>
              <table:table-cell office:value-type="float" office:value="-0.886203579231215">
                <text:p>-0.8862035792312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54545454545455">
                <text:p>0.00154545454545455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56060606060606">
                <text:p>0.00156060606060606</text:p>
              </table:table-cell>
              <table:table-cell office:value-type="float" office:value="-0.9218631515885">
                <text:p>-0.92186315158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57575757575758">
                <text:p>0.00157575757575758</text:p>
              </table:table-cell>
              <table:table-cell office:value-type="float" office:value="-0.937281989491891">
                <text:p>-0.9372819894918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59090909090909">
                <text:p>0.00159090909090909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60606060606061">
                <text:p>0.00160606060606061</text:p>
              </table:table-cell>
              <table:table-cell office:value-type="float" office:value="-0.963162566797658">
                <text:p>-0.9631625667976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62121212121212">
                <text:p>0.00162121212121212</text:p>
              </table:table-cell>
              <table:table-cell office:value-type="float" office:value="-0.97357890287316">
                <text:p>-0.973578902873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63636363636364">
                <text:p>0.0016363636363636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65151515151515">
                <text:p>0.00165151515151515</text:p>
              </table:table-cell>
              <table:table-cell office:value-type="float" office:value="-0.989272332962988">
                <text:p>-0.9892723329629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66666666666667">
                <text:p>0.00166666666666667</text:p>
              </table:table-cell>
              <table:table-cell office:value-type="float" office:value="-0.994521895368273">
                <text:p>-0.9945218953682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68181818181818">
                <text:p>0.00168181818181818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6969696969697">
                <text:p>0.0016969696969697</text:p>
              </table:table-cell>
              <table:table-cell office:value-type="float" office:value="-0.999780683474845">
                <text:p>-0.9997806834748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71212121212121">
                <text:p>0.00171212121212121</text:p>
              </table:table-cell>
              <table:table-cell office:value-type="float" office:value="-0.999780683474845">
                <text:p>-0.9997806834748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72727272727273">
                <text:p>0.00172727272727273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74242424242424">
                <text:p>0.00174242424242424</text:p>
              </table:table-cell>
              <table:table-cell office:value-type="float" office:value="-0.994521895368273">
                <text:p>-0.9945218953682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75757575757576">
                <text:p>0.00175757575757576</text:p>
              </table:table-cell>
              <table:table-cell office:value-type="float" office:value="-0.989272332962988">
                <text:p>-0.9892723329629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77272727272727">
                <text:p>0.00177272727272727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78787878787879">
                <text:p>0.00178787878787879</text:p>
              </table:table-cell>
              <table:table-cell office:value-type="float" office:value="-0.97357890287316">
                <text:p>-0.973578902873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8030303030303">
                <text:p>0.0018030303030303</text:p>
              </table:table-cell>
              <table:table-cell office:value-type="float" office:value="-0.963162566797658">
                <text:p>-0.9631625667976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81818181818182">
                <text:p>0.00181818181818182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183333333333333">
                <text:p>0.00183333333333333</text:p>
              </table:table-cell>
              <table:table-cell office:value-type="float" office:value="-0.937281989491892">
                <text:p>-0.9372819894918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184848484848485">
                <text:p>0.00184848484848485</text:p>
              </table:table-cell>
              <table:table-cell office:value-type="float" office:value="-0.9218631515885">
                <text:p>-0.92186315158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86363636363636">
                <text:p>0.00186363636363636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87878787878788">
                <text:p>0.00187878787878788</text:p>
              </table:table-cell>
              <table:table-cell office:value-type="float" office:value="-0.886203579231215">
                <text:p>-0.8862035792312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89393939393939">
                <text:p>0.00189393939393939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190909090909091">
                <text:p>0.00190909090909091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92424242424242">
                <text:p>0.00192424242424242</text:p>
              </table:table-cell>
              <table:table-cell office:value-type="float" office:value="-0.821149209133704">
                <text:p>-0.8211492091337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93939393939394">
                <text:p>0.00193939393939394</text:p>
              </table:table-cell>
              <table:table-cell office:value-type="float" office:value="-0.796529918024196">
                <text:p>-0.7965299180241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95454545454545">
                <text:p>0.00195454545454545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96969696969697">
                <text:p>0.00196969696969697</text:p>
              </table:table-cell>
              <table:table-cell office:value-type="float" office:value="-0.743144825477394">
                <text:p>-0.7431448254773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98484848484848">
                <text:p>0.00198484848484848</text:p>
              </table:table-cell>
              <table:table-cell office:value-type="float" office:value="-0.714472679632804">
                <text:p>-0.7144726796328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2">
                <text:p>0.002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201515151515151">
                <text:p>0.00201515151515151</text:p>
              </table:table-cell>
              <table:table-cell office:value-type="float" office:value="-0.653420603990106">
                <text:p>-0.6534206039901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203030303030303">
                <text:p>0.00203030303030303</text:p>
              </table:table-cell>
              <table:table-cell office:value-type="float" office:value="-0.621147780278311">
                <text:p>-0.6211477802783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204545454545455">
                <text:p>0.00204545454545455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206060606060606">
                <text:p>0.00206060606060606</text:p>
              </table:table-cell>
              <table:table-cell office:value-type="float" office:value="-0.553391549243344">
                <text:p>-0.5533915492433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207575757575758">
                <text:p>0.00207575757575758</text:p>
              </table:table-cell>
              <table:table-cell office:value-type="float" office:value="-0.51802700937313">
                <text:p>-0.518027009373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209090909090909">
                <text:p>0.00209090909090909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210606060606061">
                <text:p>0.00210606060606061</text:p>
              </table:table-cell>
              <table:table-cell office:value-type="float" office:value="-0.444635179184927">
                <text:p>-0.4446351791849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212121212121212">
                <text:p>0.00212121212121212</text:p>
              </table:table-cell>
              <table:table-cell office:value-type="float" office:value="-0.406736643075801">
                <text:p>-0.4067366430758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213636363636364">
                <text:p>0.0021363636363636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215151515151515">
                <text:p>0.00215151515151515</text:p>
              </table:table-cell>
              <table:table-cell office:value-type="float" office:value="-0.328866646738583">
                <text:p>-0.3288666467385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216666666666667">
                <text:p>0.00216666666666667</text:p>
              </table:table-cell>
              <table:table-cell office:value-type="float" office:value="-0.289031796944471">
                <text:p>-0.2890317969444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218181818181818">
                <text:p>0.00218181818181818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21969696969697">
                <text:p>0.0021969696969697</text:p>
              </table:table-cell>
              <table:table-cell office:value-type="float" office:value="-0.20791169081776">
                <text:p>-0.207911690817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221212121212121">
                <text:p>0.00221212121212121</text:p>
              </table:table-cell>
              <table:table-cell office:value-type="float" office:value="-0.166768746716102">
                <text:p>-0.1667687467161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222727272727273">
                <text:p>0.00222727272727273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224242424242424">
                <text:p>0.00224242424242424</text:p>
              </table:table-cell>
              <table:table-cell office:value-type="float" office:value="-0.0836778433323159">
                <text:p>-0.08367784333231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225757575757576">
                <text:p>0.00225757575757576</text:p>
              </table:table-cell>
              <table:table-cell office:value-type="float" office:value="-0.0418756537291991">
                <text:p>-0.04187565372919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227272727272727">
                <text:p>0.00227272727272727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228787878787879">
                <text:p>0.00228787878787879</text:p>
              </table:table-cell>
              <table:table-cell office:value-type="float" office:value="0.0418756537292003">
                <text:p>0.04187565372920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23030303030303">
                <text:p>0.0023030303030303</text:p>
              </table:table-cell>
              <table:table-cell office:value-type="float" office:value="0.0836778433323154">
                <text:p>0.08367784333231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231818181818182">
                <text:p>0.0023181818181818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233333333333333">
                <text:p>0.00233333333333333</text:p>
              </table:table-cell>
              <table:table-cell office:value-type="float" office:value="0.166768746716101">
                <text:p>0.1667687467161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234848484848485">
                <text:p>0.00234848484848485</text:p>
              </table:table-cell>
              <table:table-cell office:value-type="float" office:value="0.207911690817759">
                <text:p>0.2079116908177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236363636363636">
                <text:p>0.0023636363636363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237878787878788">
                <text:p>0.00237878787878788</text:p>
              </table:table-cell>
              <table:table-cell office:value-type="float" office:value="0.289031796944472">
                <text:p>0.2890317969444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239393939393939">
                <text:p>0.00239393939393939</text:p>
              </table:table-cell>
              <table:table-cell office:value-type="float" office:value="0.328866646738583">
                <text:p>0.3288666467385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240909090909091">
                <text:p>0.00240909090909091</text:p>
              </table:table-cell>
              <table:table-cell office:value-type="float" office:value="0.368124552684677">
                <text:p>0.3681245526846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242424242424242">
                <text:p>0.00242424242424242</text:p>
              </table:table-cell>
              <table:table-cell office:value-type="float" office:value="0.4067366430758">
                <text:p>0.40673664307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243939393939394">
                <text:p>0.00243939393939394</text:p>
              </table:table-cell>
              <table:table-cell office:value-type="float" office:value="0.444635179184927">
                <text:p>0.4446351791849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245454545454545">
                <text:p>0.00245454545454545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246969696969697">
                <text:p>0.00246969696969697</text:p>
              </table:table-cell>
              <table:table-cell office:value-type="float" office:value="0.518027009373131">
                <text:p>0.5180270093731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248484848484848">
                <text:p>0.00248484848484848</text:p>
              </table:table-cell>
              <table:table-cell office:value-type="float" office:value="0.553391549243344">
                <text:p>0.5533915492433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25">
                <text:p>0.0025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251515151515151">
                <text:p>0.00251515151515151</text:p>
              </table:table-cell>
              <table:table-cell office:value-type="float" office:value="0.62114778027831">
                <text:p>0.621147780278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253030303030303">
                <text:p>0.00253030303030303</text:p>
              </table:table-cell>
              <table:table-cell office:value-type="float" office:value="0.653420603990105">
                <text:p>0.6534206039901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254545454545454">
                <text:p>0.00254545454545454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256060606060606">
                <text:p>0.00256060606060606</text:p>
              </table:table-cell>
              <table:table-cell office:value-type="float" office:value="0.714472679632803">
                <text:p>0.7144726796328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257575757575758">
                <text:p>0.00257575757575758</text:p>
              </table:table-cell>
              <table:table-cell office:value-type="float" office:value="0.743144825477394">
                <text:p>0.7431448254773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259090909090909">
                <text:p>0.00259090909090909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260606060606061">
                <text:p>0.00260606060606061</text:p>
              </table:table-cell>
              <table:table-cell office:value-type="float" office:value="0.796529918024196">
                <text:p>0.7965299180241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262121212121212">
                <text:p>0.00262121212121212</text:p>
              </table:table-cell>
              <table:table-cell office:value-type="float" office:value="0.821149209133704">
                <text:p>0.8211492091337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263636363636364">
                <text:p>0.00263636363636364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265151515151515">
                <text:p>0.00265151515151515</text:p>
              </table:table-cell>
              <table:table-cell office:value-type="float" office:value="0.866025403784438">
                <text:p>0.8660254037844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266666666666667">
                <text:p>0.00266666666666667</text:p>
              </table:table-cell>
              <table:table-cell office:value-type="float" office:value="0.886203579231215">
                <text:p>0.8862035792312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268181818181818">
                <text:p>0.0026818181818181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26969696969697">
                <text:p>0.0026969696969697</text:p>
              </table:table-cell>
              <table:table-cell office:value-type="float" office:value="0.9218631515885">
                <text:p>0.92186315158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271212121212121">
                <text:p>0.00271212121212121</text:p>
              </table:table-cell>
              <table:table-cell office:value-type="float" office:value="0.937281989491892">
                <text:p>0.9372819894918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272727272727273">
                <text:p>0.0027272727272727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274242424242424">
                <text:p>0.00274242424242424</text:p>
              </table:table-cell>
              <table:table-cell office:value-type="float" office:value="0.963162566797658">
                <text:p>0.9631625667976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275757575757576">
                <text:p>0.00275757575757576</text:p>
              </table:table-cell>
              <table:table-cell office:value-type="float" office:value="0.97357890287316">
                <text:p>0.973578902873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277272727272727">
                <text:p>0.00277272727272727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278787878787879">
                <text:p>0.00278787878787879</text:p>
              </table:table-cell>
              <table:table-cell office:value-type="float" office:value="0.989272332962988">
                <text:p>0.98927233296298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28030303030303">
                <text:p>0.0028030303030303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281818181818182">
                <text:p>0.00281818181818182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283333333333333">
                <text:p>0.00283333333333333</text:p>
              </table:table-cell>
              <table:table-cell office:value-type="float" office:value="0.999780683474845">
                <text:p>0.9997806834748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284848484848485">
                <text:p>0.00284848484848485</text:p>
              </table:table-cell>
              <table:table-cell office:value-type="float" office:value="0.999780683474845">
                <text:p>0.9997806834748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286363636363636">
                <text:p>0.0028636363636363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287878787878788">
                <text:p>0.00287878787878788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289393939393939">
                <text:p>0.00289393939393939</text:p>
              </table:table-cell>
              <table:table-cell office:value-type="float" office:value="0.989272332962988">
                <text:p>0.9892723329629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290909090909091">
                <text:p>0.00290909090909091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292424242424242">
                <text:p>0.00292424242424242</text:p>
              </table:table-cell>
              <table:table-cell office:value-type="float" office:value="0.97357890287316">
                <text:p>0.973578902873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293939393939394">
                <text:p>0.00293939393939394</text:p>
              </table:table-cell>
              <table:table-cell office:value-type="float" office:value="0.963162566797659">
                <text:p>0.9631625667976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295454545454545">
                <text:p>0.00295454545454545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296969696969697">
                <text:p>0.00296969696969697</text:p>
              </table:table-cell>
              <table:table-cell office:value-type="float" office:value="0.937281989491891">
                <text:p>0.9372819894918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298484848484848">
                <text:p>0.00298484848484848</text:p>
              </table:table-cell>
              <table:table-cell office:value-type="float" office:value="0.921863151588501">
                <text:p>0.9218631515885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3">
                <text:p>0.003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301515151515151">
                <text:p>0.00301515151515151</text:p>
              </table:table-cell>
              <table:table-cell office:value-type="float" office:value="0.886203579231215">
                <text:p>0.8862035792312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303030303030303">
                <text:p>0.00303030303030303</text:p>
              </table:table-cell>
              <table:table-cell office:value-type="float" office:value="0.866025403784438">
                <text:p>0.8660254037844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304545454545454">
                <text:p>0.00304545454545454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306060606060606">
                <text:p>0.00306060606060606</text:p>
              </table:table-cell>
              <table:table-cell office:value-type="float" office:value="0.821149209133704">
                <text:p>0.8211492091337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307575757575758">
                <text:p>0.00307575757575758</text:p>
              </table:table-cell>
              <table:table-cell office:value-type="float" office:value="0.796529918024196">
                <text:p>0.7965299180241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309090909090909">
                <text:p>0.00309090909090909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310606060606061">
                <text:p>0.00310606060606061</text:p>
              </table:table-cell>
              <table:table-cell office:value-type="float" office:value="0.743144825477394">
                <text:p>0.7431448254773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312121212121212">
                <text:p>0.00312121212121212</text:p>
              </table:table-cell>
              <table:table-cell office:value-type="float" office:value="0.714472679632804">
                <text:p>0.7144726796328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313636363636364">
                <text:p>0.00313636363636364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315151515151515">
                <text:p>0.00315151515151515</text:p>
              </table:table-cell>
              <table:table-cell office:value-type="float" office:value="0.653420603990106">
                <text:p>0.6534206039901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316666666666667">
                <text:p>0.00316666666666667</text:p>
              </table:table-cell>
              <table:table-cell office:value-type="float" office:value="0.62114778027831">
                <text:p>0.621147780278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318181818181818">
                <text:p>0.00318181818181818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31969696969697">
                <text:p>0.0031969696969697</text:p>
              </table:table-cell>
              <table:table-cell office:value-type="float" office:value="0.553391549243344">
                <text:p>0.5533915492433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321212121212121">
                <text:p>0.00321212121212121</text:p>
              </table:table-cell>
              <table:table-cell office:value-type="float" office:value="0.51802700937313">
                <text:p>0.518027009373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322727272727273">
                <text:p>0.00322727272727273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324242424242424">
                <text:p>0.00324242424242424</text:p>
              </table:table-cell>
              <table:table-cell office:value-type="float" office:value="0.444635179184928">
                <text:p>0.4446351791849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325757575757576">
                <text:p>0.00325757575757576</text:p>
              </table:table-cell>
              <table:table-cell office:value-type="float" office:value="0.406736643075801">
                <text:p>0.4067366430758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327272727272727">
                <text:p>0.00327272727272727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328787878787879">
                <text:p>0.00328787878787879</text:p>
              </table:table-cell>
              <table:table-cell office:value-type="float" office:value="0.328866646738582">
                <text:p>0.3288666467385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33030303030303">
                <text:p>0.0033030303030303</text:p>
              </table:table-cell>
              <table:table-cell office:value-type="float" office:value="0.289031796944471">
                <text:p>0.2890317969444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331818181818182">
                <text:p>0.00331818181818182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0.207911690817759">
                <text:p>0.2079116908177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334848484848485">
                <text:p>0.00334848484848485</text:p>
              </table:table-cell>
              <table:table-cell office:value-type="float" office:value="0.166768746716103">
                <text:p>0.1667687467161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336363636363636">
                <text:p>0.00336363636363636</text:p>
              </table:table-cell>
              <table:table-cell office:value-type="float" office:value="0.125333233564306">
                <text:p>0.1253332335643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337878787878788">
                <text:p>0.00337878787878788</text:p>
              </table:table-cell>
              <table:table-cell office:value-type="float" office:value="0.083677843332316">
                <text:p>0.0836778433323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339393939393939">
                <text:p>0.00339393939393939</text:p>
              </table:table-cell>
              <table:table-cell office:value-type="float" office:value="0.0418756537291992">
                <text:p>0.04187565372919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340909090909091">
                <text:p>0.00340909090909091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342424242424242">
                <text:p>0.00342424242424242</text:p>
              </table:table-cell>
              <table:table-cell office:value-type="float" office:value="-0.0418756537292002">
                <text:p>-0.04187565372920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343939393939394">
                <text:p>0.00343939393939394</text:p>
              </table:table-cell>
              <table:table-cell office:value-type="float" office:value="-0.0836778433323152">
                <text:p>-0.08367784333231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345454545454545">
                <text:p>0.00345454545454545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346969696969697">
                <text:p>0.00346969696969697</text:p>
              </table:table-cell>
              <table:table-cell office:value-type="float" office:value="-0.166768746716102">
                <text:p>-0.1667687467161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348484848484848">
                <text:p>0.00348484848484848</text:p>
              </table:table-cell>
              <table:table-cell office:value-type="float" office:value="-0.207911690817758">
                <text:p>-0.2079116908177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35">
                <text:p>0.0035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351515151515151">
                <text:p>0.00351515151515151</text:p>
              </table:table-cell>
              <table:table-cell office:value-type="float" office:value="-0.289031796944471">
                <text:p>-0.2890317969444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353030303030303">
                <text:p>0.00353030303030303</text:p>
              </table:table-cell>
              <table:table-cell office:value-type="float" office:value="-0.328866646738583">
                <text:p>-0.32886664673858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354545454545454">
                <text:p>0.00354545454545454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356060606060606">
                <text:p>0.00356060606060606</text:p>
              </table:table-cell>
              <table:table-cell office:value-type="float" office:value="-0.4067366430758">
                <text:p>-0.40673664307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357575757575758">
                <text:p>0.00357575757575758</text:p>
              </table:table-cell>
              <table:table-cell office:value-type="float" office:value="-0.444635179184929">
                <text:p>-0.44463517918492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359090909090909">
                <text:p>0.00359090909090909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360606060606061">
                <text:p>0.00360606060606061</text:p>
              </table:table-cell>
              <table:table-cell office:value-type="float" office:value="-0.518027009373131">
                <text:p>-0.5180270093731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362121212121212">
                <text:p>0.00362121212121212</text:p>
              </table:table-cell>
              <table:table-cell office:value-type="float" office:value="-0.553391549243344">
                <text:p>-0.5533915492433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363636363636364">
                <text:p>0.0036363636363636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365151515151515">
                <text:p>0.00365151515151515</text:p>
              </table:table-cell>
              <table:table-cell office:value-type="float" office:value="-0.621147780278309">
                <text:p>-0.6211477802783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366666666666667">
                <text:p>0.00366666666666667</text:p>
              </table:table-cell>
              <table:table-cell office:value-type="float" office:value="-0.653420603990105">
                <text:p>-0.6534206039901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368181818181818">
                <text:p>0.00368181818181818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36969696969697">
                <text:p>0.0036969696969697</text:p>
              </table:table-cell>
              <table:table-cell office:value-type="float" office:value="-0.714472679632803">
                <text:p>-0.7144726796328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371212121212121">
                <text:p>0.00371212121212121</text:p>
              </table:table-cell>
              <table:table-cell office:value-type="float" office:value="-0.743144825477395">
                <text:p>-0.7431448254773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372727272727273">
                <text:p>0.00372727272727273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374242424242424">
                <text:p>0.00374242424242424</text:p>
              </table:table-cell>
              <table:table-cell office:value-type="float" office:value="-0.796529918024197">
                <text:p>-0.7965299180241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375757575757576">
                <text:p>0.00375757575757576</text:p>
              </table:table-cell>
              <table:table-cell office:value-type="float" office:value="-0.821149209133704">
                <text:p>-0.8211492091337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377272727272727">
                <text:p>0.00377272727272727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378787878787879">
                <text:p>0.00378787878787879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38030303030303">
                <text:p>0.0038030303030303</text:p>
              </table:table-cell>
              <table:table-cell office:value-type="float" office:value="-0.886203579231214">
                <text:p>-0.8862035792312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381818181818182">
                <text:p>0.0038181818181818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383333333333333">
                <text:p>0.00383333333333333</text:p>
              </table:table-cell>
              <table:table-cell office:value-type="float" office:value="-0.9218631515885">
                <text:p>-0.92186315158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384848484848485">
                <text:p>0.00384848484848485</text:p>
              </table:table-cell>
              <table:table-cell office:value-type="float" office:value="-0.937281989491892">
                <text:p>-0.9372819894918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386363636363636">
                <text:p>0.00386363636363636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387878787878788">
                <text:p>0.00387878787878788</text:p>
              </table:table-cell>
              <table:table-cell office:value-type="float" office:value="-0.963162566797658">
                <text:p>-0.9631625667976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389393939393939">
                <text:p>0.00389393939393939</text:p>
              </table:table-cell>
              <table:table-cell office:value-type="float" office:value="-0.97357890287316">
                <text:p>-0.973578902873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390909090909091">
                <text:p>0.00390909090909091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392424242424242">
                <text:p>0.00392424242424242</text:p>
              </table:table-cell>
              <table:table-cell office:value-type="float" office:value="-0.989272332962988">
                <text:p>-0.9892723329629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393939393939394">
                <text:p>0.00393939393939394</text:p>
              </table:table-cell>
              <table:table-cell office:value-type="float" office:value="-0.994521895368273">
                <text:p>-0.99452189536827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395454545454545">
                <text:p>0.00395454545454545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396969696969697">
                <text:p>0.00396969696969697</text:p>
              </table:table-cell>
              <table:table-cell office:value-type="float" office:value="-0.999780683474845">
                <text:p>-0.9997806834748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398484848484849">
                <text:p>0.00398484848484849</text:p>
              </table:table-cell>
              <table:table-cell office:value-type="float" office:value="-0.999780683474845">
                <text:p>-0.99978068347484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4">
                <text:p>0.00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401515151515152">
                <text:p>0.00401515151515152</text:p>
              </table:table-cell>
              <table:table-cell office:value-type="float" office:value="-0.994521895368273">
                <text:p>-0.99452189536827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403030303030303">
                <text:p>0.00403030303030303</text:p>
              </table:table-cell>
              <table:table-cell office:value-type="float" office:value="-0.989272332962988">
                <text:p>-0.9892723329629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404545454545455">
                <text:p>0.00404545454545455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406060606060606">
                <text:p>0.00406060606060606</text:p>
              </table:table-cell>
              <table:table-cell office:value-type="float" office:value="-0.97357890287316">
                <text:p>-0.973578902873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407575757575758">
                <text:p>0.00407575757575758</text:p>
              </table:table-cell>
              <table:table-cell office:value-type="float" office:value="-0.963162566797659">
                <text:p>-0.96316256679765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409090909090909">
                <text:p>0.00409090909090909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410606060606061">
                <text:p>0.00410606060606061</text:p>
              </table:table-cell>
              <table:table-cell office:value-type="float" office:value="-0.937281989491891">
                <text:p>-0.9372819894918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412121212121212">
                <text:p>0.00412121212121212</text:p>
              </table:table-cell>
              <table:table-cell office:value-type="float" office:value="-0.921863151588501">
                <text:p>-0.9218631515885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413636363636364">
                <text:p>0.00413636363636364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415151515151515">
                <text:p>0.00415151515151515</text:p>
              </table:table-cell>
              <table:table-cell office:value-type="float" office:value="-0.886203579231214">
                <text:p>-0.8862035792312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418181818181818">
                <text:p>0.0041818181818181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41969696969697">
                <text:p>0.0041969696969697</text:p>
              </table:table-cell>
              <table:table-cell office:value-type="float" office:value="-0.821149209133704">
                <text:p>-0.8211492091337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421212121212121">
                <text:p>0.00421212121212121</text:p>
              </table:table-cell>
              <table:table-cell office:value-type="float" office:value="-0.796529918024196">
                <text:p>-0.7965299180241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422727272727273">
                <text:p>0.00422727272727273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424242424242424">
                <text:p>0.00424242424242424</text:p>
              </table:table-cell>
              <table:table-cell office:value-type="float" office:value="-0.743144825477395">
                <text:p>-0.7431448254773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425757575757576">
                <text:p>0.00425757575757576</text:p>
              </table:table-cell>
              <table:table-cell office:value-type="float" office:value="-0.714472679632803">
                <text:p>-0.7144726796328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427272727272727">
                <text:p>0.00427272727272727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428787878787879">
                <text:p>0.00428787878787879</text:p>
              </table:table-cell>
              <table:table-cell office:value-type="float" office:value="-0.653420603990106">
                <text:p>-0.6534206039901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43030303030303">
                <text:p>0.0043030303030303</text:p>
              </table:table-cell>
              <table:table-cell office:value-type="float" office:value="-0.62114778027831">
                <text:p>-0.6211477802783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431818181818182">
                <text:p>0.00431818181818182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433333333333333">
                <text:p>0.00433333333333333</text:p>
              </table:table-cell>
              <table:table-cell office:value-type="float" office:value="-0.553391549243344">
                <text:p>-0.55339154924334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434848484848485">
                <text:p>0.00434848484848485</text:p>
              </table:table-cell>
              <table:table-cell office:value-type="float" office:value="-0.51802700937313">
                <text:p>-0.518027009373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436363636363636">
                <text:p>0.00436363636363636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437878787878788">
                <text:p>0.00437878787878788</text:p>
              </table:table-cell>
              <table:table-cell office:value-type="float" office:value="-0.444635179184928">
                <text:p>-0.4446351791849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439393939393939">
                <text:p>0.00439393939393939</text:p>
              </table:table-cell>
              <table:table-cell office:value-type="float" office:value="-0.406736643075801">
                <text:p>-0.4067366430758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440909090909091">
                <text:p>0.00440909090909091</text:p>
              </table:table-cell>
              <table:table-cell office:value-type="float" office:value="-0.368124552684676">
                <text:p>-0.3681245526846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442424242424242">
                <text:p>0.00442424242424242</text:p>
              </table:table-cell>
              <table:table-cell office:value-type="float" office:value="-0.328866646738582">
                <text:p>-0.32886664673858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443939393939394">
                <text:p>0.00443939393939394</text:p>
              </table:table-cell>
              <table:table-cell office:value-type="float" office:value="-0.289031796944472">
                <text:p>-0.28903179694447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445454545454545">
                <text:p>0.00445454545454545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446969696969697">
                <text:p>0.00446969696969697</text:p>
              </table:table-cell>
              <table:table-cell office:value-type="float" office:value="-0.207911690817759">
                <text:p>-0.2079116908177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448484848484848">
                <text:p>0.00448484848484848</text:p>
              </table:table-cell>
              <table:table-cell office:value-type="float" office:value="-0.166768746716103">
                <text:p>-0.1667687467161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45">
                <text:p>0.0045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451515151515152">
                <text:p>0.00451515151515152</text:p>
              </table:table-cell>
              <table:table-cell office:value-type="float" office:value="-0.0836778433323143">
                <text:p>-0.083677843332314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453030303030303">
                <text:p>0.00453030303030303</text:p>
              </table:table-cell>
              <table:table-cell office:value-type="float" office:value="-0.0418756537291993">
                <text:p>-0.041875653729199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454545454545455">
                <text:p>0.00454545454545455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456060606060606">
                <text:p>0.00456060606060606</text:p>
              </table:table-cell>
              <table:table-cell office:value-type="float" office:value="0.0418756537291983">
                <text:p>0.04187565372919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457575757575758">
                <text:p>0.00457575757575758</text:p>
              </table:table-cell>
              <table:table-cell office:value-type="float" office:value="0.0836778433323169">
                <text:p>0.08367784333231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459090909090909">
                <text:p>0.00459090909090909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460606060606061">
                <text:p>0.00460606060606061</text:p>
              </table:table-cell>
              <table:table-cell office:value-type="float" office:value="0.166768746716102">
                <text:p>0.16676874671610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462121212121212">
                <text:p>0.00462121212121212</text:p>
              </table:table-cell>
              <table:table-cell office:value-type="float" office:value="0.20791169081776">
                <text:p>0.207911690817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463636363636364">
                <text:p>0.0046363636363636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465151515151515">
                <text:p>0.00465151515151515</text:p>
              </table:table-cell>
              <table:table-cell office:value-type="float" office:value="0.289031796944471">
                <text:p>0.2890317969444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466666666666667">
                <text:p>0.00466666666666667</text:p>
              </table:table-cell>
              <table:table-cell office:value-type="float" office:value="0.328866646738581">
                <text:p>0.3288666467385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468181818181818">
                <text:p>0.00468181818181818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46969696969697">
                <text:p>0.0046969696969697</text:p>
              </table:table-cell>
              <table:table-cell office:value-type="float" office:value="0.4067366430758">
                <text:p>0.40673664307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471212121212121">
                <text:p>0.00471212121212121</text:p>
              </table:table-cell>
              <table:table-cell office:value-type="float" office:value="0.444635179184927">
                <text:p>0.44463517918492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472727272727273">
                <text:p>0.00472727272727273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474242424242424">
                <text:p>0.00474242424242424</text:p>
              </table:table-cell>
              <table:table-cell office:value-type="float" office:value="0.518027009373131">
                <text:p>0.5180270093731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475757575757576">
                <text:p>0.00475757575757576</text:p>
              </table:table-cell>
              <table:table-cell office:value-type="float" office:value="0.553391549243344">
                <text:p>0.5533915492433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477272727272727">
                <text:p>0.0047727272727272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478787878787879">
                <text:p>0.00478787878787879</text:p>
              </table:table-cell>
              <table:table-cell office:value-type="float" office:value="0.621147780278311">
                <text:p>0.6211477802783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48030303030303">
                <text:p>0.0048030303030303</text:p>
              </table:table-cell>
              <table:table-cell office:value-type="float" office:value="0.653420603990105">
                <text:p>0.6534206039901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481818181818182">
                <text:p>0.00481818181818182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483333333333333">
                <text:p>0.00483333333333333</text:p>
              </table:table-cell>
              <table:table-cell office:value-type="float" office:value="0.714472679632804">
                <text:p>0.7144726796328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484848484848485">
                <text:p>0.00484848484848485</text:p>
              </table:table-cell>
              <table:table-cell office:value-type="float" office:value="0.743144825477395">
                <text:p>0.74314482547739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486363636363636">
                <text:p>0.00486363636363636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487878787878788">
                <text:p>0.00487878787878788</text:p>
              </table:table-cell>
              <table:table-cell office:value-type="float" office:value="0.796529918024196">
                <text:p>0.7965299180241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489393939393939">
                <text:p>0.00489393939393939</text:p>
              </table:table-cell>
              <table:table-cell office:value-type="float" office:value="0.821149209133704">
                <text:p>0.8211492091337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490909090909091">
                <text:p>0.00490909090909091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492424242424242">
                <text:p>0.00492424242424242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493939393939394">
                <text:p>0.00493939393939394</text:p>
              </table:table-cell>
              <table:table-cell office:value-type="float" office:value="0.886203579231215">
                <text:p>0.8862035792312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495454545454545">
                <text:p>0.00495454545454545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496969696969697">
                <text:p>0.00496969696969697</text:p>
              </table:table-cell>
              <table:table-cell office:value-type="float" office:value="0.9218631515885">
                <text:p>0.921863151588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498484848484848">
                <text:p>0.00498484848484848</text:p>
              </table:table-cell>
              <table:table-cell office:value-type="float" office:value="0.937281989491891">
                <text:p>0.9372819894918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5">
                <text:p>0.005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501515151515152">
                <text:p>0.00501515151515152</text:p>
              </table:table-cell>
              <table:table-cell office:value-type="float" office:value="0.963162566797658">
                <text:p>0.9631625667976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503030303030303">
                <text:p>0.00503030303030303</text:p>
              </table:table-cell>
              <table:table-cell office:value-type="float" office:value="0.97357890287316">
                <text:p>0.973578902873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504545454545455">
                <text:p>0.00504545454545455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506060606060606">
                <text:p>0.00506060606060606</text:p>
              </table:table-cell>
              <table:table-cell office:value-type="float" office:value="0.989272332962988">
                <text:p>0.9892723329629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507575757575758">
                <text:p>0.00507575757575758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509090909090909">
                <text:p>0.00509090909090909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510606060606061">
                <text:p>0.00510606060606061</text:p>
              </table:table-cell>
              <table:table-cell office:value-type="float" office:value="0.999780683474845">
                <text:p>0.9997806834748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512121212121212">
                <text:p>0.00512121212121212</text:p>
              </table:table-cell>
              <table:table-cell office:value-type="float" office:value="0.999780683474845">
                <text:p>0.9997806834748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513636363636364">
                <text:p>0.00513636363636364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515151515151515">
                <text:p>0.00515151515151515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516666666666667">
                <text:p>0.00516666666666667</text:p>
              </table:table-cell>
              <table:table-cell office:value-type="float" office:value="0.989272332962988">
                <text:p>0.9892723329629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518181818181818">
                <text:p>0.0051818181818181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51969696969697">
                <text:p>0.0051969696969697</text:p>
              </table:table-cell>
              <table:table-cell office:value-type="float" office:value="0.97357890287316">
                <text:p>0.973578902873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521212121212121">
                <text:p>0.00521212121212121</text:p>
              </table:table-cell>
              <table:table-cell office:value-type="float" office:value="0.963162566797658">
                <text:p>0.9631625667976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522727272727273">
                <text:p>0.0052272727272727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524242424242424">
                <text:p>0.00524242424242424</text:p>
              </table:table-cell>
              <table:table-cell office:value-type="float" office:value="0.937281989491892">
                <text:p>0.93728198949189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525757575757576">
                <text:p>0.00525757575757576</text:p>
              </table:table-cell>
              <table:table-cell office:value-type="float" office:value="0.9218631515885">
                <text:p>0.921863151588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527272727272727">
                <text:p>0.00527272727272727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528787878787879">
                <text:p>0.00528787878787879</text:p>
              </table:table-cell>
              <table:table-cell office:value-type="float" office:value="0.886203579231215">
                <text:p>0.8862035792312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53030303030303">
                <text:p>0.0053030303030303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531818181818182">
                <text:p>0.00531818181818182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533333333333333">
                <text:p>0.00533333333333333</text:p>
              </table:table-cell>
              <table:table-cell office:value-type="float" office:value="0.821149209133704">
                <text:p>0.8211492091337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534848484848485">
                <text:p>0.00534848484848485</text:p>
              </table:table-cell>
              <table:table-cell office:value-type="float" office:value="0.796529918024196">
                <text:p>0.79652991802419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536363636363636">
                <text:p>0.00536363636363636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537878787878788">
                <text:p>0.00537878787878788</text:p>
              </table:table-cell>
              <table:table-cell office:value-type="float" office:value="0.743144825477394">
                <text:p>0.7431448254773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539393939393939">
                <text:p>0.00539393939393939</text:p>
              </table:table-cell>
              <table:table-cell office:value-type="float" office:value="0.714472679632804">
                <text:p>0.7144726796328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540909090909091">
                <text:p>0.00540909090909091</text:p>
              </table:table-cell>
              <table:table-cell office:value-type="float" office:value="0.68454710592869">
                <text:p>0.6845471059286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542424242424242">
                <text:p>0.00542424242424242</text:p>
              </table:table-cell>
              <table:table-cell office:value-type="float" office:value="0.653420603990105">
                <text:p>0.6534206039901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543939393939394">
                <text:p>0.00543939393939394</text:p>
              </table:table-cell>
              <table:table-cell office:value-type="float" office:value="0.62114778027831">
                <text:p>0.6211477802783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545454545454545">
                <text:p>0.00545454545454545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546969696969697">
                <text:p>0.00546969696969697</text:p>
              </table:table-cell>
              <table:table-cell office:value-type="float" office:value="0.553391549243344">
                <text:p>0.5533915492433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548484848484848">
                <text:p>0.00548484848484848</text:p>
              </table:table-cell>
              <table:table-cell office:value-type="float" office:value="0.518027009373131">
                <text:p>0.51802700937313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55">
                <text:p>0.0055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551515151515152">
                <text:p>0.00551515151515152</text:p>
              </table:table-cell>
              <table:table-cell office:value-type="float" office:value="0.444635179184926">
                <text:p>0.44463517918492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553030303030303">
                <text:p>0.00553030303030303</text:p>
              </table:table-cell>
              <table:table-cell office:value-type="float" office:value="0.4067366430758">
                <text:p>0.40673664307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554545454545455">
                <text:p>0.00554545454545455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556060606060606">
                <text:p>0.00556060606060606</text:p>
              </table:table-cell>
              <table:table-cell office:value-type="float" office:value="0.328866646738584">
                <text:p>0.3288666467385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557575757575758">
                <text:p>0.00557575757575758</text:p>
              </table:table-cell>
              <table:table-cell office:value-type="float" office:value="0.28903179694447">
                <text:p>0.289031796944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559090909090909">
                <text:p>0.00559090909090909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560606060606061">
                <text:p>0.00560606060606061</text:p>
              </table:table-cell>
              <table:table-cell office:value-type="float" office:value="0.207911690817759">
                <text:p>0.20791169081775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562121212121212">
                <text:p>0.00562121212121212</text:p>
              </table:table-cell>
              <table:table-cell office:value-type="float" office:value="0.166768746716101">
                <text:p>0.16676874671610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563636363636364">
                <text:p>0.00563636363636364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565151515151515">
                <text:p>0.00565151515151515</text:p>
              </table:table-cell>
              <table:table-cell office:value-type="float" office:value="0.0836778433323162">
                <text:p>0.083677843332316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566666666666667">
                <text:p>0.00566666666666667</text:p>
              </table:table-cell>
              <table:table-cell office:value-type="float" office:value="0.0418756537292012">
                <text:p>0.04187565372920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568181818181818">
                <text:p>0.00568181818181818</text:p>
              </table:table-cell>
              <table:table-cell office:value-type="float" office:value="-1.16403343982657E-015">
                <text:p>-1.16403343982657E-0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56969696969697">
                <text:p>0.0056969696969697</text:p>
              </table:table-cell>
              <table:table-cell office:value-type="float" office:value="-0.0418756537292">
                <text:p>-0.041875653729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571212121212121">
                <text:p>0.00571212121212121</text:p>
              </table:table-cell>
              <table:table-cell office:value-type="float" office:value="-0.083677843332315">
                <text:p>-0.0836778433323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572727272727273">
                <text:p>0.00572727272727273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574242424242424">
                <text:p>0.00574242424242424</text:p>
              </table:table-cell>
              <table:table-cell office:value-type="float" office:value="-0.166768746716102">
                <text:p>-0.1667687467161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575757575757576">
                <text:p>0.00575757575757576</text:p>
              </table:table-cell>
              <table:table-cell office:value-type="float" office:value="-0.20791169081776">
                <text:p>-0.2079116908177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577272727272727">
                <text:p>0.00577272727272727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578787878787879">
                <text:p>0.00578787878787879</text:p>
              </table:table-cell>
              <table:table-cell office:value-type="float" office:value="-0.289031796944474">
                <text:p>-0.28903179694447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58030303030303">
                <text:p>0.0058030303030303</text:p>
              </table:table-cell>
              <table:table-cell office:value-type="float" office:value="-0.328866646738583">
                <text:p>-0.3288666467385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581818181818182">
                <text:p>0.00581818181818182</text:p>
              </table:table-cell>
              <table:table-cell office:value-type="float" office:value="-0.368124552684679">
                <text:p>-0.3681245526846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583333333333333">
                <text:p>0.00583333333333333</text:p>
              </table:table-cell>
              <table:table-cell office:value-type="float" office:value="-0.406736643075802">
                <text:p>-0.4067366430758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584848484848485">
                <text:p>0.00584848484848485</text:p>
              </table:table-cell>
              <table:table-cell office:value-type="float" office:value="-0.444635179184927">
                <text:p>-0.4446351791849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586363636363636">
                <text:p>0.00586363636363636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587878787878788">
                <text:p>0.00587878787878788</text:p>
              </table:table-cell>
              <table:table-cell office:value-type="float" office:value="-0.518027009373128">
                <text:p>-0.51802700937312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589393939393939">
                <text:p>0.00589393939393939</text:p>
              </table:table-cell>
              <table:table-cell office:value-type="float" office:value="-0.553391549243346">
                <text:p>-0.5533915492433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590909090909091">
                <text:p>0.00590909090909091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592424242424242">
                <text:p>0.00592424242424242</text:p>
              </table:table-cell>
              <table:table-cell office:value-type="float" office:value="-0.621147780278311">
                <text:p>-0.6211477802783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593939393939394">
                <text:p>0.00593939393939394</text:p>
              </table:table-cell>
              <table:table-cell office:value-type="float" office:value="-0.653420603990106">
                <text:p>-0.6534206039901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595454545454545">
                <text:p>0.00595454545454545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596969696969697">
                <text:p>0.00596969696969697</text:p>
              </table:table-cell>
              <table:table-cell office:value-type="float" office:value="-0.714472679632803">
                <text:p>-0.71447267963280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598484848484848">
                <text:p>0.00598484848484848</text:p>
              </table:table-cell>
              <table:table-cell office:value-type="float" office:value="-0.743144825477395">
                <text:p>-0.7431448254773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6">
                <text:p>0.006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601515151515152">
                <text:p>0.00601515151515152</text:p>
              </table:table-cell>
              <table:table-cell office:value-type="float" office:value="-0.796529918024196">
                <text:p>-0.79652991802419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603030303030303">
                <text:p>0.00603030303030303</text:p>
              </table:table-cell>
              <table:table-cell office:value-type="float" office:value="-0.821149209133704">
                <text:p>-0.8211492091337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604545454545455">
                <text:p>0.00604545454545455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606060606060606">
                <text:p>0.00606060606060606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607575757575758">
                <text:p>0.00607575757575758</text:p>
              </table:table-cell>
              <table:table-cell office:value-type="float" office:value="-0.886203579231214">
                <text:p>-0.8862035792312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609090909090909">
                <text:p>0.00609090909090909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610606060606061">
                <text:p>0.00610606060606061</text:p>
              </table:table-cell>
              <table:table-cell office:value-type="float" office:value="-0.921863151588501">
                <text:p>-0.9218631515885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612121212121212">
                <text:p>0.00612121212121212</text:p>
              </table:table-cell>
              <table:table-cell office:value-type="float" office:value="-0.937281989491891">
                <text:p>-0.93728198949189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613636363636364">
                <text:p>0.0061363636363636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615151515151515">
                <text:p>0.00615151515151515</text:p>
              </table:table-cell>
              <table:table-cell office:value-type="float" office:value="-0.963162566797658">
                <text:p>-0.96316256679765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616666666666667">
                <text:p>0.00616666666666667</text:p>
              </table:table-cell>
              <table:table-cell office:value-type="float" office:value="-0.97357890287316">
                <text:p>-0.973578902873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618181818181818">
                <text:p>0.00618181818181818</text:p>
              </table:table-cell>
              <table:table-cell office:value-type="float" office:value="-0.982287250728688">
                <text:p>-0.98228725072868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61969696969697">
                <text:p>0.0061969696969697</text:p>
              </table:table-cell>
              <table:table-cell office:value-type="float" office:value="-0.989272332962988">
                <text:p>-0.9892723329629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621212121212121">
                <text:p>0.00621212121212121</text:p>
              </table:table-cell>
              <table:table-cell office:value-type="float" office:value="-0.994521895368273">
                <text:p>-0.99452189536827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622727272727273">
                <text:p>0.00622727272727273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624242424242424">
                <text:p>0.00624242424242424</text:p>
              </table:table-cell>
              <table:table-cell office:value-type="float" office:value="-0.999780683474845">
                <text:p>-0.9997806834748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625757575757576">
                <text:p>0.00625757575757576</text:p>
              </table:table-cell>
              <table:table-cell office:value-type="float" office:value="-0.999780683474845">
                <text:p>-0.9997806834748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627272727272727">
                <text:p>0.00627272727272727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628787878787879">
                <text:p>0.00628787878787879</text:p>
              </table:table-cell>
              <table:table-cell office:value-type="float" office:value="-0.994521895368274">
                <text:p>-0.99452189536827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63030303030303">
                <text:p>0.0063030303030303</text:p>
              </table:table-cell>
              <table:table-cell office:value-type="float" office:value="-0.989272332962988">
                <text:p>-0.98927233296298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631818181818182">
                <text:p>0.0063181818181818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633333333333333">
                <text:p>0.00633333333333333</text:p>
              </table:table-cell>
              <table:table-cell office:value-type="float" office:value="-0.97357890287316">
                <text:p>-0.973578902873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634848484848485">
                <text:p>0.00634848484848485</text:p>
              </table:table-cell>
              <table:table-cell office:value-type="float" office:value="-0.963162566797659">
                <text:p>-0.96316256679765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636363636363636">
                <text:p>0.00636363636363636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637878787878788">
                <text:p>0.00637878787878788</text:p>
              </table:table-cell>
              <table:table-cell office:value-type="float" office:value="-0.937281989491891">
                <text:p>-0.93728198949189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639393939393939">
                <text:p>0.00639393939393939</text:p>
              </table:table-cell>
              <table:table-cell office:value-type="float" office:value="-0.9218631515885">
                <text:p>-0.921863151588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640909090909091">
                <text:p>0.00640909090909091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642424242424242">
                <text:p>0.00642424242424242</text:p>
              </table:table-cell>
              <table:table-cell office:value-type="float" office:value="-0.886203579231215">
                <text:p>-0.8862035792312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643939393939394">
                <text:p>0.00643939393939394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645454545454545">
                <text:p>0.00645454545454545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646969696969697">
                <text:p>0.00646969696969697</text:p>
              </table:table-cell>
              <table:table-cell office:value-type="float" office:value="-0.821149209133703">
                <text:p>-0.82114920913370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648484848484848">
                <text:p>0.00648484848484848</text:p>
              </table:table-cell>
              <table:table-cell office:value-type="float" office:value="-0.796529918024196">
                <text:p>-0.79652991802419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65">
                <text:p>0.0065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651515151515152">
                <text:p>0.00651515151515152</text:p>
              </table:table-cell>
              <table:table-cell office:value-type="float" office:value="-0.743144825477395">
                <text:p>-0.74314482547739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653030303030303">
                <text:p>0.00653030303030303</text:p>
              </table:table-cell>
              <table:table-cell office:value-type="float" office:value="-0.714472679632804">
                <text:p>-0.71447267963280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654545454545455">
                <text:p>0.00654545454545455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656060606060606">
                <text:p>0.00656060606060606</text:p>
              </table:table-cell>
              <table:table-cell office:value-type="float" office:value="-0.653420603990105">
                <text:p>-0.6534206039901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657575757575758">
                <text:p>0.00657575757575758</text:p>
              </table:table-cell>
              <table:table-cell office:value-type="float" office:value="-0.621147780278309">
                <text:p>-0.62114778027830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659090909090909">
                <text:p>0.00659090909090909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660606060606061">
                <text:p>0.00660606060606061</text:p>
              </table:table-cell>
              <table:table-cell office:value-type="float" office:value="-0.553391549243344">
                <text:p>-0.55339154924334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662121212121212">
                <text:p>0.00662121212121212</text:p>
              </table:table-cell>
              <table:table-cell office:value-type="float" office:value="-0.518027009373132">
                <text:p>-0.51802700937313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663636363636364">
                <text:p>0.00663636363636364</text:p>
              </table:table-cell>
              <table:table-cell office:value-type="float" office:value="-0.481753674101713">
                <text:p>-0.48175367410171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665151515151515">
                <text:p>0.00665151515151515</text:p>
              </table:table-cell>
              <table:table-cell office:value-type="float" office:value="-0.444635179184928">
                <text:p>-0.44463517918492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-0.4067366430758">
                <text:p>-0.406736643075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668181818181818">
                <text:p>0.00668181818181818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66969696969697">
                <text:p>0.0066969696969697</text:p>
              </table:table-cell>
              <table:table-cell office:value-type="float" office:value="-0.328866646738584">
                <text:p>-0.32886664673858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671212121212121">
                <text:p>0.00671212121212121</text:p>
              </table:table-cell>
              <table:table-cell office:value-type="float" office:value="-0.289031796944472">
                <text:p>-0.28903179694447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672727272727273">
                <text:p>0.00672727272727273</text:p>
              </table:table-cell>
              <table:table-cell office:value-type="float" office:value="-0.248689887164858">
                <text:p>-0.24868988716485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674242424242424">
                <text:p>0.00674242424242424</text:p>
              </table:table-cell>
              <table:table-cell office:value-type="float" office:value="-0.207911690817758">
                <text:p>-0.20791169081775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675757575757576">
                <text:p>0.00675757575757576</text:p>
              </table:table-cell>
              <table:table-cell office:value-type="float" office:value="-0.166768746716103">
                <text:p>-0.16676874671610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677272727272727">
                <text:p>0.00677272727272727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678787878787879">
                <text:p>0.00678787878787879</text:p>
              </table:table-cell>
              <table:table-cell office:value-type="float" office:value="-0.0836778433323146">
                <text:p>-0.083677843332314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68030303030303">
                <text:p>0.0068030303030303</text:p>
              </table:table-cell>
              <table:table-cell office:value-type="float" office:value="-0.0418756537291978">
                <text:p>-0.041875653729197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681818181818182">
                <text:p>0.00681818181818182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683333333333333">
                <text:p>0.00683333333333333</text:p>
              </table:table-cell>
              <table:table-cell office:value-type="float" office:value="0.0418756537291998">
                <text:p>0.041875653729199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684848484848485">
                <text:p>0.00684848484848485</text:p>
              </table:table-cell>
              <table:table-cell office:value-type="float" office:value="0.0836778433323167">
                <text:p>0.083677843332316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686363636363636">
                <text:p>0.00686363636363636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687878787878788">
                <text:p>0.00687878787878788</text:p>
              </table:table-cell>
              <table:table-cell office:value-type="float" office:value="0.166768746716102">
                <text:p>0.16676874671610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689393939393939">
                <text:p>0.00689393939393939</text:p>
              </table:table-cell>
              <table:table-cell office:value-type="float" office:value="0.20791169081776">
                <text:p>0.207911690817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690909090909091">
                <text:p>0.00690909090909091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692424242424242">
                <text:p>0.00692424242424242</text:p>
              </table:table-cell>
              <table:table-cell office:value-type="float" office:value="0.28903179694447">
                <text:p>0.2890317969444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693939393939394">
                <text:p>0.00693939393939394</text:p>
              </table:table-cell>
              <table:table-cell office:value-type="float" office:value="0.328866646738583">
                <text:p>0.32886664673858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695454545454545">
                <text:p>0.00695454545454545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696969696969697">
                <text:p>0.00696969696969697</text:p>
              </table:table-cell>
              <table:table-cell office:value-type="float" office:value="0.406736643075798">
                <text:p>0.40673664307579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698484848484848">
                <text:p>0.00698484848484848</text:p>
              </table:table-cell>
              <table:table-cell office:value-type="float" office:value="0.444635179184927">
                <text:p>0.44463517918492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7">
                <text:p>0.007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701515151515152">
                <text:p>0.00701515151515152</text:p>
              </table:table-cell>
              <table:table-cell office:value-type="float" office:value="0.518027009373131">
                <text:p>0.5180270093731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703030303030303">
                <text:p>0.00703030303030303</text:p>
              </table:table-cell>
              <table:table-cell office:value-type="float" office:value="0.553391549243343">
                <text:p>0.55339154924334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704545454545455">
                <text:p>0.00704545454545455</text:p>
              </table:table-cell>
              <table:table-cell office:value-type="float" office:value="0.587785252292475">
                <text:p>0.5877852522924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706060606060606">
                <text:p>0.00706060606060606</text:p>
              </table:table-cell>
              <table:table-cell office:value-type="float" office:value="0.621147780278311">
                <text:p>0.62114778027831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707575757575758">
                <text:p>0.00707575757575758</text:p>
              </table:table-cell>
              <table:table-cell office:value-type="float" office:value="0.653420603990106">
                <text:p>0.65342060399010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709090909090909">
                <text:p>0.00709090909090909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710606060606061">
                <text:p>0.00710606060606061</text:p>
              </table:table-cell>
              <table:table-cell office:value-type="float" office:value="0.714472679632803">
                <text:p>0.71447267963280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712121212121212">
                <text:p>0.00712121212121212</text:p>
              </table:table-cell>
              <table:table-cell office:value-type="float" office:value="0.743144825477394">
                <text:p>0.74314482547739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713636363636364">
                <text:p>0.00713636363636364</text:p>
              </table:table-cell>
              <table:table-cell office:value-type="float" office:value="0.770513242775788">
                <text:p>0.77051324277578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715151515151515">
                <text:p>0.00715151515151515</text:p>
              </table:table-cell>
              <table:table-cell office:value-type="float" office:value="0.796529918024198">
                <text:p>0.79652991802419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716666666666667">
                <text:p>0.00716666666666667</text:p>
              </table:table-cell>
              <table:table-cell office:value-type="float" office:value="0.821149209133704">
                <text:p>0.82114920913370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718181818181818">
                <text:p>0.0071818181818181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71969696969697">
                <text:p>0.0071969696969697</text:p>
              </table:table-cell>
              <table:table-cell office:value-type="float" office:value="0.866025403784438">
                <text:p>0.86602540378443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721212121212121">
                <text:p>0.00721212121212121</text:p>
              </table:table-cell>
              <table:table-cell office:value-type="float" office:value="0.886203579231216">
                <text:p>0.8862035792312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722727272727273">
                <text:p>0.00722727272727273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724242424242424">
                <text:p>0.00724242424242424</text:p>
              </table:table-cell>
              <table:table-cell office:value-type="float" office:value="0.921863151588501">
                <text:p>0.9218631515885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725757575757576">
                <text:p>0.00725757575757576</text:p>
              </table:table-cell>
              <table:table-cell office:value-type="float" office:value="0.937281989491892">
                <text:p>0.93728198949189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727272727272727">
                <text:p>0.0072727272727272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728787878787879">
                <text:p>0.00728787878787879</text:p>
              </table:table-cell>
              <table:table-cell office:value-type="float" office:value="0.963162566797658">
                <text:p>0.96316256679765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73030303030303">
                <text:p>0.0073030303030303</text:p>
              </table:table-cell>
              <table:table-cell office:value-type="float" office:value="0.97357890287316">
                <text:p>0.973578902873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731818181818182">
                <text:p>0.0073181818181818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733333333333333">
                <text:p>0.00733333333333333</text:p>
              </table:table-cell>
              <table:table-cell office:value-type="float" office:value="0.989272332962988">
                <text:p>0.98927233296298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734848484848485">
                <text:p>0.00734848484848485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736363636363636">
                <text:p>0.00736363636363636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737878787878788">
                <text:p>0.00737878787878788</text:p>
              </table:table-cell>
              <table:table-cell office:value-type="float" office:value="0.999780683474845">
                <text:p>0.99978068347484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739393939393939">
                <text:p>0.00739393939393939</text:p>
              </table:table-cell>
              <table:table-cell office:value-type="float" office:value="0.999780683474845">
                <text:p>0.99978068347484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740909090909091">
                <text:p>0.00740909090909091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742424242424242">
                <text:p>0.00742424242424242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743939393939394">
                <text:p>0.00743939393939394</text:p>
              </table:table-cell>
              <table:table-cell office:value-type="float" office:value="0.989272332962988">
                <text:p>0.98927233296298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745454545454545">
                <text:p>0.00745454545454545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746969696969697">
                <text:p>0.00746969696969697</text:p>
              </table:table-cell>
              <table:table-cell office:value-type="float" office:value="0.97357890287316">
                <text:p>0.973578902873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748484848484848">
                <text:p>0.00748484848484848</text:p>
              </table:table-cell>
              <table:table-cell office:value-type="float" office:value="0.963162566797658">
                <text:p>0.96316256679765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75">
                <text:p>0.0075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751515151515152">
                <text:p>0.00751515151515152</text:p>
              </table:table-cell>
              <table:table-cell office:value-type="float" office:value="0.937281989491891">
                <text:p>0.93728198949189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753030303030303">
                <text:p>0.00753030303030303</text:p>
              </table:table-cell>
              <table:table-cell office:value-type="float" office:value="0.9218631515885">
                <text:p>0.921863151588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754545454545455">
                <text:p>0.00754545454545455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756060606060606">
                <text:p>0.00756060606060606</text:p>
              </table:table-cell>
              <table:table-cell office:value-type="float" office:value="0.886203579231215">
                <text:p>0.88620357923121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757575757575758">
                <text:p>0.00757575757575758</text:p>
              </table:table-cell>
              <table:table-cell office:value-type="float" office:value="0.866025403784438">
                <text:p>0.86602540378443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759090909090909">
                <text:p>0.00759090909090909</text:p>
              </table:table-cell>
              <table:table-cell office:value-type="float" office:value="0.844327925502014">
                <text:p>0.84432792550201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760606060606061">
                <text:p>0.00760606060606061</text:p>
              </table:table-cell>
              <table:table-cell office:value-type="float" office:value="0.821149209133705">
                <text:p>0.82114920913370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762121212121212">
                <text:p>0.00762121212121212</text:p>
              </table:table-cell>
              <table:table-cell office:value-type="float" office:value="0.796529918024196">
                <text:p>0.79652991802419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763636363636364">
                <text:p>0.0076363636363636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765151515151515">
                <text:p>0.00765151515151515</text:p>
              </table:table-cell>
              <table:table-cell office:value-type="float" office:value="0.743144825477393">
                <text:p>0.74314482547739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766666666666667">
                <text:p>0.00766666666666667</text:p>
              </table:table-cell>
              <table:table-cell office:value-type="float" office:value="0.714472679632804">
                <text:p>0.71447267963280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768181818181818">
                <text:p>0.00768181818181818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76969696969697">
                <text:p>0.0076969696969697</text:p>
              </table:table-cell>
              <table:table-cell office:value-type="float" office:value="0.653420603990105">
                <text:p>0.65342060399010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771212121212121">
                <text:p>0.00771212121212121</text:p>
              </table:table-cell>
              <table:table-cell office:value-type="float" office:value="0.621147780278312">
                <text:p>0.62114778027831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772727272727273">
                <text:p>0.00772727272727273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774242424242424">
                <text:p>0.00774242424242424</text:p>
              </table:table-cell>
              <table:table-cell office:value-type="float" office:value="0.553391549243344">
                <text:p>0.5533915492433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775757575757576">
                <text:p>0.00775757575757576</text:p>
              </table:table-cell>
              <table:table-cell office:value-type="float" office:value="0.518027009373129">
                <text:p>0.51802700937312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777272727272727">
                <text:p>0.00777272727272727</text:p>
              </table:table-cell>
              <table:table-cell office:value-type="float" office:value="0.481753674101717">
                <text:p>0.48175367410171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778787878787879">
                <text:p>0.00778787878787879</text:p>
              </table:table-cell>
              <table:table-cell office:value-type="float" office:value="0.444635179184928">
                <text:p>0.44463517918492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78030303030303">
                <text:p>0.0078030303030303</text:p>
              </table:table-cell>
              <table:table-cell office:value-type="float" office:value="0.4067366430758">
                <text:p>0.406736643075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781818181818182">
                <text:p>0.00781818181818182</text:p>
              </table:table-cell>
              <table:table-cell office:value-type="float" office:value="0.368124552684677">
                <text:p>0.36812455268467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783333333333333">
                <text:p>0.00783333333333333</text:p>
              </table:table-cell>
              <table:table-cell office:value-type="float" office:value="0.328866646738584">
                <text:p>0.32886664673858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784848484848485">
                <text:p>0.00784848484848485</text:p>
              </table:table-cell>
              <table:table-cell office:value-type="float" office:value="0.289031796944472">
                <text:p>0.2890317969444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786363636363636">
                <text:p>0.00786363636363636</text:p>
              </table:table-cell>
              <table:table-cell office:value-type="float" office:value="0.248689887164851">
                <text:p>0.24868988716485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787878787878788">
                <text:p>0.00787878787878788</text:p>
              </table:table-cell>
              <table:table-cell office:value-type="float" office:value="0.207911690817758">
                <text:p>0.20791169081775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789393939393939">
                <text:p>0.00789393939393939</text:p>
              </table:table-cell>
              <table:table-cell office:value-type="float" office:value="0.1667687467161">
                <text:p>0.166768746716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790909090909091">
                <text:p>0.00790909090909091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792424242424242">
                <text:p>0.00792424242424242</text:p>
              </table:table-cell>
              <table:table-cell office:value-type="float" office:value="0.0836778433323147">
                <text:p>0.083677843332314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793939393939394">
                <text:p>0.00793939393939394</text:p>
              </table:table-cell>
              <table:table-cell office:value-type="float" office:value="0.0418756537292014">
                <text:p>0.041875653729201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795454545454545">
                <text:p>0.00795454545454545</text:p>
              </table:table-cell>
              <table:table-cell office:value-type="float" office:value="8.57252759403147E-016">
                <text:p>8.57252759403147E-01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796969696969697">
                <text:p>0.00796969696969697</text:p>
              </table:table-cell>
              <table:table-cell office:value-type="float" office:value="-0.0418756537292033">
                <text:p>-0.041875653729203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798484848484849">
                <text:p>0.00798484848484849</text:p>
              </table:table-cell>
              <table:table-cell office:value-type="float" office:value="-0.0836778433323165">
                <text:p>-0.083677843332316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8">
                <text:p>0.008</text:p>
              </table:table-cell>
              <table:table-cell office:value-type="float" office:value="-0.125333233564306">
                <text:p>-0.12533323356430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801515151515152">
                <text:p>0.00801515151515152</text:p>
              </table:table-cell>
              <table:table-cell office:value-type="float" office:value="-0.166768746716102">
                <text:p>-0.16676874671610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803030303030303">
                <text:p>0.00803030303030303</text:p>
              </table:table-cell>
              <table:table-cell office:value-type="float" office:value="-0.20791169081776">
                <text:p>-0.2079116908177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804545454545455">
                <text:p>0.00804545454545455</text:p>
              </table:table-cell>
              <table:table-cell office:value-type="float" office:value="-0.248689887164853">
                <text:p>-0.24868988716485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806060606060606">
                <text:p>0.00806060606060606</text:p>
              </table:table-cell>
              <table:table-cell office:value-type="float" office:value="-0.28903179694447">
                <text:p>-0.2890317969444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807575757575758">
                <text:p>0.00807575757575758</text:p>
              </table:table-cell>
              <table:table-cell office:value-type="float" office:value="-0.328866646738586">
                <text:p>-0.32886664673858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809090909090909">
                <text:p>0.00809090909090909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810606060606061">
                <text:p>0.00810606060606061</text:p>
              </table:table-cell>
              <table:table-cell office:value-type="float" office:value="-0.406736643075802">
                <text:p>-0.40673664307580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812121212121212">
                <text:p>0.00812121212121212</text:p>
              </table:table-cell>
              <table:table-cell office:value-type="float" office:value="-0.444635179184927">
                <text:p>-0.44463517918492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813636363636364">
                <text:p>0.00813636363636364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815151515151515">
                <text:p>0.00815151515151515</text:p>
              </table:table-cell>
              <table:table-cell office:value-type="float" office:value="-0.518027009373128">
                <text:p>-0.51802700937312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816666666666667">
                <text:p>0.00816666666666667</text:p>
              </table:table-cell>
              <table:table-cell office:value-type="float" office:value="-0.553391549243343">
                <text:p>-0.5533915492433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818181818181818">
                <text:p>0.00818181818181818</text:p>
              </table:table-cell>
              <table:table-cell office:value-type="float" office:value="-0.587785252292475">
                <text:p>-0.5877852522924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81969696969697">
                <text:p>0.0081969696969697</text:p>
              </table:table-cell>
              <table:table-cell office:value-type="float" office:value="-0.62114778027831">
                <text:p>-0.6211477802783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821212121212121">
                <text:p>0.00821212121212121</text:p>
              </table:table-cell>
              <table:table-cell office:value-type="float" office:value="-0.653420603990106">
                <text:p>-0.65342060399010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822727272727273">
                <text:p>0.00822727272727273</text:p>
              </table:table-cell>
              <table:table-cell office:value-type="float" office:value="-0.68454710592869">
                <text:p>-0.6845471059286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824242424242424">
                <text:p>0.00824242424242424</text:p>
              </table:table-cell>
              <table:table-cell office:value-type="float" office:value="-0.714472679632803">
                <text:p>-0.71447267963280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825757575757576">
                <text:p>0.00825757575757576</text:p>
              </table:table-cell>
              <table:table-cell office:value-type="float" office:value="-0.743144825477394">
                <text:p>-0.74314482547739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827272727272727">
                <text:p>0.00827272727272727</text:p>
              </table:table-cell>
              <table:table-cell office:value-type="float" office:value="-0.770513242775788">
                <text:p>-0.77051324277578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828787878787879">
                <text:p>0.00828787878787879</text:p>
              </table:table-cell>
              <table:table-cell office:value-type="float" office:value="-0.796529918024198">
                <text:p>-0.79652991802419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83030303030303">
                <text:p>0.0083030303030303</text:p>
              </table:table-cell>
              <table:table-cell office:value-type="float" office:value="-0.821149209133706">
                <text:p>-0.82114920913370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831818181818182">
                <text:p>0.00831818181818182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834848484848485">
                <text:p>0.00834848484848485</text:p>
              </table:table-cell>
              <table:table-cell office:value-type="float" office:value="-0.886203579231214">
                <text:p>-0.88620357923121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836363636363636">
                <text:p>0.00836363636363636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837878787878788">
                <text:p>0.00837878787878788</text:p>
              </table:table-cell>
              <table:table-cell office:value-type="float" office:value="-0.921863151588499">
                <text:p>-0.92186315158849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839393939393939">
                <text:p>0.00839393939393939</text:p>
              </table:table-cell>
              <table:table-cell office:value-type="float" office:value="-0.937281989491892">
                <text:p>-0.93728198949189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840909090909091">
                <text:p>0.00840909090909091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842424242424242">
                <text:p>0.00842424242424242</text:p>
              </table:table-cell>
              <table:table-cell office:value-type="float" office:value="-0.963162566797658">
                <text:p>-0.96316256679765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843939393939394">
                <text:p>0.00843939393939394</text:p>
              </table:table-cell>
              <table:table-cell office:value-type="float" office:value="-0.97357890287316">
                <text:p>-0.9735789028731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845454545454545">
                <text:p>0.00845454545454545</text:p>
              </table:table-cell>
              <table:table-cell office:value-type="float" office:value="-0.982287250728688">
                <text:p>-0.98228725072868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846969696969697">
                <text:p>0.00846969696969697</text:p>
              </table:table-cell>
              <table:table-cell office:value-type="float" office:value="-0.989272332962988">
                <text:p>-0.98927233296298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848484848484848">
                <text:p>0.00848484848484848</text:p>
              </table:table-cell>
              <table:table-cell office:value-type="float" office:value="-0.994521895368273">
                <text:p>-0.99452189536827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85">
                <text:p>0.0085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851515151515152">
                <text:p>0.00851515151515152</text:p>
              </table:table-cell>
              <table:table-cell office:value-type="float" office:value="-0.999780683474845">
                <text:p>-0.99978068347484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853030303030303">
                <text:p>0.00853030303030303</text:p>
              </table:table-cell>
              <table:table-cell office:value-type="float" office:value="-0.999780683474845">
                <text:p>-0.99978068347484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854545454545455">
                <text:p>0.00854545454545455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856060606060606">
                <text:p>0.00856060606060606</text:p>
              </table:table-cell>
              <table:table-cell office:value-type="float" office:value="-0.994521895368274">
                <text:p>-0.99452189536827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857575757575757">
                <text:p>0.00857575757575757</text:p>
              </table:table-cell>
              <table:table-cell office:value-type="float" office:value="-0.989272332962988">
                <text:p>-0.98927233296298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859090909090909">
                <text:p>0.00859090909090909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860606060606061">
                <text:p>0.00860606060606061</text:p>
              </table:table-cell>
              <table:table-cell office:value-type="float" office:value="-0.97357890287316">
                <text:p>-0.9735789028731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862121212121212">
                <text:p>0.00862121212121212</text:p>
              </table:table-cell>
              <table:table-cell office:value-type="float" office:value="-0.963162566797658">
                <text:p>-0.96316256679765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863636363636364">
                <text:p>0.00863636363636364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865151515151515">
                <text:p>0.00865151515151515</text:p>
              </table:table-cell>
              <table:table-cell office:value-type="float" office:value="-0.937281989491891">
                <text:p>-0.93728198949189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866666666666667">
                <text:p>0.00866666666666667</text:p>
              </table:table-cell>
              <table:table-cell office:value-type="float" office:value="-0.9218631515885">
                <text:p>-0.921863151588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868181818181818">
                <text:p>0.0086818181818181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86969696969697">
                <text:p>0.0086969696969697</text:p>
              </table:table-cell>
              <table:table-cell office:value-type="float" office:value="-0.886203579231215">
                <text:p>-0.8862035792312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871212121212121">
                <text:p>0.00871212121212121</text:p>
              </table:table-cell>
              <table:table-cell office:value-type="float" office:value="-0.866025403784437">
                <text:p>-0.86602540378443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872727272727273">
                <text:p>0.00872727272727273</text:p>
              </table:table-cell>
              <table:table-cell office:value-type="float" office:value="-0.844327925502014">
                <text:p>-0.84432792550201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874242424242424">
                <text:p>0.00874242424242424</text:p>
              </table:table-cell>
              <table:table-cell office:value-type="float" office:value="-0.821149209133703">
                <text:p>-0.82114920913370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875757575757576">
                <text:p>0.00875757575757576</text:p>
              </table:table-cell>
              <table:table-cell office:value-type="float" office:value="-0.796529918024197">
                <text:p>-0.79652991802419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877272727272727">
                <text:p>0.00877272727272727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878787878787879">
                <text:p>0.00878787878787879</text:p>
              </table:table-cell>
              <table:table-cell office:value-type="float" office:value="-0.743144825477396">
                <text:p>-0.74314482547739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88030303030303">
                <text:p>0.0088030303030303</text:p>
              </table:table-cell>
              <table:table-cell office:value-type="float" office:value="-0.714472679632804">
                <text:p>-0.71447267963280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881818181818182">
                <text:p>0.00881818181818182</text:p>
              </table:table-cell>
              <table:table-cell office:value-type="float" office:value="-0.684547105928686">
                <text:p>-0.68454710592868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883333333333333">
                <text:p>0.00883333333333333</text:p>
              </table:table-cell>
              <table:table-cell office:value-type="float" office:value="-0.653420603990105">
                <text:p>-0.65342060399010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884848484848485">
                <text:p>0.00884848484848485</text:p>
              </table:table-cell>
              <table:table-cell office:value-type="float" office:value="-0.621147780278309">
                <text:p>-0.62114778027830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886363636363636">
                <text:p>0.00886363636363636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887878787878788">
                <text:p>0.00887878787878788</text:p>
              </table:table-cell>
              <table:table-cell office:value-type="float" office:value="-0.553391549243344">
                <text:p>-0.55339154924334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889393939393939">
                <text:p>0.00889393939393939</text:p>
              </table:table-cell>
              <table:table-cell office:value-type="float" office:value="-0.518027009373132">
                <text:p>-0.51802700937313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890909090909091">
                <text:p>0.00890909090909091</text:p>
              </table:table-cell>
              <table:table-cell office:value-type="float" office:value="-0.481753674101717">
                <text:p>-0.48175367410171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892424242424242">
                <text:p>0.00892424242424242</text:p>
              </table:table-cell>
              <table:table-cell office:value-type="float" office:value="-0.444635179184925">
                <text:p>-0.44463517918492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893939393939394">
                <text:p>0.00893939393939394</text:p>
              </table:table-cell>
              <table:table-cell office:value-type="float" office:value="-0.4067366430758">
                <text:p>-0.406736643075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895454545454546">
                <text:p>0.00895454545454546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896969696969697">
                <text:p>0.00896969696969697</text:p>
              </table:table-cell>
              <table:table-cell office:value-type="float" office:value="-0.328866646738585">
                <text:p>-0.32886664673858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898484848484848">
                <text:p>0.00898484848484848</text:p>
              </table:table-cell>
              <table:table-cell office:value-type="float" office:value="-0.289031796944472">
                <text:p>-0.28903179694447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9">
                <text:p>0.009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901515151515151">
                <text:p>0.00901515151515151</text:p>
              </table:table-cell>
              <table:table-cell office:value-type="float" office:value="-0.207911690817761">
                <text:p>-0.20791169081776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903030303030303">
                <text:p>0.00903030303030303</text:p>
              </table:table-cell>
              <table:table-cell office:value-type="float" office:value="-0.1667687467161">
                <text:p>-0.166768746716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904545454545455">
                <text:p>0.00904545454545455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906060606060606">
                <text:p>0.00906060606060606</text:p>
              </table:table-cell>
              <table:table-cell office:value-type="float" office:value="-0.0836778433323148">
                <text:p>-0.083677843332314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907575757575758">
                <text:p>0.00907575757575758</text:p>
              </table:table-cell>
              <table:table-cell office:value-type="float" office:value="-0.041875653729198">
                <text:p>-0.04187565372919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909090909090909">
                <text:p>0.00909090909090909</text:p>
              </table:table-cell>
              <table:table-cell office:value-type="float" office:value="-9.79717439317883E-016">
                <text:p>-9.79717439317883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